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2000000025D0000015405C9401D891823BF.png" manifest:media-type="image/png"/>
  <manifest:file-entry manifest:full-path="Object 5/Pictures/2000000600003E8100002329EF83F5E32C636BD1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wrap-option="wrap"/>
    </style:style>
    <style:style style:name="ce5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4" style:family="table-cell" style:parent-style-name="Pivot_20_Table_20_Corner">
      <style:table-cell-properties fo:border-bottom="none" fo:border-left="none" fo:border-right="none" fo:border-top="2.01pt solid #000000"/>
    </style:style>
    <style:style style:name="ce65" style:family="table-cell" style:parent-style-name="Pivot_20_Table_20_Field">
      <style:table-cell-properties fo:border="0.99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3" style:family="table-cell" style:parent-style-name="Pivot_20_Table_20_Value" style:data-style-name="N0"/>
    <style:style style:name="ce8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8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9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2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9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/>
    <style:style style:name="ce96" style:family="table-cell" style:parent-style-name="Default" style:data-style-name="N0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table:table-column table:style-name="co1" table:default-cell-style-name="ce32"/>
        <table:table-row table:style-name="ro1">
          <table:table-cell table:style-name="Default" office:value-type="string" calcext:value-type="string">
            <text:p>If running the experiments yourself: add data to the ‘Raw_summaries’ sheet in order for it to be included </text:p>
          </table:table-cell>
        </table:table-row>
        <table:table-row table:style-name="ro2">
          <table:table-cell office:value-type="string" calcext:value-type="string">
            <text:p>Use pivot table in ‘Exploration’ to explore and generate plots of data, for your help there is a copied updating window into the data that has dynamic formatting from low (green) to high(red) next to the pivot to give a sense of relative data scales.</text:p>
          </table:table-cell>
        </table:table-row>
        <table:table-row table:style-name="ro3">
          <table:table-cell office:value-type="string" calcext:value-type="string">
            <text:p>The first column of the copied window is validation error of corresponding loss in title, second column is training error all in the best epoch for validation data</text:p>
          </table:table-cell>
        </table:table-row>
      </table:table>
      <table:table table:name="Raw_summaries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loss_function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gularisa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idation_mse</text:p>
          </table:table-cell>
          <table:table-cell office:value-type="string" calcext:value-type="string">
            <text:p>corresponding_train_mse</text:p>
          </table:table-cell>
          <table:table-cell office:value-type="string" calcext:value-type="string">
            <text:p>validation_mae</text:p>
          </table:table-cell>
          <table:table-cell office:value-type="string" calcext:value-type="string">
            <text:p>corresponding_train_mae</text:p>
          </table:table-cell>
          <table:table-cell office:value-type="string" calcext:value-type="string">
            <text:p>validation_mape</text:p>
          </table:table-cell>
          <table:table-cell office:value-type="string" calcext:value-type="string">
            <text:p>corresponding_train_m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8" calcext:value-type="float">
            <text:p>68</text:p>
          </table:table-cell>
          <table:table-cell office:value-type="float" office:value="2787257144573952" calcext:value-type="float">
            <text:p>2787257144573952</text:p>
          </table:table-cell>
          <table:table-cell office:value-type="float" office:value="2550664039235584" calcext:value-type="float">
            <text:p>2550664039235584</text:p>
          </table:table-cell>
          <table:table-cell office:value-type="float" office:value="30657594" calcext:value-type="float">
            <text:p>30657594</text:p>
          </table:table-cell>
          <table:table-cell office:value-type="float" office:value="30324300" calcext:value-type="float">
            <text:p>30324300</text:p>
          </table:table-cell>
          <table:table-cell office:value-type="float" office:value="1323.61022949219" calcext:value-type="float">
            <text:p>1323.61022949219</text:p>
          </table:table-cell>
          <table:table-cell office:value-type="float" office:value="1306.79309082031" calcext:value-type="float">
            <text:p>1306.79309082031</text:p>
          </table:table-cell>
          <table:table-cell/>
          <table:table-cell office:value-type="string" calcext:value-type="string">
            <text:p>Bert_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3341120289374208" calcext:value-type="float">
            <text:p>3341120289374208</text:p>
          </table:table-cell>
          <table:table-cell office:value-type="float" office:value="2646541399490560" calcext:value-type="float">
            <text:p>2646541399490560</text:p>
          </table:table-cell>
          <table:table-cell office:value-type="float" office:value="33287106" calcext:value-type="float">
            <text:p>33287106</text:p>
          </table:table-cell>
          <table:table-cell office:value-type="float" office:value="31241698" calcext:value-type="float">
            <text:p>31241698</text:p>
          </table:table-cell>
          <table:table-cell office:value-type="float" office:value="1590.78112792969" calcext:value-type="float">
            <text:p>1590.78112792969</text:p>
          </table:table-cell>
          <table:table-cell office:value-type="float" office:value="1457.06555175781" calcext:value-type="float">
            <text:p>1457.0655517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97" calcext:value-type="float">
            <text:p>97</text:p>
          </table:table-cell>
          <table:table-cell office:value-type="float" office:value="3211234035892224" calcext:value-type="float">
            <text:p>3211234035892224</text:p>
          </table:table-cell>
          <table:table-cell office:value-type="float" office:value="3671837334568960" calcext:value-type="float">
            <text:p>3671837334568960</text:p>
          </table:table-cell>
          <table:table-cell office:value-type="float" office:value="32643042" calcext:value-type="float">
            <text:p>32643042</text:p>
          </table:table-cell>
          <table:table-cell office:value-type="float" office:value="34636952" calcext:value-type="float">
            <text:p>34636952</text:p>
          </table:table-cell>
          <table:table-cell office:value-type="float" office:value="1537.22387695313" calcext:value-type="float">
            <text:p>1537.22387695313</text:p>
          </table:table-cell>
          <table:table-cell office:value-type="float" office:value="1578.38403320312" calcext:value-type="float">
            <text:p>1578.38403320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93" calcext:value-type="float">
            <text:p>93</text:p>
          </table:table-cell>
          <table:table-cell office:value-type="float" office:value="3365762664235008" calcext:value-type="float">
            <text:p>3365762664235008</text:p>
          </table:table-cell>
          <table:table-cell office:value-type="float" office:value="2663947022893056" calcext:value-type="float">
            <text:p>2663947022893056</text:p>
          </table:table-cell>
          <table:table-cell office:value-type="float" office:value="33414802" calcext:value-type="float">
            <text:p>33414802</text:p>
          </table:table-cell>
          <table:table-cell office:value-type="float" office:value="31537458" calcext:value-type="float">
            <text:p>31537458</text:p>
          </table:table-cell>
          <table:table-cell office:value-type="float" office:value="1580.82861328125" calcext:value-type="float">
            <text:p>1580.82861328125</text:p>
          </table:table-cell>
          <table:table-cell office:value-type="float" office:value="1615.20532226563" calcext:value-type="float">
            <text:p>1615.205322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3272889365168128" calcext:value-type="float">
            <text:p>3272889365168128</text:p>
          </table:table-cell>
          <table:table-cell office:value-type="float" office:value="3147061587345408" calcext:value-type="float">
            <text:p>3147061587345408</text:p>
          </table:table-cell>
          <table:table-cell office:value-type="float" office:value="33586128" calcext:value-type="float">
            <text:p>33586128</text:p>
          </table:table-cell>
          <table:table-cell office:value-type="float" office:value="31093256" calcext:value-type="float">
            <text:p>31093256</text:p>
          </table:table-cell>
          <table:table-cell office:value-type="float" office:value="1605.064453125" calcext:value-type="float">
            <text:p>1605.064453125</text:p>
          </table:table-cell>
          <table:table-cell office:value-type="float" office:value="1524.35461425781" calcext:value-type="float">
            <text:p>1524.35461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2" calcext:value-type="float">
            <text:p>22</text:p>
          </table:table-cell>
          <table:table-cell office:value-type="float" office:value="3300986504347648" calcext:value-type="float">
            <text:p>3300986504347648</text:p>
          </table:table-cell>
          <table:table-cell office:value-type="float" office:value="3101217643298816" calcext:value-type="float">
            <text:p>3101217643298816</text:p>
          </table:table-cell>
          <table:table-cell office:value-type="float" office:value="33204770" calcext:value-type="float">
            <text:p>33204770</text:p>
          </table:table-cell>
          <table:table-cell office:value-type="float" office:value="32795220" calcext:value-type="float">
            <text:p>32795220</text:p>
          </table:table-cell>
          <table:table-cell office:value-type="float" office:value="1582.76977539062" calcext:value-type="float">
            <text:p>1582.76977539062</text:p>
          </table:table-cell>
          <table:table-cell office:value-type="float" office:value="1573.49475097656" calcext:value-type="float">
            <text:p>1573.49475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43" calcext:value-type="float">
            <text:p>43</text:p>
          </table:table-cell>
          <table:table-cell office:value-type="float" office:value="2973269762244608" calcext:value-type="float">
            <text:p>2973269762244608</text:p>
          </table:table-cell>
          <table:table-cell office:value-type="float" office:value="3074464292012032" calcext:value-type="float">
            <text:p>3074464292012032</text:p>
          </table:table-cell>
          <table:table-cell office:value-type="float" office:value="32178324" calcext:value-type="float">
            <text:p>32178324</text:p>
          </table:table-cell>
          <table:table-cell office:value-type="float" office:value="32146020" calcext:value-type="float">
            <text:p>32146020</text:p>
          </table:table-cell>
          <table:table-cell office:value-type="float" office:value="1479.46313476563" calcext:value-type="float">
            <text:p>1479.46313476563</text:p>
          </table:table-cell>
          <table:table-cell office:value-type="float" office:value="1542.97009277344" calcext:value-type="float">
            <text:p>1542.9700927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78" calcext:value-type="float">
            <text:p>78</text:p>
          </table:table-cell>
          <table:table-cell office:value-type="float" office:value="2930059438456832" calcext:value-type="float">
            <text:p>2930059438456832</text:p>
          </table:table-cell>
          <table:table-cell office:value-type="float" office:value="2573285900419072" calcext:value-type="float">
            <text:p>2573285900419072</text:p>
          </table:table-cell>
          <table:table-cell office:value-type="float" office:value="30725196" calcext:value-type="float">
            <text:p>30725196</text:p>
          </table:table-cell>
          <table:table-cell office:value-type="float" office:value="30314394" calcext:value-type="float">
            <text:p>30314394</text:p>
          </table:table-cell>
          <table:table-cell office:value-type="float" office:value="1238.65966796875" calcext:value-type="float">
            <text:p>1238.65966796875</text:p>
          </table:table-cell>
          <table:table-cell office:value-type="float" office:value="1295.78747558594" calcext:value-type="float">
            <text:p>1295.787475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62" calcext:value-type="float">
            <text:p>62</text:p>
          </table:table-cell>
          <table:table-cell office:value-type="float" office:value="3175063968808960" calcext:value-type="float">
            <text:p>3175063968808960</text:p>
          </table:table-cell>
          <table:table-cell office:value-type="float" office:value="3813116794109952" calcext:value-type="float">
            <text:p>3813116794109952</text:p>
          </table:table-cell>
          <table:table-cell office:value-type="float" office:value="32547482" calcext:value-type="float">
            <text:p>32547482</text:p>
          </table:table-cell>
          <table:table-cell office:value-type="float" office:value="35166580" calcext:value-type="float">
            <text:p>35166580</text:p>
          </table:table-cell>
          <table:table-cell office:value-type="float" office:value="1567.82580566406" calcext:value-type="float">
            <text:p>1567.82580566406</text:p>
          </table:table-cell>
          <table:table-cell office:value-type="float" office:value="1493.08117675781" calcext:value-type="float">
            <text:p>1493.0811767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2886355730300928" calcext:value-type="float">
            <text:p>2886355730300928</text:p>
          </table:table-cell>
          <table:table-cell office:value-type="float" office:value="2690716211871744" calcext:value-type="float">
            <text:p>2690716211871744</text:p>
          </table:table-cell>
          <table:table-cell office:value-type="float" office:value="31023796" calcext:value-type="float">
            <text:p>31023796</text:p>
          </table:table-cell>
          <table:table-cell office:value-type="float" office:value="29558530" calcext:value-type="float">
            <text:p>29558530</text:p>
          </table:table-cell>
          <table:table-cell office:value-type="float" office:value="1338.36010742188" calcext:value-type="float">
            <text:p>1338.36010742188</text:p>
          </table:table-cell>
          <table:table-cell office:value-type="float" office:value="1260.90869140625" calcext:value-type="float">
            <text:p>1260.908691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46" calcext:value-type="float">
            <text:p>46</text:p>
          </table:table-cell>
          <table:table-cell office:value-type="float" office:value="3397322352361472" calcext:value-type="float">
            <text:p>3397322352361472</text:p>
          </table:table-cell>
          <table:table-cell office:value-type="float" office:value="2554661848481792" calcext:value-type="float">
            <text:p>2554661848481792</text:p>
          </table:table-cell>
          <table:table-cell office:value-type="float" office:value="33706256" calcext:value-type="float">
            <text:p>33706256</text:p>
          </table:table-cell>
          <table:table-cell office:value-type="float" office:value="29719344" calcext:value-type="float">
            <text:p>29719344</text:p>
          </table:table-cell>
          <table:table-cell office:value-type="float" office:value="1602.28747558594" calcext:value-type="float">
            <text:p>1602.28747558594</text:p>
          </table:table-cell>
          <table:table-cell office:value-type="float" office:value="1400.05737304688" calcext:value-type="float">
            <text:p>1400.0573730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29" calcext:value-type="float">
            <text:p>29</text:p>
          </table:table-cell>
          <table:table-cell office:value-type="float" office:value="2884882288082944" calcext:value-type="float">
            <text:p>2884882288082944</text:p>
          </table:table-cell>
          <table:table-cell office:value-type="float" office:value="3258191987081216" calcext:value-type="float">
            <text:p>3258191987081216</text:p>
          </table:table-cell>
          <table:table-cell office:value-type="float" office:value="31253192" calcext:value-type="float">
            <text:p>31253192</text:p>
          </table:table-cell>
          <table:table-cell office:value-type="float" office:value="33658184" calcext:value-type="float">
            <text:p>33658184</text:p>
          </table:table-cell>
          <table:table-cell office:value-type="float" office:value="1370.52746582031" calcext:value-type="float">
            <text:p>1370.52746582031</text:p>
          </table:table-cell>
          <table:table-cell office:value-type="float" office:value="1614.33813476562" calcext:value-type="float">
            <text:p>1614.3381347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83" calcext:value-type="float">
            <text:p>83</text:p>
          </table:table-cell>
          <table:table-cell office:value-type="float" office:value="3047865022676992" calcext:value-type="float">
            <text:p>3047865022676992</text:p>
          </table:table-cell>
          <table:table-cell office:value-type="float" office:value="2642859270340608" calcext:value-type="float">
            <text:p>2642859270340608</text:p>
          </table:table-cell>
          <table:table-cell office:value-type="float" office:value="31363302" calcext:value-type="float">
            <text:p>31363302</text:p>
          </table:table-cell>
          <table:table-cell office:value-type="float" office:value="30236884" calcext:value-type="float">
            <text:p>30236884</text:p>
          </table:table-cell>
          <table:table-cell office:value-type="float" office:value="1352.74658203125" calcext:value-type="float">
            <text:p>1352.74658203125</text:p>
          </table:table-cell>
          <table:table-cell office:value-type="float" office:value="1306.71423339844" calcext:value-type="float">
            <text:p>1306.7142333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72" calcext:value-type="float">
            <text:p>72</text:p>
          </table:table-cell>
          <table:table-cell office:value-type="float" office:value="3300429769211904" calcext:value-type="float">
            <text:p>3300429769211904</text:p>
          </table:table-cell>
          <table:table-cell office:value-type="float" office:value="3121766645891072" calcext:value-type="float">
            <text:p>3121766645891072</text:p>
          </table:table-cell>
          <table:table-cell office:value-type="float" office:value="33149236" calcext:value-type="float">
            <text:p>33149236</text:p>
          </table:table-cell>
          <table:table-cell office:value-type="float" office:value="31874860" calcext:value-type="float">
            <text:p>31874860</text:p>
          </table:table-cell>
          <table:table-cell office:value-type="float" office:value="1562.63427734375" calcext:value-type="float">
            <text:p>1562.63427734375</text:p>
          </table:table-cell>
          <table:table-cell office:value-type="float" office:value="1529.28259277344" calcext:value-type="float">
            <text:p>1529.2825927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87" calcext:value-type="float">
            <text:p>87</text:p>
          </table:table-cell>
          <table:table-cell office:value-type="float" office:value="3127539081936896" calcext:value-type="float">
            <text:p>3127539081936896</text:p>
          </table:table-cell>
          <table:table-cell office:value-type="float" office:value="4084256200458240" calcext:value-type="float">
            <text:p>4084256200458240</text:p>
          </table:table-cell>
          <table:table-cell office:value-type="float" office:value="32870466" calcext:value-type="float">
            <text:p>32870466</text:p>
          </table:table-cell>
          <table:table-cell office:value-type="float" office:value="33821808" calcext:value-type="float">
            <text:p>33821808</text:p>
          </table:table-cell>
          <table:table-cell office:value-type="float" office:value="1553.67272949219" calcext:value-type="float">
            <text:p>1553.67272949219</text:p>
          </table:table-cell>
          <table:table-cell office:value-type="float" office:value="1639.99401855469" calcext:value-type="float">
            <text:p>1639.9940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426953063301120" calcext:value-type="float">
            <text:p>3426953063301120</text:p>
          </table:table-cell>
          <table:table-cell office:value-type="float" office:value="2457288497430528" calcext:value-type="float">
            <text:p>2457288497430528</text:p>
          </table:table-cell>
          <table:table-cell office:value-type="float" office:value="31966438" calcext:value-type="float">
            <text:p>31966438</text:p>
          </table:table-cell>
          <table:table-cell office:value-type="float" office:value="30302580" calcext:value-type="float">
            <text:p>30302580</text:p>
          </table:table-cell>
          <table:table-cell office:value-type="float" office:value="1373.90161132813" calcext:value-type="float">
            <text:p>1373.90161132813</text:p>
          </table:table-cell>
          <table:table-cell office:value-type="float" office:value="1555.24841308594" calcext:value-type="float">
            <text:p>1555.2484130859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6" calcext:value-type="float">
            <text:p>66</text:p>
          </table:table-cell>
          <table:table-cell office:value-type="float" office:value="2787755629215744" calcext:value-type="float">
            <text:p>2787755629215744</text:p>
          </table:table-cell>
          <table:table-cell office:value-type="float" office:value="2933662916018176" calcext:value-type="float">
            <text:p>2933662916018176</text:p>
          </table:table-cell>
          <table:table-cell office:value-type="float" office:value="29994682" calcext:value-type="float">
            <text:p>29994682</text:p>
          </table:table-cell>
          <table:table-cell office:value-type="float" office:value="30893574" calcext:value-type="float">
            <text:p>30893574</text:p>
          </table:table-cell>
          <table:table-cell office:value-type="float" office:value="1228.07299804688" calcext:value-type="float">
            <text:p>1228.07299804688</text:p>
          </table:table-cell>
          <table:table-cell office:value-type="float" office:value="1233.943359375" calcext:value-type="float">
            <text:p>1233.943359375</text:p>
          </table:table-cell>
          <table:table-cell/>
          <table:table-cell office:value-type="string" calcext:value-type="string">
            <text:p>Bert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3046484995997696" calcext:value-type="float">
            <text:p>3046484995997696</text:p>
          </table:table-cell>
          <table:table-cell office:value-type="float" office:value="2427628795461632" calcext:value-type="float">
            <text:p>2427628795461632</text:p>
          </table:table-cell>
          <table:table-cell office:value-type="float" office:value="31576440" calcext:value-type="float">
            <text:p>31576440</text:p>
          </table:table-cell>
          <table:table-cell office:value-type="float" office:value="28725762" calcext:value-type="float">
            <text:p>28725762</text:p>
          </table:table-cell>
          <table:table-cell office:value-type="float" office:value="1354.97814941406" calcext:value-type="float">
            <text:p>1354.97814941406</text:p>
          </table:table-cell>
          <table:table-cell office:value-type="float" office:value="1078.36730957031" calcext:value-type="float">
            <text:p>1078.3673095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3308114002575360" calcext:value-type="float">
            <text:p>3308114002575360</text:p>
          </table:table-cell>
          <table:table-cell office:value-type="float" office:value="3081886532370432" calcext:value-type="float">
            <text:p>3081886532370432</text:p>
          </table:table-cell>
          <table:table-cell office:value-type="float" office:value="33067912" calcext:value-type="float">
            <text:p>33067912</text:p>
          </table:table-cell>
          <table:table-cell office:value-type="float" office:value="32384250" calcext:value-type="float">
            <text:p>32384250</text:p>
          </table:table-cell>
          <table:table-cell office:value-type="float" office:value="1560.62487792969" calcext:value-type="float">
            <text:p>1560.62487792969</text:p>
          </table:table-cell>
          <table:table-cell office:value-type="float" office:value="1544.58337402344" calcext:value-type="float">
            <text:p>1544.5833740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79" calcext:value-type="float">
            <text:p>79</text:p>
          </table:table-cell>
          <table:table-cell office:value-type="float" office:value="2958132686880768" calcext:value-type="float">
            <text:p>2958132686880768</text:p>
          </table:table-cell>
          <table:table-cell office:value-type="float" office:value="3170325277704192" calcext:value-type="float">
            <text:p>3170325277704192</text:p>
          </table:table-cell>
          <table:table-cell office:value-type="float" office:value="31899908" calcext:value-type="float">
            <text:p>31899908</text:p>
          </table:table-cell>
          <table:table-cell office:value-type="float" office:value="30518266" calcext:value-type="float">
            <text:p>30518266</text:p>
          </table:table-cell>
          <table:table-cell office:value-type="float" office:value="1386.56188964844" calcext:value-type="float">
            <text:p>1386.56188964844</text:p>
          </table:table-cell>
          <table:table-cell office:value-type="float" office:value="1379.84118652344" calcext:value-type="float">
            <text:p>1379.84118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3063851696259072" calcext:value-type="float">
            <text:p>3063851696259072</text:p>
          </table:table-cell>
          <table:table-cell office:value-type="float" office:value="2830318486683648" calcext:value-type="float">
            <text:p>2830318486683648</text:p>
          </table:table-cell>
          <table:table-cell office:value-type="float" office:value="31901698" calcext:value-type="float">
            <text:p>31901698</text:p>
          </table:table-cell>
          <table:table-cell office:value-type="float" office:value="31477412" calcext:value-type="float">
            <text:p>31477412</text:p>
          </table:table-cell>
          <table:table-cell office:value-type="float" office:value="1448.67199707031" calcext:value-type="float">
            <text:p>1448.67199707031</text:p>
          </table:table-cell>
          <table:table-cell office:value-type="float" office:value="1449.14294433594" calcext:value-type="float">
            <text:p>1449.1429443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1" calcext:value-type="float">
            <text:p>11</text:p>
          </table:table-cell>
          <table:table-cell office:value-type="float" office:value="3350171932950528" calcext:value-type="float">
            <text:p>3350171932950528</text:p>
          </table:table-cell>
          <table:table-cell office:value-type="float" office:value="2821019345616896" calcext:value-type="float">
            <text:p>2821019345616896</text:p>
          </table:table-cell>
          <table:table-cell office:value-type="float" office:value="33541798" calcext:value-type="float">
            <text:p>33541798</text:p>
          </table:table-cell>
          <table:table-cell office:value-type="float" office:value="30524866" calcext:value-type="float">
            <text:p>30524866</text:p>
          </table:table-cell>
          <table:table-cell office:value-type="float" office:value="1582.447265625" calcext:value-type="float">
            <text:p>1582.447265625</text:p>
          </table:table-cell>
          <table:table-cell office:value-type="float" office:value="1500.30505371094" calcext:value-type="float">
            <text:p>1500.3050537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3114311119536128" calcext:value-type="float">
            <text:p>3114311119536128</text:p>
          </table:table-cell>
          <table:table-cell office:value-type="float" office:value="2176016860577792" calcext:value-type="float">
            <text:p>2176016860577792</text:p>
          </table:table-cell>
          <table:table-cell office:value-type="float" office:value="32063620" calcext:value-type="float">
            <text:p>32063620</text:p>
          </table:table-cell>
          <table:table-cell office:value-type="float" office:value="27894464" calcext:value-type="float">
            <text:p>27894464</text:p>
          </table:table-cell>
          <table:table-cell office:value-type="float" office:value="1397.23461914063" calcext:value-type="float">
            <text:p>1397.23461914063</text:p>
          </table:table-cell>
          <table:table-cell office:value-type="float" office:value="1238.08850097656" calcext:value-type="float">
            <text:p>1238.08850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75" calcext:value-type="float">
            <text:p>75</text:p>
          </table:table-cell>
          <table:table-cell office:value-type="float" office:value="2964291133112320" calcext:value-type="float">
            <text:p>2964291133112320</text:p>
          </table:table-cell>
          <table:table-cell office:value-type="float" office:value="3094352406511616" calcext:value-type="float">
            <text:p>3094352406511616</text:p>
          </table:table-cell>
          <table:table-cell office:value-type="float" office:value="31033532" calcext:value-type="float">
            <text:p>31033532</text:p>
          </table:table-cell>
          <table:table-cell office:value-type="float" office:value="33667268" calcext:value-type="float">
            <text:p>33667268</text:p>
          </table:table-cell>
          <table:table-cell office:value-type="float" office:value="1346.97668457031" calcext:value-type="float">
            <text:p>1346.97668457031</text:p>
          </table:table-cell>
          <table:table-cell office:value-type="float" office:value="1413.13269042969" calcext:value-type="float">
            <text:p>1413.1326904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338177699905536" calcext:value-type="float">
            <text:p>3338177699905536</text:p>
          </table:table-cell>
          <table:table-cell office:value-type="float" office:value="2862664690696192" calcext:value-type="float">
            <text:p>2862664690696192</text:p>
          </table:table-cell>
          <table:table-cell office:value-type="float" office:value="32527644" calcext:value-type="float">
            <text:p>32527644</text:p>
          </table:table-cell>
          <table:table-cell office:value-type="float" office:value="31390548" calcext:value-type="float">
            <text:p>31390548</text:p>
          </table:table-cell>
          <table:table-cell office:value-type="float" office:value="1486.9267578125" calcext:value-type="float">
            <text:p>1486.9267578125</text:p>
          </table:table-cell>
          <table:table-cell office:value-type="float" office:value="1474.66247558594" calcext:value-type="float">
            <text:p>1474.662475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187003172585472" calcext:value-type="float">
            <text:p>3187003172585472</text:p>
          </table:table-cell>
          <table:table-cell office:value-type="float" office:value="2866441040691200" calcext:value-type="float">
            <text:p>2866441040691200</text:p>
          </table:table-cell>
          <table:table-cell office:value-type="float" office:value="31728472" calcext:value-type="float">
            <text:p>31728472</text:p>
          </table:table-cell>
          <table:table-cell office:value-type="float" office:value="31235814" calcext:value-type="float">
            <text:p>31235814</text:p>
          </table:table-cell>
          <table:table-cell office:value-type="float" office:value="1384.29223632813" calcext:value-type="float">
            <text:p>1384.29223632813</text:p>
          </table:table-cell>
          <table:table-cell office:value-type="float" office:value="1281.21301269531" calcext:value-type="float">
            <text:p>1281.21301269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3278163853443072" calcext:value-type="float">
            <text:p>3278163853443072</text:p>
          </table:table-cell>
          <table:table-cell office:value-type="float" office:value="3264001735655424" calcext:value-type="float">
            <text:p>3264001735655424</text:p>
          </table:table-cell>
          <table:table-cell office:value-type="float" office:value="32930308" calcext:value-type="float">
            <text:p>32930308</text:p>
          </table:table-cell>
          <table:table-cell office:value-type="float" office:value="33665424" calcext:value-type="float">
            <text:p>33665424</text:p>
          </table:table-cell>
          <table:table-cell office:value-type="float" office:value="1558.17651367188" calcext:value-type="float">
            <text:p>1558.17651367188</text:p>
          </table:table-cell>
          <table:table-cell office:value-type="float" office:value="1651.82592773438" calcext:value-type="float">
            <text:p>1651.8259277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97" calcext:value-type="float">
            <text:p>97</text:p>
          </table:table-cell>
          <table:table-cell office:value-type="float" office:value="2809061082923008" calcext:value-type="float">
            <text:p>2809061082923008</text:p>
          </table:table-cell>
          <table:table-cell office:value-type="float" office:value="2860669946822656" calcext:value-type="float">
            <text:p>2860669946822656</text:p>
          </table:table-cell>
          <table:table-cell office:value-type="float" office:value="30541322" calcext:value-type="float">
            <text:p>30541322</text:p>
          </table:table-cell>
          <table:table-cell office:value-type="float" office:value="32208638" calcext:value-type="float">
            <text:p>32208638</text:p>
          </table:table-cell>
          <table:table-cell office:value-type="float" office:value="1263.18127441406" calcext:value-type="float">
            <text:p>1263.18127441406</text:p>
          </table:table-cell>
          <table:table-cell office:value-type="float" office:value="1424.59631347656" calcext:value-type="float">
            <text:p>1424.5963134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44" calcext:value-type="float">
            <text:p>44</text:p>
          </table:table-cell>
          <table:table-cell office:value-type="float" office:value="2997734701268992" calcext:value-type="float">
            <text:p>2997734701268992</text:p>
          </table:table-cell>
          <table:table-cell office:value-type="float" office:value="2821810961776640" calcext:value-type="float">
            <text:p>2821810961776640</text:p>
          </table:table-cell>
          <table:table-cell office:value-type="float" office:value="31694516" calcext:value-type="float">
            <text:p>31694516</text:p>
          </table:table-cell>
          <table:table-cell office:value-type="float" office:value="32124294" calcext:value-type="float">
            <text:p>32124294</text:p>
          </table:table-cell>
          <table:table-cell office:value-type="float" office:value="1441.73400878906" calcext:value-type="float">
            <text:p>1441.73400878906</text:p>
          </table:table-cell>
          <table:table-cell office:value-type="float" office:value="1504.85729980469" calcext:value-type="float">
            <text:p>1504.8572998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2" calcext:value-type="float">
            <text:p>82</text:p>
          </table:table-cell>
          <table:table-cell office:value-type="float" office:value="2721903043149824" calcext:value-type="float">
            <text:p>2721903043149824</text:p>
          </table:table-cell>
          <table:table-cell office:value-type="float" office:value="3260198273679360" calcext:value-type="float">
            <text:p>3260198273679360</text:p>
          </table:table-cell>
          <table:table-cell office:value-type="float" office:value="30190754" calcext:value-type="float">
            <text:p>30190754</text:p>
          </table:table-cell>
          <table:table-cell office:value-type="float" office:value="31655332" calcext:value-type="float">
            <text:p>31655332</text:p>
          </table:table-cell>
          <table:table-cell office:value-type="float" office:value="1221.35766601563" calcext:value-type="float">
            <text:p>1221.35766601563</text:p>
          </table:table-cell>
          <table:table-cell office:value-type="float" office:value="1383.51745605469" calcext:value-type="float">
            <text:p>1383.51745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14" calcext:value-type="float">
            <text:p>14</text:p>
          </table:table-cell>
          <table:table-cell office:value-type="float" office:value="3313398154526720" calcext:value-type="float">
            <text:p>3313398154526720</text:p>
          </table:table-cell>
          <table:table-cell office:value-type="float" office:value="2966581961293824" calcext:value-type="float">
            <text:p>2966581961293824</text:p>
          </table:table-cell>
          <table:table-cell office:value-type="float" office:value="33072136" calcext:value-type="float">
            <text:p>33072136</text:p>
          </table:table-cell>
          <table:table-cell office:value-type="float" office:value="32953730" calcext:value-type="float">
            <text:p>32953730</text:p>
          </table:table-cell>
          <table:table-cell office:value-type="float" office:value="1580.86657714844" calcext:value-type="float">
            <text:p>1580.86657714844</text:p>
          </table:table-cell>
          <table:table-cell office:value-type="float" office:value="1552.98132324219" calcext:value-type="float">
            <text:p>1552.9813232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376493371588608" calcext:value-type="float">
            <text:p>3376493371588608</text:p>
          </table:table-cell>
          <table:table-cell office:value-type="float" office:value="2678494077124608" calcext:value-type="float">
            <text:p>2678494077124608</text:p>
          </table:table-cell>
          <table:table-cell office:value-type="float" office:value="32398240" calcext:value-type="float">
            <text:p>32398240</text:p>
          </table:table-cell>
          <table:table-cell office:value-type="float" office:value="31680244" calcext:value-type="float">
            <text:p>31680244</text:p>
          </table:table-cell>
          <table:table-cell office:value-type="float" office:value="1473.03173828125" calcext:value-type="float">
            <text:p>1473.03173828125</text:p>
          </table:table-cell>
          <table:table-cell office:value-type="float" office:value="1489.32470703125" calcext:value-type="float">
            <text:p>1489.3247070312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0" calcext:value-type="float">
            <text:p>60</text:p>
          </table:table-cell>
          <table:table-cell office:value-type="float" office:value="2923215944941568" calcext:value-type="float">
            <text:p>2923215944941568</text:p>
          </table:table-cell>
          <table:table-cell office:value-type="float" office:value="2965939326812160" calcext:value-type="float">
            <text:p>2965939326812160</text:p>
          </table:table-cell>
          <table:table-cell office:value-type="float" office:value="31569780" calcext:value-type="float">
            <text:p>31569780</text:p>
          </table:table-cell>
          <table:table-cell office:value-type="float" office:value="31493248" calcext:value-type="float">
            <text:p>31493248</text:p>
          </table:table-cell>
          <table:table-cell office:value-type="float" office:value="1391.61181640625" calcext:value-type="float">
            <text:p>1391.61181640625</text:p>
          </table:table-cell>
          <table:table-cell office:value-type="float" office:value="1432.43408203125" calcext:value-type="float">
            <text:p>1432.43408203125</text:p>
          </table:table-cell>
          <table:table-cell/>
          <table:table-cell office:value-type="string" calcext:value-type="string">
            <text:p>Bert_3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380384880394240" calcext:value-type="float">
            <text:p>3380384880394240</text:p>
          </table:table-cell>
          <table:table-cell office:value-type="float" office:value="2658097814306816" calcext:value-type="float">
            <text:p>2658097814306816</text:p>
          </table:table-cell>
          <table:table-cell office:value-type="float" office:value="33531942" calcext:value-type="float">
            <text:p>33531942</text:p>
          </table:table-cell>
          <table:table-cell office:value-type="float" office:value="30139228" calcext:value-type="float">
            <text:p>30139228</text:p>
          </table:table-cell>
          <table:table-cell office:value-type="float" office:value="1590.32641601563" calcext:value-type="float">
            <text:p>1590.32641601563</text:p>
          </table:table-cell>
          <table:table-cell office:value-type="float" office:value="1427.29211425781" calcext:value-type="float">
            <text:p>1427.29211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6" calcext:value-type="float">
            <text:p>76</text:p>
          </table:table-cell>
          <table:table-cell office:value-type="float" office:value="3437546331701248" calcext:value-type="float">
            <text:p>3437546331701248</text:p>
          </table:table-cell>
          <table:table-cell office:value-type="float" office:value="2307192812208128" calcext:value-type="float">
            <text:p>2307192812208128</text:p>
          </table:table-cell>
          <table:table-cell office:value-type="float" office:value="33477706" calcext:value-type="float">
            <text:p>33477706</text:p>
          </table:table-cell>
          <table:table-cell office:value-type="float" office:value="30639190" calcext:value-type="float">
            <text:p>30639190</text:p>
          </table:table-cell>
          <table:table-cell office:value-type="float" office:value="1581.50537109375" calcext:value-type="float">
            <text:p>1581.50537109375</text:p>
          </table:table-cell>
          <table:table-cell office:value-type="float" office:value="1518.41760253906" calcext:value-type="float">
            <text:p>1518.4176025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68" calcext:value-type="float">
            <text:p>68</text:p>
          </table:table-cell>
          <table:table-cell office:value-type="float" office:value="3278432288899072" calcext:value-type="float">
            <text:p>3278432288899072</text:p>
          </table:table-cell>
          <table:table-cell office:value-type="float" office:value="3220498280349696" calcext:value-type="float">
            <text:p>3220498280349696</text:p>
          </table:table-cell>
          <table:table-cell office:value-type="float" office:value="33026664" calcext:value-type="float">
            <text:p>33026664</text:p>
          </table:table-cell>
          <table:table-cell office:value-type="float" office:value="32600446" calcext:value-type="float">
            <text:p>32600446</text:p>
          </table:table-cell>
          <table:table-cell office:value-type="float" office:value="1566.083984375" calcext:value-type="float">
            <text:p>1566.083984375</text:p>
          </table:table-cell>
          <table:table-cell office:value-type="float" office:value="1501.10766601563" calcext:value-type="float">
            <text:p>1501.1076660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3241058020360192" calcext:value-type="float">
            <text:p>3241058020360192</text:p>
          </table:table-cell>
          <table:table-cell office:value-type="float" office:value="3424199720828928" calcext:value-type="float">
            <text:p>3424199720828928</text:p>
          </table:table-cell>
          <table:table-cell office:value-type="float" office:value="33412996" calcext:value-type="float">
            <text:p>33412996</text:p>
          </table:table-cell>
          <table:table-cell office:value-type="float" office:value="32530596" calcext:value-type="float">
            <text:p>32530596</text:p>
          </table:table-cell>
          <table:table-cell office:value-type="float" office:value="1597.27270507813" calcext:value-type="float">
            <text:p>1597.27270507813</text:p>
          </table:table-cell>
          <table:table-cell office:value-type="float" office:value="1612.984375" calcext:value-type="float">
            <text:p>1612.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51" calcext:value-type="float">
            <text:p>51</text:p>
          </table:table-cell>
          <table:table-cell office:value-type="float" office:value="2918832125509632" calcext:value-type="float">
            <text:p>2918832125509632</text:p>
          </table:table-cell>
          <table:table-cell office:value-type="float" office:value="3668369416912896" calcext:value-type="float">
            <text:p>3668369416912896</text:p>
          </table:table-cell>
          <table:table-cell office:value-type="float" office:value="32076448" calcext:value-type="float">
            <text:p>32076448</text:p>
          </table:table-cell>
          <table:table-cell office:value-type="float" office:value="32644948" calcext:value-type="float">
            <text:p>32644948</text:p>
          </table:table-cell>
          <table:table-cell office:value-type="float" office:value="1470.75305175781" calcext:value-type="float">
            <text:p>1470.75305175781</text:p>
          </table:table-cell>
          <table:table-cell office:value-type="float" office:value="1410.85046386719" calcext:value-type="float">
            <text:p>1410.8504638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5" calcext:value-type="float">
            <text:p>95</text:p>
          </table:table-cell>
          <table:table-cell office:value-type="float" office:value="2904324531290112" calcext:value-type="float">
            <text:p>2904324531290112</text:p>
          </table:table-cell>
          <table:table-cell office:value-type="float" office:value="3027811820371968" calcext:value-type="float">
            <text:p>3027811820371968</text:p>
          </table:table-cell>
          <table:table-cell office:value-type="float" office:value="31198114" calcext:value-type="float">
            <text:p>31198114</text:p>
          </table:table-cell>
          <table:table-cell office:value-type="float" office:value="32384092" calcext:value-type="float">
            <text:p>32384092</text:p>
          </table:table-cell>
          <table:table-cell office:value-type="float" office:value="1375.44787597656" calcext:value-type="float">
            <text:p>1375.44787597656</text:p>
          </table:table-cell>
          <table:table-cell office:value-type="float" office:value="1487.00549316406" calcext:value-type="float">
            <text:p>1487.00549316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38" calcext:value-type="float">
            <text:p>38</text:p>
          </table:table-cell>
          <table:table-cell office:value-type="float" office:value="2920069076090880" calcext:value-type="float">
            <text:p>2920069076090880</text:p>
          </table:table-cell>
          <table:table-cell office:value-type="float" office:value="2672393612951552" calcext:value-type="float">
            <text:p>2672393612951552</text:p>
          </table:table-cell>
          <table:table-cell office:value-type="float" office:value="30758108" calcext:value-type="float">
            <text:p>30758108</text:p>
          </table:table-cell>
          <table:table-cell office:value-type="float" office:value="30729516" calcext:value-type="float">
            <text:p>30729516</text:p>
          </table:table-cell>
          <table:table-cell office:value-type="float" office:value="1279.96960449219" calcext:value-type="float">
            <text:p>1279.96960449219</text:p>
          </table:table-cell>
          <table:table-cell office:value-type="float" office:value="1374.32202148438" calcext:value-type="float">
            <text:p>1374.3220214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51" calcext:value-type="float">
            <text:p>51</text:p>
          </table:table-cell>
          <table:table-cell office:value-type="float" office:value="3124015866576896" calcext:value-type="float">
            <text:p>3124015866576896</text:p>
          </table:table-cell>
          <table:table-cell office:value-type="float" office:value="4026347693277184" calcext:value-type="float">
            <text:p>4026347693277184</text:p>
          </table:table-cell>
          <table:table-cell office:value-type="float" office:value="32453390" calcext:value-type="float">
            <text:p>32453390</text:p>
          </table:table-cell>
          <table:table-cell office:value-type="float" office:value="34666592" calcext:value-type="float">
            <text:p>34666592</text:p>
          </table:table-cell>
          <table:table-cell office:value-type="float" office:value="1546.67272949219" calcext:value-type="float">
            <text:p>1546.67272949219</text:p>
          </table:table-cell>
          <table:table-cell office:value-type="float" office:value="1526.6328125" calcext:value-type="float">
            <text:p>1526.63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2866956436766720" calcext:value-type="float">
            <text:p>2866956436766720</text:p>
          </table:table-cell>
          <table:table-cell office:value-type="float" office:value="2704615799783424" calcext:value-type="float">
            <text:p>2704615799783424</text:p>
          </table:table-cell>
          <table:table-cell office:value-type="float" office:value="30272372" calcext:value-type="float">
            <text:p>30272372</text:p>
          </table:table-cell>
          <table:table-cell office:value-type="float" office:value="30915172" calcext:value-type="float">
            <text:p>30915172</text:p>
          </table:table-cell>
          <table:table-cell office:value-type="float" office:value="1231.42578125" calcext:value-type="float">
            <text:p>1231.42578125</text:p>
          </table:table-cell>
          <table:table-cell office:value-type="float" office:value="1374.22924804688" calcext:value-type="float">
            <text:p>1374.2292480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59" calcext:value-type="float">
            <text:p>59</text:p>
          </table:table-cell>
          <table:table-cell office:value-type="float" office:value="3094549438136320" calcext:value-type="float">
            <text:p>3094549438136320</text:p>
          </table:table-cell>
          <table:table-cell office:value-type="float" office:value="4277518454489088" calcext:value-type="float">
            <text:p>4277518454489088</text:p>
          </table:table-cell>
          <table:table-cell office:value-type="float" office:value="32336704" calcext:value-type="float">
            <text:p>32336704</text:p>
          </table:table-cell>
          <table:table-cell office:value-type="float" office:value="35530244" calcext:value-type="float">
            <text:p>35530244</text:p>
          </table:table-cell>
          <table:table-cell office:value-type="float" office:value="1525.82995605469" calcext:value-type="float">
            <text:p>1525.82995605469</text:p>
          </table:table-cell>
          <table:table-cell office:value-type="float" office:value="1651.3818359375" calcext:value-type="float">
            <text:p>1651.3818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75" calcext:value-type="float">
            <text:p>75</text:p>
          </table:table-cell>
          <table:table-cell office:value-type="float" office:value="2931808563888128" calcext:value-type="float">
            <text:p>2931808563888128</text:p>
          </table:table-cell>
          <table:table-cell office:value-type="float" office:value="2872462584840192" calcext:value-type="float">
            <text:p>2872462584840192</text:p>
          </table:table-cell>
          <table:table-cell office:value-type="float" office:value="31077158" calcext:value-type="float">
            <text:p>31077158</text:p>
          </table:table-cell>
          <table:table-cell office:value-type="float" office:value="32056136" calcext:value-type="float">
            <text:p>32056136</text:p>
          </table:table-cell>
          <table:table-cell office:value-type="float" office:value="1318.3349609375" calcext:value-type="float">
            <text:p>1318.3349609375</text:p>
          </table:table-cell>
          <table:table-cell office:value-type="float" office:value="1474.21020507813" calcext:value-type="float">
            <text:p>1474.2102050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203157081456640" calcext:value-type="float">
            <text:p>3203157081456640</text:p>
          </table:table-cell>
          <table:table-cell office:value-type="float" office:value="3619847292321792" calcext:value-type="float">
            <text:p>3619847292321792</text:p>
          </table:table-cell>
          <table:table-cell office:value-type="float" office:value="33031322" calcext:value-type="float">
            <text:p>33031322</text:p>
          </table:table-cell>
          <table:table-cell office:value-type="float" office:value="33676572" calcext:value-type="float">
            <text:p>33676572</text:p>
          </table:table-cell>
          <table:table-cell office:value-type="float" office:value="1579.88122558594" calcext:value-type="float">
            <text:p>1579.88122558594</text:p>
          </table:table-cell>
          <table:table-cell office:value-type="float" office:value="1603.58666992188" calcext:value-type="float">
            <text:p>1603.5866699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21" calcext:value-type="float">
            <text:p>21</text:p>
          </table:table-cell>
          <table:table-cell office:value-type="float" office:value="3265188220370944" calcext:value-type="float">
            <text:p>3265188220370944</text:p>
          </table:table-cell>
          <table:table-cell office:value-type="float" office:value="3269044027260928" calcext:value-type="float">
            <text:p>3269044027260928</text:p>
          </table:table-cell>
          <table:table-cell office:value-type="float" office:value="32902206" calcext:value-type="float">
            <text:p>32902206</text:p>
          </table:table-cell>
          <table:table-cell office:value-type="float" office:value="33345628" calcext:value-type="float">
            <text:p>33345628</text:p>
          </table:table-cell>
          <table:table-cell office:value-type="float" office:value="1564.57971191406" calcext:value-type="float">
            <text:p>1564.57971191406</text:p>
          </table:table-cell>
          <table:table-cell office:value-type="float" office:value="1542.66052246094" calcext:value-type="float">
            <text:p>1542.660522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99" calcext:value-type="float">
            <text:p>99</text:p>
          </table:table-cell>
          <table:table-cell office:value-type="float" office:value="2637463449239552" calcext:value-type="float">
            <text:p>2637463449239552</text:p>
          </table:table-cell>
          <table:table-cell office:value-type="float" office:value="2783092368474112" calcext:value-type="float">
            <text:p>2783092368474112</text:p>
          </table:table-cell>
          <table:table-cell office:value-type="float" office:value="29592886" calcext:value-type="float">
            <text:p>29592886</text:p>
          </table:table-cell>
          <table:table-cell office:value-type="float" office:value="30094402" calcext:value-type="float">
            <text:p>30094402</text:p>
          </table:table-cell>
          <table:table-cell office:value-type="float" office:value="1236.18811035156" calcext:value-type="float">
            <text:p>1236.18811035156</text:p>
          </table:table-cell>
          <table:table-cell office:value-type="float" office:value="1314.95581054688" calcext:value-type="float">
            <text:p>1314.9558105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227693961183232" calcext:value-type="float">
            <text:p>3227693961183232</text:p>
          </table:table-cell>
          <table:table-cell office:value-type="float" office:value="3505703167721472" calcext:value-type="float">
            <text:p>3505703167721472</text:p>
          </table:table-cell>
          <table:table-cell office:value-type="float" office:value="32704146" calcext:value-type="float">
            <text:p>32704146</text:p>
          </table:table-cell>
          <table:table-cell office:value-type="float" office:value="34012368" calcext:value-type="float">
            <text:p>34012368</text:p>
          </table:table-cell>
          <table:table-cell office:value-type="float" office:value="1548.03637695312" calcext:value-type="float">
            <text:p>1548.03637695312</text:p>
          </table:table-cell>
          <table:table-cell office:value-type="float" office:value="1572.70397949219" calcext:value-type="float">
            <text:p>1572.7039794921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123362951430144" calcext:value-type="float">
            <text:p>4123362951430144</text:p>
          </table:table-cell>
          <table:table-cell office:value-type="float" office:value="4453298849447936" calcext:value-type="float">
            <text:p>4453298849447936</text:p>
          </table:table-cell>
          <table:table-cell office:value-type="float" office:value="29974710" calcext:value-type="float">
            <text:p>29974710</text:p>
          </table:table-cell>
          <table:table-cell office:value-type="float" office:value="30235562" calcext:value-type="float">
            <text:p>30235562</text:p>
          </table:table-cell>
          <table:table-cell office:value-type="float" office:value="99.9961242675781" calcext:value-type="float">
            <text:p>99.9961242675781</text:p>
          </table:table-cell>
          <table:table-cell office:value-type="float" office:value="99.9950332641602" calcext:value-type="float">
            <text:p>99.9950332641602</text:p>
          </table:table-cell>
          <table:table-cell/>
          <table:table-cell office:value-type="string" calcext:value-type="string">
            <text:p>Tfidf_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267073297055744" calcext:value-type="float">
            <text:p>267073297055744</text:p>
          </table:table-cell>
          <table:table-cell office:value-type="float" office:value="3736236611076096" calcext:value-type="float">
            <text:p>3736236611076096</text:p>
          </table:table-cell>
          <table:table-cell office:value-type="float" office:value="7807638.5" calcext:value-type="float">
            <text:p>7807638.5</text:p>
          </table:table-cell>
          <table:table-cell office:value-type="float" office:value="30988266" calcext:value-type="float">
            <text:p>30988266</text:p>
          </table:table-cell>
          <table:table-cell office:value-type="float" office:value="142.277221679688" calcext:value-type="float">
            <text:p>142.277221679688</text:p>
          </table:table-cell>
          <table:table-cell office:value-type="float" office:value="1043.69494628906" calcext:value-type="float">
            <text:p>1043.6949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float" office:value="1953521851170816" calcext:value-type="float">
            <text:p>1953521851170816</text:p>
          </table:table-cell>
          <table:table-cell office:value-type="float" office:value="3236576490422272" calcext:value-type="float">
            <text:p>3236576490422272</text:p>
          </table:table-cell>
          <table:table-cell office:value-type="float" office:value="23852964" calcext:value-type="float">
            <text:p>23852964</text:p>
          </table:table-cell>
          <table:table-cell office:value-type="float" office:value="31674178" calcext:value-type="float">
            <text:p>31674178</text:p>
          </table:table-cell>
          <table:table-cell office:value-type="float" office:value="790.010681152344" calcext:value-type="float">
            <text:p>790.010681152344</text:p>
          </table:table-cell>
          <table:table-cell office:value-type="float" office:value="993.017578125" calcext:value-type="float">
            <text:p>993.017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930831915581440" calcext:value-type="float">
            <text:p>3930831915581440</text:p>
          </table:table-cell>
          <table:table-cell office:value-type="float" office:value="5525724534407168" calcext:value-type="float">
            <text:p>5525724534407168</text:p>
          </table:table-cell>
          <table:table-cell office:value-type="float" office:value="29422678" calcext:value-type="float">
            <text:p>29422678</text:p>
          </table:table-cell>
          <table:table-cell office:value-type="float" office:value="33341768" calcext:value-type="float">
            <text:p>33341768</text:p>
          </table:table-cell>
          <table:table-cell office:value-type="float" office:value="108004.8203125" calcext:value-type="float">
            <text:p>108004.8203125</text:p>
          </table:table-cell>
          <table:table-cell office:value-type="float" office:value="86258.1015625" calcext:value-type="float">
            <text:p>86258.10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167153901109248" calcext:value-type="float">
            <text:p>4167153901109248</text:p>
          </table:table-cell>
          <table:table-cell office:value-type="float" office:value="4126103409000448" calcext:value-type="float">
            <text:p>4126103409000448</text:p>
          </table:table-cell>
          <table:table-cell office:value-type="float" office:value="29805354" calcext:value-type="float">
            <text:p>29805354</text:p>
          </table:table-cell>
          <table:table-cell office:value-type="float" office:value="30868346" calcext:value-type="float">
            <text:p>30868346</text:p>
          </table:table-cell>
          <table:table-cell office:value-type="float" office:value="99.9951171875" calcext:value-type="float">
            <text:p>99.9951171875</text:p>
          </table:table-cell>
          <table:table-cell office:value-type="float" office:value="99.9950408935547" calcext:value-type="float">
            <text:p>99.995040893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439915006164992" calcext:value-type="float">
            <text:p>3439915006164992</text:p>
          </table:table-cell>
          <table:table-cell office:value-type="float" office:value="3382649133465600" calcext:value-type="float">
            <text:p>3382649133465600</text:p>
          </table:table-cell>
          <table:table-cell office:value-type="float" office:value="26105668" calcext:value-type="float">
            <text:p>26105668</text:p>
          </table:table-cell>
          <table:table-cell office:value-type="float" office:value="27436240" calcext:value-type="float">
            <text:p>27436240</text:p>
          </table:table-cell>
          <table:table-cell office:value-type="float" office:value="340.943908691406" calcext:value-type="float">
            <text:p>340.943908691406</text:p>
          </table:table-cell>
          <table:table-cell office:value-type="float" office:value="348.216156005859" calcext:value-type="float">
            <text:p>348.216156005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44382309023744" calcext:value-type="float">
            <text:p>3444382309023744</text:p>
          </table:table-cell>
          <table:table-cell office:value-type="float" office:value="2829760677806080" calcext:value-type="float">
            <text:p>2829760677806080</text:p>
          </table:table-cell>
          <table:table-cell office:value-type="float" office:value="30544592" calcext:value-type="float">
            <text:p>30544592</text:p>
          </table:table-cell>
          <table:table-cell office:value-type="float" office:value="29702384" calcext:value-type="float">
            <text:p>29702384</text:p>
          </table:table-cell>
          <table:table-cell office:value-type="float" office:value="886.80078125" calcext:value-type="float">
            <text:p>886.80078125</text:p>
          </table:table-cell>
          <table:table-cell office:value-type="float" office:value="977.705322265625" calcext:value-type="float">
            <text:p>977.705322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856298932174848" calcext:value-type="float">
            <text:p>3856298932174848</text:p>
          </table:table-cell>
          <table:table-cell office:value-type="float" office:value="2960424588804096" calcext:value-type="float">
            <text:p>2960424588804096</text:p>
          </table:table-cell>
          <table:table-cell office:value-type="float" office:value="28538990" calcext:value-type="float">
            <text:p>28538990</text:p>
          </table:table-cell>
          <table:table-cell office:value-type="float" office:value="25306482" calcext:value-type="float">
            <text:p>25306482</text:p>
          </table:table-cell>
          <table:table-cell office:value-type="float" office:value="320.022399902344" calcext:value-type="float">
            <text:p>320.022399902344</text:p>
          </table:table-cell>
          <table:table-cell office:value-type="float" office:value="344.335693359375" calcext:value-type="float">
            <text:p>344.335693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2" calcext:value-type="float">
            <text:p>42</text:p>
          </table:table-cell>
          <table:table-cell office:value-type="float" office:value="3955979754405888" calcext:value-type="float">
            <text:p>3955979754405888</text:p>
          </table:table-cell>
          <table:table-cell office:value-type="float" office:value="5105884501901312" calcext:value-type="float">
            <text:p>5105884501901312</text:p>
          </table:table-cell>
          <table:table-cell office:value-type="float" office:value="29538688" calcext:value-type="float">
            <text:p>29538688</text:p>
          </table:table-cell>
          <table:table-cell office:value-type="float" office:value="31862934" calcext:value-type="float">
            <text:p>31862934</text:p>
          </table:table-cell>
          <table:table-cell office:value-type="float" office:value="3737.99731445312" calcext:value-type="float">
            <text:p>3737.99731445312</text:p>
          </table:table-cell>
          <table:table-cell office:value-type="float" office:value="2086.58276367187" calcext:value-type="float">
            <text:p>2086.5827636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7" calcext:value-type="float">
            <text:p>7</text:p>
          </table:table-cell>
          <table:table-cell office:value-type="float" office:value="2065023362924544" calcext:value-type="float">
            <text:p>2065023362924544</text:p>
          </table:table-cell>
          <table:table-cell office:value-type="float" office:value="2662001402707968" calcext:value-type="float">
            <text:p>2662001402707968</text:p>
          </table:table-cell>
          <table:table-cell office:value-type="float" office:value="24313538" calcext:value-type="float">
            <text:p>24313538</text:p>
          </table:table-cell>
          <table:table-cell office:value-type="float" office:value="30581424" calcext:value-type="float">
            <text:p>30581424</text:p>
          </table:table-cell>
          <table:table-cell office:value-type="float" office:value="801.327392578125" calcext:value-type="float">
            <text:p>801.327392578125</text:p>
          </table:table-cell>
          <table:table-cell office:value-type="float" office:value="1124.66564941406" calcext:value-type="float">
            <text:p>1124.6656494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417237578842112" calcext:value-type="float">
            <text:p>3417237578842112</text:p>
          </table:table-cell>
          <table:table-cell office:value-type="float" office:value="3617900329959424" calcext:value-type="float">
            <text:p>3617900329959424</text:p>
          </table:table-cell>
          <table:table-cell office:value-type="float" office:value="26792832" calcext:value-type="float">
            <text:p>26792832</text:p>
          </table:table-cell>
          <table:table-cell office:value-type="float" office:value="28176102" calcext:value-type="float">
            <text:p>28176102</text:p>
          </table:table-cell>
          <table:table-cell office:value-type="float" office:value="345.835296630859" calcext:value-type="float">
            <text:p>345.835296630859</text:p>
          </table:table-cell>
          <table:table-cell office:value-type="float" office:value="355.178283691406" calcext:value-type="float">
            <text:p>355.17828369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93" calcext:value-type="float">
            <text:p>93</text:p>
          </table:table-cell>
          <table:table-cell office:value-type="float" office:value="264623957737472" calcext:value-type="float">
            <text:p>264623957737472</text:p>
          </table:table-cell>
          <table:table-cell office:value-type="float" office:value="2615159147200512" calcext:value-type="float">
            <text:p>2615159147200512</text:p>
          </table:table-cell>
          <table:table-cell office:value-type="float" office:value="8059511.5" calcext:value-type="float">
            <text:p>8059511.5</text:p>
          </table:table-cell>
          <table:table-cell office:value-type="float" office:value="27317426" calcext:value-type="float">
            <text:p>27317426</text:p>
          </table:table-cell>
          <table:table-cell office:value-type="float" office:value="195.383392333984" calcext:value-type="float">
            <text:p>195.383392333984</text:p>
          </table:table-cell>
          <table:table-cell office:value-type="float" office:value="967.117370605469" calcext:value-type="float">
            <text:p>967.117370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4031002632519680" calcext:value-type="float">
            <text:p>4031002632519680</text:p>
          </table:table-cell>
          <table:table-cell office:value-type="float" office:value="4704319018369024" calcext:value-type="float">
            <text:p>4704319018369024</text:p>
          </table:table-cell>
          <table:table-cell office:value-type="float" office:value="29574226" calcext:value-type="float">
            <text:p>29574226</text:p>
          </table:table-cell>
          <table:table-cell office:value-type="float" office:value="29458474" calcext:value-type="float">
            <text:p>29458474</text:p>
          </table:table-cell>
          <table:table-cell office:value-type="float" office:value="86.7754898071289" calcext:value-type="float">
            <text:p>86.7754898071289</text:p>
          </table:table-cell>
          <table:table-cell office:value-type="float" office:value="85.5135498046875" calcext:value-type="float">
            <text:p>85.5135498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108491707285504" calcext:value-type="float">
            <text:p>3108491707285504</text:p>
          </table:table-cell>
          <table:table-cell office:value-type="float" office:value="2408903274921984" calcext:value-type="float">
            <text:p>2408903274921984</text:p>
          </table:table-cell>
          <table:table-cell office:value-type="float" office:value="29408474" calcext:value-type="float">
            <text:p>29408474</text:p>
          </table:table-cell>
          <table:table-cell office:value-type="float" office:value="28494924" calcext:value-type="float">
            <text:p>28494924</text:p>
          </table:table-cell>
          <table:table-cell office:value-type="float" office:value="1060.25927734375" calcext:value-type="float">
            <text:p>1060.25927734375</text:p>
          </table:table-cell>
          <table:table-cell office:value-type="float" office:value="1114.08508300781" calcext:value-type="float">
            <text:p>1114.085083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1140247110877184" calcext:value-type="float">
            <text:p>1140247110877184</text:p>
          </table:table-cell>
          <table:table-cell office:value-type="float" office:value="2507737988595712" calcext:value-type="float">
            <text:p>2507737988595712</text:p>
          </table:table-cell>
          <table:table-cell office:value-type="float" office:value="19186126" calcext:value-type="float">
            <text:p>19186126</text:p>
          </table:table-cell>
          <table:table-cell office:value-type="float" office:value="28508138" calcext:value-type="float">
            <text:p>28508138</text:p>
          </table:table-cell>
          <table:table-cell office:value-type="float" office:value="590.35546875" calcext:value-type="float">
            <text:p>590.35546875</text:p>
          </table:table-cell>
          <table:table-cell office:value-type="float" office:value="1044.00695800781" calcext:value-type="float">
            <text:p>1044.006958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341945459965952" calcext:value-type="float">
            <text:p>3341945459965952</text:p>
          </table:table-cell>
          <table:table-cell office:value-type="float" office:value="2790841294782464" calcext:value-type="float">
            <text:p>2790841294782464</text:p>
          </table:table-cell>
          <table:table-cell office:value-type="float" office:value="25170834" calcext:value-type="float">
            <text:p>25170834</text:p>
          </table:table-cell>
          <table:table-cell office:value-type="float" office:value="24960200" calcext:value-type="float">
            <text:p>24960200</text:p>
          </table:table-cell>
          <table:table-cell office:value-type="float" office:value="336.717041015625" calcext:value-type="float">
            <text:p>336.717041015625</text:p>
          </table:table-cell>
          <table:table-cell office:value-type="float" office:value="400.646911621094" calcext:value-type="float">
            <text:p>400.6469116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232224077938688" calcext:value-type="float">
            <text:p>3232224077938688</text:p>
          </table:table-cell>
          <table:table-cell office:value-type="float" office:value="3513899039064064" calcext:value-type="float">
            <text:p>3513899039064064</text:p>
          </table:table-cell>
          <table:table-cell office:value-type="float" office:value="24577068" calcext:value-type="float">
            <text:p>24577068</text:p>
          </table:table-cell>
          <table:table-cell office:value-type="float" office:value="25986760" calcext:value-type="float">
            <text:p>25986760</text:p>
          </table:table-cell>
          <table:table-cell office:value-type="float" office:value="325.801727294922" calcext:value-type="float">
            <text:p>325.801727294922</text:p>
          </table:table-cell>
          <table:table-cell office:value-type="float" office:value="364.287567138672" calcext:value-type="float">
            <text:p>364.287567138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42" calcext:value-type="float">
            <text:p>42</text:p>
          </table:table-cell>
          <table:table-cell office:value-type="float" office:value="4167596819611648" calcext:value-type="float">
            <text:p>4167596819611648</text:p>
          </table:table-cell>
          <table:table-cell office:value-type="float" office:value="4148141691502592" calcext:value-type="float">
            <text:p>4148141691502592</text:p>
          </table:table-cell>
          <table:table-cell office:value-type="float" office:value="30253196" calcext:value-type="float">
            <text:p>30253196</text:p>
          </table:table-cell>
          <table:table-cell office:value-type="float" office:value="28412670" calcext:value-type="float">
            <text:p>28412670</text:p>
          </table:table-cell>
          <table:table-cell office:value-type="float" office:value="7425.5927734375" calcext:value-type="float">
            <text:p>7425.5927734375</text:p>
          </table:table-cell>
          <table:table-cell office:value-type="float" office:value="4154.892578125" calcext:value-type="float">
            <text:p>4154.892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1319343354806272" calcext:value-type="float">
            <text:p>1319343354806272</text:p>
          </table:table-cell>
          <table:table-cell office:value-type="float" office:value="2493813436186624" calcext:value-type="float">
            <text:p>2493813436186624</text:p>
          </table:table-cell>
          <table:table-cell office:value-type="float" office:value="19975040" calcext:value-type="float">
            <text:p>19975040</text:p>
          </table:table-cell>
          <table:table-cell office:value-type="float" office:value="29366832" calcext:value-type="float">
            <text:p>29366832</text:p>
          </table:table-cell>
          <table:table-cell office:value-type="float" office:value="590.41259765625" calcext:value-type="float">
            <text:p>590.41259765625</text:p>
          </table:table-cell>
          <table:table-cell office:value-type="float" office:value="963.84375" calcext:value-type="float">
            <text:p>963.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4128528991780864" calcext:value-type="float">
            <text:p>4128528991780864</text:p>
          </table:table-cell>
          <table:table-cell office:value-type="float" office:value="4156422120013824" calcext:value-type="float">
            <text:p>4156422120013824</text:p>
          </table:table-cell>
          <table:table-cell office:value-type="float" office:value="29300320" calcext:value-type="float">
            <text:p>29300320</text:p>
          </table:table-cell>
          <table:table-cell office:value-type="float" office:value="30536742" calcext:value-type="float">
            <text:p>30536742</text:p>
          </table:table-cell>
          <table:table-cell office:value-type="float" office:value="80.5617599487305" calcext:value-type="float">
            <text:p>80.5617599487305</text:p>
          </table:table-cell>
          <table:table-cell office:value-type="float" office:value="82.8935089111328" calcext:value-type="float">
            <text:p>82.893508911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676572536012800" calcext:value-type="float">
            <text:p>3676572536012800</text:p>
          </table:table-cell>
          <table:table-cell office:value-type="float" office:value="3589336649957376" calcext:value-type="float">
            <text:p>3589336649957376</text:p>
          </table:table-cell>
          <table:table-cell office:value-type="float" office:value="27720684" calcext:value-type="float">
            <text:p>27720684</text:p>
          </table:table-cell>
          <table:table-cell office:value-type="float" office:value="27931604" calcext:value-type="float">
            <text:p>27931604</text:p>
          </table:table-cell>
          <table:table-cell office:value-type="float" office:value="335.845092773437" calcext:value-type="float">
            <text:p>335.845092773437</text:p>
          </table:table-cell>
          <table:table-cell office:value-type="float" office:value="420.969909667969" calcext:value-type="float">
            <text:p>420.96990966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office:value-type="float" office:value="3354762179248128" calcext:value-type="float">
            <text:p>3354762179248128</text:p>
          </table:table-cell>
          <table:table-cell office:value-type="float" office:value="3535784313356288" calcext:value-type="float">
            <text:p>3535784313356288</text:p>
          </table:table-cell>
          <table:table-cell office:value-type="float" office:value="24731814" calcext:value-type="float">
            <text:p>24731814</text:p>
          </table:table-cell>
          <table:table-cell office:value-type="float" office:value="26229350" calcext:value-type="float">
            <text:p>26229350</text:p>
          </table:table-cell>
          <table:table-cell office:value-type="float" office:value="296.304443359375" calcext:value-type="float">
            <text:p>296.304443359375</text:p>
          </table:table-cell>
          <table:table-cell office:value-type="float" office:value="393.712158203125" calcext:value-type="float">
            <text:p>393.712158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798519542448128" calcext:value-type="float">
            <text:p>3798519542448128</text:p>
          </table:table-cell>
          <table:table-cell office:value-type="float" office:value="2815820019269632" calcext:value-type="float">
            <text:p>2815820019269632</text:p>
          </table:table-cell>
          <table:table-cell office:value-type="float" office:value="28017396" calcext:value-type="float">
            <text:p>28017396</text:p>
          </table:table-cell>
          <table:table-cell office:value-type="float" office:value="26721040" calcext:value-type="float">
            <text:p>26721040</text:p>
          </table:table-cell>
          <table:table-cell office:value-type="float" office:value="346.681396484375" calcext:value-type="float">
            <text:p>346.681396484375</text:p>
          </table:table-cell>
          <table:table-cell office:value-type="float" office:value="473.848419189453" calcext:value-type="float">
            <text:p>473.84841918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372688567435264" calcext:value-type="float">
            <text:p>3372688567435264</text:p>
          </table:table-cell>
          <table:table-cell office:value-type="float" office:value="3058601635610624" calcext:value-type="float">
            <text:p>3058601635610624</text:p>
          </table:table-cell>
          <table:table-cell office:value-type="float" office:value="26137458" calcext:value-type="float">
            <text:p>26137458</text:p>
          </table:table-cell>
          <table:table-cell office:value-type="float" office:value="26161108" calcext:value-type="float">
            <text:p>26161108</text:p>
          </table:table-cell>
          <table:table-cell office:value-type="float" office:value="325.603546142578" calcext:value-type="float">
            <text:p>325.603546142578</text:p>
          </table:table-cell>
          <table:table-cell office:value-type="float" office:value="330.592376708984" calcext:value-type="float">
            <text:p>330.592376708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759660020531200" calcext:value-type="float">
            <text:p>3759660020531200</text:p>
          </table:table-cell>
          <table:table-cell office:value-type="float" office:value="2999506106843136" calcext:value-type="float">
            <text:p>2999506106843136</text:p>
          </table:table-cell>
          <table:table-cell office:value-type="float" office:value="27549350" calcext:value-type="float">
            <text:p>27549350</text:p>
          </table:table-cell>
          <table:table-cell office:value-type="float" office:value="26257670" calcext:value-type="float">
            <text:p>26257670</text:p>
          </table:table-cell>
          <table:table-cell office:value-type="float" office:value="350.950286865234" calcext:value-type="float">
            <text:p>350.950286865234</text:p>
          </table:table-cell>
          <table:table-cell office:value-type="float" office:value="406.589385986328" calcext:value-type="float">
            <text:p>406.58938598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030458513850368" calcext:value-type="float">
            <text:p>4030458513850368</text:p>
          </table:table-cell>
          <table:table-cell office:value-type="float" office:value="4295216672538624" calcext:value-type="float">
            <text:p>4295216672538624</text:p>
          </table:table-cell>
          <table:table-cell office:value-type="float" office:value="29831500" calcext:value-type="float">
            <text:p>29831500</text:p>
          </table:table-cell>
          <table:table-cell office:value-type="float" office:value="29992780" calcext:value-type="float">
            <text:p>29992780</text:p>
          </table:table-cell>
          <table:table-cell office:value-type="float" office:value="99.9951324462891" calcext:value-type="float">
            <text:p>99.9951324462891</text:p>
          </table:table-cell>
          <table:table-cell office:value-type="float" office:value="99.9942169189453" calcext:value-type="float">
            <text:p>99.994216918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9" calcext:value-type="float">
            <text:p>29</text:p>
          </table:table-cell>
          <table:table-cell office:value-type="float" office:value="3647288106811392" calcext:value-type="float">
            <text:p>3647288106811392</text:p>
          </table:table-cell>
          <table:table-cell office:value-type="float" office:value="3307272994291712" calcext:value-type="float">
            <text:p>3307272994291712</text:p>
          </table:table-cell>
          <table:table-cell office:value-type="float" office:value="29185080" calcext:value-type="float">
            <text:p>29185080</text:p>
          </table:table-cell>
          <table:table-cell office:value-type="float" office:value="27972400" calcext:value-type="float">
            <text:p>27972400</text:p>
          </table:table-cell>
          <table:table-cell office:value-type="float" office:value="342.499237060547" calcext:value-type="float">
            <text:p>342.499237060547</text:p>
          </table:table-cell>
          <table:table-cell office:value-type="float" office:value="320.900207519531" calcext:value-type="float">
            <text:p>320.900207519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4091658039721984" calcext:value-type="float">
            <text:p>4091658039721984</text:p>
          </table:table-cell>
          <table:table-cell office:value-type="float" office:value="4393388887506944" calcext:value-type="float">
            <text:p>4393388887506944</text:p>
          </table:table-cell>
          <table:table-cell office:value-type="float" office:value="29301296" calcext:value-type="float">
            <text:p>29301296</text:p>
          </table:table-cell>
          <table:table-cell office:value-type="float" office:value="31126146" calcext:value-type="float">
            <text:p>31126146</text:p>
          </table:table-cell>
          <table:table-cell office:value-type="float" office:value="86.5013198852539" calcext:value-type="float">
            <text:p>86.5013198852539</text:p>
          </table:table-cell>
          <table:table-cell office:value-type="float" office:value="84.6669387817383" calcext:value-type="float">
            <text:p>84.666938781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4156117982642176" calcext:value-type="float">
            <text:p>4156117982642176</text:p>
          </table:table-cell>
          <table:table-cell office:value-type="float" office:value="4219316815790080" calcext:value-type="float">
            <text:p>4219316815790080</text:p>
          </table:table-cell>
          <table:table-cell office:value-type="float" office:value="29741484" calcext:value-type="float">
            <text:p>29741484</text:p>
          </table:table-cell>
          <table:table-cell office:value-type="float" office:value="31374970" calcext:value-type="float">
            <text:p>31374970</text:p>
          </table:table-cell>
          <table:table-cell office:value-type="float" office:value="100.00415802002" calcext:value-type="float">
            <text:p>100.00415802002</text:p>
          </table:table-cell>
          <table:table-cell office:value-type="float" office:value="100.001930236816" calcext:value-type="float">
            <text:p>100.001930236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8" calcext:value-type="float">
            <text:p>18</text:p>
          </table:table-cell>
          <table:table-cell office:value-type="float" office:value="4169397216215040" calcext:value-type="float">
            <text:p>4169397216215040</text:p>
          </table:table-cell>
          <table:table-cell office:value-type="float" office:value="3842653015769088" calcext:value-type="float">
            <text:p>3842653015769088</text:p>
          </table:table-cell>
          <table:table-cell office:value-type="float" office:value="29855996" calcext:value-type="float">
            <text:p>29855996</text:p>
          </table:table-cell>
          <table:table-cell office:value-type="float" office:value="30198044" calcext:value-type="float">
            <text:p>30198044</text:p>
          </table:table-cell>
          <table:table-cell office:value-type="float" office:value="3753.013671875" calcext:value-type="float">
            <text:p>3753.013671875</text:p>
          </table:table-cell>
          <table:table-cell office:value-type="float" office:value="2411.970703125" calcext:value-type="float">
            <text:p>2411.970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302760674394112" calcext:value-type="float">
            <text:p>2302760674394112</text:p>
          </table:table-cell>
          <table:table-cell office:value-type="float" office:value="3045815517970432" calcext:value-type="float">
            <text:p>3045815517970432</text:p>
          </table:table-cell>
          <table:table-cell office:value-type="float" office:value="25801012" calcext:value-type="float">
            <text:p>25801012</text:p>
          </table:table-cell>
          <table:table-cell office:value-type="float" office:value="29298226" calcext:value-type="float">
            <text:p>29298226</text:p>
          </table:table-cell>
          <table:table-cell office:value-type="float" office:value="729.861022949219" calcext:value-type="float">
            <text:p>729.861022949219</text:p>
          </table:table-cell>
          <table:table-cell office:value-type="float" office:value="887.77880859375" calcext:value-type="float">
            <text:p>887.778808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9" calcext:value-type="float">
            <text:p>9</text:p>
          </table:table-cell>
          <table:table-cell office:value-type="float" office:value="2406848133070848" calcext:value-type="float">
            <text:p>2406848133070848</text:p>
          </table:table-cell>
          <table:table-cell office:value-type="float" office:value="3254345306996736" calcext:value-type="float">
            <text:p>3254345306996736</text:p>
          </table:table-cell>
          <table:table-cell office:value-type="float" office:value="25602554" calcext:value-type="float">
            <text:p>25602554</text:p>
          </table:table-cell>
          <table:table-cell office:value-type="float" office:value="31929168" calcext:value-type="float">
            <text:p>31929168</text:p>
          </table:table-cell>
          <table:table-cell office:value-type="float" office:value="868.213256835938" calcext:value-type="float">
            <text:p>868.213256835938</text:p>
          </table:table-cell>
          <table:table-cell office:value-type="float" office:value="1298.13073730469" calcext:value-type="float">
            <text:p>1298.1307373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4274866849054720" calcext:value-type="float">
            <text:p>4274866849054720</text:p>
          </table:table-cell>
          <table:table-cell office:value-type="float" office:value="3381341852794880" calcext:value-type="float">
            <text:p>3381341852794880</text:p>
          </table:table-cell>
          <table:table-cell office:value-type="float" office:value="29778128" calcext:value-type="float">
            <text:p>29778128</text:p>
          </table:table-cell>
          <table:table-cell office:value-type="float" office:value="27792278" calcext:value-type="float">
            <text:p>27792278</text:p>
          </table:table-cell>
          <table:table-cell office:value-type="float" office:value="81.7450866699219" calcext:value-type="float">
            <text:p>81.7450866699219</text:p>
          </table:table-cell>
          <table:table-cell office:value-type="float" office:value="83.6269607543945" calcext:value-type="float">
            <text:p>83.6269607543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float" office:value="1974943940083712" calcext:value-type="float">
            <text:p>1974943940083712</text:p>
          </table:table-cell>
          <table:table-cell office:value-type="float" office:value="4003497393520640" calcext:value-type="float">
            <text:p>4003497393520640</text:p>
          </table:table-cell>
          <table:table-cell office:value-type="float" office:value="23750286" calcext:value-type="float">
            <text:p>23750286</text:p>
          </table:table-cell>
          <table:table-cell office:value-type="float" office:value="32938558" calcext:value-type="float">
            <text:p>32938558</text:p>
          </table:table-cell>
          <table:table-cell office:value-type="float" office:value="713.178833007813" calcext:value-type="float">
            <text:p>713.178833007813</text:p>
          </table:table-cell>
          <table:table-cell office:value-type="float" office:value="1035.36743164063" calcext:value-type="float">
            <text:p>1035.36743164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float" office:value="3648096097533952" calcext:value-type="float">
            <text:p>3648096097533952</text:p>
          </table:table-cell>
          <table:table-cell office:value-type="float" office:value="3853287891664896" calcext:value-type="float">
            <text:p>3853287891664896</text:p>
          </table:table-cell>
          <table:table-cell office:value-type="float" office:value="28398742" calcext:value-type="float">
            <text:p>28398742</text:p>
          </table:table-cell>
          <table:table-cell office:value-type="float" office:value="28860026" calcext:value-type="float">
            <text:p>28860026</text:p>
          </table:table-cell>
          <table:table-cell office:value-type="float" office:value="379.441467285156" calcext:value-type="float">
            <text:p>379.441467285156</text:p>
          </table:table-cell>
          <table:table-cell office:value-type="float" office:value="358.854583740234" calcext:value-type="float">
            <text:p>358.85458374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536681156214784" calcext:value-type="float">
            <text:p>3536681156214784</text:p>
          </table:table-cell>
          <table:table-cell office:value-type="float" office:value="3115154275303424" calcext:value-type="float">
            <text:p>3115154275303424</text:p>
          </table:table-cell>
          <table:table-cell office:value-type="float" office:value="30189252" calcext:value-type="float">
            <text:p>30189252</text:p>
          </table:table-cell>
          <table:table-cell office:value-type="float" office:value="30466986" calcext:value-type="float">
            <text:p>30466986</text:p>
          </table:table-cell>
          <table:table-cell office:value-type="float" office:value="909.867553710938" calcext:value-type="float">
            <text:p>909.867553710938</text:p>
          </table:table-cell>
          <table:table-cell office:value-type="float" office:value="945.280090332031" calcext:value-type="float">
            <text:p>945.28009033203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36" calcext:value-type="float">
            <text:p>36</text:p>
          </table:table-cell>
          <table:table-cell office:value-type="float" office:value="121763195256832" calcext:value-type="float">
            <text:p>121763195256832</text:p>
          </table:table-cell>
          <table:table-cell office:value-type="float" office:value="3112914718294016" calcext:value-type="float">
            <text:p>3112914718294016</text:p>
          </table:table-cell>
          <table:table-cell office:value-type="float" office:value="5096054" calcext:value-type="float">
            <text:p>5096054</text:p>
          </table:table-cell>
          <table:table-cell office:value-type="float" office:value="28872090" calcext:value-type="float">
            <text:p>28872090</text:p>
          </table:table-cell>
          <table:table-cell office:value-type="float" office:value="84.2825393676758" calcext:value-type="float">
            <text:p>84.2825393676758</text:p>
          </table:table-cell>
          <table:table-cell office:value-type="float" office:value="1021.24615478516" calcext:value-type="float">
            <text:p>1021.24615478516</text:p>
          </table:table-cell>
          <table:table-cell/>
          <table:table-cell office:value-type="string" calcext:value-type="string">
            <text:p>tf_idf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5" calcext:value-type="float">
            <text:p>5</text:p>
          </table:table-cell>
          <table:table-cell office:value-type="float" office:value="2436062232182784" calcext:value-type="float">
            <text:p>2436062232182784</text:p>
          </table:table-cell>
          <table:table-cell office:value-type="float" office:value="2660210669780992" calcext:value-type="float">
            <text:p>2660210669780992</text:p>
          </table:table-cell>
          <table:table-cell office:value-type="float" office:value="25710650" calcext:value-type="float">
            <text:p>25710650</text:p>
          </table:table-cell>
          <table:table-cell office:value-type="float" office:value="31118042" calcext:value-type="float">
            <text:p>31118042</text:p>
          </table:table-cell>
          <table:table-cell office:value-type="float" office:value="868.668212890625" calcext:value-type="float">
            <text:p>868.668212890625</text:p>
          </table:table-cell>
          <table:table-cell office:value-type="float" office:value="1136.49279785156" calcext:value-type="float">
            <text:p>1136.4927978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2026550388064256" calcext:value-type="float">
            <text:p>2026550388064256</text:p>
          </table:table-cell>
          <table:table-cell office:value-type="float" office:value="3423348511997952" calcext:value-type="float">
            <text:p>3423348511997952</text:p>
          </table:table-cell>
          <table:table-cell office:value-type="float" office:value="24254110" calcext:value-type="float">
            <text:p>24254110</text:p>
          </table:table-cell>
          <table:table-cell office:value-type="float" office:value="32288852" calcext:value-type="float">
            <text:p>32288852</text:p>
          </table:table-cell>
          <table:table-cell office:value-type="float" office:value="757.726013183594" calcext:value-type="float">
            <text:p>757.726013183594</text:p>
          </table:table-cell>
          <table:table-cell office:value-type="float" office:value="1237.67297363281" calcext:value-type="float">
            <text:p>1237.6729736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299920010280960" calcext:value-type="float">
            <text:p>3299920010280960</text:p>
          </table:table-cell>
          <table:table-cell office:value-type="float" office:value="3519014345113600" calcext:value-type="float">
            <text:p>3519014345113600</text:p>
          </table:table-cell>
          <table:table-cell office:value-type="float" office:value="29929456" calcext:value-type="float">
            <text:p>29929456</text:p>
          </table:table-cell>
          <table:table-cell office:value-type="float" office:value="33032770" calcext:value-type="float">
            <text:p>33032770</text:p>
          </table:table-cell>
          <table:table-cell office:value-type="float" office:value="911.069885253906" calcext:value-type="float">
            <text:p>911.069885253906</text:p>
          </table:table-cell>
          <table:table-cell office:value-type="float" office:value="1068.599609375" calcext:value-type="float">
            <text:p>1068.59960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9" calcext:value-type="float">
            <text:p>9</text:p>
          </table:table-cell>
          <table:table-cell office:value-type="float" office:value="1663709940285440" calcext:value-type="float">
            <text:p>1663709940285440</text:p>
          </table:table-cell>
          <table:table-cell office:value-type="float" office:value="3285491604520960" calcext:value-type="float">
            <text:p>3285491604520960</text:p>
          </table:table-cell>
          <table:table-cell office:value-type="float" office:value="22251868" calcext:value-type="float">
            <text:p>22251868</text:p>
          </table:table-cell>
          <table:table-cell office:value-type="float" office:value="31690778" calcext:value-type="float">
            <text:p>31690778</text:p>
          </table:table-cell>
          <table:table-cell office:value-type="float" office:value="698.711853027344" calcext:value-type="float">
            <text:p>698.711853027344</text:p>
          </table:table-cell>
          <table:table-cell office:value-type="float" office:value="1010.65625" calcext:value-type="float">
            <text:p>1010.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435571183616000" calcext:value-type="float">
            <text:p>3435571183616000</text:p>
          </table:table-cell>
          <table:table-cell office:value-type="float" office:value="3154139961884672" calcext:value-type="float">
            <text:p>3154139961884672</text:p>
          </table:table-cell>
          <table:table-cell office:value-type="float" office:value="30012564" calcext:value-type="float">
            <text:p>30012564</text:p>
          </table:table-cell>
          <table:table-cell office:value-type="float" office:value="29683208" calcext:value-type="float">
            <text:p>29683208</text:p>
          </table:table-cell>
          <table:table-cell office:value-type="float" office:value="881.735656738281" calcext:value-type="float">
            <text:p>881.735656738281</text:p>
          </table:table-cell>
          <table:table-cell office:value-type="float" office:value="923.052124023437" calcext:value-type="float">
            <text:p>923.05212402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124866538536960" calcext:value-type="float">
            <text:p>3124866538536960</text:p>
          </table:table-cell>
          <table:table-cell office:value-type="float" office:value="2865175099080704" calcext:value-type="float">
            <text:p>2865175099080704</text:p>
          </table:table-cell>
          <table:table-cell office:value-type="float" office:value="29306862" calcext:value-type="float">
            <text:p>29306862</text:p>
          </table:table-cell>
          <table:table-cell office:value-type="float" office:value="30567444" calcext:value-type="float">
            <text:p>30567444</text:p>
          </table:table-cell>
          <table:table-cell office:value-type="float" office:value="1109.44396972656" calcext:value-type="float">
            <text:p>1109.44396972656</text:p>
          </table:table-cell>
          <table:table-cell office:value-type="float" office:value="1158.21276855469" calcext:value-type="float">
            <text:p>1158.21276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040078595522560" calcext:value-type="float">
            <text:p>2040078595522560</text:p>
          </table:table-cell>
          <table:table-cell office:value-type="float" office:value="2967525511921664" calcext:value-type="float">
            <text:p>2967525511921664</text:p>
          </table:table-cell>
          <table:table-cell office:value-type="float" office:value="24332242" calcext:value-type="float">
            <text:p>24332242</text:p>
          </table:table-cell>
          <table:table-cell office:value-type="float" office:value="29184710" calcext:value-type="float">
            <text:p>29184710</text:p>
          </table:table-cell>
          <table:table-cell office:value-type="float" office:value="684.938842773438" calcext:value-type="float">
            <text:p>684.938842773438</text:p>
          </table:table-cell>
          <table:table-cell office:value-type="float" office:value="1080.36450195313" calcext:value-type="float">
            <text:p>1080.3645019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123958421389312" calcext:value-type="float">
            <text:p>3123958421389312</text:p>
          </table:table-cell>
          <table:table-cell office:value-type="float" office:value="2841808866377728" calcext:value-type="float">
            <text:p>2841808866377728</text:p>
          </table:table-cell>
          <table:table-cell office:value-type="float" office:value="29529564" calcext:value-type="float">
            <text:p>29529564</text:p>
          </table:table-cell>
          <table:table-cell office:value-type="float" office:value="29848666" calcext:value-type="float">
            <text:p>29848666</text:p>
          </table:table-cell>
          <table:table-cell office:value-type="float" office:value="1129.0908203125" calcext:value-type="float">
            <text:p>1129.0908203125</text:p>
          </table:table-cell>
          <table:table-cell office:value-type="float" office:value="1005.40991210938" calcext:value-type="float">
            <text:p>1005.40991210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311621997232128" calcext:value-type="float">
            <text:p>2311621997232128</text:p>
          </table:table-cell>
          <table:table-cell office:value-type="float" office:value="2459144460173312" calcext:value-type="float">
            <text:p>2459144460173312</text:p>
          </table:table-cell>
          <table:table-cell office:value-type="float" office:value="25776036" calcext:value-type="float">
            <text:p>25776036</text:p>
          </table:table-cell>
          <table:table-cell office:value-type="float" office:value="28705900" calcext:value-type="float">
            <text:p>28705900</text:p>
          </table:table-cell>
          <table:table-cell office:value-type="float" office:value="738.011291503906" calcext:value-type="float">
            <text:p>738.011291503906</text:p>
          </table:table-cell>
          <table:table-cell office:value-type="float" office:value="1038.39440917969" calcext:value-type="float">
            <text:p>1038.3944091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212811174313984" calcext:value-type="float">
            <text:p>2212811174313984</text:p>
          </table:table-cell>
          <table:table-cell office:value-type="float" office:value="3210605360054272" calcext:value-type="float">
            <text:p>3210605360054272</text:p>
          </table:table-cell>
          <table:table-cell office:value-type="float" office:value="25032878" calcext:value-type="float">
            <text:p>25032878</text:p>
          </table:table-cell>
          <table:table-cell office:value-type="float" office:value="28018716" calcext:value-type="float">
            <text:p>28018716</text:p>
          </table:table-cell>
          <table:table-cell office:value-type="float" office:value="698.039428710938" calcext:value-type="float">
            <text:p>698.039428710938</text:p>
          </table:table-cell>
          <table:table-cell office:value-type="float" office:value="743.28564453125" calcext:value-type="float">
            <text:p>743.28564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85056723058688" calcext:value-type="float">
            <text:p>3485056723058688</text:p>
          </table:table-cell>
          <table:table-cell office:value-type="float" office:value="3443375676063744" calcext:value-type="float">
            <text:p>3443375676063744</text:p>
          </table:table-cell>
          <table:table-cell office:value-type="float" office:value="30235536" calcext:value-type="float">
            <text:p>30235536</text:p>
          </table:table-cell>
          <table:table-cell office:value-type="float" office:value="31426040" calcext:value-type="float">
            <text:p>31426040</text:p>
          </table:table-cell>
          <table:table-cell office:value-type="float" office:value="906.705932617188" calcext:value-type="float">
            <text:p>906.705932617188</text:p>
          </table:table-cell>
          <table:table-cell office:value-type="float" office:value="1155.76306152344" calcext:value-type="float">
            <text:p>1155.763061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2701762330886144" calcext:value-type="float">
            <text:p>2701762330886144</text:p>
          </table:table-cell>
          <table:table-cell office:value-type="float" office:value="2319596677758976" calcext:value-type="float">
            <text:p>2319596677758976</text:p>
          </table:table-cell>
          <table:table-cell office:value-type="float" office:value="27327060" calcext:value-type="float">
            <text:p>27327060</text:p>
          </table:table-cell>
          <table:table-cell office:value-type="float" office:value="28932386" calcext:value-type="float">
            <text:p>28932386</text:p>
          </table:table-cell>
          <table:table-cell office:value-type="float" office:value="966.373352050781" calcext:value-type="float">
            <text:p>966.373352050781</text:p>
          </table:table-cell>
          <table:table-cell office:value-type="float" office:value="1261.93322753906" calcext:value-type="float">
            <text:p>1261.9332275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018553213059072" calcext:value-type="float">
            <text:p>3018553213059072</text:p>
          </table:table-cell>
          <table:table-cell office:value-type="float" office:value="2681032402796544" calcext:value-type="float">
            <text:p>2681032402796544</text:p>
          </table:table-cell>
          <table:table-cell office:value-type="float" office:value="29125524" calcext:value-type="float">
            <text:p>29125524</text:p>
          </table:table-cell>
          <table:table-cell office:value-type="float" office:value="30944036" calcext:value-type="float">
            <text:p>30944036</text:p>
          </table:table-cell>
          <table:table-cell office:value-type="float" office:value="1068.7763671875" calcext:value-type="float">
            <text:p>1068.7763671875</text:p>
          </table:table-cell>
          <table:table-cell office:value-type="float" office:value="1196.31640625" calcext:value-type="float">
            <text:p>1196.316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135639927128064" calcext:value-type="float">
            <text:p>3135639927128064</text:p>
          </table:table-cell>
          <table:table-cell office:value-type="float" office:value="2481202338463744" calcext:value-type="float">
            <text:p>2481202338463744</text:p>
          </table:table-cell>
          <table:table-cell office:value-type="float" office:value="29501724" calcext:value-type="float">
            <text:p>29501724</text:p>
          </table:table-cell>
          <table:table-cell office:value-type="float" office:value="28781882" calcext:value-type="float">
            <text:p>28781882</text:p>
          </table:table-cell>
          <table:table-cell office:value-type="float" office:value="1087.61877441406" calcext:value-type="float">
            <text:p>1087.61877441406</text:p>
          </table:table-cell>
          <table:table-cell office:value-type="float" office:value="1032.84118652344" calcext:value-type="float">
            <text:p>1032.84118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531475655852032" calcext:value-type="float">
            <text:p>3531475655852032</text:p>
          </table:table-cell>
          <table:table-cell office:value-type="float" office:value="2747291131707392" calcext:value-type="float">
            <text:p>2747291131707392</text:p>
          </table:table-cell>
          <table:table-cell office:value-type="float" office:value="30378052" calcext:value-type="float">
            <text:p>30378052</text:p>
          </table:table-cell>
          <table:table-cell office:value-type="float" office:value="29597872" calcext:value-type="float">
            <text:p>29597872</text:p>
          </table:table-cell>
          <table:table-cell office:value-type="float" office:value="925.541259765625" calcext:value-type="float">
            <text:p>925.541259765625</text:p>
          </table:table-cell>
          <table:table-cell office:value-type="float" office:value="982.018005371094" calcext:value-type="float">
            <text:p>982.01800537109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352682072899584" calcext:value-type="float">
            <text:p>3352682072899584</text:p>
          </table:table-cell>
          <table:table-cell office:value-type="float" office:value="3311788883968000" calcext:value-type="float">
            <text:p>3311788883968000</text:p>
          </table:table-cell>
          <table:table-cell office:value-type="float" office:value="29973402" calcext:value-type="float">
            <text:p>29973402</text:p>
          </table:table-cell>
          <table:table-cell office:value-type="float" office:value="29767688" calcext:value-type="float">
            <text:p>29767688</text:p>
          </table:table-cell>
          <table:table-cell office:value-type="float" office:value="896.567993164063" calcext:value-type="float">
            <text:p>896.567993164063</text:p>
          </table:table-cell>
          <table:table-cell office:value-type="float" office:value="944.940734863281" calcext:value-type="float">
            <text:p>944.940734863281</text:p>
          </table:table-cell>
          <table:table-cell/>
          <table:table-cell office:value-type="string" calcext:value-type="string">
            <text:p>tf_idf_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2668775103004672" calcext:value-type="float">
            <text:p>2668775103004672</text:p>
          </table:table-cell>
          <table:table-cell office:value-type="float" office:value="2678993367072768" calcext:value-type="float">
            <text:p>2678993367072768</text:p>
          </table:table-cell>
          <table:table-cell office:value-type="float" office:value="27052128" calcext:value-type="float">
            <text:p>27052128</text:p>
          </table:table-cell>
          <table:table-cell office:value-type="float" office:value="29906248" calcext:value-type="float">
            <text:p>29906248</text:p>
          </table:table-cell>
          <table:table-cell office:value-type="float" office:value="946.415161132813" calcext:value-type="float">
            <text:p>946.415161132813</text:p>
          </table:table-cell>
          <table:table-cell office:value-type="float" office:value="1163.54028320313" calcext:value-type="float">
            <text:p>1163.5402832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2302246352060416" calcext:value-type="float">
            <text:p>2302246352060416</text:p>
          </table:table-cell>
          <table:table-cell office:value-type="float" office:value="3563075072425984" calcext:value-type="float">
            <text:p>3563075072425984</text:p>
          </table:table-cell>
          <table:table-cell office:value-type="float" office:value="25996990" calcext:value-type="float">
            <text:p>25996990</text:p>
          </table:table-cell>
          <table:table-cell office:value-type="float" office:value="31363584" calcext:value-type="float">
            <text:p>31363584</text:p>
          </table:table-cell>
          <table:table-cell office:value-type="float" office:value="905.103515625" calcext:value-type="float">
            <text:p>905.103515625</text:p>
          </table:table-cell>
          <table:table-cell office:value-type="float" office:value="1060.94091796875" calcext:value-type="float">
            <text:p>1060.940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336024042242048" calcext:value-type="float">
            <text:p>3336024042242048</text:p>
          </table:table-cell>
          <table:table-cell office:value-type="float" office:value="3102159583313920" calcext:value-type="float">
            <text:p>3102159583313920</text:p>
          </table:table-cell>
          <table:table-cell office:value-type="float" office:value="29981118" calcext:value-type="float">
            <text:p>29981118</text:p>
          </table:table-cell>
          <table:table-cell office:value-type="float" office:value="29222222" calcext:value-type="float">
            <text:p>29222222</text:p>
          </table:table-cell>
          <table:table-cell office:value-type="float" office:value="916.531311035156" calcext:value-type="float">
            <text:p>916.531311035156</text:p>
          </table:table-cell>
          <table:table-cell office:value-type="float" office:value="816.508239746094" calcext:value-type="float">
            <text:p>816.508239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float" office:value="2712092800974848" calcext:value-type="float">
            <text:p>2712092800974848</text:p>
          </table:table-cell>
          <table:table-cell office:value-type="float" office:value="2360615762919424" calcext:value-type="float">
            <text:p>2360615762919424</text:p>
          </table:table-cell>
          <table:table-cell office:value-type="float" office:value="27193976" calcext:value-type="float">
            <text:p>27193976</text:p>
          </table:table-cell>
          <table:table-cell office:value-type="float" office:value="28738540" calcext:value-type="float">
            <text:p>28738540</text:p>
          </table:table-cell>
          <table:table-cell office:value-type="float" office:value="948.329040527344" calcext:value-type="float">
            <text:p>948.329040527344</text:p>
          </table:table-cell>
          <table:table-cell office:value-type="float" office:value="1282.18151855469" calcext:value-type="float">
            <text:p>1282.1815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472964242636800" calcext:value-type="float">
            <text:p>3472964242636800</text:p>
          </table:table-cell>
          <table:table-cell office:value-type="float" office:value="2985593902465024" calcext:value-type="float">
            <text:p>2985593902465024</text:p>
          </table:table-cell>
          <table:table-cell office:value-type="float" office:value="30146174" calcext:value-type="float">
            <text:p>30146174</text:p>
          </table:table-cell>
          <table:table-cell office:value-type="float" office:value="31583294" calcext:value-type="float">
            <text:p>31583294</text:p>
          </table:table-cell>
          <table:table-cell office:value-type="float" office:value="925.866943359375" calcext:value-type="float">
            <text:p>925.866943359375</text:p>
          </table:table-cell>
          <table:table-cell office:value-type="float" office:value="980.16748046875" calcext:value-type="float">
            <text:p>980.16748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2177171669909504" calcext:value-type="float">
            <text:p>2177171669909504</text:p>
          </table:table-cell>
          <table:table-cell office:value-type="float" office:value="3422000966008832" calcext:value-type="float">
            <text:p>3422000966008832</text:p>
          </table:table-cell>
          <table:table-cell office:value-type="float" office:value="25620778" calcext:value-type="float">
            <text:p>25620778</text:p>
          </table:table-cell>
          <table:table-cell office:value-type="float" office:value="31844798" calcext:value-type="float">
            <text:p>31844798</text:p>
          </table:table-cell>
          <table:table-cell office:value-type="float" office:value="811.128540039062" calcext:value-type="float">
            <text:p>811.128540039062</text:p>
          </table:table-cell>
          <table:table-cell office:value-type="float" office:value="879.705993652344" calcext:value-type="float">
            <text:p>879.705993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141998706327552" calcext:value-type="float">
            <text:p>2141998706327552</text:p>
          </table:table-cell>
          <table:table-cell office:value-type="float" office:value="3230160883023872" calcext:value-type="float">
            <text:p>3230160883023872</text:p>
          </table:table-cell>
          <table:table-cell office:value-type="float" office:value="25167918" calcext:value-type="float">
            <text:p>25167918</text:p>
          </table:table-cell>
          <table:table-cell office:value-type="float" office:value="30059380" calcext:value-type="float">
            <text:p>30059380</text:p>
          </table:table-cell>
          <table:table-cell office:value-type="float" office:value="739.913757324219" calcext:value-type="float">
            <text:p>739.913757324219</text:p>
          </table:table-cell>
          <table:table-cell office:value-type="float" office:value="1085.63537597656" calcext:value-type="float">
            <text:p>1085.635375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874356396982272" calcext:value-type="float">
            <text:p>2874356396982272</text:p>
          </table:table-cell>
          <table:table-cell office:value-type="float" office:value="3556075617910784" calcext:value-type="float">
            <text:p>3556075617910784</text:p>
          </table:table-cell>
          <table:table-cell office:value-type="float" office:value="29076272" calcext:value-type="float">
            <text:p>29076272</text:p>
          </table:table-cell>
          <table:table-cell office:value-type="float" office:value="30225684" calcext:value-type="float">
            <text:p>30225684</text:p>
          </table:table-cell>
          <table:table-cell office:value-type="float" office:value="1088.583984375" calcext:value-type="float">
            <text:p>1088.583984375</text:p>
          </table:table-cell>
          <table:table-cell office:value-type="float" office:value="996.288696289063" calcext:value-type="float">
            <text:p>996.288696289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457658589806592" calcext:value-type="float">
            <text:p>3457658589806592</text:p>
          </table:table-cell>
          <table:table-cell office:value-type="float" office:value="3093041636179968" calcext:value-type="float">
            <text:p>3093041636179968</text:p>
          </table:table-cell>
          <table:table-cell office:value-type="float" office:value="30261010" calcext:value-type="float">
            <text:p>30261010</text:p>
          </table:table-cell>
          <table:table-cell office:value-type="float" office:value="29436522" calcext:value-type="float">
            <text:p>29436522</text:p>
          </table:table-cell>
          <table:table-cell office:value-type="float" office:value="910.072326660156" calcext:value-type="float">
            <text:p>910.072326660156</text:p>
          </table:table-cell>
          <table:table-cell office:value-type="float" office:value="1034.07531738281" calcext:value-type="float">
            <text:p>1034.07531738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387527411007488" calcext:value-type="float">
            <text:p>3387527411007488</text:p>
          </table:table-cell>
          <table:table-cell office:value-type="float" office:value="3011425177960448" calcext:value-type="float">
            <text:p>3011425177960448</text:p>
          </table:table-cell>
          <table:table-cell office:value-type="float" office:value="30298764" calcext:value-type="float">
            <text:p>30298764</text:p>
          </table:table-cell>
          <table:table-cell office:value-type="float" office:value="28297658" calcext:value-type="float">
            <text:p>28297658</text:p>
          </table:table-cell>
          <table:table-cell office:value-type="float" office:value="911.598937988281" calcext:value-type="float">
            <text:p>911.598937988281</text:p>
          </table:table-cell>
          <table:table-cell office:value-type="float" office:value="844.094848632813" calcext:value-type="float">
            <text:p>844.09484863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352524581404672" calcext:value-type="float">
            <text:p>2352524581404672</text:p>
          </table:table-cell>
          <table:table-cell office:value-type="float" office:value="2532254198792192" calcext:value-type="float">
            <text:p>2532254198792192</text:p>
          </table:table-cell>
          <table:table-cell office:value-type="float" office:value="25619178" calcext:value-type="float">
            <text:p>25619178</text:p>
          </table:table-cell>
          <table:table-cell office:value-type="float" office:value="29895962" calcext:value-type="float">
            <text:p>29895962</text:p>
          </table:table-cell>
          <table:table-cell office:value-type="float" office:value="729.562438964844" calcext:value-type="float">
            <text:p>729.562438964844</text:p>
          </table:table-cell>
          <table:table-cell office:value-type="float" office:value="1043.36157226563" calcext:value-type="float">
            <text:p>1043.361572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2731908169465856" calcext:value-type="float">
            <text:p>2731908169465856</text:p>
          </table:table-cell>
          <table:table-cell office:value-type="float" office:value="2393029612666880" calcext:value-type="float">
            <text:p>2393029612666880</text:p>
          </table:table-cell>
          <table:table-cell office:value-type="float" office:value="27250878" calcext:value-type="float">
            <text:p>27250878</text:p>
          </table:table-cell>
          <table:table-cell office:value-type="float" office:value="29776692" calcext:value-type="float">
            <text:p>29776692</text:p>
          </table:table-cell>
          <table:table-cell office:value-type="float" office:value="975.148742675781" calcext:value-type="float">
            <text:p>975.148742675781</text:p>
          </table:table-cell>
          <table:table-cell office:value-type="float" office:value="1161.37231445313" calcext:value-type="float">
            <text:p>1161.3723144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135982182334464" calcext:value-type="float">
            <text:p>3135982182334464</text:p>
          </table:table-cell>
          <table:table-cell office:value-type="float" office:value="2477109771501568" calcext:value-type="float">
            <text:p>2477109771501568</text:p>
          </table:table-cell>
          <table:table-cell office:value-type="float" office:value="29683348" calcext:value-type="float">
            <text:p>29683348</text:p>
          </table:table-cell>
          <table:table-cell office:value-type="float" office:value="29144932" calcext:value-type="float">
            <text:p>29144932</text:p>
          </table:table-cell>
          <table:table-cell office:value-type="float" office:value="1119.09924316406" calcext:value-type="float">
            <text:p>1119.09924316406</text:p>
          </table:table-cell>
          <table:table-cell office:value-type="float" office:value="1054.67590332031" calcext:value-type="float">
            <text:p>1054.6759033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2260895212240896" calcext:value-type="float">
            <text:p>2260895212240896</text:p>
          </table:table-cell>
          <table:table-cell office:value-type="float" office:value="3645879357538304" calcext:value-type="float">
            <text:p>3645879357538304</text:p>
          </table:table-cell>
          <table:table-cell office:value-type="float" office:value="25813080" calcext:value-type="float">
            <text:p>25813080</text:p>
          </table:table-cell>
          <table:table-cell office:value-type="float" office:value="31570930" calcext:value-type="float">
            <text:p>31570930</text:p>
          </table:table-cell>
          <table:table-cell office:value-type="float" office:value="823.476806640625" calcext:value-type="float">
            <text:p>823.476806640625</text:p>
          </table:table-cell>
          <table:table-cell office:value-type="float" office:value="933.416870117187" calcext:value-type="float">
            <text:p>933.41687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288020078198784" calcext:value-type="float">
            <text:p>2288020078198784</text:p>
          </table:table-cell>
          <table:table-cell office:value-type="float" office:value="3097100917145600" calcext:value-type="float">
            <text:p>3097100917145600</text:p>
          </table:table-cell>
          <table:table-cell office:value-type="float" office:value="25739510" calcext:value-type="float">
            <text:p>25739510</text:p>
          </table:table-cell>
          <table:table-cell office:value-type="float" office:value="29704724" calcext:value-type="float">
            <text:p>29704724</text:p>
          </table:table-cell>
          <table:table-cell office:value-type="float" office:value="738.818420410156" calcext:value-type="float">
            <text:p>738.818420410156</text:p>
          </table:table-cell>
          <table:table-cell office:value-type="float" office:value="892.234985351563" calcext:value-type="float">
            <text:p>892.2349853515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794104852938752" calcext:value-type="float">
            <text:p>3794104852938752</text:p>
          </table:table-cell>
          <table:table-cell office:value-type="float" office:value="2851601391812608" calcext:value-type="float">
            <text:p>2851601391812608</text:p>
          </table:table-cell>
          <table:table-cell office:value-type="float" office:value="27220290" calcext:value-type="float">
            <text:p>27220290</text:p>
          </table:table-cell>
          <table:table-cell office:value-type="float" office:value="26229122" calcext:value-type="float">
            <text:p>26229122</text:p>
          </table:table-cell>
          <table:table-cell office:value-type="float" office:value="428.958831787109" calcext:value-type="float">
            <text:p>428.958831787109</text:p>
          </table:table-cell>
          <table:table-cell office:value-type="float" office:value="410.325744628906" calcext:value-type="float">
            <text:p>410.325744628906</text:p>
          </table:table-cell>
          <table:table-cell/>
          <table:table-cell office:value-type="string" calcext:value-type="string">
            <text:p>Learned_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3593219300392960" calcext:value-type="float">
            <text:p>3593219300392960</text:p>
          </table:table-cell>
          <table:table-cell office:value-type="float" office:value="3745085585883136" calcext:value-type="float">
            <text:p>3745085585883136</text:p>
          </table:table-cell>
          <table:table-cell office:value-type="float" office:value="26799832" calcext:value-type="float">
            <text:p>26799832</text:p>
          </table:table-cell>
          <table:table-cell office:value-type="float" office:value="27968738" calcext:value-type="float">
            <text:p>27968738</text:p>
          </table:table-cell>
          <table:table-cell office:value-type="float" office:value="442.788665771484" calcext:value-type="float">
            <text:p>442.788665771484</text:p>
          </table:table-cell>
          <table:table-cell office:value-type="float" office:value="453.143676757813" calcext:value-type="float">
            <text:p>453.14367675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931571723698176" calcext:value-type="float">
            <text:p>3931571723698176</text:p>
          </table:table-cell>
          <table:table-cell office:value-type="float" office:value="3082033635000320" calcext:value-type="float">
            <text:p>3082033635000320</text:p>
          </table:table-cell>
          <table:table-cell office:value-type="float" office:value="27740432" calcext:value-type="float">
            <text:p>27740432</text:p>
          </table:table-cell>
          <table:table-cell office:value-type="float" office:value="26749262" calcext:value-type="float">
            <text:p>26749262</text:p>
          </table:table-cell>
          <table:table-cell office:value-type="float" office:value="325.849731445312" calcext:value-type="float">
            <text:p>325.849731445312</text:p>
          </table:table-cell>
          <table:table-cell office:value-type="float" office:value="390.880401611328" calcext:value-type="float">
            <text:p>390.88040161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729899118395392" calcext:value-type="float">
            <text:p>3729899118395392</text:p>
          </table:table-cell>
          <table:table-cell office:value-type="float" office:value="3653957922586624" calcext:value-type="float">
            <text:p>3653957922586624</text:p>
          </table:table-cell>
          <table:table-cell office:value-type="float" office:value="27587150" calcext:value-type="float">
            <text:p>27587150</text:p>
          </table:table-cell>
          <table:table-cell office:value-type="float" office:value="28062782" calcext:value-type="float">
            <text:p>28062782</text:p>
          </table:table-cell>
          <table:table-cell office:value-type="float" office:value="407.182556152344" calcext:value-type="float">
            <text:p>407.182556152344</text:p>
          </table:table-cell>
          <table:table-cell office:value-type="float" office:value="352.014923095703" calcext:value-type="float">
            <text:p>352.01492309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11" calcext:value-type="float">
            <text:p>11</text:p>
          </table:table-cell>
          <table:table-cell office:value-type="float" office:value="3516113094705152" calcext:value-type="float">
            <text:p>3516113094705152</text:p>
          </table:table-cell>
          <table:table-cell office:value-type="float" office:value="3698083074408448" calcext:value-type="float">
            <text:p>3698083074408448</text:p>
          </table:table-cell>
          <table:table-cell office:value-type="float" office:value="26212990" calcext:value-type="float">
            <text:p>26212990</text:p>
          </table:table-cell>
          <table:table-cell office:value-type="float" office:value="27927226" calcext:value-type="float">
            <text:p>27927226</text:p>
          </table:table-cell>
          <table:table-cell office:value-type="float" office:value="432.410736083984" calcext:value-type="float">
            <text:p>432.410736083984</text:p>
          </table:table-cell>
          <table:table-cell office:value-type="float" office:value="440.067413330078" calcext:value-type="float">
            <text:p>440.067413330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697929797763072" calcext:value-type="float">
            <text:p>3697929797763072</text:p>
          </table:table-cell>
          <table:table-cell office:value-type="float" office:value="3863803045347328" calcext:value-type="float">
            <text:p>3863803045347328</text:p>
          </table:table-cell>
          <table:table-cell office:value-type="float" office:value="27386674" calcext:value-type="float">
            <text:p>27386674</text:p>
          </table:table-cell>
          <table:table-cell office:value-type="float" office:value="27237356" calcext:value-type="float">
            <text:p>27237356</text:p>
          </table:table-cell>
          <table:table-cell office:value-type="float" office:value="403.49755859375" calcext:value-type="float">
            <text:p>403.49755859375</text:p>
          </table:table-cell>
          <table:table-cell office:value-type="float" office:value="321.458862304687" calcext:value-type="float">
            <text:p>321.45886230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38" calcext:value-type="float">
            <text:p>38</text:p>
          </table:table-cell>
          <table:table-cell office:value-type="float" office:value="3578696942223360" calcext:value-type="float">
            <text:p>3578696942223360</text:p>
          </table:table-cell>
          <table:table-cell office:value-type="float" office:value="2956299809587200" calcext:value-type="float">
            <text:p>2956299809587200</text:p>
          </table:table-cell>
          <table:table-cell office:value-type="float" office:value="26072394" calcext:value-type="float">
            <text:p>26072394</text:p>
          </table:table-cell>
          <table:table-cell office:value-type="float" office:value="26787418" calcext:value-type="float">
            <text:p>26787418</text:p>
          </table:table-cell>
          <table:table-cell office:value-type="float" office:value="372.714721679687" calcext:value-type="float">
            <text:p>372.714721679687</text:p>
          </table:table-cell>
          <table:table-cell office:value-type="float" office:value="439.830505371094" calcext:value-type="float">
            <text:p>439.83050537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943495895089152" calcext:value-type="float">
            <text:p>3943495895089152</text:p>
          </table:table-cell>
          <table:table-cell office:value-type="float" office:value="3314869180825600" calcext:value-type="float">
            <text:p>3314869180825600</text:p>
          </table:table-cell>
          <table:table-cell office:value-type="float" office:value="28426082" calcext:value-type="float">
            <text:p>28426082</text:p>
          </table:table-cell>
          <table:table-cell office:value-type="float" office:value="26932354" calcext:value-type="float">
            <text:p>26932354</text:p>
          </table:table-cell>
          <table:table-cell office:value-type="float" office:value="299.071411132812" calcext:value-type="float">
            <text:p>299.071411132812</text:p>
          </table:table-cell>
          <table:table-cell office:value-type="float" office:value="415.587677001953" calcext:value-type="float">
            <text:p>415.58767700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520716762775552" calcext:value-type="float">
            <text:p>3520716762775552</text:p>
          </table:table-cell>
          <table:table-cell office:value-type="float" office:value="4396753457512448" calcext:value-type="float">
            <text:p>4396753457512448</text:p>
          </table:table-cell>
          <table:table-cell office:value-type="float" office:value="27148060" calcext:value-type="float">
            <text:p>27148060</text:p>
          </table:table-cell>
          <table:table-cell office:value-type="float" office:value="27710732" calcext:value-type="float">
            <text:p>27710732</text:p>
          </table:table-cell>
          <table:table-cell office:value-type="float" office:value="456.152038574219" calcext:value-type="float">
            <text:p>456.152038574219</text:p>
          </table:table-cell>
          <table:table-cell office:value-type="float" office:value="388.701080322266" calcext:value-type="float">
            <text:p>388.70108032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590480990306304" calcext:value-type="float">
            <text:p>3590480990306304</text:p>
          </table:table-cell>
          <table:table-cell office:value-type="float" office:value="3489943590535168" calcext:value-type="float">
            <text:p>3489943590535168</text:p>
          </table:table-cell>
          <table:table-cell office:value-type="float" office:value="27054586" calcext:value-type="float">
            <text:p>27054586</text:p>
          </table:table-cell>
          <table:table-cell office:value-type="float" office:value="26838614" calcext:value-type="float">
            <text:p>26838614</text:p>
          </table:table-cell>
          <table:table-cell office:value-type="float" office:value="452.501739501953" calcext:value-type="float">
            <text:p>452.501739501953</text:p>
          </table:table-cell>
          <table:table-cell office:value-type="float" office:value="504.866516113281" calcext:value-type="float">
            <text:p>504.86651611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3555013687246848" calcext:value-type="float">
            <text:p>3555013687246848</text:p>
          </table:table-cell>
          <table:table-cell office:value-type="float" office:value="3435502195703808" calcext:value-type="float">
            <text:p>3435502195703808</text:p>
          </table:table-cell>
          <table:table-cell office:value-type="float" office:value="26737056" calcext:value-type="float">
            <text:p>26737056</text:p>
          </table:table-cell>
          <table:table-cell office:value-type="float" office:value="27373908" calcext:value-type="float">
            <text:p>27373908</text:p>
          </table:table-cell>
          <table:table-cell office:value-type="float" office:value="461.34716796875" calcext:value-type="float">
            <text:p>461.34716796875</text:p>
          </table:table-cell>
          <table:table-cell office:value-type="float" office:value="460.033874511719" calcext:value-type="float">
            <text:p>460.03387451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700106540875776" calcext:value-type="float">
            <text:p>3700106540875776</text:p>
          </table:table-cell>
          <table:table-cell office:value-type="float" office:value="3385581790822400" calcext:value-type="float">
            <text:p>3385581790822400</text:p>
          </table:table-cell>
          <table:table-cell office:value-type="float" office:value="27680482" calcext:value-type="float">
            <text:p>27680482</text:p>
          </table:table-cell>
          <table:table-cell office:value-type="float" office:value="26132958" calcext:value-type="float">
            <text:p>26132958</text:p>
          </table:table-cell>
          <table:table-cell office:value-type="float" office:value="402.412689208984" calcext:value-type="float">
            <text:p>402.412689208984</text:p>
          </table:table-cell>
          <table:table-cell office:value-type="float" office:value="387.898468017578" calcext:value-type="float">
            <text:p>387.898468017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3075696947625984" calcext:value-type="float">
            <text:p>3075696947625984</text:p>
          </table:table-cell>
          <table:table-cell office:value-type="float" office:value="3489715420397568" calcext:value-type="float">
            <text:p>3489715420397568</text:p>
          </table:table-cell>
          <table:table-cell office:value-type="float" office:value="31678326" calcext:value-type="float">
            <text:p>31678326</text:p>
          </table:table-cell>
          <table:table-cell office:value-type="float" office:value="32858910" calcext:value-type="float">
            <text:p>32858910</text:p>
          </table:table-cell>
          <table:table-cell office:value-type="float" office:value="1421.89172363281" calcext:value-type="float">
            <text:p>1421.89172363281</text:p>
          </table:table-cell>
          <table:table-cell office:value-type="float" office:value="1423.93835449219" calcext:value-type="float">
            <text:p>1423.938354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286538771234816" calcext:value-type="float">
            <text:p>3286538771234816</text:p>
          </table:table-cell>
          <table:table-cell office:value-type="float" office:value="3105355038982144" calcext:value-type="float">
            <text:p>3105355038982144</text:p>
          </table:table-cell>
          <table:table-cell office:value-type="float" office:value="31356312" calcext:value-type="float">
            <text:p>31356312</text:p>
          </table:table-cell>
          <table:table-cell office:value-type="float" office:value="30756204" calcext:value-type="float">
            <text:p>30756204</text:p>
          </table:table-cell>
          <table:table-cell office:value-type="float" office:value="1284.35717773438" calcext:value-type="float">
            <text:p>1284.35717773438</text:p>
          </table:table-cell>
          <table:table-cell office:value-type="float" office:value="1349.40307617188" calcext:value-type="float">
            <text:p>1349.4030761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069293151387648" calcext:value-type="float">
            <text:p>3069293151387648</text:p>
          </table:table-cell>
          <table:table-cell office:value-type="float" office:value="3748300100468736" calcext:value-type="float">
            <text:p>3748300100468736</text:p>
          </table:table-cell>
          <table:table-cell office:value-type="float" office:value="31803814" calcext:value-type="float">
            <text:p>31803814</text:p>
          </table:table-cell>
          <table:table-cell office:value-type="float" office:value="33060614" calcext:value-type="float">
            <text:p>33060614</text:p>
          </table:table-cell>
          <table:table-cell office:value-type="float" office:value="1477.59838867188" calcext:value-type="float">
            <text:p>1477.59838867188</text:p>
          </table:table-cell>
          <table:table-cell office:value-type="float" office:value="1360.90100097656" calcext:value-type="float">
            <text:p>1360.90100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2" calcext:value-type="float">
            <text:p>82</text:p>
          </table:table-cell>
          <table:table-cell office:value-type="float" office:value="2800296396849152" calcext:value-type="float">
            <text:p>2800296396849152</text:p>
          </table:table-cell>
          <table:table-cell office:value-type="float" office:value="3953901258670080" calcext:value-type="float">
            <text:p>3953901258670080</text:p>
          </table:table-cell>
          <table:table-cell office:value-type="float" office:value="30229738" calcext:value-type="float">
            <text:p>30229738</text:p>
          </table:table-cell>
          <table:table-cell office:value-type="float" office:value="33935008" calcext:value-type="float">
            <text:p>33935008</text:p>
          </table:table-cell>
          <table:table-cell office:value-type="float" office:value="1382.70751953125" calcext:value-type="float">
            <text:p>1382.70751953125</text:p>
          </table:table-cell>
          <table:table-cell office:value-type="float" office:value="1305.62927246094" calcext:value-type="float">
            <text:p>1305.629272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3" calcext:value-type="float">
            <text:p>23</text:p>
          </table:table-cell>
          <table:table-cell office:value-type="float" office:value="2847770012549120" calcext:value-type="float">
            <text:p>2847770012549120</text:p>
          </table:table-cell>
          <table:table-cell office:value-type="float" office:value="3672611233988608" calcext:value-type="float">
            <text:p>3672611233988608</text:p>
          </table:table-cell>
          <table:table-cell office:value-type="float" office:value="29284216" calcext:value-type="float">
            <text:p>29284216</text:p>
          </table:table-cell>
          <table:table-cell office:value-type="float" office:value="33895752" calcext:value-type="float">
            <text:p>33895752</text:p>
          </table:table-cell>
          <table:table-cell office:value-type="float" office:value="1211.85363769531" calcext:value-type="float">
            <text:p>1211.85363769531</text:p>
          </table:table-cell>
          <table:table-cell office:value-type="float" office:value="1340.43640136719" calcext:value-type="float">
            <text:p>1340.4364013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62271408717824" calcext:value-type="float">
            <text:p>3162271408717824</text:p>
          </table:table-cell>
          <table:table-cell office:value-type="float" office:value="3397432679333888" calcext:value-type="float">
            <text:p>3397432679333888</text:p>
          </table:table-cell>
          <table:table-cell office:value-type="float" office:value="31800304" calcext:value-type="float">
            <text:p>31800304</text:p>
          </table:table-cell>
          <table:table-cell office:value-type="float" office:value="34518872" calcext:value-type="float">
            <text:p>34518872</text:p>
          </table:table-cell>
          <table:table-cell office:value-type="float" office:value="1418.19506835938" calcext:value-type="float">
            <text:p>1418.19506835938</text:p>
          </table:table-cell>
          <table:table-cell office:value-type="float" office:value="1635.82543945313" calcext:value-type="float">
            <text:p>1635.8254394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53119638716416" calcext:value-type="float">
            <text:p>3153119638716416</text:p>
          </table:table-cell>
          <table:table-cell office:value-type="float" office:value="3508378395475968" calcext:value-type="float">
            <text:p>3508378395475968</text:p>
          </table:table-cell>
          <table:table-cell office:value-type="float" office:value="28497294" calcext:value-type="float">
            <text:p>28497294</text:p>
          </table:table-cell>
          <table:table-cell office:value-type="float" office:value="30949966" calcext:value-type="float">
            <text:p>30949966</text:p>
          </table:table-cell>
          <table:table-cell office:value-type="float" office:value="1021.00726318359" calcext:value-type="float">
            <text:p>1021.00726318359</text:p>
          </table:table-cell>
          <table:table-cell office:value-type="float" office:value="1194.86560058594" calcext:value-type="float">
            <text:p>1194.865600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19619943514112" calcext:value-type="float">
            <text:p>3419619943514112</text:p>
          </table:table-cell>
          <table:table-cell office:value-type="float" office:value="3254372955848704" calcext:value-type="float">
            <text:p>3254372955848704</text:p>
          </table:table-cell>
          <table:table-cell office:value-type="float" office:value="31587502" calcext:value-type="float">
            <text:p>31587502</text:p>
          </table:table-cell>
          <table:table-cell office:value-type="float" office:value="30239252" calcext:value-type="float">
            <text:p>30239252</text:p>
          </table:table-cell>
          <table:table-cell office:value-type="float" office:value="1173.03002929688" calcext:value-type="float">
            <text:p>1173.03002929688</text:p>
          </table:table-cell>
          <table:table-cell office:value-type="float" office:value="1299.51342773438" calcext:value-type="float">
            <text:p>1299.5134277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5" calcext:value-type="float">
            <text:p>25</text:p>
          </table:table-cell>
          <table:table-cell office:value-type="float" office:value="3052608008749056" calcext:value-type="float">
            <text:p>3052608008749056</text:p>
          </table:table-cell>
          <table:table-cell office:value-type="float" office:value="3427278138638336" calcext:value-type="float">
            <text:p>3427278138638336</text:p>
          </table:table-cell>
          <table:table-cell office:value-type="float" office:value="31478952" calcext:value-type="float">
            <text:p>31478952</text:p>
          </table:table-cell>
          <table:table-cell office:value-type="float" office:value="31643456" calcext:value-type="float">
            <text:p>31643456</text:p>
          </table:table-cell>
          <table:table-cell office:value-type="float" office:value="1440.22631835938" calcext:value-type="float">
            <text:p>1440.22631835938</text:p>
          </table:table-cell>
          <table:table-cell office:value-type="float" office:value="1338.93298339844" calcext:value-type="float">
            <text:p>1338.9329833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12" calcext:value-type="float">
            <text:p>12</text:p>
          </table:table-cell>
          <table:table-cell office:value-type="float" office:value="2964194227912704" calcext:value-type="float">
            <text:p>2964194227912704</text:p>
          </table:table-cell>
          <table:table-cell office:value-type="float" office:value="4162952617787392" calcext:value-type="float">
            <text:p>4162952617787392</text:p>
          </table:table-cell>
          <table:table-cell office:value-type="float" office:value="30895722" calcext:value-type="float">
            <text:p>30895722</text:p>
          </table:table-cell>
          <table:table-cell office:value-type="float" office:value="33392582" calcext:value-type="float">
            <text:p>33392582</text:p>
          </table:table-cell>
          <table:table-cell office:value-type="float" office:value="1365.62707519531" calcext:value-type="float">
            <text:p>1365.62707519531</text:p>
          </table:table-cell>
          <table:table-cell office:value-type="float" office:value="1360.4208984375" calcext:value-type="float">
            <text:p>1360.4208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575653957894144" calcext:value-type="float">
            <text:p>3575653957894144</text:p>
          </table:table-cell>
          <table:table-cell office:value-type="float" office:value="2450770079252480" calcext:value-type="float">
            <text:p>2450770079252480</text:p>
          </table:table-cell>
          <table:table-cell office:value-type="float" office:value="29027844" calcext:value-type="float">
            <text:p>29027844</text:p>
          </table:table-cell>
          <table:table-cell office:value-type="float" office:value="28084360" calcext:value-type="float">
            <text:p>28084360</text:p>
          </table:table-cell>
          <table:table-cell office:value-type="float" office:value="844.378112792969" calcext:value-type="float">
            <text:p>844.378112792969</text:p>
          </table:table-cell>
          <table:table-cell office:value-type="float" office:value="1323.77795410156" calcext:value-type="float">
            <text:p>1323.7779541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638778434420736" calcext:value-type="float">
            <text:p>3638778434420736</text:p>
          </table:table-cell>
          <table:table-cell office:value-type="float" office:value="3599475457130496" calcext:value-type="float">
            <text:p>3599475457130496</text:p>
          </table:table-cell>
          <table:table-cell office:value-type="float" office:value="29852406" calcext:value-type="float">
            <text:p>29852406</text:p>
          </table:table-cell>
          <table:table-cell office:value-type="float" office:value="31083088" calcext:value-type="float">
            <text:p>31083088</text:p>
          </table:table-cell>
          <table:table-cell office:value-type="float" office:value="688.970947265625" calcext:value-type="float">
            <text:p>688.970947265625</text:p>
          </table:table-cell>
          <table:table-cell office:value-type="float" office:value="1211.99694824219" calcext:value-type="float">
            <text:p>1211.9969482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311481525370880" calcext:value-type="float">
            <text:p>3311481525370880</text:p>
          </table:table-cell>
          <table:table-cell office:value-type="float" office:value="2514880787644416" calcext:value-type="float">
            <text:p>2514880787644416</text:p>
          </table:table-cell>
          <table:table-cell office:value-type="float" office:value="32531776" calcext:value-type="float">
            <text:p>32531776</text:p>
          </table:table-cell>
          <table:table-cell office:value-type="float" office:value="29428054" calcext:value-type="float">
            <text:p>29428054</text:p>
          </table:table-cell>
          <table:table-cell office:value-type="float" office:value="1479.4677734375" calcext:value-type="float">
            <text:p>1479.4677734375</text:p>
          </table:table-cell>
          <table:table-cell office:value-type="float" office:value="1210.19543457031" calcext:value-type="float">
            <text:p>1210.1954345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3139690618159104" calcext:value-type="float">
            <text:p>3139690618159104</text:p>
          </table:table-cell>
          <table:table-cell office:value-type="float" office:value="3247936410484736" calcext:value-type="float">
            <text:p>3247936410484736</text:p>
          </table:table-cell>
          <table:table-cell office:value-type="float" office:value="29133652" calcext:value-type="float">
            <text:p>29133652</text:p>
          </table:table-cell>
          <table:table-cell office:value-type="float" office:value="32845818" calcext:value-type="float">
            <text:p>32845818</text:p>
          </table:table-cell>
          <table:table-cell office:value-type="float" office:value="1120.93017578125" calcext:value-type="float">
            <text:p>1120.93017578125</text:p>
          </table:table-cell>
          <table:table-cell office:value-type="float" office:value="1366.18151855469" calcext:value-type="float">
            <text:p>1366.1815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343898327908352" calcext:value-type="float">
            <text:p>3343898327908352</text:p>
          </table:table-cell>
          <table:table-cell office:value-type="float" office:value="2382141333700608" calcext:value-type="float">
            <text:p>2382141333700608</text:p>
          </table:table-cell>
          <table:table-cell office:value-type="float" office:value="32611108" calcext:value-type="float">
            <text:p>32611108</text:p>
          </table:table-cell>
          <table:table-cell office:value-type="float" office:value="31302698" calcext:value-type="float">
            <text:p>31302698</text:p>
          </table:table-cell>
          <table:table-cell office:value-type="float" office:value="1499.79272460938" calcext:value-type="float">
            <text:p>1499.79272460938</text:p>
          </table:table-cell>
          <table:table-cell office:value-type="float" office:value="1445.15844726563" calcext:value-type="float">
            <text:p>1445.158447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782240005783552" calcext:value-type="float">
            <text:p>3782240005783552</text:p>
          </table:table-cell>
          <table:table-cell office:value-type="float" office:value="3114372591255552" calcext:value-type="float">
            <text:p>3114372591255552</text:p>
          </table:table-cell>
          <table:table-cell office:value-type="float" office:value="29524860" calcext:value-type="float">
            <text:p>29524860</text:p>
          </table:table-cell>
          <table:table-cell office:value-type="float" office:value="30740302" calcext:value-type="float">
            <text:p>30740302</text:p>
          </table:table-cell>
          <table:table-cell office:value-type="float" office:value="592.159301757813" calcext:value-type="float">
            <text:p>592.159301757813</text:p>
          </table:table-cell>
          <table:table-cell office:value-type="float" office:value="1273.76977539063" calcext:value-type="float">
            <text:p>1273.769775390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office:value-type="float" office:value="2997774966587392" calcext:value-type="float">
            <text:p>2997774966587392</text:p>
          </table:table-cell>
          <table:table-cell office:value-type="float" office:value="3955858690015232" calcext:value-type="float">
            <text:p>3955858690015232</text:p>
          </table:table-cell>
          <table:table-cell office:value-type="float" office:value="30644944" calcext:value-type="float">
            <text:p>30644944</text:p>
          </table:table-cell>
          <table:table-cell office:value-type="float" office:value="33712856" calcext:value-type="float">
            <text:p>33712856</text:p>
          </table:table-cell>
          <table:table-cell office:value-type="float" office:value="1342.72058105469" calcext:value-type="float">
            <text:p>1342.72058105469</text:p>
          </table:table-cell>
          <table:table-cell office:value-type="float" office:value="1532.9169921875" calcext:value-type="float">
            <text:p>1532.9169921875</text:p>
          </table:table-cell>
          <table:table-cell/>
          <table:table-cell office:value-type="string" calcext:value-type="string">
            <text:p>Learned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53" calcext:value-type="float">
            <text:p>53</text:p>
          </table:table-cell>
          <table:table-cell office:value-type="float" office:value="2765440321323008" calcext:value-type="float">
            <text:p>2765440321323008</text:p>
          </table:table-cell>
          <table:table-cell office:value-type="float" office:value="4171016418885632" calcext:value-type="float">
            <text:p>4171016418885632</text:p>
          </table:table-cell>
          <table:table-cell office:value-type="float" office:value="29670128" calcext:value-type="float">
            <text:p>29670128</text:p>
          </table:table-cell>
          <table:table-cell office:value-type="float" office:value="35104964" calcext:value-type="float">
            <text:p>35104964</text:p>
          </table:table-cell>
          <table:table-cell office:value-type="float" office:value="1360.27502441406" calcext:value-type="float">
            <text:p>1360.27502441406</text:p>
          </table:table-cell>
          <table:table-cell office:value-type="float" office:value="1519.91638183594" calcext:value-type="float">
            <text:p>1519.9163818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841268505804800" calcext:value-type="float">
            <text:p>2841268505804800</text:p>
          </table:table-cell>
          <table:table-cell office:value-type="float" office:value="4815806168825856" calcext:value-type="float">
            <text:p>4815806168825856</text:p>
          </table:table-cell>
          <table:table-cell office:value-type="float" office:value="30709832" calcext:value-type="float">
            <text:p>30709832</text:p>
          </table:table-cell>
          <table:table-cell office:value-type="float" office:value="36896708" calcext:value-type="float">
            <text:p>36896708</text:p>
          </table:table-cell>
          <table:table-cell office:value-type="float" office:value="1401.42895507813" calcext:value-type="float">
            <text:p>1401.42895507813</text:p>
          </table:table-cell>
          <table:table-cell office:value-type="float" office:value="1573.82153320313" calcext:value-type="float">
            <text:p>1573.8215332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float" office:value="3116282777960448" calcext:value-type="float">
            <text:p>3116282777960448</text:p>
          </table:table-cell>
          <table:table-cell office:value-type="float" office:value="3530931000311808" calcext:value-type="float">
            <text:p>3530931000311808</text:p>
          </table:table-cell>
          <table:table-cell office:value-type="float" office:value="31770602" calcext:value-type="float">
            <text:p>31770602</text:p>
          </table:table-cell>
          <table:table-cell office:value-type="float" office:value="33771436" calcext:value-type="float">
            <text:p>33771436</text:p>
          </table:table-cell>
          <table:table-cell office:value-type="float" office:value="1445.02014160156" calcext:value-type="float">
            <text:p>1445.02014160156</text:p>
          </table:table-cell>
          <table:table-cell office:value-type="float" office:value="1511.58239746094" calcext:value-type="float">
            <text:p>1511.58239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201079391027200" calcext:value-type="float">
            <text:p>3201079391027200</text:p>
          </table:table-cell>
          <table:table-cell office:value-type="float" office:value="3591483328299008" calcext:value-type="float">
            <text:p>3591483328299008</text:p>
          </table:table-cell>
          <table:table-cell office:value-type="float" office:value="29792846" calcext:value-type="float">
            <text:p>29792846</text:p>
          </table:table-cell>
          <table:table-cell office:value-type="float" office:value="31954402" calcext:value-type="float">
            <text:p>31954402</text:p>
          </table:table-cell>
          <table:table-cell office:value-type="float" office:value="1170.62390136719" calcext:value-type="float">
            <text:p>1170.62390136719</text:p>
          </table:table-cell>
          <table:table-cell office:value-type="float" office:value="1261.81860351563" calcext:value-type="float">
            <text:p>1261.8186035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183019858853888" calcext:value-type="float">
            <text:p>3183019858853888</text:p>
          </table:table-cell>
          <table:table-cell office:value-type="float" office:value="2875286525837312" calcext:value-type="float">
            <text:p>2875286525837312</text:p>
          </table:table-cell>
          <table:table-cell office:value-type="float" office:value="31356998" calcext:value-type="float">
            <text:p>31356998</text:p>
          </table:table-cell>
          <table:table-cell office:value-type="float" office:value="32473374" calcext:value-type="float">
            <text:p>32473374</text:p>
          </table:table-cell>
          <table:table-cell office:value-type="float" office:value="1412.86535644531" calcext:value-type="float">
            <text:p>1412.86535644531</text:p>
          </table:table-cell>
          <table:table-cell office:value-type="float" office:value="1396.62451171875" calcext:value-type="float">
            <text:p>1396.62451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252200776138752" calcext:value-type="float">
            <text:p>3252200776138752</text:p>
          </table:table-cell>
          <table:table-cell office:value-type="float" office:value="2708022514155520" calcext:value-type="float">
            <text:p>2708022514155520</text:p>
          </table:table-cell>
          <table:table-cell office:value-type="float" office:value="29940230" calcext:value-type="float">
            <text:p>29940230</text:p>
          </table:table-cell>
          <table:table-cell office:value-type="float" office:value="31680136" calcext:value-type="float">
            <text:p>31680136</text:p>
          </table:table-cell>
          <table:table-cell office:value-type="float" office:value="1218.53576660156" calcext:value-type="float">
            <text:p>1218.53576660156</text:p>
          </table:table-cell>
          <table:table-cell office:value-type="float" office:value="1346.6103515625" calcext:value-type="float">
            <text:p>1346.61035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3257255684210688" calcext:value-type="float">
            <text:p>3257255684210688</text:p>
          </table:table-cell>
          <table:table-cell office:value-type="float" office:value="2788957414752256" calcext:value-type="float">
            <text:p>2788957414752256</text:p>
          </table:table-cell>
          <table:table-cell office:value-type="float" office:value="32338116" calcext:value-type="float">
            <text:p>32338116</text:p>
          </table:table-cell>
          <table:table-cell office:value-type="float" office:value="32751388" calcext:value-type="float">
            <text:p>32751388</text:p>
          </table:table-cell>
          <table:table-cell office:value-type="float" office:value="1449.72265625" calcext:value-type="float">
            <text:p>1449.72265625</text:p>
          </table:table-cell>
          <table:table-cell office:value-type="float" office:value="1721.7490234375" calcext:value-type="float">
            <text:p>1721.74902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9" calcext:value-type="float">
            <text:p>9</text:p>
          </table:table-cell>
          <table:table-cell office:value-type="float" office:value="3169101748895744" calcext:value-type="float">
            <text:p>3169101748895744</text:p>
          </table:table-cell>
          <table:table-cell office:value-type="float" office:value="2957842239717376" calcext:value-type="float">
            <text:p>2957842239717376</text:p>
          </table:table-cell>
          <table:table-cell office:value-type="float" office:value="31828840" calcext:value-type="float">
            <text:p>31828840</text:p>
          </table:table-cell>
          <table:table-cell office:value-type="float" office:value="31892926" calcext:value-type="float">
            <text:p>31892926</text:p>
          </table:table-cell>
          <table:table-cell office:value-type="float" office:value="1432.45532226563" calcext:value-type="float">
            <text:p>1432.45532226563</text:p>
          </table:table-cell>
          <table:table-cell office:value-type="float" office:value="1518.69665527344" calcext:value-type="float">
            <text:p>1518.6966552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032102224265216" calcext:value-type="float">
            <text:p>3032102224265216</text:p>
          </table:table-cell>
          <table:table-cell office:value-type="float" office:value="3521450396876800" calcext:value-type="float">
            <text:p>3521450396876800</text:p>
          </table:table-cell>
          <table:table-cell office:value-type="float" office:value="31562164" calcext:value-type="float">
            <text:p>31562164</text:p>
          </table:table-cell>
          <table:table-cell office:value-type="float" office:value="32245588" calcext:value-type="float">
            <text:p>32245588</text:p>
          </table:table-cell>
          <table:table-cell office:value-type="float" office:value="1429.40808105469" calcext:value-type="float">
            <text:p>1429.40808105469</text:p>
          </table:table-cell>
          <table:table-cell office:value-type="float" office:value="1463.70776367188" calcext:value-type="float">
            <text:p>1463.7077636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6" calcext:value-type="float">
            <text:p>6</text:p>
          </table:table-cell>
          <table:table-cell office:value-type="float" office:value="3071590153584640" calcext:value-type="float">
            <text:p>3071590153584640</text:p>
          </table:table-cell>
          <table:table-cell office:value-type="float" office:value="3414980305092608" calcext:value-type="float">
            <text:p>3414980305092608</text:p>
          </table:table-cell>
          <table:table-cell office:value-type="float" office:value="30117682" calcext:value-type="float">
            <text:p>30117682</text:p>
          </table:table-cell>
          <table:table-cell office:value-type="float" office:value="33219734" calcext:value-type="float">
            <text:p>33219734</text:p>
          </table:table-cell>
          <table:table-cell office:value-type="float" office:value="1246.88403320313" calcext:value-type="float">
            <text:p>1246.88403320313</text:p>
          </table:table-cell>
          <table:table-cell office:value-type="float" office:value="1458.98620605469" calcext:value-type="float">
            <text:p>1458.98620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342594268463104" calcext:value-type="float">
            <text:p>3342594268463104</text:p>
          </table:table-cell>
          <table:table-cell office:value-type="float" office:value="2724873549905920" calcext:value-type="float">
            <text:p>2724873549905920</text:p>
          </table:table-cell>
          <table:table-cell office:value-type="float" office:value="31433030" calcext:value-type="float">
            <text:p>31433030</text:p>
          </table:table-cell>
          <table:table-cell office:value-type="float" office:value="32333900" calcext:value-type="float">
            <text:p>32333900</text:p>
          </table:table-cell>
          <table:table-cell office:value-type="float" office:value="1319.265625" calcext:value-type="float">
            <text:p>1319.265625</text:p>
          </table:table-cell>
          <table:table-cell office:value-type="float" office:value="1505.96276855469" calcext:value-type="float">
            <text:p>1505.96276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2" calcext:value-type="float">
            <text:p>92</text:p>
          </table:table-cell>
          <table:table-cell office:value-type="float" office:value="2524068796432384" calcext:value-type="float">
            <text:p>2524068796432384</text:p>
          </table:table-cell>
          <table:table-cell office:value-type="float" office:value="4111288724619264" calcext:value-type="float">
            <text:p>4111288724619264</text:p>
          </table:table-cell>
          <table:table-cell office:value-type="float" office:value="28715672" calcext:value-type="float">
            <text:p>28715672</text:p>
          </table:table-cell>
          <table:table-cell office:value-type="float" office:value="33456670" calcext:value-type="float">
            <text:p>33456670</text:p>
          </table:table-cell>
          <table:table-cell office:value-type="float" office:value="1278.06176757813" calcext:value-type="float">
            <text:p>1278.06176757813</text:p>
          </table:table-cell>
          <table:table-cell office:value-type="float" office:value="1292.56652832031" calcext:value-type="float">
            <text:p>1292.5665283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364794149109760" calcext:value-type="float">
            <text:p>3364794149109760</text:p>
          </table:table-cell>
          <table:table-cell office:value-type="float" office:value="2428536375738368" calcext:value-type="float">
            <text:p>2428536375738368</text:p>
          </table:table-cell>
          <table:table-cell office:value-type="float" office:value="29743654" calcext:value-type="float">
            <text:p>29743654</text:p>
          </table:table-cell>
          <table:table-cell office:value-type="float" office:value="29151988" calcext:value-type="float">
            <text:p>29151988</text:p>
          </table:table-cell>
          <table:table-cell office:value-type="float" office:value="1107.69567871094" calcext:value-type="float">
            <text:p>1107.69567871094</text:p>
          </table:table-cell>
          <table:table-cell office:value-type="float" office:value="1212.44616699219" calcext:value-type="float">
            <text:p>1212.4461669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643982324170752" calcext:value-type="float">
            <text:p>3643982324170752</text:p>
          </table:table-cell>
          <table:table-cell office:value-type="float" office:value="2220936984002560" calcext:value-type="float">
            <text:p>2220936984002560</text:p>
          </table:table-cell>
          <table:table-cell office:value-type="float" office:value="32514676" calcext:value-type="float">
            <text:p>32514676</text:p>
          </table:table-cell>
          <table:table-cell office:value-type="float" office:value="27819476" calcext:value-type="float">
            <text:p>27819476</text:p>
          </table:table-cell>
          <table:table-cell office:value-type="float" office:value="1243.5595703125" calcext:value-type="float">
            <text:p>1243.5595703125</text:p>
          </table:table-cell>
          <table:table-cell office:value-type="float" office:value="1204.78857421875" calcext:value-type="float">
            <text:p>1204.788574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1" calcext:value-type="float">
            <text:p>11</text:p>
          </table:table-cell>
          <table:table-cell office:value-type="float" office:value="3106630644269056" calcext:value-type="float">
            <text:p>3106630644269056</text:p>
          </table:table-cell>
          <table:table-cell office:value-type="float" office:value="2906742597877760" calcext:value-type="float">
            <text:p>2906742597877760</text:p>
          </table:table-cell>
          <table:table-cell office:value-type="float" office:value="31462138" calcext:value-type="float">
            <text:p>31462138</text:p>
          </table:table-cell>
          <table:table-cell office:value-type="float" office:value="32192632" calcext:value-type="float">
            <text:p>32192632</text:p>
          </table:table-cell>
          <table:table-cell office:value-type="float" office:value="1418.3828125" calcext:value-type="float">
            <text:p>1418.3828125</text:p>
          </table:table-cell>
          <table:table-cell office:value-type="float" office:value="1490.27221679688" calcext:value-type="float">
            <text:p>1490.2722167968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69" calcext:value-type="float">
            <text:p>69</text:p>
          </table:table-cell>
          <table:table-cell office:value-type="float" office:value="3017886150950912" calcext:value-type="float">
            <text:p>3017886150950912</text:p>
          </table:table-cell>
          <table:table-cell office:value-type="float" office:value="3054159297249280" calcext:value-type="float">
            <text:p>3054159297249280</text:p>
          </table:table-cell>
          <table:table-cell office:value-type="float" office:value="30712448" calcext:value-type="float">
            <text:p>30712448</text:p>
          </table:table-cell>
          <table:table-cell office:value-type="float" office:value="31595248" calcext:value-type="float">
            <text:p>31595248</text:p>
          </table:table-cell>
          <table:table-cell office:value-type="float" office:value="1379.68774414063" calcext:value-type="float">
            <text:p>1379.68774414063</text:p>
          </table:table-cell>
          <table:table-cell office:value-type="float" office:value="1522.15100097656" calcext:value-type="float">
            <text:p>1522.15100097656</text:p>
          </table:table-cell>
          <table:table-cell/>
          <table:table-cell office:value-type="string" calcext:value-type="string">
            <text:p>Learned_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2" calcext:value-type="float">
            <text:p>12</text:p>
          </table:table-cell>
          <table:table-cell office:value-type="float" office:value="3108437751758848" calcext:value-type="float">
            <text:p>3108437751758848</text:p>
          </table:table-cell>
          <table:table-cell office:value-type="float" office:value="3040951199072256" calcext:value-type="float">
            <text:p>3040951199072256</text:p>
          </table:table-cell>
          <table:table-cell office:value-type="float" office:value="31000454" calcext:value-type="float">
            <text:p>31000454</text:p>
          </table:table-cell>
          <table:table-cell office:value-type="float" office:value="32584602" calcext:value-type="float">
            <text:p>32584602</text:p>
          </table:table-cell>
          <table:table-cell office:value-type="float" office:value="1392.76098632813" calcext:value-type="float">
            <text:p>1392.76098632813</text:p>
          </table:table-cell>
          <table:table-cell office:value-type="float" office:value="1425.07641601563" calcext:value-type="float">
            <text:p>1425.0764160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056963642458112" calcext:value-type="float">
            <text:p>3056963642458112</text:p>
          </table:table-cell>
          <table:table-cell office:value-type="float" office:value="3809236828028928" calcext:value-type="float">
            <text:p>3809236828028928</text:p>
          </table:table-cell>
          <table:table-cell office:value-type="float" office:value="31405638" calcext:value-type="float">
            <text:p>31405638</text:p>
          </table:table-cell>
          <table:table-cell office:value-type="float" office:value="34741936" calcext:value-type="float">
            <text:p>34741936</text:p>
          </table:table-cell>
          <table:table-cell office:value-type="float" office:value="1405.66357421875" calcext:value-type="float">
            <text:p>1405.66357421875</text:p>
          </table:table-cell>
          <table:table-cell office:value-type="float" office:value="1644.07995605469" calcext:value-type="float">
            <text:p>1644.07995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6" calcext:value-type="float">
            <text:p>6</text:p>
          </table:table-cell>
          <table:table-cell office:value-type="float" office:value="3092808365768704" calcext:value-type="float">
            <text:p>3092808365768704</text:p>
          </table:table-cell>
          <table:table-cell office:value-type="float" office:value="3510836190511104" calcext:value-type="float">
            <text:p>3510836190511104</text:p>
          </table:table-cell>
          <table:table-cell office:value-type="float" office:value="31363116" calcext:value-type="float">
            <text:p>31363116</text:p>
          </table:table-cell>
          <table:table-cell office:value-type="float" office:value="33509338" calcext:value-type="float">
            <text:p>33509338</text:p>
          </table:table-cell>
          <table:table-cell office:value-type="float" office:value="1420.86193847656" calcext:value-type="float">
            <text:p>1420.86193847656</text:p>
          </table:table-cell>
          <table:table-cell office:value-type="float" office:value="1487.43103027344" calcext:value-type="float">
            <text:p>1487.4310302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356427284381696" calcext:value-type="float">
            <text:p>3356427284381696</text:p>
          </table:table-cell>
          <table:table-cell office:value-type="float" office:value="2572420732944384" calcext:value-type="float">
            <text:p>2572420732944384</text:p>
          </table:table-cell>
          <table:table-cell office:value-type="float" office:value="29562506" calcext:value-type="float">
            <text:p>29562506</text:p>
          </table:table-cell>
          <table:table-cell office:value-type="float" office:value="29777940" calcext:value-type="float">
            <text:p>29777940</text:p>
          </table:table-cell>
          <table:table-cell office:value-type="float" office:value="1110.2294921875" calcext:value-type="float">
            <text:p>1110.2294921875</text:p>
          </table:table-cell>
          <table:table-cell office:value-type="float" office:value="1313.31994628906" calcext:value-type="float">
            <text:p>1313.3199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450070187900928" calcext:value-type="float">
            <text:p>3450070187900928</text:p>
          </table:table-cell>
          <table:table-cell office:value-type="float" office:value="3559733587869696" calcext:value-type="float">
            <text:p>3559733587869696</text:p>
          </table:table-cell>
          <table:table-cell office:value-type="float" office:value="31209682" calcext:value-type="float">
            <text:p>31209682</text:p>
          </table:table-cell>
          <table:table-cell office:value-type="float" office:value="33955816" calcext:value-type="float">
            <text:p>33955816</text:p>
          </table:table-cell>
          <table:table-cell office:value-type="float" office:value="1088.00207519531" calcext:value-type="float">
            <text:p>1088.00207519531</text:p>
          </table:table-cell>
          <table:table-cell office:value-type="float" office:value="1548.86169433594" calcext:value-type="float">
            <text:p>1548.8616943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872720819748864" calcext:value-type="float">
            <text:p>2872720819748864</text:p>
          </table:table-cell>
          <table:table-cell office:value-type="float" office:value="3714962832752640" calcext:value-type="float">
            <text:p>3714962832752640</text:p>
          </table:table-cell>
          <table:table-cell office:value-type="float" office:value="30135276" calcext:value-type="float">
            <text:p>30135276</text:p>
          </table:table-cell>
          <table:table-cell office:value-type="float" office:value="33440186" calcext:value-type="float">
            <text:p>33440186</text:p>
          </table:table-cell>
          <table:table-cell office:value-type="float" office:value="1309.47229003906" calcext:value-type="float">
            <text:p>1309.47229003906</text:p>
          </table:table-cell>
          <table:table-cell office:value-type="float" office:value="1513.69311523438" calcext:value-type="float">
            <text:p>1513.6931152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office:value-type="float" office:value="3204572273180672" calcext:value-type="float">
            <text:p>3204572273180672</text:p>
          </table:table-cell>
          <table:table-cell office:value-type="float" office:value="3410144708788224" calcext:value-type="float">
            <text:p>3410144708788224</text:p>
          </table:table-cell>
          <table:table-cell office:value-type="float" office:value="31978984" calcext:value-type="float">
            <text:p>31978984</text:p>
          </table:table-cell>
          <table:table-cell office:value-type="float" office:value="35636280" calcext:value-type="float">
            <text:p>35636280</text:p>
          </table:table-cell>
          <table:table-cell office:value-type="float" office:value="1453.81848144531" calcext:value-type="float">
            <text:p>1453.81848144531</text:p>
          </table:table-cell>
          <table:table-cell office:value-type="float" office:value="1769.65075683594" calcext:value-type="float">
            <text:p>1769.6507568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2" calcext:value-type="float">
            <text:p>22</text:p>
          </table:table-cell>
          <table:table-cell office:value-type="float" office:value="2998597721260032" calcext:value-type="float">
            <text:p>2998597721260032</text:p>
          </table:table-cell>
          <table:table-cell office:value-type="float" office:value="3827452589637632" calcext:value-type="float">
            <text:p>3827452589637632</text:p>
          </table:table-cell>
          <table:table-cell office:value-type="float" office:value="31164202" calcext:value-type="float">
            <text:p>31164202</text:p>
          </table:table-cell>
          <table:table-cell office:value-type="float" office:value="32050936" calcext:value-type="float">
            <text:p>32050936</text:p>
          </table:table-cell>
          <table:table-cell office:value-type="float" office:value="1396.88977050781" calcext:value-type="float">
            <text:p>1396.88977050781</text:p>
          </table:table-cell>
          <table:table-cell office:value-type="float" office:value="1360.00744628906" calcext:value-type="float">
            <text:p>1360.0074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199796001112064" calcext:value-type="float">
            <text:p>3199796001112064</text:p>
          </table:table-cell>
          <table:table-cell office:value-type="float" office:value="3000682927882240" calcext:value-type="float">
            <text:p>3000682927882240</text:p>
          </table:table-cell>
          <table:table-cell office:value-type="float" office:value="31933822" calcext:value-type="float">
            <text:p>31933822</text:p>
          </table:table-cell>
          <table:table-cell office:value-type="float" office:value="31030160" calcext:value-type="float">
            <text:p>31030160</text:p>
          </table:table-cell>
          <table:table-cell office:value-type="float" office:value="1447.59484863281" calcext:value-type="float">
            <text:p>1447.59484863281</text:p>
          </table:table-cell>
          <table:table-cell office:value-type="float" office:value="1355.73864746094" calcext:value-type="float">
            <text:p>1355.73864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88" calcext:value-type="float">
            <text:p>88</text:p>
          </table:table-cell>
          <table:table-cell office:value-type="float" office:value="2733402818084864" calcext:value-type="float">
            <text:p>2733402818084864</text:p>
          </table:table-cell>
          <table:table-cell office:value-type="float" office:value="4047009975631872" calcext:value-type="float">
            <text:p>4047009975631872</text:p>
          </table:table-cell>
          <table:table-cell office:value-type="float" office:value="28518628" calcext:value-type="float">
            <text:p>28518628</text:p>
          </table:table-cell>
          <table:table-cell office:value-type="float" office:value="34928200" calcext:value-type="float">
            <text:p>34928200</text:p>
          </table:table-cell>
          <table:table-cell office:value-type="float" office:value="1248.177734375" calcext:value-type="float">
            <text:p>1248.177734375</text:p>
          </table:table-cell>
          <table:table-cell office:value-type="float" office:value="1447.84411621094" calcext:value-type="float">
            <text:p>1447.844116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078933742354432" calcext:value-type="float">
            <text:p>3078933742354432</text:p>
          </table:table-cell>
          <table:table-cell office:value-type="float" office:value="3168418043789312" calcext:value-type="float">
            <text:p>3168418043789312</text:p>
          </table:table-cell>
          <table:table-cell office:value-type="float" office:value="31153576" calcext:value-type="float">
            <text:p>31153576</text:p>
          </table:table-cell>
          <table:table-cell office:value-type="float" office:value="32094658" calcext:value-type="float">
            <text:p>32094658</text:p>
          </table:table-cell>
          <table:table-cell office:value-type="float" office:value="1398.63916015625" calcext:value-type="float">
            <text:p>1398.63916015625</text:p>
          </table:table-cell>
          <table:table-cell office:value-type="float" office:value="1372.98608398438" calcext:value-type="float">
            <text:p>1372.9860839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office:value-type="float" office:value="3319408155951104" calcext:value-type="float">
            <text:p>3319408155951104</text:p>
          </table:table-cell>
          <table:table-cell office:value-type="float" office:value="2656019318571008" calcext:value-type="float">
            <text:p>2656019318571008</text:p>
          </table:table-cell>
          <table:table-cell office:value-type="float" office:value="32459284" calcext:value-type="float">
            <text:p>32459284</text:p>
          </table:table-cell>
          <table:table-cell office:value-type="float" office:value="32305166" calcext:value-type="float">
            <text:p>32305166</text:p>
          </table:table-cell>
          <table:table-cell office:value-type="float" office:value="1459.7626953125" calcext:value-type="float">
            <text:p>1459.7626953125</text:p>
          </table:table-cell>
          <table:table-cell office:value-type="float" office:value="1617.55383300781" calcext:value-type="float">
            <text:p>1617.553833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3215269962973184" calcext:value-type="float">
            <text:p>3215269962973184</text:p>
          </table:table-cell>
          <table:table-cell office:value-type="float" office:value="2403078762397696" calcext:value-type="float">
            <text:p>2403078762397696</text:p>
          </table:table-cell>
          <table:table-cell office:value-type="float" office:value="30361532" calcext:value-type="float">
            <text:p>30361532</text:p>
          </table:table-cell>
          <table:table-cell office:value-type="float" office:value="29514134" calcext:value-type="float">
            <text:p>29514134</text:p>
          </table:table-cell>
          <table:table-cell office:value-type="float" office:value="1275.41064453125" calcext:value-type="float">
            <text:p>1275.41064453125</text:p>
          </table:table-cell>
          <table:table-cell office:value-type="float" office:value="1282.52001953125" calcext:value-type="float">
            <text:p>1282.52001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328235655921664" calcext:value-type="float">
            <text:p>3328235655921664</text:p>
          </table:table-cell>
          <table:table-cell office:value-type="float" office:value="2588977563435008" calcext:value-type="float">
            <text:p>2588977563435008</text:p>
          </table:table-cell>
          <table:table-cell office:value-type="float" office:value="32337092" calcext:value-type="float">
            <text:p>32337092</text:p>
          </table:table-cell>
          <table:table-cell office:value-type="float" office:value="30273528" calcext:value-type="float">
            <text:p>30273528</text:p>
          </table:table-cell>
          <table:table-cell office:value-type="float" office:value="1469.560546875" calcext:value-type="float">
            <text:p>1469.560546875</text:p>
          </table:table-cell>
          <table:table-cell office:value-type="float" office:value="1299.71691894531" calcext:value-type="float">
            <text:p>1299.7169189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7" calcext:value-type="float">
            <text:p>17</text:p>
          </table:table-cell>
          <table:table-cell office:value-type="float" office:value="3073978155401216" calcext:value-type="float">
            <text:p>3073978155401216</text:p>
          </table:table-cell>
          <table:table-cell office:value-type="float" office:value="2864694868049920" calcext:value-type="float">
            <text:p>2864694868049920</text:p>
          </table:table-cell>
          <table:table-cell office:value-type="float" office:value="31037280" calcext:value-type="float">
            <text:p>31037280</text:p>
          </table:table-cell>
          <table:table-cell office:value-type="float" office:value="31524332" calcext:value-type="float">
            <text:p>31524332</text:p>
          </table:table-cell>
          <table:table-cell office:value-type="float" office:value="1381.91723632813" calcext:value-type="float">
            <text:p>1381.91723632813</text:p>
          </table:table-cell>
          <table:table-cell office:value-type="float" office:value="1493.29479980469" calcext:value-type="float">
            <text:p>1493.29479980469</text:p>
          </table:table-cell>
          <table:table-cell table:number-columns-repeated="2"/>
        </table:table-row>
      </table:table>
      <table:table table:name="Exploration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ce95"/>
        <table:table-column table:style-name="co10" table:default-cell-style-name="ce97"/>
        <table:table-column table:style-name="co11" table:default-cell-style-name="ce98"/>
        <table:table-column table:style-name="co11" table:default-cell-style-name="ce99"/>
        <table:table-column table:style-name="co11" table:default-cell-style-name="ce100"/>
        <table:table-column table:style-name="co11" table:default-cell-style-name="ce101"/>
        <table:table-column table:style-name="co12" table:default-cell-style-name="Default"/>
        <table:table-row table:style-name="ro1">
          <table:table-cell table:style-name="ce57"/>
          <table:table-cell table:style-name="ce64" table:number-columns-repeated="2"/>
          <table:table-cell table:style-name="ce71"/>
          <table:table-cell table:style-name="ce73" office:value-type="string" calcext:value-type="string">
            <text:p>Data</text:p>
          </table:table-cell>
          <table:table-cell table:style-name="ce80" table:number-columns-repeated="6"/>
          <table:table-cell table:style-name="ce87"/>
          <table:table-cell table:style-name="Default" office:value-type="string" calcext:value-type="string">
            <text:p>Validation_average</text:p>
          </table:table-cell>
          <table:table-cell table:style-name="Default" table:formula="of:=AVERAGE([.M5:.M19])" office:value-type="float" office:value="3097057657280558" calcext:value-type="float">
            <text:p>3097057657280558</text:p>
          </table:table-cell>
          <table:table-cell table:style-name="Default" office:value-type="string" calcext:value-type="string">
            <text:p>Validation_average</text:p>
          </table:table-cell>
          <table:table-cell table:style-name="Default" table:formula="of:=AVERAGE([.O5:.O86])" office:value-type="float" office:value="32107542.7916667" calcext:value-type="float">
            <text:p>32107542.7916667</text:p>
          </table:table-cell>
          <table:table-cell table:style-name="Default" office:value-type="string" calcext:value-type="string">
            <text:p>Validation_average</text:p>
          </table:table-cell>
          <table:table-cell table:style-name="Default" table:formula="of:=AVERAGE([.Q5:.Q86])" office:value-type="float" office:value="1453.73774719238" calcext:value-type="float">
            <text:p>1453.73774719238</text:p>
          </table:table-cell>
          <table:table-cell table:formula="of:=MATCH(&quot;Total Result&quot;;[.A$1:.A$1048576];0)" office:value-type="float" office:value="20" calcext:value-type="float">
            <text:p>20</text:p>
          </table:table-cell>
        </table:table-row>
        <table:table-row table:style-name="ro1">
          <table:table-cell table:style-name="ce58" office:value-type="string" calcext:value-type="string">
            <text:p>encoding</text:p>
          </table:table-cell>
          <table:table-cell table:style-name="ce65" office:value-type="string" calcext:value-type="string">
            <text:p>loss_function</text:p>
          </table:table-cell>
          <table:table-cell table:style-name="ce65" office:value-type="string" calcext:value-type="string">
            <text:p>architecture</text:p>
          </table:table-cell>
          <table:table-cell table:style-name="ce65" office:value-type="string" calcext:value-type="string">
            <text:p>regularisation</text:p>
          </table:table-cell>
          <table:table-cell table:style-name="ce74" office:value-type="string" calcext:value-type="string">
            <text:p>Average - validation_mse</text:p>
          </table:table-cell>
          <table:table-cell table:style-name="ce81" office:value-type="string" calcext:value-type="string">
            <text:p>Average - corresponding_train_mse</text:p>
          </table:table-cell>
          <table:table-cell table:style-name="ce81" office:value-type="string" calcext:value-type="string">
            <text:p>Average - validation_mae</text:p>
          </table:table-cell>
          <table:table-cell table:style-name="ce81" office:value-type="string" calcext:value-type="string">
            <text:p>Average - corresponding_train_mae</text:p>
          </table:table-cell>
          <table:table-cell table:style-name="ce81" office:value-type="string" calcext:value-type="string">
            <text:p>Average - validation_mape</text:p>
          </table:table-cell>
          <table:table-cell table:style-name="ce81" office:value-type="string" calcext:value-type="string">
            <text:p>Average - corresponding_train_mape</text:p>
          </table:table-cell>
          <table:table-cell table:style-name="ce81" office:value-type="string" calcext:value-type="string">
            <text:p>Average - epoch</text:p>
          </table:table-cell>
          <table:table-cell table:style-name="ce88" office:value-type="string" calcext:value-type="string">
            <text:p>Count - epoch</text:p>
          </table:table-cell>
          <table:table-cell table:style-name="Default" office:value-type="string" calcext:value-type="string">
            <text:p>Validation_stddev</text:p>
          </table:table-cell>
          <table:table-cell table:style-name="ce96" table:formula="of:=STDEV([.M5:.M86])" office:value-type="float" office:value="157486049856738" calcext:value-type="float">
            <text:p>157486049856738</text:p>
          </table:table-cell>
          <table:table-cell table:style-name="Default" office:value-type="string" calcext:value-type="string">
            <text:p>Validation_stddev</text:p>
          </table:table-cell>
          <table:table-cell table:style-name="Default" table:formula="of:=STDEV([.O5:.O86])" office:value-type="float" office:value="834737.418867061" calcext:value-type="float">
            <text:p>834737.418867061</text:p>
          </table:table-cell>
          <table:table-cell table:style-name="Default" office:value-type="string" calcext:value-type="string">
            <text:p>Validation_stddev</text:p>
          </table:table-cell>
          <table:table-cell table:style-name="Default" table:formula="of:=STDEV([.Q5:.Q86])" office:value-type="float" office:value="96.272745297373" calcext:value-type="float">
            <text:p>96.272745297373</text:p>
          </table:table-cell>
          <table:table-cell/>
        </table:table-row>
        <table:table-row table:style-name="ro1">
          <table:table-cell table:style-name="ce59" office:value-type="string" calcext:value-type="string">
            <text:p>bert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cor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3.18999685426927E+015" calcext:value-type="float">
            <text:p>3.18999685426927E+015</text:p>
          </table:table-cell>
          <table:table-cell table:style-name="ce82" office:value-type="float" office:value="3.19686880194287E+015" calcext:value-type="float">
            <text:p>3.19686880194287E+015</text:p>
          </table:table-cell>
          <table:table-cell table:style-name="ce82" office:value-type="float" office:value="32941005.3333333" calcext:value-type="float">
            <text:p>32941005.3333333</text:p>
          </table:table-cell>
          <table:table-cell table:style-name="ce82" office:value-type="float" office:value="31988344.6666667" calcext:value-type="float">
            <text:p>31988344.6666667</text:p>
          </table:table-cell>
          <table:table-cell table:style-name="ce82" office:value-type="float" office:value="1545.32336425781" calcext:value-type="float">
            <text:p>1545.32336425781</text:p>
          </table:table-cell>
          <table:table-cell table:style-name="ce82" office:value-type="float" office:value="1494.88342285156" calcext:value-type="float">
            <text:p>1494.88342285156</text:p>
          </table:table-cell>
          <table:table-cell table:style-name="ce82" office:value-type="float" office:value="28" calcext:value-type="float">
            <text:p>28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 table:number-columns-spanned="2" table:number-rows-spanned="2">
            <text:p>MSE</text:p>
          </table:table-cell>
          <table:covered-table-cell table:style-name="ce94"/>
          <table:table-cell table:style-name="ce94" office:value-type="string" calcext:value-type="string" table:number-columns-spanned="2" table:number-rows-spanned="2">
            <text:p>MAE</text:p>
          </table:table-cell>
          <table:covered-table-cell table:style-name="ce94"/>
          <table:table-cell table:style-name="ce94" office:value-type="string" calcext:value-type="string" table:number-columns-spanned="2" table:number-rows-spanned="2">
            <text:p>MAPE</text:p>
          </table:table-cell>
          <table:covered-table-cell table:style-name="ce94"/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3.20077588000495E+015" calcext:value-type="float">
            <text:p>3.20077588000495E+015</text:p>
          </table:table-cell>
          <table:table-cell table:style-name="ce83" office:value-type="float" office:value="3018256860315648" calcext:value-type="float">
            <text:p>3018256860315648</text:p>
          </table:table-cell>
          <table:table-cell table:style-name="ce83" office:value-type="float" office:value="32780458" calcext:value-type="float">
            <text:p>32780458</text:p>
          </table:table-cell>
          <table:table-cell table:style-name="ce83" office:value-type="float" office:value="31552056.6666667" calcext:value-type="float">
            <text:p>31552056.6666667</text:p>
          </table:table-cell>
          <table:table-cell table:style-name="ce83" office:value-type="float" office:value="1511.1581624349" calcext:value-type="float">
            <text:p>1511.1581624349</text:p>
          </table:table-cell>
          <table:table-cell table:style-name="ce83" office:value-type="float" office:value="1498.71805826823" calcext:value-type="float">
            <text:p>1498.71805826823</text:p>
          </table:table-cell>
          <table:table-cell table:style-name="ce83" office:value-type="float" office:value="80" calcext:value-type="float">
            <text:p>80</text:p>
          </table:table-cell>
          <table:table-cell table:style-name="ce90" office:value-type="float" office:value="3" calcext:value-type="float">
            <text:p>3</text:p>
          </table:table-cell>
          <table:covered-table-cell table:number-columns-repeated="6" table:style-name="ce94"/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2938139882553344" calcext:value-type="float">
            <text:p>2938139882553344</text:p>
          </table:table-cell>
          <table:table-cell table:style-name="ce83" office:value-type="float" office:value="2.78001063996075E+015" calcext:value-type="float">
            <text:p>2.78001063996075E+015</text:p>
          </table:table-cell>
          <table:table-cell table:style-name="ce83" office:value-type="float" office:value="30838945.3333333" calcext:value-type="float">
            <text:p>30838945.3333333</text:p>
          </table:table-cell>
          <table:table-cell table:style-name="ce83" office:value-type="float" office:value="31570392.6666667" calcext:value-type="float">
            <text:p>31570392.6666667</text:p>
          </table:table-cell>
          <table:table-cell table:style-name="ce83" office:value-type="float" office:value="1288.53531901042" calcext:value-type="float">
            <text:p>1288.53531901042</text:p>
          </table:table-cell>
          <table:table-cell table:style-name="ce83" office:value-type="float" office:value="1361.08072916667" calcext:value-type="float">
            <text:p>1361.08072916667</text:p>
          </table:table-cell>
          <table:table-cell table:style-name="ce83" office:value-type="float" office:value="63.6666666666667" calcext:value-type="float">
            <text:p>63.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3])&gt;=[.$S$1]-1;ROW([.E3])&lt;3);&quot;&quot;;[.E3])" office:value-type="float" office:value="3.18999685426927E+015" calcext:value-type="float">
            <text:p>3.18999685426927E+015</text:p>
          </table:table-cell>
          <table:table-cell table:formula="of:=IF(OR(ROW([.F3])&gt;=[.$S$1]-1;ROW([.F3])&lt;3);&quot;&quot;;[.F3])" office:value-type="float" office:value="3.19686880194287E+015" calcext:value-type="float">
            <text:p>3.19686880194287E+015</text:p>
          </table:table-cell>
          <table:table-cell table:formula="of:=IF(OR(ROW([.G3])&gt;=[.$S$1]-1;ROW([.G3])&lt;3);&quot;&quot;;[.G3])" office:value-type="float" office:value="32941005.3333333" calcext:value-type="float">
            <text:p>32941005.3333333</text:p>
          </table:table-cell>
          <table:table-cell table:formula="of:=IF(OR(ROW([.H3])&gt;=[.$S$1]-1;ROW([.H3])&lt;3);&quot;&quot;;[.H3])" office:value-type="float" office:value="31988344.6666667" calcext:value-type="float">
            <text:p>31988344.6666667</text:p>
          </table:table-cell>
          <table:table-cell table:formula="of:=IF(OR(ROW([.I3])&gt;=[.$S$1]-1;ROW([.I3])&lt;3);&quot;&quot;;[.I3])" office:value-type="float" office:value="1545.32336425781" calcext:value-type="float">
            <text:p>1545.32336425781</text:p>
          </table:table-cell>
          <table:table-cell table:formula="of:=IF(OR(ROW([.J3])&gt;=[.$S$1]-1;ROW([.J3])&lt;3);&quot;&quot;;[.J3])" office:value-type="float" office:value="1494.88342285156" calcext:value-type="float">
            <text:p>1494.88342285156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3.19259969392913E+015" calcext:value-type="float">
            <text:p>3.19259969392913E+015</text:p>
          </table:table-cell>
          <table:table-cell table:style-name="ce84" office:value-type="float" office:value="3133859931619328" calcext:value-type="float">
            <text:p>3133859931619328</text:p>
          </table:table-cell>
          <table:table-cell table:style-name="ce84" office:value-type="float" office:value="32966940.6666667" calcext:value-type="float">
            <text:p>32966940.6666667</text:p>
          </table:table-cell>
          <table:table-cell table:style-name="ce84" office:value-type="float" office:value="31700421.3333333" calcext:value-type="float">
            <text:p>31700421.3333333</text:p>
          </table:table-cell>
          <table:table-cell table:style-name="ce84" office:value-type="float" office:value="1550.33638509115" calcext:value-type="float">
            <text:p>1550.33638509115</text:p>
          </table:table-cell>
          <table:table-cell table:style-name="ce84" office:value-type="float" office:value="1528.82731119792" calcext:value-type="float">
            <text:p>1528.82731119792</text:p>
          </table:table-cell>
          <table:table-cell table:style-name="ce84" office:value-type="float" office:value="73" calcext:value-type="float">
            <text:p>73</text:p>
          </table:table-cell>
          <table:table-cell table:style-name="ce91" office:value-type="float" office:value="3" calcext:value-type="float">
            <text:p>3</text:p>
          </table:table-cell>
          <table:table-cell table:formula="of:=IF(OR(ROW([.E4])&gt;=[.$S$1]-1;ROW([.E4])&lt;3);&quot;&quot;;[.E4])" office:value-type="float" office:value="3.20077588000495E+015" calcext:value-type="float">
            <text:p>3.20077588000495E+015</text:p>
          </table:table-cell>
          <table:table-cell table:formula="of:=IF(OR(ROW([.F4])&gt;=[.$S$1]-1;ROW([.F4])&lt;3);&quot;&quot;;[.F4])" office:value-type="float" office:value="3018256860315648" calcext:value-type="float">
            <text:p>3018256860315648</text:p>
          </table:table-cell>
          <table:table-cell table:formula="of:=IF(OR(ROW([.G4])&gt;=[.$S$1]-1;ROW([.G4])&lt;3);&quot;&quot;;[.G4])" office:value-type="float" office:value="32780458" calcext:value-type="float">
            <text:p>32780458</text:p>
          </table:table-cell>
          <table:table-cell table:formula="of:=IF(OR(ROW([.H4])&gt;=[.$S$1]-1;ROW([.H4])&lt;3);&quot;&quot;;[.H4])" office:value-type="float" office:value="31552056.6666667" calcext:value-type="float">
            <text:p>31552056.6666667</text:p>
          </table:table-cell>
          <table:table-cell table:formula="of:=IF(OR(ROW([.I4])&gt;=[.$S$1]-1;ROW([.I4])&lt;3);&quot;&quot;;[.I4])" office:value-type="float" office:value="1511.1581624349" calcext:value-type="float">
            <text:p>1511.1581624349</text:p>
          </table:table-cell>
          <table:table-cell table:formula="of:=IF(OR(ROW([.J4])&gt;=[.$S$1]-1;ROW([.J4])&lt;3);&quot;&quot;;[.J4])" office:value-type="float" office:value="1498.71805826823" calcext:value-type="float">
            <text:p>1498.71805826823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deep_narrow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3256678547980288" calcext:value-type="float">
            <text:p>3256678547980288</text:p>
          </table:table-cell>
          <table:table-cell table:style-name="ce82" office:value-type="float" office:value="3.36539401287543E+015" calcext:value-type="float">
            <text:p>3.36539401287543E+015</text:p>
          </table:table-cell>
          <table:table-cell table:style-name="ce82" office:value-type="float" office:value="32991089.3333333" calcext:value-type="float">
            <text:p>32991089.3333333</text:p>
          </table:table-cell>
          <table:table-cell table:style-name="ce82" office:value-type="float" office:value="32971670.6666667" calcext:value-type="float">
            <text:p>32971670.6666667</text:p>
          </table:table-cell>
          <table:table-cell table:style-name="ce82" office:value-type="float" office:value="1562.09798177084" calcext:value-type="float">
            <text:p>1562.09798177084</text:p>
          </table:table-cell>
          <table:table-cell table:style-name="ce82" office:value-type="float" office:value="1567.75504557292" calcext:value-type="float">
            <text:p>1567.75504557292</text:p>
          </table:table-cell>
          <table:table-cell table:style-name="ce82" office:value-type="float" office:value="51.6666666666667" calcext:value-type="float">
            <text:p>51.6666666666667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E5])&gt;=[.$S$1]-1;ROW([.E5])&lt;3);&quot;&quot;;[.E5])" office:value-type="float" office:value="2938139882553344" calcext:value-type="float">
            <text:p>2938139882553344</text:p>
          </table:table-cell>
          <table:table-cell table:formula="of:=IF(OR(ROW([.F5])&gt;=[.$S$1]-1;ROW([.F5])&lt;3);&quot;&quot;;[.F5])" office:value-type="float" office:value="2.78001063996075E+015" calcext:value-type="float">
            <text:p>2.78001063996075E+015</text:p>
          </table:table-cell>
          <table:table-cell table:formula="of:=IF(OR(ROW([.G5])&gt;=[.$S$1]-1;ROW([.G5])&lt;3);&quot;&quot;;[.G5])" office:value-type="float" office:value="30838945.3333333" calcext:value-type="float">
            <text:p>30838945.3333333</text:p>
          </table:table-cell>
          <table:table-cell table:formula="of:=IF(OR(ROW([.H5])&gt;=[.$S$1]-1;ROW([.H5])&lt;3);&quot;&quot;;[.H5])" office:value-type="float" office:value="31570392.6666667" calcext:value-type="float">
            <text:p>31570392.6666667</text:p>
          </table:table-cell>
          <table:table-cell table:formula="of:=IF(OR(ROW([.I5])&gt;=[.$S$1]-1;ROW([.I5])&lt;3);&quot;&quot;;[.I5])" office:value-type="float" office:value="1288.53531901042" calcext:value-type="float">
            <text:p>1288.53531901042</text:p>
          </table:table-cell>
          <table:table-cell table:formula="of:=IF(OR(ROW([.J5])&gt;=[.$S$1]-1;ROW([.J5])&lt;3);&quot;&quot;;[.J5])" office:value-type="float" office:value="1361.08072916667" calcext:value-type="float">
            <text:p>1361.08072916667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2.87525064496469E+015" calcext:value-type="float">
            <text:p>2.87525064496469E+015</text:p>
          </table:table-cell>
          <table:table-cell table:style-name="ce83" office:value-type="float" office:value="2997108172914688" calcext:value-type="float">
            <text:p>2997108172914688</text:p>
          </table:table-cell>
          <table:table-cell table:style-name="ce83" office:value-type="float" office:value="30957224" calcext:value-type="float">
            <text:p>30957224</text:p>
          </table:table-cell>
          <table:table-cell table:style-name="ce83" office:value-type="float" office:value="32640986" calcext:value-type="float">
            <text:p>32640986</text:p>
          </table:table-cell>
          <table:table-cell table:style-name="ce83" office:value-type="float" office:value="1317.34790039062" calcext:value-type="float">
            <text:p>1317.34790039062</text:p>
          </table:table-cell>
          <table:table-cell table:style-name="ce83" office:value-type="float" office:value="1504.38155110677" calcext:value-type="float">
            <text:p>1504.38155110677</text:p>
          </table:table-cell>
          <table:table-cell table:style-name="ce83" office:value-type="float" office:value="67" calcext:value-type="float">
            <text:p>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6])&gt;=[.$S$1]-1;ROW([.E6])&lt;3);&quot;&quot;;[.E6])" office:value-type="float" office:value="3.19259969392913E+015" calcext:value-type="float">
            <text:p>3.19259969392913E+015</text:p>
          </table:table-cell>
          <table:table-cell table:formula="of:=IF(OR(ROW([.F6])&gt;=[.$S$1]-1;ROW([.F6])&lt;3);&quot;&quot;;[.F6])" office:value-type="float" office:value="3133859931619328" calcext:value-type="float">
            <text:p>3133859931619328</text:p>
          </table:table-cell>
          <table:table-cell table:formula="of:=IF(OR(ROW([.G6])&gt;=[.$S$1]-1;ROW([.G6])&lt;3);&quot;&quot;;[.G6])" office:value-type="float" office:value="32966940.6666667" calcext:value-type="float">
            <text:p>32966940.6666667</text:p>
          </table:table-cell>
          <table:table-cell table:formula="of:=IF(OR(ROW([.H6])&gt;=[.$S$1]-1;ROW([.H6])&lt;3);&quot;&quot;;[.H6])" office:value-type="float" office:value="31700421.3333333" calcext:value-type="float">
            <text:p>31700421.3333333</text:p>
          </table:table-cell>
          <table:table-cell table:formula="of:=IF(OR(ROW([.I6])&gt;=[.$S$1]-1;ROW([.I6])&lt;3);&quot;&quot;;[.I6])" office:value-type="float" office:value="1550.33638509115" calcext:value-type="float">
            <text:p>1550.33638509115</text:p>
          </table:table-cell>
          <table:table-cell table:formula="of:=IF(OR(ROW([.J6])&gt;=[.$S$1]-1;ROW([.J6])&lt;3);&quot;&quot;;[.J6])" office:value-type="float" office:value="1528.82731119792" calcext:value-type="float">
            <text:p>1528.82731119792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3095840344244224" calcext:value-type="float">
            <text:p>3095840344244224</text:p>
          </table:table-cell>
          <table:table-cell table:style-name="ce83" office:value-type="float" office:value="3217002982277120" calcext:value-type="float">
            <text:p>3217002982277120</text:p>
          </table:table-cell>
          <table:table-cell table:style-name="ce83" office:value-type="float" office:value="32080732" calcext:value-type="float">
            <text:p>32080732</text:p>
          </table:table-cell>
          <table:table-cell table:style-name="ce83" office:value-type="float" office:value="32291940" calcext:value-type="float">
            <text:p>32291940</text:p>
          </table:table-cell>
          <table:table-cell table:style-name="ce83" office:value-type="float" office:value="1449.52388509115" calcext:value-type="float">
            <text:p>1449.52388509115</text:p>
          </table:table-cell>
          <table:table-cell table:style-name="ce83" office:value-type="float" office:value="1485.15352376302" calcext:value-type="float">
            <text:p>1485.15352376302</text:p>
          </table:table-cell>
          <table:table-cell table:style-name="ce83" office:value-type="float" office:value="58.3333333333333" calcext:value-type="float">
            <text:p>58.3333333333333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7])&gt;=[.$S$1]-1;ROW([.E7])&lt;3);&quot;&quot;;[.E7])" office:value-type="float" office:value="3256678547980288" calcext:value-type="float">
            <text:p>3256678547980288</text:p>
          </table:table-cell>
          <table:table-cell table:formula="of:=IF(OR(ROW([.F7])&gt;=[.$S$1]-1;ROW([.F7])&lt;3);&quot;&quot;;[.F7])" office:value-type="float" office:value="3.36539401287543E+015" calcext:value-type="float">
            <text:p>3.36539401287543E+015</text:p>
          </table:table-cell>
          <table:table-cell table:formula="of:=IF(OR(ROW([.G7])&gt;=[.$S$1]-1;ROW([.G7])&lt;3);&quot;&quot;;[.G7])" office:value-type="float" office:value="32991089.3333333" calcext:value-type="float">
            <text:p>32991089.3333333</text:p>
          </table:table-cell>
          <table:table-cell table:formula="of:=IF(OR(ROW([.H7])&gt;=[.$S$1]-1;ROW([.H7])&lt;3);&quot;&quot;;[.H7])" office:value-type="float" office:value="32971670.6666667" calcext:value-type="float">
            <text:p>32971670.6666667</text:p>
          </table:table-cell>
          <table:table-cell table:formula="of:=IF(OR(ROW([.I7])&gt;=[.$S$1]-1;ROW([.I7])&lt;3);&quot;&quot;;[.I7])" office:value-type="float" office:value="1562.09798177084" calcext:value-type="float">
            <text:p>1562.09798177084</text:p>
          </table:table-cell>
          <table:table-cell table:formula="of:=IF(OR(ROW([.J7])&gt;=[.$S$1]-1;ROW([.J7])&lt;3);&quot;&quot;;[.J7])" office:value-type="float" office:value="1567.75504557292" calcext:value-type="float">
            <text:p>1567.75504557292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2.98010511321771E+015" calcext:value-type="float">
            <text:p>2.98010511321771E+015</text:p>
          </table:table-cell>
          <table:table-cell table:style-name="ce84" office:value-type="float" office:value="2.75392435078212E+015" calcext:value-type="float">
            <text:p>2.75392435078212E+015</text:p>
          </table:table-cell>
          <table:table-cell table:style-name="ce84" office:value-type="float" office:value="31008213.3333333" calcext:value-type="float">
            <text:p>31008213.3333333</text:p>
          </table:table-cell>
          <table:table-cell table:style-name="ce84" office:value-type="float" office:value="30569838.6666667" calcext:value-type="float">
            <text:p>30569838.6666667</text:p>
          </table:table-cell>
          <table:table-cell table:style-name="ce84" office:value-type="float" office:value="1318.02604166667" calcext:value-type="float">
            <text:p>1318.02604166667</text:p>
          </table:table-cell>
          <table:table-cell table:style-name="ce84" office:value-type="float" office:value="1305.45031738281" calcext:value-type="float">
            <text:p>1305.45031738281</text:p>
          </table:table-cell>
          <table:table-cell table:style-name="ce84" office:value-type="float" office:value="51.6666666666667" calcext:value-type="float">
            <text:p>51.6666666666667</text:p>
          </table:table-cell>
          <table:table-cell table:style-name="ce91" office:value-type="float" office:value="3" calcext:value-type="float">
            <text:p>3</text:p>
          </table:table-cell>
          <table:table-cell table:formula="of:=IF(OR(ROW([.E8])&gt;=[.$S$1]-1;ROW([.E8])&lt;3);&quot;&quot;;[.E8])" office:value-type="float" office:value="2.87525064496469E+015" calcext:value-type="float">
            <text:p>2.87525064496469E+015</text:p>
          </table:table-cell>
          <table:table-cell table:formula="of:=IF(OR(ROW([.F8])&gt;=[.$S$1]-1;ROW([.F8])&lt;3);&quot;&quot;;[.F8])" office:value-type="float" office:value="2997108172914688" calcext:value-type="float">
            <text:p>2997108172914688</text:p>
          </table:table-cell>
          <table:table-cell table:formula="of:=IF(OR(ROW([.G8])&gt;=[.$S$1]-1;ROW([.G8])&lt;3);&quot;&quot;;[.G8])" office:value-type="float" office:value="30957224" calcext:value-type="float">
            <text:p>30957224</text:p>
          </table:table-cell>
          <table:table-cell table:formula="of:=IF(OR(ROW([.H8])&gt;=[.$S$1]-1;ROW([.H8])&lt;3);&quot;&quot;;[.H8])" office:value-type="float" office:value="32640986" calcext:value-type="float">
            <text:p>32640986</text:p>
          </table:table-cell>
          <table:table-cell table:formula="of:=IF(OR(ROW([.I8])&gt;=[.$S$1]-1;ROW([.I8])&lt;3);&quot;&quot;;[.I8])" office:value-type="float" office:value="1317.34790039062" calcext:value-type="float">
            <text:p>1317.34790039062</text:p>
          </table:table-cell>
          <table:table-cell table:formula="of:=IF(OR(ROW([.J8])&gt;=[.$S$1]-1;ROW([.J8])&lt;3);&quot;&quot;;[.J8])" office:value-type="float" office:value="1504.38155110677" calcext:value-type="float">
            <text:p>1504.38155110677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deep_wid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3.31896479005628E+015" calcext:value-type="float">
            <text:p>3.31896479005628E+015</text:p>
          </table:table-cell>
          <table:table-cell table:style-name="ce82" office:value-type="float" office:value="3020305559715840" calcext:value-type="float">
            <text:p>3020305559715840</text:p>
          </table:table-cell>
          <table:table-cell table:style-name="ce82" office:value-type="float" office:value="33062886.6666667" calcext:value-type="float">
            <text:p>33062886.6666667</text:p>
          </table:table-cell>
          <table:table-cell table:style-name="ce82" office:value-type="float" office:value="32553464" calcext:value-type="float">
            <text:p>32553464</text:p>
          </table:table-cell>
          <table:table-cell table:style-name="ce82" office:value-type="float" office:value="1559.78470865886" calcext:value-type="float">
            <text:p>1559.78470865886</text:p>
          </table:table-cell>
          <table:table-cell table:style-name="ce82" office:value-type="float" office:value="1547.12833658854" calcext:value-type="float">
            <text:p>1547.12833658854</text:p>
          </table:table-cell>
          <table:table-cell table:style-name="ce82" office:value-type="float" office:value="74.3333333333333" calcext:value-type="float">
            <text:p>74.3333333333333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E9])&gt;=[.$S$1]-1;ROW([.E9])&lt;3);&quot;&quot;;[.E9])" office:value-type="float" office:value="3095840344244224" calcext:value-type="float">
            <text:p>3095840344244224</text:p>
          </table:table-cell>
          <table:table-cell table:formula="of:=IF(OR(ROW([.F9])&gt;=[.$S$1]-1;ROW([.F9])&lt;3);&quot;&quot;;[.F9])" office:value-type="float" office:value="3217002982277120" calcext:value-type="float">
            <text:p>3217002982277120</text:p>
          </table:table-cell>
          <table:table-cell table:formula="of:=IF(OR(ROW([.G9])&gt;=[.$S$1]-1;ROW([.G9])&lt;3);&quot;&quot;;[.G9])" office:value-type="float" office:value="32080732" calcext:value-type="float">
            <text:p>32080732</text:p>
          </table:table-cell>
          <table:table-cell table:formula="of:=IF(OR(ROW([.H9])&gt;=[.$S$1]-1;ROW([.H9])&lt;3);&quot;&quot;;[.H9])" office:value-type="float" office:value="32291940" calcext:value-type="float">
            <text:p>32291940</text:p>
          </table:table-cell>
          <table:table-cell table:formula="of:=IF(OR(ROW([.I9])&gt;=[.$S$1]-1;ROW([.I9])&lt;3);&quot;&quot;;[.I9])" office:value-type="float" office:value="1449.52388509115" calcext:value-type="float">
            <text:p>1449.52388509115</text:p>
          </table:table-cell>
          <table:table-cell table:formula="of:=IF(OR(ROW([.J9])&gt;=[.$S$1]-1;ROW([.J9])&lt;3);&quot;&quot;;[.J9])" office:value-type="float" office:value="1485.15352376302" calcext:value-type="float">
            <text:p>1485.15352376302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2.99730180435695E+015" calcext:value-type="float">
            <text:p>2.99730180435695E+015</text:p>
          </table:table-cell>
          <table:table-cell table:style-name="ce83" office:value-type="float" office:value="2759430990987264" calcext:value-type="float">
            <text:p>2759430990987264</text:p>
          </table:table-cell>
          <table:table-cell table:style-name="ce83" office:value-type="float" office:value="31813352.6666667" calcext:value-type="float">
            <text:p>31813352.6666667</text:p>
          </table:table-cell>
          <table:table-cell table:style-name="ce83" office:value-type="float" office:value="30808192" calcext:value-type="float">
            <text:p>30808192</text:p>
          </table:table-cell>
          <table:table-cell table:style-name="ce83" office:value-type="float" office:value="1417.38187662761" calcext:value-type="float">
            <text:p>1417.38187662761</text:p>
          </table:table-cell>
          <table:table-cell table:style-name="ce83" office:value-type="float" office:value="1422.68802897135" calcext:value-type="float">
            <text:p>1422.68802897135</text:p>
          </table:table-cell>
          <table:table-cell table:style-name="ce83" office:value-type="float" office:value="76" calcext:value-type="float">
            <text:p>76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10])&gt;=[.$S$1]-1;ROW([.E10])&lt;3);&quot;&quot;;[.E10])" office:value-type="float" office:value="2.98010511321771E+015" calcext:value-type="float">
            <text:p>2.98010511321771E+015</text:p>
          </table:table-cell>
          <table:table-cell table:formula="of:=IF(OR(ROW([.F10])&gt;=[.$S$1]-1;ROW([.F10])&lt;3);&quot;&quot;;[.F10])" office:value-type="float" office:value="2.75392435078212E+015" calcext:value-type="float">
            <text:p>2.75392435078212E+015</text:p>
          </table:table-cell>
          <table:table-cell table:formula="of:=IF(OR(ROW([.G10])&gt;=[.$S$1]-1;ROW([.G10])&lt;3);&quot;&quot;;[.G10])" office:value-type="float" office:value="31008213.3333333" calcext:value-type="float">
            <text:p>31008213.3333333</text:p>
          </table:table-cell>
          <table:table-cell table:formula="of:=IF(OR(ROW([.H10])&gt;=[.$S$1]-1;ROW([.H10])&lt;3);&quot;&quot;;[.H10])" office:value-type="float" office:value="30569838.6666667" calcext:value-type="float">
            <text:p>30569838.6666667</text:p>
          </table:table-cell>
          <table:table-cell table:formula="of:=IF(OR(ROW([.I10])&gt;=[.$S$1]-1;ROW([.I10])&lt;3);&quot;&quot;;[.I10])" office:value-type="float" office:value="1318.02604166667" calcext:value-type="float">
            <text:p>1318.02604166667</text:p>
          </table:table-cell>
          <table:table-cell table:formula="of:=IF(OR(ROW([.J10])&gt;=[.$S$1]-1;ROW([.J10])&lt;3);&quot;&quot;;[.J10])" office:value-type="float" office:value="1305.45031738281" calcext:value-type="float">
            <text:p>1305.45031738281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2.83274290624375E+015" calcext:value-type="float">
            <text:p>2.83274290624375E+015</text:p>
          </table:table-cell>
          <table:table-cell table:style-name="ce83" office:value-type="float" office:value="2.81675542735531E+015" calcext:value-type="float">
            <text:p>2.81675542735531E+015</text:p>
          </table:table-cell>
          <table:table-cell table:style-name="ce83" office:value-type="float" office:value="30740685.3333333" calcext:value-type="float">
            <text:p>30740685.3333333</text:p>
          </table:table-cell>
          <table:table-cell table:style-name="ce83" office:value-type="float" office:value="30903707.3333333" calcext:value-type="float">
            <text:p>30903707.3333333</text:p>
          </table:table-cell>
          <table:table-cell table:style-name="ce83" office:value-type="float" office:value="1314.43168131511" calcext:value-type="float">
            <text:p>1314.43168131511</text:p>
          </table:table-cell>
          <table:table-cell table:style-name="ce83" office:value-type="float" office:value="1324.39017740885" calcext:value-type="float">
            <text:p>1324.39017740885</text:p>
          </table:table-cell>
          <table:table-cell table:style-name="ce83" office:value-type="float" office:value="64.6666666666667" calcext:value-type="float">
            <text:p>64.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11])&gt;=[.$S$1]-1;ROW([.E11])&lt;3);&quot;&quot;;[.E11])" office:value-type="float" office:value="3.31896479005628E+015" calcext:value-type="float">
            <text:p>3.31896479005628E+015</text:p>
          </table:table-cell>
          <table:table-cell table:formula="of:=IF(OR(ROW([.F11])&gt;=[.$S$1]-1;ROW([.F11])&lt;3);&quot;&quot;;[.F11])" office:value-type="float" office:value="3020305559715840" calcext:value-type="float">
            <text:p>3020305559715840</text:p>
          </table:table-cell>
          <table:table-cell table:formula="of:=IF(OR(ROW([.G11])&gt;=[.$S$1]-1;ROW([.G11])&lt;3);&quot;&quot;;[.G11])" office:value-type="float" office:value="33062886.6666667" calcext:value-type="float">
            <text:p>33062886.6666667</text:p>
          </table:table-cell>
          <table:table-cell table:formula="of:=IF(OR(ROW([.H11])&gt;=[.$S$1]-1;ROW([.H11])&lt;3);&quot;&quot;;[.H11])" office:value-type="float" office:value="32553464" calcext:value-type="float">
            <text:p>32553464</text:p>
          </table:table-cell>
          <table:table-cell table:formula="of:=IF(OR(ROW([.I11])&gt;=[.$S$1]-1;ROW([.I11])&lt;3);&quot;&quot;;[.I11])" office:value-type="float" office:value="1559.78470865886" calcext:value-type="float">
            <text:p>1559.78470865886</text:p>
          </table:table-cell>
          <table:table-cell table:formula="of:=IF(OR(ROW([.J11])&gt;=[.$S$1]-1;ROW([.J11])&lt;3);&quot;&quot;;[.J11])" office:value-type="float" office:value="1547.12833658854" calcext:value-type="float">
            <text:p>1547.12833658854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3255996721922048" calcext:value-type="float">
            <text:p>3255996721922048</text:p>
          </table:table-cell>
          <table:table-cell table:style-name="ce84" office:value-type="float" office:value="2.577422669753E+015" calcext:value-type="float">
            <text:p>2.577422669753E+015</text:p>
          </table:table-cell>
          <table:table-cell table:style-name="ce84" office:value-type="float" office:value="32798496" calcext:value-type="float">
            <text:p>32798496</text:p>
          </table:table-cell>
          <table:table-cell table:style-name="ce84" office:value-type="float" office:value="30035562.6666667" calcext:value-type="float">
            <text:p>30035562.6666667</text:p>
          </table:table-cell>
          <table:table-cell table:style-name="ce84" office:value-type="float" office:value="1512.02856445313" calcext:value-type="float">
            <text:p>1512.02856445313</text:p>
          </table:table-cell>
          <table:table-cell table:style-name="ce84" office:value-type="float" office:value="1320.90832519531" calcext:value-type="float">
            <text:p>1320.90832519531</text:p>
          </table:table-cell>
          <table:table-cell table:style-name="ce84" office:value-type="float" office:value="71" calcext:value-type="float">
            <text:p>71</text:p>
          </table:table-cell>
          <table:table-cell table:style-name="ce91" office:value-type="float" office:value="3" calcext:value-type="float">
            <text:p>3</text:p>
          </table:table-cell>
          <table:table-cell table:formula="of:=IF(OR(ROW([.E12])&gt;=[.$S$1]-1;ROW([.E12])&lt;3);&quot;&quot;;[.E12])" office:value-type="float" office:value="2.99730180435695E+015" calcext:value-type="float">
            <text:p>2.99730180435695E+015</text:p>
          </table:table-cell>
          <table:table-cell table:formula="of:=IF(OR(ROW([.F12])&gt;=[.$S$1]-1;ROW([.F12])&lt;3);&quot;&quot;;[.F12])" office:value-type="float" office:value="2759430990987264" calcext:value-type="float">
            <text:p>2759430990987264</text:p>
          </table:table-cell>
          <table:table-cell table:formula="of:=IF(OR(ROW([.G12])&gt;=[.$S$1]-1;ROW([.G12])&lt;3);&quot;&quot;;[.G12])" office:value-type="float" office:value="31813352.6666667" calcext:value-type="float">
            <text:p>31813352.6666667</text:p>
          </table:table-cell>
          <table:table-cell table:formula="of:=IF(OR(ROW([.H12])&gt;=[.$S$1]-1;ROW([.H12])&lt;3);&quot;&quot;;[.H12])" office:value-type="float" office:value="30808192" calcext:value-type="float">
            <text:p>30808192</text:p>
          </table:table-cell>
          <table:table-cell table:formula="of:=IF(OR(ROW([.I12])&gt;=[.$S$1]-1;ROW([.I12])&lt;3);&quot;&quot;;[.I12])" office:value-type="float" office:value="1417.38187662761" calcext:value-type="float">
            <text:p>1417.38187662761</text:p>
          </table:table-cell>
          <table:table-cell table:formula="of:=IF(OR(ROW([.J12])&gt;=[.$S$1]-1;ROW([.J12])&lt;3);&quot;&quot;;[.J12])" office:value-type="float" office:value="1422.68802897135" calcext:value-type="float">
            <text:p>1422.68802897135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shallow_wid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3082918935134208" calcext:value-type="float">
            <text:p>3082918935134208</text:p>
          </table:table-cell>
          <table:table-cell table:style-name="ce82" office:value-type="float" office:value="3.02817250814635E+015" calcext:value-type="float">
            <text:p>3.02817250814635E+015</text:p>
          </table:table-cell>
          <table:table-cell table:style-name="ce82" office:value-type="float" office:value="32029713.3333333" calcext:value-type="float">
            <text:p>32029713.3333333</text:p>
          </table:table-cell>
          <table:table-cell table:style-name="ce82" office:value-type="float" office:value="32012583.3333333" calcext:value-type="float">
            <text:p>32012583.3333333</text:p>
          </table:table-cell>
          <table:table-cell table:style-name="ce82" office:value-type="float" office:value="1458.12060546875" calcext:value-type="float">
            <text:p>1458.12060546875</text:p>
          </table:table-cell>
          <table:table-cell table:style-name="ce82" office:value-type="float" office:value="1471.71940104167" calcext:value-type="float">
            <text:p>1471.71940104167</text:p>
          </table:table-cell>
          <table:table-cell table:style-name="ce82" office:value-type="float" office:value="44.6666666666667" calcext:value-type="float">
            <text:p>44.6666666666667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E13])&gt;=[.$S$1]-1;ROW([.E13])&lt;3);&quot;&quot;;[.E13])" office:value-type="float" office:value="2.83274290624375E+015" calcext:value-type="float">
            <text:p>2.83274290624375E+015</text:p>
          </table:table-cell>
          <table:table-cell table:formula="of:=IF(OR(ROW([.F13])&gt;=[.$S$1]-1;ROW([.F13])&lt;3);&quot;&quot;;[.F13])" office:value-type="float" office:value="2.81675542735531E+015" calcext:value-type="float">
            <text:p>2.81675542735531E+015</text:p>
          </table:table-cell>
          <table:table-cell table:formula="of:=IF(OR(ROW([.G13])&gt;=[.$S$1]-1;ROW([.G13])&lt;3);&quot;&quot;;[.G13])" office:value-type="float" office:value="30740685.3333333" calcext:value-type="float">
            <text:p>30740685.3333333</text:p>
          </table:table-cell>
          <table:table-cell table:formula="of:=IF(OR(ROW([.H13])&gt;=[.$S$1]-1;ROW([.H13])&lt;3);&quot;&quot;;[.H13])" office:value-type="float" office:value="30903707.3333333" calcext:value-type="float">
            <text:p>30903707.3333333</text:p>
          </table:table-cell>
          <table:table-cell table:formula="of:=IF(OR(ROW([.I13])&gt;=[.$S$1]-1;ROW([.I13])&lt;3);&quot;&quot;;[.I13])" office:value-type="float" office:value="1314.43168131511" calcext:value-type="float">
            <text:p>1314.43168131511</text:p>
          </table:table-cell>
          <table:table-cell table:formula="of:=IF(OR(ROW([.J13])&gt;=[.$S$1]-1;ROW([.J13])&lt;3);&quot;&quot;;[.J13])" office:value-type="float" office:value="1324.39017740885" calcext:value-type="float">
            <text:p>1324.39017740885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3212419178430464" calcext:value-type="float">
            <text:p>3212419178430464</text:p>
          </table:table-cell>
          <table:table-cell table:style-name="ce83" office:value-type="float" office:value="3.56737639269444E+015" calcext:value-type="float">
            <text:p>3.56737639269444E+015</text:p>
          </table:table-cell>
          <table:table-cell table:style-name="ce83" office:value-type="float" office:value="32509505.3333333" calcext:value-type="float">
            <text:p>32509505.3333333</text:p>
          </table:table-cell>
          <table:table-cell table:style-name="ce83" office:value-type="float" office:value="33741240" calcext:value-type="float">
            <text:p>33741240</text:p>
          </table:table-cell>
          <table:table-cell table:style-name="ce83" office:value-type="float" office:value="1533.80843098958" calcext:value-type="float">
            <text:p>1533.80843098958</text:p>
          </table:table-cell>
          <table:table-cell table:style-name="ce83" office:value-type="float" office:value="1498.12548828125" calcext:value-type="float">
            <text:p>1498.12548828125</text:p>
          </table:table-cell>
          <table:table-cell table:style-name="ce83" office:value-type="float" office:value="38.6666666666667" calcext:value-type="float">
            <text:p>38.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14])&gt;=[.$S$1]-1;ROW([.E14])&lt;3);&quot;&quot;;[.E14])" office:value-type="float" office:value="3255996721922048" calcext:value-type="float">
            <text:p>3255996721922048</text:p>
          </table:table-cell>
          <table:table-cell table:formula="of:=IF(OR(ROW([.F14])&gt;=[.$S$1]-1;ROW([.F14])&lt;3);&quot;&quot;;[.F14])" office:value-type="float" office:value="2.577422669753E+015" calcext:value-type="float">
            <text:p>2.577422669753E+015</text:p>
          </table:table-cell>
          <table:table-cell table:formula="of:=IF(OR(ROW([.G14])&gt;=[.$S$1]-1;ROW([.G14])&lt;3);&quot;&quot;;[.G14])" office:value-type="float" office:value="32798496" calcext:value-type="float">
            <text:p>32798496</text:p>
          </table:table-cell>
          <table:table-cell table:formula="of:=IF(OR(ROW([.H14])&gt;=[.$S$1]-1;ROW([.H14])&lt;3);&quot;&quot;;[.H14])" office:value-type="float" office:value="30035562.6666667" calcext:value-type="float">
            <text:p>30035562.6666667</text:p>
          </table:table-cell>
          <table:table-cell table:formula="of:=IF(OR(ROW([.I14])&gt;=[.$S$1]-1;ROW([.I14])&lt;3);&quot;&quot;;[.I14])" office:value-type="float" office:value="1512.02856445313" calcext:value-type="float">
            <text:p>1512.02856445313</text:p>
          </table:table-cell>
          <table:table-cell table:formula="of:=IF(OR(ROW([.J14])&gt;=[.$S$1]-1;ROW([.J14])&lt;3);&quot;&quot;;[.J14])" office:value-type="float" office:value="1320.90832519531" calcext:value-type="float">
            <text:p>1320.90832519531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3026133561901056" calcext:value-type="float">
            <text:p>3026133561901056</text:p>
          </table:table-cell>
          <table:table-cell table:style-name="ce83" office:value-type="float" office:value="3.27797684340873E+015" calcext:value-type="float">
            <text:p>3.27797684340873E+015</text:p>
          </table:table-cell>
          <table:table-cell table:style-name="ce83" office:value-type="float" office:value="31845162.6666667" calcext:value-type="float">
            <text:p>31845162.6666667</text:p>
          </table:table-cell>
          <table:table-cell table:style-name="ce83" office:value-type="float" office:value="32289980" calcext:value-type="float">
            <text:p>32289980</text:p>
          </table:table-cell>
          <table:table-cell table:style-name="ce83" office:value-type="float" office:value="1456.9091389974" calcext:value-type="float">
            <text:p>1456.9091389974</text:p>
          </table:table-cell>
          <table:table-cell table:style-name="ce83" office:value-type="float" office:value="1502.64371744792" calcext:value-type="float">
            <text:p>1502.64371744792</text:p>
          </table:table-cell>
          <table:table-cell table:style-name="ce83" office:value-type="float" office:value="66.6666666666667" calcext:value-type="float">
            <text:p>66.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E15])&gt;=[.$S$1]-1;ROW([.E15])&lt;3);&quot;&quot;;[.E15])" office:value-type="float" office:value="3082918935134208" calcext:value-type="float">
            <text:p>3082918935134208</text:p>
          </table:table-cell>
          <table:table-cell table:formula="of:=IF(OR(ROW([.F15])&gt;=[.$S$1]-1;ROW([.F15])&lt;3);&quot;&quot;;[.F15])" office:value-type="float" office:value="3.02817250814635E+015" calcext:value-type="float">
            <text:p>3.02817250814635E+015</text:p>
          </table:table-cell>
          <table:table-cell table:formula="of:=IF(OR(ROW([.G15])&gt;=[.$S$1]-1;ROW([.G15])&lt;3);&quot;&quot;;[.G15])" office:value-type="float" office:value="32029713.3333333" calcext:value-type="float">
            <text:p>32029713.3333333</text:p>
          </table:table-cell>
          <table:table-cell table:formula="of:=IF(OR(ROW([.H15])&gt;=[.$S$1]-1;ROW([.H15])&lt;3);&quot;&quot;;[.H15])" office:value-type="float" office:value="32012583.3333333" calcext:value-type="float">
            <text:p>32012583.3333333</text:p>
          </table:table-cell>
          <table:table-cell table:formula="of:=IF(OR(ROW([.I15])&gt;=[.$S$1]-1;ROW([.I15])&lt;3);&quot;&quot;;[.I15])" office:value-type="float" office:value="1458.12060546875" calcext:value-type="float">
            <text:p>1458.12060546875</text:p>
          </table:table-cell>
          <table:table-cell table:formula="of:=IF(OR(ROW([.J15])&gt;=[.$S$1]-1;ROW([.J15])&lt;3);&quot;&quot;;[.J15])" office:value-type="float" office:value="1471.71940104167" calcext:value-type="float">
            <text:p>1471.71940104167</text:p>
          </table:table-cell>
          <table:table-cell/>
        </table:table-row>
        <table:table-row table:style-name="ro1">
          <table:table-cell table:style-name="ce61"/>
          <table:table-cell table:style-name="ce68" table:number-columns-repeated="2"/>
          <table:table-cell table:style-name="ce68" office:value-type="string" calcext:value-type="string">
            <text:p>no</text:p>
          </table:table-cell>
          <table:table-cell table:style-name="ce77" office:value-type="float" office:value="3.34371346535765E+015" calcext:value-type="float">
            <text:p>3.34371346535765E+015</text:p>
          </table:table-cell>
          <table:table-cell table:style-name="ce84" office:value-type="float" office:value="2880495247425536" calcext:value-type="float">
            <text:p>2880495247425536</text:p>
          </table:table-cell>
          <table:table-cell table:style-name="ce84" office:value-type="float" office:value="32356274.6666667" calcext:value-type="float">
            <text:p>32356274.6666667</text:p>
          </table:table-cell>
          <table:table-cell table:style-name="ce84" office:value-type="float" office:value="31998397.3333333" calcext:value-type="float">
            <text:p>31998397.3333333</text:p>
          </table:table-cell>
          <table:table-cell table:style-name="ce84" office:value-type="float" office:value="1464.98990885417" calcext:value-type="float">
            <text:p>1464.98990885417</text:p>
          </table:table-cell>
          <table:table-cell table:style-name="ce84" office:value-type="float" office:value="1539.09236653646" calcext:value-type="float">
            <text:p>1539.09236653646</text:p>
          </table:table-cell>
          <table:table-cell table:style-name="ce84" office:value-type="float" office:value="15.6666666666667" calcext:value-type="float">
            <text:p>15.6666666666667</text:p>
          </table:table-cell>
          <table:table-cell table:style-name="ce91" office:value-type="float" office:value="3" calcext:value-type="float">
            <text:p>3</text:p>
          </table:table-cell>
          <table:table-cell table:formula="of:=IF(OR(ROW([.E16])&gt;=[.$S$1]-1;ROW([.E16])&lt;3);&quot;&quot;;[.E16])" office:value-type="float" office:value="3212419178430464" calcext:value-type="float">
            <text:p>3212419178430464</text:p>
          </table:table-cell>
          <table:table-cell table:formula="of:=IF(OR(ROW([.F16])&gt;=[.$S$1]-1;ROW([.F16])&lt;3);&quot;&quot;;[.F16])" office:value-type="float" office:value="3.56737639269444E+015" calcext:value-type="float">
            <text:p>3.56737639269444E+015</text:p>
          </table:table-cell>
          <table:table-cell table:formula="of:=IF(OR(ROW([.G16])&gt;=[.$S$1]-1;ROW([.G16])&lt;3);&quot;&quot;;[.G16])" office:value-type="float" office:value="32509505.3333333" calcext:value-type="float">
            <text:p>32509505.3333333</text:p>
          </table:table-cell>
          <table:table-cell table:formula="of:=IF(OR(ROW([.H16])&gt;=[.$S$1]-1;ROW([.H16])&lt;3);&quot;&quot;;[.H16])" office:value-type="float" office:value="33741240" calcext:value-type="float">
            <text:p>33741240</text:p>
          </table:table-cell>
          <table:table-cell table:formula="of:=IF(OR(ROW([.I16])&gt;=[.$S$1]-1;ROW([.I16])&lt;3);&quot;&quot;;[.I16])" office:value-type="float" office:value="1533.80843098958" calcext:value-type="float">
            <text:p>1533.80843098958</text:p>
          </table:table-cell>
          <table:table-cell table:formula="of:=IF(OR(ROW([.J16])&gt;=[.$S$1]-1;ROW([.J16])&lt;3);&quot;&quot;;[.J16])" office:value-type="float" office:value="1498.12548828125" calcext:value-type="float">
            <text:p>1498.12548828125</text:p>
          </table:table-cell>
          <table:table-cell/>
        </table:table-row>
        <table:table-row table:style-name="ro1">
          <table:table-cell table:style-name="ce62" office:value-type="string" calcext:value-type="string">
            <text:p>(empty)</text:p>
          </table:table-cell>
          <table:table-cell table:number-columns-repeated="3" table:style-name="ce69" office:value-type="string" calcext:value-type="string">
            <text:p>(empty)</text:p>
          </table:table-cell>
          <table:table-cell table:style-name="ce78"/>
          <table:table-cell table:style-name="ce85" table:number-columns-repeated="6"/>
          <table:table-cell table:style-name="ce92"/>
          <table:table-cell table:formula="of:=IF(OR(ROW([.E17])&gt;=[.$S$1]-1;ROW([.E17])&lt;3);&quot;&quot;;[.E17])" office:value-type="float" office:value="3026133561901056" calcext:value-type="float">
            <text:p>3026133561901056</text:p>
          </table:table-cell>
          <table:table-cell table:formula="of:=IF(OR(ROW([.F17])&gt;=[.$S$1]-1;ROW([.F17])&lt;3);&quot;&quot;;[.F17])" office:value-type="float" office:value="3.27797684340873E+015" calcext:value-type="float">
            <text:p>3.27797684340873E+015</text:p>
          </table:table-cell>
          <table:table-cell table:formula="of:=IF(OR(ROW([.G17])&gt;=[.$S$1]-1;ROW([.G17])&lt;3);&quot;&quot;;[.G17])" office:value-type="float" office:value="31845162.6666667" calcext:value-type="float">
            <text:p>31845162.6666667</text:p>
          </table:table-cell>
          <table:table-cell table:formula="of:=IF(OR(ROW([.H17])&gt;=[.$S$1]-1;ROW([.H17])&lt;3);&quot;&quot;;[.H17])" office:value-type="float" office:value="32289980" calcext:value-type="float">
            <text:p>32289980</text:p>
          </table:table-cell>
          <table:table-cell table:formula="of:=IF(OR(ROW([.I17])&gt;=[.$S$1]-1;ROW([.I17])&lt;3);&quot;&quot;;[.I17])" office:value-type="float" office:value="1456.9091389974" calcext:value-type="float">
            <text:p>1456.9091389974</text:p>
          </table:table-cell>
          <table:table-cell table:formula="of:=IF(OR(ROW([.J17])&gt;=[.$S$1]-1;ROW([.J17])&lt;3);&quot;&quot;;[.J17])" office:value-type="float" office:value="1502.64371744792" calcext:value-type="float">
            <text:p>1502.64371744792</text:p>
          </table:table-cell>
          <table:table-cell/>
        </table:table-row>
        <table:table-row table:style-name="ro1">
          <table:table-cell table:style-name="ce63" office:value-type="string" calcext:value-type="string">
            <text:p>Total Result</text:p>
          </table:table-cell>
          <table:table-cell table:style-name="ce70" table:number-columns-repeated="2"/>
          <table:table-cell table:style-name="ce72"/>
          <table:table-cell table:style-name="ce79" office:value-type="float" office:value="3112473645285376" calcext:value-type="float">
            <text:p>3112473645285376</text:p>
          </table:table-cell>
          <table:table-cell table:style-name="ce86" office:value-type="float" office:value="3.0243975870109E+015" calcext:value-type="float">
            <text:p>3.0243975870109E+015</text:p>
          </table:table-cell>
          <table:table-cell table:style-name="ce86" office:value-type="float" office:value="32107542.7916667" calcext:value-type="float">
            <text:p>32107542.7916667</text:p>
          </table:table-cell>
          <table:table-cell table:style-name="ce86" office:value-type="float" office:value="31851798.5833333" calcext:value-type="float">
            <text:p>31851798.5833333</text:p>
          </table:table-cell>
          <table:table-cell table:style-name="ce86" office:value-type="float" office:value="1453.73774719238" calcext:value-type="float">
            <text:p>1453.73774719238</text:p>
          </table:table-cell>
          <table:table-cell table:style-name="ce86" office:value-type="float" office:value="1460.80911254883" calcext:value-type="float">
            <text:p>1460.80911254883</text:p>
          </table:table-cell>
          <table:table-cell table:style-name="ce86" office:value-type="float" office:value="57.8125" calcext:value-type="float">
            <text:p>57.8125</text:p>
          </table:table-cell>
          <table:table-cell table:style-name="ce93" office:value-type="float" office:value="48" calcext:value-type="float">
            <text:p>48</text:p>
          </table:table-cell>
          <table:table-cell table:formula="of:=IF(OR(ROW([.E18])&gt;=[.$S$1]-1;ROW([.E18])&lt;3);&quot;&quot;;[.E18])" office:value-type="float" office:value="3.34371346535765E+015" calcext:value-type="float">
            <text:p>3.34371346535765E+015</text:p>
          </table:table-cell>
          <table:table-cell table:formula="of:=IF(OR(ROW([.F18])&gt;=[.$S$1]-1;ROW([.F18])&lt;3);&quot;&quot;;[.F18])" office:value-type="float" office:value="2880495247425536" calcext:value-type="float">
            <text:p>2880495247425536</text:p>
          </table:table-cell>
          <table:table-cell table:formula="of:=IF(OR(ROW([.G18])&gt;=[.$S$1]-1;ROW([.G18])&lt;3);&quot;&quot;;[.G18])" office:value-type="float" office:value="32356274.6666667" calcext:value-type="float">
            <text:p>32356274.6666667</text:p>
          </table:table-cell>
          <table:table-cell table:formula="of:=IF(OR(ROW([.H18])&gt;=[.$S$1]-1;ROW([.H18])&lt;3);&quot;&quot;;[.H18])" office:value-type="float" office:value="31998397.3333333" calcext:value-type="float">
            <text:p>31998397.3333333</text:p>
          </table:table-cell>
          <table:table-cell table:formula="of:=IF(OR(ROW([.I18])&gt;=[.$S$1]-1;ROW([.I18])&lt;3);&quot;&quot;;[.I18])" office:value-type="float" office:value="1464.98990885417" calcext:value-type="float">
            <text:p>1464.98990885417</text:p>
          </table:table-cell>
          <table:table-cell table:formula="of:=IF(OR(ROW([.J18])&gt;=[.$S$1]-1;ROW([.J18])&lt;3);&quot;&quot;;[.J18])" office:value-type="float" office:value="1539.09236653646" calcext:value-type="float">
            <text:p>1539.09236653646</text:p>
          </table:table-cell>
          <table:table-cell/>
        </table:table-row>
        <table:table-row table:style-name="ro1">
          <table:table-cell table:number-columns-repeated="12"/>
          <table:table-cell table:formula="of:=IF(OR(ROW([.E19])&gt;=[.$S$1]-1;ROW([.E19])&lt;3);&quot;&quot;;[.E19])">
            <text:p/>
          </table:table-cell>
          <table:table-cell table:formula="of:=IF(OR(ROW([.F19])&gt;=[.$S$1]-1;ROW([.F19])&lt;3);&quot;&quot;;[.F19])">
            <text:p/>
          </table:table-cell>
          <table:table-cell table:formula="of:=IF(OR(ROW([.G19])&gt;=[.$S$1]-1;ROW([.G19])&lt;3);&quot;&quot;;[.G19])">
            <text:p/>
          </table:table-cell>
          <table:table-cell table:formula="of:=IF(OR(ROW([.H19])&gt;=[.$S$1]-1;ROW([.H19])&lt;3);&quot;&quot;;[.H19])">
            <text:p/>
          </table:table-cell>
          <table:table-cell table:formula="of:=IF(OR(ROW([.I19])&gt;=[.$S$1]-1;ROW([.I19])&lt;3);&quot;&quot;;[.I19])">
            <text:p/>
          </table:table-cell>
          <table:table-cell table:formula="of:=IF(OR(ROW([.J19])&gt;=[.$S$1]-1;ROW([.J19])&lt;3);&quot;&quot;;[.J1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0])&gt;=[.$S$1]-1;ROW([.E20])&lt;3);&quot;&quot;;[.E20])">
            <text:p/>
          </table:table-cell>
          <table:table-cell table:formula="of:=IF(OR(ROW([.F20])&gt;=[.$S$1]-1;ROW([.F20])&lt;3);&quot;&quot;;[.F20])">
            <text:p/>
          </table:table-cell>
          <table:table-cell table:formula="of:=IF(OR(ROW([.G20])&gt;=[.$S$1]-1;ROW([.G20])&lt;3);&quot;&quot;;[.G20])">
            <text:p/>
          </table:table-cell>
          <table:table-cell table:formula="of:=IF(OR(ROW([.H20])&gt;=[.$S$1]-1;ROW([.H20])&lt;3);&quot;&quot;;[.H20])">
            <text:p/>
          </table:table-cell>
          <table:table-cell table:formula="of:=IF(OR(ROW([.I20])&gt;=[.$S$1]-1;ROW([.I20])&lt;3);&quot;&quot;;[.I20])">
            <text:p/>
          </table:table-cell>
          <table:table-cell table:formula="of:=IF(OR(ROW([.J20])&gt;=[.$S$1]-1;ROW([.J20])&lt;3);&quot;&quot;;[.J2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1])&gt;=[.$S$1]-1;ROW([.E21])&lt;3);&quot;&quot;;[.E21])">
            <text:p/>
          </table:table-cell>
          <table:table-cell table:formula="of:=IF(OR(ROW([.F21])&gt;=[.$S$1]-1;ROW([.F21])&lt;3);&quot;&quot;;[.F21])">
            <text:p/>
          </table:table-cell>
          <table:table-cell table:formula="of:=IF(OR(ROW([.G21])&gt;=[.$S$1]-1;ROW([.G21])&lt;3);&quot;&quot;;[.G21])">
            <text:p/>
          </table:table-cell>
          <table:table-cell table:formula="of:=IF(OR(ROW([.H21])&gt;=[.$S$1]-1;ROW([.H21])&lt;3);&quot;&quot;;[.H21])">
            <text:p/>
          </table:table-cell>
          <table:table-cell table:formula="of:=IF(OR(ROW([.I21])&gt;=[.$S$1]-1;ROW([.I21])&lt;3);&quot;&quot;;[.I21])">
            <text:p/>
          </table:table-cell>
          <table:table-cell table:formula="of:=IF(OR(ROW([.J21])&gt;=[.$S$1]-1;ROW([.J21])&lt;3);&quot;&quot;;[.J2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2])&gt;=[.$S$1]-1;ROW([.E22])&lt;3);&quot;&quot;;[.E22])">
            <text:p/>
          </table:table-cell>
          <table:table-cell table:formula="of:=IF(OR(ROW([.F22])&gt;=[.$S$1]-1;ROW([.F22])&lt;3);&quot;&quot;;[.F22])">
            <text:p/>
          </table:table-cell>
          <table:table-cell table:formula="of:=IF(OR(ROW([.G22])&gt;=[.$S$1]-1;ROW([.G22])&lt;3);&quot;&quot;;[.G22])">
            <text:p/>
          </table:table-cell>
          <table:table-cell table:formula="of:=IF(OR(ROW([.H22])&gt;=[.$S$1]-1;ROW([.H22])&lt;3);&quot;&quot;;[.H22])">
            <text:p/>
          </table:table-cell>
          <table:table-cell table:formula="of:=IF(OR(ROW([.I22])&gt;=[.$S$1]-1;ROW([.I22])&lt;3);&quot;&quot;;[.I22])">
            <text:p/>
          </table:table-cell>
          <table:table-cell table:formula="of:=IF(OR(ROW([.J22])&gt;=[.$S$1]-1;ROW([.J22])&lt;3);&quot;&quot;;[.J2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3])&gt;=[.$S$1]-1;ROW([.E23])&lt;3);&quot;&quot;;[.E23])">
            <text:p/>
          </table:table-cell>
          <table:table-cell table:formula="of:=IF(OR(ROW([.F23])&gt;=[.$S$1]-1;ROW([.F23])&lt;3);&quot;&quot;;[.F23])">
            <text:p/>
          </table:table-cell>
          <table:table-cell table:formula="of:=IF(OR(ROW([.G23])&gt;=[.$S$1]-1;ROW([.G23])&lt;3);&quot;&quot;;[.G23])">
            <text:p/>
          </table:table-cell>
          <table:table-cell table:formula="of:=IF(OR(ROW([.H23])&gt;=[.$S$1]-1;ROW([.H23])&lt;3);&quot;&quot;;[.H23])">
            <text:p/>
          </table:table-cell>
          <table:table-cell table:formula="of:=IF(OR(ROW([.I23])&gt;=[.$S$1]-1;ROW([.I23])&lt;3);&quot;&quot;;[.I23])">
            <text:p/>
          </table:table-cell>
          <table:table-cell table:formula="of:=IF(OR(ROW([.J23])&gt;=[.$S$1]-1;ROW([.J23])&lt;3);&quot;&quot;;[.J2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4])&gt;=[.$S$1]-1;ROW([.E24])&lt;3);&quot;&quot;;[.E24])">
            <text:p/>
          </table:table-cell>
          <table:table-cell table:formula="of:=IF(OR(ROW([.F24])&gt;=[.$S$1]-1;ROW([.F24])&lt;3);&quot;&quot;;[.F24])">
            <text:p/>
          </table:table-cell>
          <table:table-cell table:formula="of:=IF(OR(ROW([.G24])&gt;=[.$S$1]-1;ROW([.G24])&lt;3);&quot;&quot;;[.G24])">
            <text:p/>
          </table:table-cell>
          <table:table-cell table:formula="of:=IF(OR(ROW([.H24])&gt;=[.$S$1]-1;ROW([.H24])&lt;3);&quot;&quot;;[.H24])">
            <text:p/>
          </table:table-cell>
          <table:table-cell table:formula="of:=IF(OR(ROW([.I24])&gt;=[.$S$1]-1;ROW([.I24])&lt;3);&quot;&quot;;[.I24])">
            <text:p/>
          </table:table-cell>
          <table:table-cell table:formula="of:=IF(OR(ROW([.J24])&gt;=[.$S$1]-1;ROW([.J24])&lt;3);&quot;&quot;;[.J2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5])&gt;=[.$S$1]-1;ROW([.E25])&lt;3);&quot;&quot;;[.E25])">
            <text:p/>
          </table:table-cell>
          <table:table-cell table:formula="of:=IF(OR(ROW([.F25])&gt;=[.$S$1]-1;ROW([.F25])&lt;3);&quot;&quot;;[.F25])">
            <text:p/>
          </table:table-cell>
          <table:table-cell table:formula="of:=IF(OR(ROW([.G25])&gt;=[.$S$1]-1;ROW([.G25])&lt;3);&quot;&quot;;[.G25])">
            <text:p/>
          </table:table-cell>
          <table:table-cell table:formula="of:=IF(OR(ROW([.H25])&gt;=[.$S$1]-1;ROW([.H25])&lt;3);&quot;&quot;;[.H25])">
            <text:p/>
          </table:table-cell>
          <table:table-cell table:formula="of:=IF(OR(ROW([.I25])&gt;=[.$S$1]-1;ROW([.I25])&lt;3);&quot;&quot;;[.I25])">
            <text:p/>
          </table:table-cell>
          <table:table-cell table:formula="of:=IF(OR(ROW([.J25])&gt;=[.$S$1]-1;ROW([.J25])&lt;3);&quot;&quot;;[.J2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6])&gt;=[.$S$1]-1;ROW([.E26])&lt;3);&quot;&quot;;[.E26])">
            <text:p/>
          </table:table-cell>
          <table:table-cell table:formula="of:=IF(OR(ROW([.F26])&gt;=[.$S$1]-1;ROW([.F26])&lt;3);&quot;&quot;;[.F26])">
            <text:p/>
          </table:table-cell>
          <table:table-cell table:formula="of:=IF(OR(ROW([.G26])&gt;=[.$S$1]-1;ROW([.G26])&lt;3);&quot;&quot;;[.G26])">
            <text:p/>
          </table:table-cell>
          <table:table-cell table:formula="of:=IF(OR(ROW([.H26])&gt;=[.$S$1]-1;ROW([.H26])&lt;3);&quot;&quot;;[.H26])">
            <text:p/>
          </table:table-cell>
          <table:table-cell table:formula="of:=IF(OR(ROW([.I26])&gt;=[.$S$1]-1;ROW([.I26])&lt;3);&quot;&quot;;[.I26])">
            <text:p/>
          </table:table-cell>
          <table:table-cell table:formula="of:=IF(OR(ROW([.J26])&gt;=[.$S$1]-1;ROW([.J26])&lt;3);&quot;&quot;;[.J2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7])&gt;=[.$S$1]-1;ROW([.E27])&lt;3);&quot;&quot;;[.E27])">
            <text:p/>
          </table:table-cell>
          <table:table-cell table:formula="of:=IF(OR(ROW([.F27])&gt;=[.$S$1]-1;ROW([.F27])&lt;3);&quot;&quot;;[.F27])">
            <text:p/>
          </table:table-cell>
          <table:table-cell table:formula="of:=IF(OR(ROW([.G27])&gt;=[.$S$1]-1;ROW([.G27])&lt;3);&quot;&quot;;[.G27])">
            <text:p/>
          </table:table-cell>
          <table:table-cell table:formula="of:=IF(OR(ROW([.H27])&gt;=[.$S$1]-1;ROW([.H27])&lt;3);&quot;&quot;;[.H27])">
            <text:p/>
          </table:table-cell>
          <table:table-cell table:formula="of:=IF(OR(ROW([.I27])&gt;=[.$S$1]-1;ROW([.I27])&lt;3);&quot;&quot;;[.I27])">
            <text:p/>
          </table:table-cell>
          <table:table-cell table:formula="of:=IF(OR(ROW([.J27])&gt;=[.$S$1]-1;ROW([.J27])&lt;3);&quot;&quot;;[.J2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8])&gt;=[.$S$1]-1;ROW([.E28])&lt;3);&quot;&quot;;[.E28])">
            <text:p/>
          </table:table-cell>
          <table:table-cell table:formula="of:=IF(OR(ROW([.F28])&gt;=[.$S$1]-1;ROW([.F28])&lt;3);&quot;&quot;;[.F28])">
            <text:p/>
          </table:table-cell>
          <table:table-cell table:formula="of:=IF(OR(ROW([.G28])&gt;=[.$S$1]-1;ROW([.G28])&lt;3);&quot;&quot;;[.G28])">
            <text:p/>
          </table:table-cell>
          <table:table-cell table:formula="of:=IF(OR(ROW([.H28])&gt;=[.$S$1]-1;ROW([.H28])&lt;3);&quot;&quot;;[.H28])">
            <text:p/>
          </table:table-cell>
          <table:table-cell table:formula="of:=IF(OR(ROW([.I28])&gt;=[.$S$1]-1;ROW([.I28])&lt;3);&quot;&quot;;[.I28])">
            <text:p/>
          </table:table-cell>
          <table:table-cell table:formula="of:=IF(OR(ROW([.J28])&gt;=[.$S$1]-1;ROW([.J28])&lt;3);&quot;&quot;;[.J2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29])&gt;=[.$S$1]-1;ROW([.E29])&lt;3);&quot;&quot;;[.E29])">
            <text:p/>
          </table:table-cell>
          <table:table-cell table:formula="of:=IF(OR(ROW([.F29])&gt;=[.$S$1]-1;ROW([.F29])&lt;3);&quot;&quot;;[.F29])">
            <text:p/>
          </table:table-cell>
          <table:table-cell table:formula="of:=IF(OR(ROW([.G29])&gt;=[.$S$1]-1;ROW([.G29])&lt;3);&quot;&quot;;[.G29])">
            <text:p/>
          </table:table-cell>
          <table:table-cell table:formula="of:=IF(OR(ROW([.H29])&gt;=[.$S$1]-1;ROW([.H29])&lt;3);&quot;&quot;;[.H29])">
            <text:p/>
          </table:table-cell>
          <table:table-cell table:formula="of:=IF(OR(ROW([.I29])&gt;=[.$S$1]-1;ROW([.I29])&lt;3);&quot;&quot;;[.I29])">
            <text:p/>
          </table:table-cell>
          <table:table-cell table:formula="of:=IF(OR(ROW([.J29])&gt;=[.$S$1]-1;ROW([.J29])&lt;3);&quot;&quot;;[.J2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0])&gt;=[.$S$1]-1;ROW([.E30])&lt;3);&quot;&quot;;[.E30])">
            <text:p/>
          </table:table-cell>
          <table:table-cell table:formula="of:=IF(OR(ROW([.F30])&gt;=[.$S$1]-1;ROW([.F30])&lt;3);&quot;&quot;;[.F30])">
            <text:p/>
          </table:table-cell>
          <table:table-cell table:formula="of:=IF(OR(ROW([.G30])&gt;=[.$S$1]-1;ROW([.G30])&lt;3);&quot;&quot;;[.G30])">
            <text:p/>
          </table:table-cell>
          <table:table-cell table:formula="of:=IF(OR(ROW([.H30])&gt;=[.$S$1]-1;ROW([.H30])&lt;3);&quot;&quot;;[.H30])">
            <text:p/>
          </table:table-cell>
          <table:table-cell table:formula="of:=IF(OR(ROW([.I30])&gt;=[.$S$1]-1;ROW([.I30])&lt;3);&quot;&quot;;[.I30])">
            <text:p/>
          </table:table-cell>
          <table:table-cell table:formula="of:=IF(OR(ROW([.J30])&gt;=[.$S$1]-1;ROW([.J30])&lt;3);&quot;&quot;;[.J3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1])&gt;=[.$S$1]-1;ROW([.E31])&lt;3);&quot;&quot;;[.E31])">
            <text:p/>
          </table:table-cell>
          <table:table-cell table:formula="of:=IF(OR(ROW([.F31])&gt;=[.$S$1]-1;ROW([.F31])&lt;3);&quot;&quot;;[.F31])">
            <text:p/>
          </table:table-cell>
          <table:table-cell table:formula="of:=IF(OR(ROW([.G31])&gt;=[.$S$1]-1;ROW([.G31])&lt;3);&quot;&quot;;[.G31])">
            <text:p/>
          </table:table-cell>
          <table:table-cell table:formula="of:=IF(OR(ROW([.H31])&gt;=[.$S$1]-1;ROW([.H31])&lt;3);&quot;&quot;;[.H31])">
            <text:p/>
          </table:table-cell>
          <table:table-cell table:formula="of:=IF(OR(ROW([.I31])&gt;=[.$S$1]-1;ROW([.I31])&lt;3);&quot;&quot;;[.I31])">
            <text:p/>
          </table:table-cell>
          <table:table-cell table:formula="of:=IF(OR(ROW([.J31])&gt;=[.$S$1]-1;ROW([.J31])&lt;3);&quot;&quot;;[.J3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2])&gt;=[.$S$1]-1;ROW([.E32])&lt;3);&quot;&quot;;[.E32])">
            <text:p/>
          </table:table-cell>
          <table:table-cell table:formula="of:=IF(OR(ROW([.F32])&gt;=[.$S$1]-1;ROW([.F32])&lt;3);&quot;&quot;;[.F32])">
            <text:p/>
          </table:table-cell>
          <table:table-cell table:formula="of:=IF(OR(ROW([.G32])&gt;=[.$S$1]-1;ROW([.G32])&lt;3);&quot;&quot;;[.G32])">
            <text:p/>
          </table:table-cell>
          <table:table-cell table:formula="of:=IF(OR(ROW([.H32])&gt;=[.$S$1]-1;ROW([.H32])&lt;3);&quot;&quot;;[.H32])">
            <text:p/>
          </table:table-cell>
          <table:table-cell table:formula="of:=IF(OR(ROW([.I32])&gt;=[.$S$1]-1;ROW([.I32])&lt;3);&quot;&quot;;[.I32])">
            <text:p/>
          </table:table-cell>
          <table:table-cell table:formula="of:=IF(OR(ROW([.J32])&gt;=[.$S$1]-1;ROW([.J32])&lt;3);&quot;&quot;;[.J3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3])&gt;=[.$S$1]-1;ROW([.E33])&lt;3);&quot;&quot;;[.E33])">
            <text:p/>
          </table:table-cell>
          <table:table-cell table:formula="of:=IF(OR(ROW([.F33])&gt;=[.$S$1]-1;ROW([.F33])&lt;3);&quot;&quot;;[.F33])">
            <text:p/>
          </table:table-cell>
          <table:table-cell table:formula="of:=IF(OR(ROW([.G33])&gt;=[.$S$1]-1;ROW([.G33])&lt;3);&quot;&quot;;[.G33])">
            <text:p/>
          </table:table-cell>
          <table:table-cell table:formula="of:=IF(OR(ROW([.H33])&gt;=[.$S$1]-1;ROW([.H33])&lt;3);&quot;&quot;;[.H33])">
            <text:p/>
          </table:table-cell>
          <table:table-cell table:formula="of:=IF(OR(ROW([.I33])&gt;=[.$S$1]-1;ROW([.I33])&lt;3);&quot;&quot;;[.I33])">
            <text:p/>
          </table:table-cell>
          <table:table-cell table:formula="of:=IF(OR(ROW([.J33])&gt;=[.$S$1]-1;ROW([.J33])&lt;3);&quot;&quot;;[.J3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4])&gt;=[.$S$1]-1;ROW([.E34])&lt;3);&quot;&quot;;[.E34])">
            <text:p/>
          </table:table-cell>
          <table:table-cell table:formula="of:=IF(OR(ROW([.F34])&gt;=[.$S$1]-1;ROW([.F34])&lt;3);&quot;&quot;;[.F34])">
            <text:p/>
          </table:table-cell>
          <table:table-cell table:formula="of:=IF(OR(ROW([.G34])&gt;=[.$S$1]-1;ROW([.G34])&lt;3);&quot;&quot;;[.G34])">
            <text:p/>
          </table:table-cell>
          <table:table-cell table:formula="of:=IF(OR(ROW([.H34])&gt;=[.$S$1]-1;ROW([.H34])&lt;3);&quot;&quot;;[.H34])">
            <text:p/>
          </table:table-cell>
          <table:table-cell table:formula="of:=IF(OR(ROW([.I34])&gt;=[.$S$1]-1;ROW([.I34])&lt;3);&quot;&quot;;[.I34])">
            <text:p/>
          </table:table-cell>
          <table:table-cell table:formula="of:=IF(OR(ROW([.J34])&gt;=[.$S$1]-1;ROW([.J34])&lt;3);&quot;&quot;;[.J3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5])&gt;=[.$S$1]-1;ROW([.E35])&lt;3);&quot;&quot;;[.E35])">
            <text:p/>
          </table:table-cell>
          <table:table-cell table:formula="of:=IF(OR(ROW([.F35])&gt;=[.$S$1]-1;ROW([.F35])&lt;3);&quot;&quot;;[.F35])">
            <text:p/>
          </table:table-cell>
          <table:table-cell table:formula="of:=IF(OR(ROW([.G35])&gt;=[.$S$1]-1;ROW([.G35])&lt;3);&quot;&quot;;[.G35])">
            <text:p/>
          </table:table-cell>
          <table:table-cell table:formula="of:=IF(OR(ROW([.H35])&gt;=[.$S$1]-1;ROW([.H35])&lt;3);&quot;&quot;;[.H35])">
            <text:p/>
          </table:table-cell>
          <table:table-cell table:formula="of:=IF(OR(ROW([.I35])&gt;=[.$S$1]-1;ROW([.I35])&lt;3);&quot;&quot;;[.I35])">
            <text:p/>
          </table:table-cell>
          <table:table-cell table:formula="of:=IF(OR(ROW([.J35])&gt;=[.$S$1]-1;ROW([.J35])&lt;3);&quot;&quot;;[.J3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6])&gt;=[.$S$1]-1;ROW([.E36])&lt;3);&quot;&quot;;[.E36])">
            <text:p/>
          </table:table-cell>
          <table:table-cell table:formula="of:=IF(OR(ROW([.F36])&gt;=[.$S$1]-1;ROW([.F36])&lt;3);&quot;&quot;;[.F36])">
            <text:p/>
          </table:table-cell>
          <table:table-cell table:formula="of:=IF(OR(ROW([.G36])&gt;=[.$S$1]-1;ROW([.G36])&lt;3);&quot;&quot;;[.G36])">
            <text:p/>
          </table:table-cell>
          <table:table-cell table:formula="of:=IF(OR(ROW([.H36])&gt;=[.$S$1]-1;ROW([.H36])&lt;3);&quot;&quot;;[.H36])">
            <text:p/>
          </table:table-cell>
          <table:table-cell table:formula="of:=IF(OR(ROW([.I36])&gt;=[.$S$1]-1;ROW([.I36])&lt;3);&quot;&quot;;[.I36])">
            <text:p/>
          </table:table-cell>
          <table:table-cell table:formula="of:=IF(OR(ROW([.J36])&gt;=[.$S$1]-1;ROW([.J36])&lt;3);&quot;&quot;;[.J3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7])&gt;=[.$S$1]-1;ROW([.E37])&lt;3);&quot;&quot;;[.E37])">
            <text:p/>
          </table:table-cell>
          <table:table-cell table:formula="of:=IF(OR(ROW([.F37])&gt;=[.$S$1]-1;ROW([.F37])&lt;3);&quot;&quot;;[.F37])">
            <text:p/>
          </table:table-cell>
          <table:table-cell table:formula="of:=IF(OR(ROW([.G37])&gt;=[.$S$1]-1;ROW([.G37])&lt;3);&quot;&quot;;[.G37])">
            <text:p/>
          </table:table-cell>
          <table:table-cell table:formula="of:=IF(OR(ROW([.H37])&gt;=[.$S$1]-1;ROW([.H37])&lt;3);&quot;&quot;;[.H37])">
            <text:p/>
          </table:table-cell>
          <table:table-cell table:formula="of:=IF(OR(ROW([.I37])&gt;=[.$S$1]-1;ROW([.I37])&lt;3);&quot;&quot;;[.I37])">
            <text:p/>
          </table:table-cell>
          <table:table-cell table:formula="of:=IF(OR(ROW([.J37])&gt;=[.$S$1]-1;ROW([.J37])&lt;3);&quot;&quot;;[.J3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8])&gt;=[.$S$1]-1;ROW([.E38])&lt;3);&quot;&quot;;[.E38])">
            <text:p/>
          </table:table-cell>
          <table:table-cell table:formula="of:=IF(OR(ROW([.F38])&gt;=[.$S$1]-1;ROW([.F38])&lt;3);&quot;&quot;;[.F38])">
            <text:p/>
          </table:table-cell>
          <table:table-cell table:formula="of:=IF(OR(ROW([.G38])&gt;=[.$S$1]-1;ROW([.G38])&lt;3);&quot;&quot;;[.G38])">
            <text:p/>
          </table:table-cell>
          <table:table-cell table:formula="of:=IF(OR(ROW([.H38])&gt;=[.$S$1]-1;ROW([.H38])&lt;3);&quot;&quot;;[.H38])">
            <text:p/>
          </table:table-cell>
          <table:table-cell table:formula="of:=IF(OR(ROW([.I38])&gt;=[.$S$1]-1;ROW([.I38])&lt;3);&quot;&quot;;[.I38])">
            <text:p/>
          </table:table-cell>
          <table:table-cell table:formula="of:=IF(OR(ROW([.J38])&gt;=[.$S$1]-1;ROW([.J38])&lt;3);&quot;&quot;;[.J3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39])&gt;=[.$S$1]-1;ROW([.E39])&lt;3);&quot;&quot;;[.E39])">
            <text:p/>
          </table:table-cell>
          <table:table-cell table:formula="of:=IF(OR(ROW([.F39])&gt;=[.$S$1]-1;ROW([.F39])&lt;3);&quot;&quot;;[.F39])">
            <text:p/>
          </table:table-cell>
          <table:table-cell table:formula="of:=IF(OR(ROW([.G39])&gt;=[.$S$1]-1;ROW([.G39])&lt;3);&quot;&quot;;[.G39])">
            <text:p/>
          </table:table-cell>
          <table:table-cell table:formula="of:=IF(OR(ROW([.H39])&gt;=[.$S$1]-1;ROW([.H39])&lt;3);&quot;&quot;;[.H39])">
            <text:p/>
          </table:table-cell>
          <table:table-cell table:formula="of:=IF(OR(ROW([.I39])&gt;=[.$S$1]-1;ROW([.I39])&lt;3);&quot;&quot;;[.I39])">
            <text:p/>
          </table:table-cell>
          <table:table-cell table:formula="of:=IF(OR(ROW([.J39])&gt;=[.$S$1]-1;ROW([.J39])&lt;3);&quot;&quot;;[.J3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0])&gt;=[.$S$1]-1;ROW([.E40])&lt;3);&quot;&quot;;[.E40])">
            <text:p/>
          </table:table-cell>
          <table:table-cell table:formula="of:=IF(OR(ROW([.F40])&gt;=[.$S$1]-1;ROW([.F40])&lt;3);&quot;&quot;;[.F40])">
            <text:p/>
          </table:table-cell>
          <table:table-cell table:formula="of:=IF(OR(ROW([.G40])&gt;=[.$S$1]-1;ROW([.G40])&lt;3);&quot;&quot;;[.G40])">
            <text:p/>
          </table:table-cell>
          <table:table-cell table:formula="of:=IF(OR(ROW([.H40])&gt;=[.$S$1]-1;ROW([.H40])&lt;3);&quot;&quot;;[.H40])">
            <text:p/>
          </table:table-cell>
          <table:table-cell table:formula="of:=IF(OR(ROW([.I40])&gt;=[.$S$1]-1;ROW([.I40])&lt;3);&quot;&quot;;[.I40])">
            <text:p/>
          </table:table-cell>
          <table:table-cell table:formula="of:=IF(OR(ROW([.J40])&gt;=[.$S$1]-1;ROW([.J40])&lt;3);&quot;&quot;;[.J4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1])&gt;=[.$S$1]-1;ROW([.E41])&lt;3);&quot;&quot;;[.E41])">
            <text:p/>
          </table:table-cell>
          <table:table-cell table:formula="of:=IF(OR(ROW([.F41])&gt;=[.$S$1]-1;ROW([.F41])&lt;3);&quot;&quot;;[.F41])">
            <text:p/>
          </table:table-cell>
          <table:table-cell table:formula="of:=IF(OR(ROW([.G41])&gt;=[.$S$1]-1;ROW([.G41])&lt;3);&quot;&quot;;[.G41])">
            <text:p/>
          </table:table-cell>
          <table:table-cell table:formula="of:=IF(OR(ROW([.H41])&gt;=[.$S$1]-1;ROW([.H41])&lt;3);&quot;&quot;;[.H41])">
            <text:p/>
          </table:table-cell>
          <table:table-cell table:formula="of:=IF(OR(ROW([.I41])&gt;=[.$S$1]-1;ROW([.I41])&lt;3);&quot;&quot;;[.I41])">
            <text:p/>
          </table:table-cell>
          <table:table-cell table:formula="of:=IF(OR(ROW([.J41])&gt;=[.$S$1]-1;ROW([.J41])&lt;3);&quot;&quot;;[.J4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2])&gt;=[.$S$1]-1;ROW([.E42])&lt;3);&quot;&quot;;[.E42])">
            <text:p/>
          </table:table-cell>
          <table:table-cell table:formula="of:=IF(OR(ROW([.F42])&gt;=[.$S$1]-1;ROW([.F42])&lt;3);&quot;&quot;;[.F42])">
            <text:p/>
          </table:table-cell>
          <table:table-cell table:formula="of:=IF(OR(ROW([.G42])&gt;=[.$S$1]-1;ROW([.G42])&lt;3);&quot;&quot;;[.G42])">
            <text:p/>
          </table:table-cell>
          <table:table-cell table:formula="of:=IF(OR(ROW([.H42])&gt;=[.$S$1]-1;ROW([.H42])&lt;3);&quot;&quot;;[.H42])">
            <text:p/>
          </table:table-cell>
          <table:table-cell table:formula="of:=IF(OR(ROW([.I42])&gt;=[.$S$1]-1;ROW([.I42])&lt;3);&quot;&quot;;[.I42])">
            <text:p/>
          </table:table-cell>
          <table:table-cell table:formula="of:=IF(OR(ROW([.J42])&gt;=[.$S$1]-1;ROW([.J42])&lt;3);&quot;&quot;;[.J4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3])&gt;=[.$S$1]-1;ROW([.E43])&lt;3);&quot;&quot;;[.E43])">
            <text:p/>
          </table:table-cell>
          <table:table-cell table:formula="of:=IF(OR(ROW([.F43])&gt;=[.$S$1]-1;ROW([.F43])&lt;3);&quot;&quot;;[.F43])">
            <text:p/>
          </table:table-cell>
          <table:table-cell table:formula="of:=IF(OR(ROW([.G43])&gt;=[.$S$1]-1;ROW([.G43])&lt;3);&quot;&quot;;[.G43])">
            <text:p/>
          </table:table-cell>
          <table:table-cell table:formula="of:=IF(OR(ROW([.H43])&gt;=[.$S$1]-1;ROW([.H43])&lt;3);&quot;&quot;;[.H43])">
            <text:p/>
          </table:table-cell>
          <table:table-cell table:formula="of:=IF(OR(ROW([.I43])&gt;=[.$S$1]-1;ROW([.I43])&lt;3);&quot;&quot;;[.I43])">
            <text:p/>
          </table:table-cell>
          <table:table-cell table:formula="of:=IF(OR(ROW([.J43])&gt;=[.$S$1]-1;ROW([.J43])&lt;3);&quot;&quot;;[.J4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4])&gt;=[.$S$1]-1;ROW([.E44])&lt;3);&quot;&quot;;[.E44])">
            <text:p/>
          </table:table-cell>
          <table:table-cell table:formula="of:=IF(OR(ROW([.F44])&gt;=[.$S$1]-1;ROW([.F44])&lt;3);&quot;&quot;;[.F44])">
            <text:p/>
          </table:table-cell>
          <table:table-cell table:formula="of:=IF(OR(ROW([.G44])&gt;=[.$S$1]-1;ROW([.G44])&lt;3);&quot;&quot;;[.G44])">
            <text:p/>
          </table:table-cell>
          <table:table-cell table:formula="of:=IF(OR(ROW([.H44])&gt;=[.$S$1]-1;ROW([.H44])&lt;3);&quot;&quot;;[.H44])">
            <text:p/>
          </table:table-cell>
          <table:table-cell table:formula="of:=IF(OR(ROW([.I44])&gt;=[.$S$1]-1;ROW([.I44])&lt;3);&quot;&quot;;[.I44])">
            <text:p/>
          </table:table-cell>
          <table:table-cell table:formula="of:=IF(OR(ROW([.J44])&gt;=[.$S$1]-1;ROW([.J44])&lt;3);&quot;&quot;;[.J4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5])&gt;=[.$S$1]-1;ROW([.E45])&lt;3);&quot;&quot;;[.E45])">
            <text:p/>
          </table:table-cell>
          <table:table-cell table:formula="of:=IF(OR(ROW([.F45])&gt;=[.$S$1]-1;ROW([.F45])&lt;3);&quot;&quot;;[.F45])">
            <text:p/>
          </table:table-cell>
          <table:table-cell table:formula="of:=IF(OR(ROW([.G45])&gt;=[.$S$1]-1;ROW([.G45])&lt;3);&quot;&quot;;[.G45])">
            <text:p/>
          </table:table-cell>
          <table:table-cell table:formula="of:=IF(OR(ROW([.H45])&gt;=[.$S$1]-1;ROW([.H45])&lt;3);&quot;&quot;;[.H45])">
            <text:p/>
          </table:table-cell>
          <table:table-cell table:formula="of:=IF(OR(ROW([.I45])&gt;=[.$S$1]-1;ROW([.I45])&lt;3);&quot;&quot;;[.I45])">
            <text:p/>
          </table:table-cell>
          <table:table-cell table:formula="of:=IF(OR(ROW([.J45])&gt;=[.$S$1]-1;ROW([.J45])&lt;3);&quot;&quot;;[.J4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6])&gt;=[.$S$1]-1;ROW([.E46])&lt;3);&quot;&quot;;[.E46])">
            <text:p/>
          </table:table-cell>
          <table:table-cell table:formula="of:=IF(OR(ROW([.F46])&gt;=[.$S$1]-1;ROW([.F46])&lt;3);&quot;&quot;;[.F46])">
            <text:p/>
          </table:table-cell>
          <table:table-cell table:formula="of:=IF(OR(ROW([.G46])&gt;=[.$S$1]-1;ROW([.G46])&lt;3);&quot;&quot;;[.G46])">
            <text:p/>
          </table:table-cell>
          <table:table-cell table:formula="of:=IF(OR(ROW([.H46])&gt;=[.$S$1]-1;ROW([.H46])&lt;3);&quot;&quot;;[.H46])">
            <text:p/>
          </table:table-cell>
          <table:table-cell table:formula="of:=IF(OR(ROW([.I46])&gt;=[.$S$1]-1;ROW([.I46])&lt;3);&quot;&quot;;[.I46])">
            <text:p/>
          </table:table-cell>
          <table:table-cell table:formula="of:=IF(OR(ROW([.J46])&gt;=[.$S$1]-1;ROW([.J46])&lt;3);&quot;&quot;;[.J4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7])&gt;=[.$S$1]-1;ROW([.E47])&lt;3);&quot;&quot;;[.E47])">
            <text:p/>
          </table:table-cell>
          <table:table-cell table:formula="of:=IF(OR(ROW([.F47])&gt;=[.$S$1]-1;ROW([.F47])&lt;3);&quot;&quot;;[.F47])">
            <text:p/>
          </table:table-cell>
          <table:table-cell table:formula="of:=IF(OR(ROW([.G47])&gt;=[.$S$1]-1;ROW([.G47])&lt;3);&quot;&quot;;[.G47])">
            <text:p/>
          </table:table-cell>
          <table:table-cell table:formula="of:=IF(OR(ROW([.H47])&gt;=[.$S$1]-1;ROW([.H47])&lt;3);&quot;&quot;;[.H47])">
            <text:p/>
          </table:table-cell>
          <table:table-cell table:formula="of:=IF(OR(ROW([.I47])&gt;=[.$S$1]-1;ROW([.I47])&lt;3);&quot;&quot;;[.I47])">
            <text:p/>
          </table:table-cell>
          <table:table-cell table:formula="of:=IF(OR(ROW([.J47])&gt;=[.$S$1]-1;ROW([.J47])&lt;3);&quot;&quot;;[.J4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8])&gt;=[.$S$1]-1;ROW([.E48])&lt;3);&quot;&quot;;[.E48])">
            <text:p/>
          </table:table-cell>
          <table:table-cell table:formula="of:=IF(OR(ROW([.F48])&gt;=[.$S$1]-1;ROW([.F48])&lt;3);&quot;&quot;;[.F48])">
            <text:p/>
          </table:table-cell>
          <table:table-cell table:formula="of:=IF(OR(ROW([.G48])&gt;=[.$S$1]-1;ROW([.G48])&lt;3);&quot;&quot;;[.G48])">
            <text:p/>
          </table:table-cell>
          <table:table-cell table:formula="of:=IF(OR(ROW([.H48])&gt;=[.$S$1]-1;ROW([.H48])&lt;3);&quot;&quot;;[.H48])">
            <text:p/>
          </table:table-cell>
          <table:table-cell table:formula="of:=IF(OR(ROW([.I48])&gt;=[.$S$1]-1;ROW([.I48])&lt;3);&quot;&quot;;[.I48])">
            <text:p/>
          </table:table-cell>
          <table:table-cell table:formula="of:=IF(OR(ROW([.J48])&gt;=[.$S$1]-1;ROW([.J48])&lt;3);&quot;&quot;;[.J4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49])&gt;=[.$S$1]-1;ROW([.E49])&lt;3);&quot;&quot;;[.E49])">
            <text:p/>
          </table:table-cell>
          <table:table-cell table:formula="of:=IF(OR(ROW([.F49])&gt;=[.$S$1]-1;ROW([.F49])&lt;3);&quot;&quot;;[.F49])">
            <text:p/>
          </table:table-cell>
          <table:table-cell table:formula="of:=IF(OR(ROW([.G49])&gt;=[.$S$1]-1;ROW([.G49])&lt;3);&quot;&quot;;[.G49])">
            <text:p/>
          </table:table-cell>
          <table:table-cell table:formula="of:=IF(OR(ROW([.H49])&gt;=[.$S$1]-1;ROW([.H49])&lt;3);&quot;&quot;;[.H49])">
            <text:p/>
          </table:table-cell>
          <table:table-cell table:formula="of:=IF(OR(ROW([.I49])&gt;=[.$S$1]-1;ROW([.I49])&lt;3);&quot;&quot;;[.I49])">
            <text:p/>
          </table:table-cell>
          <table:table-cell table:formula="of:=IF(OR(ROW([.J49])&gt;=[.$S$1]-1;ROW([.J49])&lt;3);&quot;&quot;;[.J4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0])&gt;=[.$S$1]-1;ROW([.E50])&lt;3);&quot;&quot;;[.E50])">
            <text:p/>
          </table:table-cell>
          <table:table-cell table:formula="of:=IF(OR(ROW([.F50])&gt;=[.$S$1]-1;ROW([.F50])&lt;3);&quot;&quot;;[.F50])">
            <text:p/>
          </table:table-cell>
          <table:table-cell table:formula="of:=IF(OR(ROW([.G50])&gt;=[.$S$1]-1;ROW([.G50])&lt;3);&quot;&quot;;[.G50])">
            <text:p/>
          </table:table-cell>
          <table:table-cell table:formula="of:=IF(OR(ROW([.H50])&gt;=[.$S$1]-1;ROW([.H50])&lt;3);&quot;&quot;;[.H50])">
            <text:p/>
          </table:table-cell>
          <table:table-cell table:formula="of:=IF(OR(ROW([.I50])&gt;=[.$S$1]-1;ROW([.I50])&lt;3);&quot;&quot;;[.I50])">
            <text:p/>
          </table:table-cell>
          <table:table-cell table:formula="of:=IF(OR(ROW([.J50])&gt;=[.$S$1]-1;ROW([.J50])&lt;3);&quot;&quot;;[.J5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1])&gt;=[.$S$1]-1;ROW([.E51])&lt;3);&quot;&quot;;[.E51])">
            <text:p/>
          </table:table-cell>
          <table:table-cell table:formula="of:=IF(OR(ROW([.F51])&gt;=[.$S$1]-1;ROW([.F51])&lt;3);&quot;&quot;;[.F51])">
            <text:p/>
          </table:table-cell>
          <table:table-cell table:formula="of:=IF(OR(ROW([.G51])&gt;=[.$S$1]-1;ROW([.G51])&lt;3);&quot;&quot;;[.G51])">
            <text:p/>
          </table:table-cell>
          <table:table-cell table:formula="of:=IF(OR(ROW([.H51])&gt;=[.$S$1]-1;ROW([.H51])&lt;3);&quot;&quot;;[.H51])">
            <text:p/>
          </table:table-cell>
          <table:table-cell table:formula="of:=IF(OR(ROW([.I51])&gt;=[.$S$1]-1;ROW([.I51])&lt;3);&quot;&quot;;[.I51])">
            <text:p/>
          </table:table-cell>
          <table:table-cell table:formula="of:=IF(OR(ROW([.J51])&gt;=[.$S$1]-1;ROW([.J51])&lt;3);&quot;&quot;;[.J5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2])&gt;=[.$S$1]-1;ROW([.E52])&lt;3);&quot;&quot;;[.E52])">
            <text:p/>
          </table:table-cell>
          <table:table-cell table:formula="of:=IF(OR(ROW([.F52])&gt;=[.$S$1]-1;ROW([.F52])&lt;3);&quot;&quot;;[.F52])">
            <text:p/>
          </table:table-cell>
          <table:table-cell table:formula="of:=IF(OR(ROW([.G52])&gt;=[.$S$1]-1;ROW([.G52])&lt;3);&quot;&quot;;[.G52])">
            <text:p/>
          </table:table-cell>
          <table:table-cell table:formula="of:=IF(OR(ROW([.H52])&gt;=[.$S$1]-1;ROW([.H52])&lt;3);&quot;&quot;;[.H52])">
            <text:p/>
          </table:table-cell>
          <table:table-cell table:formula="of:=IF(OR(ROW([.I52])&gt;=[.$S$1]-1;ROW([.I52])&lt;3);&quot;&quot;;[.I52])">
            <text:p/>
          </table:table-cell>
          <table:table-cell table:formula="of:=IF(OR(ROW([.J52])&gt;=[.$S$1]-1;ROW([.J52])&lt;3);&quot;&quot;;[.J5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3])&gt;=[.$S$1]-1;ROW([.E53])&lt;3);&quot;&quot;;[.E53])">
            <text:p/>
          </table:table-cell>
          <table:table-cell table:formula="of:=IF(OR(ROW([.F53])&gt;=[.$S$1]-1;ROW([.F53])&lt;3);&quot;&quot;;[.F53])">
            <text:p/>
          </table:table-cell>
          <table:table-cell table:formula="of:=IF(OR(ROW([.G53])&gt;=[.$S$1]-1;ROW([.G53])&lt;3);&quot;&quot;;[.G53])">
            <text:p/>
          </table:table-cell>
          <table:table-cell table:formula="of:=IF(OR(ROW([.H53])&gt;=[.$S$1]-1;ROW([.H53])&lt;3);&quot;&quot;;[.H53])">
            <text:p/>
          </table:table-cell>
          <table:table-cell table:formula="of:=IF(OR(ROW([.I53])&gt;=[.$S$1]-1;ROW([.I53])&lt;3);&quot;&quot;;[.I53])">
            <text:p/>
          </table:table-cell>
          <table:table-cell table:formula="of:=IF(OR(ROW([.J53])&gt;=[.$S$1]-1;ROW([.J53])&lt;3);&quot;&quot;;[.J5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4])&gt;=[.$S$1]-1;ROW([.E54])&lt;3);&quot;&quot;;[.E54])">
            <text:p/>
          </table:table-cell>
          <table:table-cell table:formula="of:=IF(OR(ROW([.F54])&gt;=[.$S$1]-1;ROW([.F54])&lt;3);&quot;&quot;;[.F54])">
            <text:p/>
          </table:table-cell>
          <table:table-cell table:formula="of:=IF(OR(ROW([.G54])&gt;=[.$S$1]-1;ROW([.G54])&lt;3);&quot;&quot;;[.G54])">
            <text:p/>
          </table:table-cell>
          <table:table-cell table:formula="of:=IF(OR(ROW([.H54])&gt;=[.$S$1]-1;ROW([.H54])&lt;3);&quot;&quot;;[.H54])">
            <text:p/>
          </table:table-cell>
          <table:table-cell table:formula="of:=IF(OR(ROW([.I54])&gt;=[.$S$1]-1;ROW([.I54])&lt;3);&quot;&quot;;[.I54])">
            <text:p/>
          </table:table-cell>
          <table:table-cell table:formula="of:=IF(OR(ROW([.J54])&gt;=[.$S$1]-1;ROW([.J54])&lt;3);&quot;&quot;;[.J5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5])&gt;=[.$S$1]-1;ROW([.E55])&lt;3);&quot;&quot;;[.E55])">
            <text:p/>
          </table:table-cell>
          <table:table-cell table:formula="of:=IF(OR(ROW([.F55])&gt;=[.$S$1]-1;ROW([.F55])&lt;3);&quot;&quot;;[.F55])">
            <text:p/>
          </table:table-cell>
          <table:table-cell table:formula="of:=IF(OR(ROW([.G55])&gt;=[.$S$1]-1;ROW([.G55])&lt;3);&quot;&quot;;[.G55])">
            <text:p/>
          </table:table-cell>
          <table:table-cell table:formula="of:=IF(OR(ROW([.H55])&gt;=[.$S$1]-1;ROW([.H55])&lt;3);&quot;&quot;;[.H55])">
            <text:p/>
          </table:table-cell>
          <table:table-cell table:formula="of:=IF(OR(ROW([.I55])&gt;=[.$S$1]-1;ROW([.I55])&lt;3);&quot;&quot;;[.I55])">
            <text:p/>
          </table:table-cell>
          <table:table-cell table:formula="of:=IF(OR(ROW([.J55])&gt;=[.$S$1]-1;ROW([.J55])&lt;3);&quot;&quot;;[.J5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6])&gt;=[.$S$1]-1;ROW([.E56])&lt;3);&quot;&quot;;[.E56])">
            <text:p/>
          </table:table-cell>
          <table:table-cell table:formula="of:=IF(OR(ROW([.F56])&gt;=[.$S$1]-1;ROW([.F56])&lt;3);&quot;&quot;;[.F56])">
            <text:p/>
          </table:table-cell>
          <table:table-cell table:formula="of:=IF(OR(ROW([.G56])&gt;=[.$S$1]-1;ROW([.G56])&lt;3);&quot;&quot;;[.G56])">
            <text:p/>
          </table:table-cell>
          <table:table-cell table:formula="of:=IF(OR(ROW([.H56])&gt;=[.$S$1]-1;ROW([.H56])&lt;3);&quot;&quot;;[.H56])">
            <text:p/>
          </table:table-cell>
          <table:table-cell table:formula="of:=IF(OR(ROW([.I56])&gt;=[.$S$1]-1;ROW([.I56])&lt;3);&quot;&quot;;[.I56])">
            <text:p/>
          </table:table-cell>
          <table:table-cell table:formula="of:=IF(OR(ROW([.J56])&gt;=[.$S$1]-1;ROW([.J56])&lt;3);&quot;&quot;;[.J5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7])&gt;=[.$S$1]-1;ROW([.E57])&lt;3);&quot;&quot;;[.E57])">
            <text:p/>
          </table:table-cell>
          <table:table-cell table:formula="of:=IF(OR(ROW([.F57])&gt;=[.$S$1]-1;ROW([.F57])&lt;3);&quot;&quot;;[.F57])">
            <text:p/>
          </table:table-cell>
          <table:table-cell table:formula="of:=IF(OR(ROW([.G57])&gt;=[.$S$1]-1;ROW([.G57])&lt;3);&quot;&quot;;[.G57])">
            <text:p/>
          </table:table-cell>
          <table:table-cell table:formula="of:=IF(OR(ROW([.H57])&gt;=[.$S$1]-1;ROW([.H57])&lt;3);&quot;&quot;;[.H57])">
            <text:p/>
          </table:table-cell>
          <table:table-cell table:formula="of:=IF(OR(ROW([.I57])&gt;=[.$S$1]-1;ROW([.I57])&lt;3);&quot;&quot;;[.I57])">
            <text:p/>
          </table:table-cell>
          <table:table-cell table:formula="of:=IF(OR(ROW([.J57])&gt;=[.$S$1]-1;ROW([.J57])&lt;3);&quot;&quot;;[.J5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8])&gt;=[.$S$1]-1;ROW([.E58])&lt;3);&quot;&quot;;[.E58])">
            <text:p/>
          </table:table-cell>
          <table:table-cell table:formula="of:=IF(OR(ROW([.F58])&gt;=[.$S$1]-1;ROW([.F58])&lt;3);&quot;&quot;;[.F58])">
            <text:p/>
          </table:table-cell>
          <table:table-cell table:formula="of:=IF(OR(ROW([.G58])&gt;=[.$S$1]-1;ROW([.G58])&lt;3);&quot;&quot;;[.G58])">
            <text:p/>
          </table:table-cell>
          <table:table-cell table:formula="of:=IF(OR(ROW([.H58])&gt;=[.$S$1]-1;ROW([.H58])&lt;3);&quot;&quot;;[.H58])">
            <text:p/>
          </table:table-cell>
          <table:table-cell table:formula="of:=IF(OR(ROW([.I58])&gt;=[.$S$1]-1;ROW([.I58])&lt;3);&quot;&quot;;[.I58])">
            <text:p/>
          </table:table-cell>
          <table:table-cell table:formula="of:=IF(OR(ROW([.J58])&gt;=[.$S$1]-1;ROW([.J58])&lt;3);&quot;&quot;;[.J5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59])&gt;=[.$S$1]-1;ROW([.E59])&lt;3);&quot;&quot;;[.E59])">
            <text:p/>
          </table:table-cell>
          <table:table-cell table:formula="of:=IF(OR(ROW([.F59])&gt;=[.$S$1]-1;ROW([.F59])&lt;3);&quot;&quot;;[.F59])">
            <text:p/>
          </table:table-cell>
          <table:table-cell table:formula="of:=IF(OR(ROW([.G59])&gt;=[.$S$1]-1;ROW([.G59])&lt;3);&quot;&quot;;[.G59])">
            <text:p/>
          </table:table-cell>
          <table:table-cell table:formula="of:=IF(OR(ROW([.H59])&gt;=[.$S$1]-1;ROW([.H59])&lt;3);&quot;&quot;;[.H59])">
            <text:p/>
          </table:table-cell>
          <table:table-cell table:formula="of:=IF(OR(ROW([.I59])&gt;=[.$S$1]-1;ROW([.I59])&lt;3);&quot;&quot;;[.I59])">
            <text:p/>
          </table:table-cell>
          <table:table-cell table:formula="of:=IF(OR(ROW([.J59])&gt;=[.$S$1]-1;ROW([.J59])&lt;3);&quot;&quot;;[.J5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0])&gt;=[.$S$1]-1;ROW([.E60])&lt;3);&quot;&quot;;[.E60])">
            <text:p/>
          </table:table-cell>
          <table:table-cell table:formula="of:=IF(OR(ROW([.F60])&gt;=[.$S$1]-1;ROW([.F60])&lt;3);&quot;&quot;;[.F60])">
            <text:p/>
          </table:table-cell>
          <table:table-cell table:formula="of:=IF(OR(ROW([.G60])&gt;=[.$S$1]-1;ROW([.G60])&lt;3);&quot;&quot;;[.G60])">
            <text:p/>
          </table:table-cell>
          <table:table-cell table:formula="of:=IF(OR(ROW([.H60])&gt;=[.$S$1]-1;ROW([.H60])&lt;3);&quot;&quot;;[.H60])">
            <text:p/>
          </table:table-cell>
          <table:table-cell table:formula="of:=IF(OR(ROW([.I60])&gt;=[.$S$1]-1;ROW([.I60])&lt;3);&quot;&quot;;[.I60])">
            <text:p/>
          </table:table-cell>
          <table:table-cell table:formula="of:=IF(OR(ROW([.J60])&gt;=[.$S$1]-1;ROW([.J60])&lt;3);&quot;&quot;;[.J6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1])&gt;=[.$S$1]-1;ROW([.E61])&lt;3);&quot;&quot;;[.E61])">
            <text:p/>
          </table:table-cell>
          <table:table-cell table:formula="of:=IF(OR(ROW([.F61])&gt;=[.$S$1]-1;ROW([.F61])&lt;3);&quot;&quot;;[.F61])">
            <text:p/>
          </table:table-cell>
          <table:table-cell table:formula="of:=IF(OR(ROW([.G61])&gt;=[.$S$1]-1;ROW([.G61])&lt;3);&quot;&quot;;[.G61])">
            <text:p/>
          </table:table-cell>
          <table:table-cell table:formula="of:=IF(OR(ROW([.H61])&gt;=[.$S$1]-1;ROW([.H61])&lt;3);&quot;&quot;;[.H61])">
            <text:p/>
          </table:table-cell>
          <table:table-cell table:formula="of:=IF(OR(ROW([.I61])&gt;=[.$S$1]-1;ROW([.I61])&lt;3);&quot;&quot;;[.I61])">
            <text:p/>
          </table:table-cell>
          <table:table-cell table:formula="of:=IF(OR(ROW([.J61])&gt;=[.$S$1]-1;ROW([.J61])&lt;3);&quot;&quot;;[.J6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2])&gt;=[.$S$1]-1;ROW([.E62])&lt;3);&quot;&quot;;[.E62])">
            <text:p/>
          </table:table-cell>
          <table:table-cell table:formula="of:=IF(OR(ROW([.F62])&gt;=[.$S$1]-1;ROW([.F62])&lt;3);&quot;&quot;;[.F62])">
            <text:p/>
          </table:table-cell>
          <table:table-cell table:formula="of:=IF(OR(ROW([.G62])&gt;=[.$S$1]-1;ROW([.G62])&lt;3);&quot;&quot;;[.G62])">
            <text:p/>
          </table:table-cell>
          <table:table-cell table:formula="of:=IF(OR(ROW([.H62])&gt;=[.$S$1]-1;ROW([.H62])&lt;3);&quot;&quot;;[.H62])">
            <text:p/>
          </table:table-cell>
          <table:table-cell table:formula="of:=IF(OR(ROW([.I62])&gt;=[.$S$1]-1;ROW([.I62])&lt;3);&quot;&quot;;[.I62])">
            <text:p/>
          </table:table-cell>
          <table:table-cell table:formula="of:=IF(OR(ROW([.J62])&gt;=[.$S$1]-1;ROW([.J62])&lt;3);&quot;&quot;;[.J6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3])&gt;=[.$S$1]-1;ROW([.E63])&lt;3);&quot;&quot;;[.E63])">
            <text:p/>
          </table:table-cell>
          <table:table-cell table:formula="of:=IF(OR(ROW([.F63])&gt;=[.$S$1]-1;ROW([.F63])&lt;3);&quot;&quot;;[.F63])">
            <text:p/>
          </table:table-cell>
          <table:table-cell table:formula="of:=IF(OR(ROW([.G63])&gt;=[.$S$1]-1;ROW([.G63])&lt;3);&quot;&quot;;[.G63])">
            <text:p/>
          </table:table-cell>
          <table:table-cell table:formula="of:=IF(OR(ROW([.H63])&gt;=[.$S$1]-1;ROW([.H63])&lt;3);&quot;&quot;;[.H63])">
            <text:p/>
          </table:table-cell>
          <table:table-cell table:formula="of:=IF(OR(ROW([.I63])&gt;=[.$S$1]-1;ROW([.I63])&lt;3);&quot;&quot;;[.I63])">
            <text:p/>
          </table:table-cell>
          <table:table-cell table:formula="of:=IF(OR(ROW([.J63])&gt;=[.$S$1]-1;ROW([.J63])&lt;3);&quot;&quot;;[.J6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4])&gt;=[.$S$1]-1;ROW([.E64])&lt;3);&quot;&quot;;[.E64])">
            <text:p/>
          </table:table-cell>
          <table:table-cell table:formula="of:=IF(OR(ROW([.F64])&gt;=[.$S$1]-1;ROW([.F64])&lt;3);&quot;&quot;;[.F64])">
            <text:p/>
          </table:table-cell>
          <table:table-cell table:formula="of:=IF(OR(ROW([.G64])&gt;=[.$S$1]-1;ROW([.G64])&lt;3);&quot;&quot;;[.G64])">
            <text:p/>
          </table:table-cell>
          <table:table-cell table:formula="of:=IF(OR(ROW([.H64])&gt;=[.$S$1]-1;ROW([.H64])&lt;3);&quot;&quot;;[.H64])">
            <text:p/>
          </table:table-cell>
          <table:table-cell table:formula="of:=IF(OR(ROW([.I64])&gt;=[.$S$1]-1;ROW([.I64])&lt;3);&quot;&quot;;[.I64])">
            <text:p/>
          </table:table-cell>
          <table:table-cell table:formula="of:=IF(OR(ROW([.J64])&gt;=[.$S$1]-1;ROW([.J64])&lt;3);&quot;&quot;;[.J6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5])&gt;=[.$S$1]-1;ROW([.E65])&lt;3);&quot;&quot;;[.E65])">
            <text:p/>
          </table:table-cell>
          <table:table-cell table:formula="of:=IF(OR(ROW([.F65])&gt;=[.$S$1]-1;ROW([.F65])&lt;3);&quot;&quot;;[.F65])">
            <text:p/>
          </table:table-cell>
          <table:table-cell table:formula="of:=IF(OR(ROW([.G65])&gt;=[.$S$1]-1;ROW([.G65])&lt;3);&quot;&quot;;[.G65])">
            <text:p/>
          </table:table-cell>
          <table:table-cell table:formula="of:=IF(OR(ROW([.H65])&gt;=[.$S$1]-1;ROW([.H65])&lt;3);&quot;&quot;;[.H65])">
            <text:p/>
          </table:table-cell>
          <table:table-cell table:formula="of:=IF(OR(ROW([.I65])&gt;=[.$S$1]-1;ROW([.I65])&lt;3);&quot;&quot;;[.I65])">
            <text:p/>
          </table:table-cell>
          <table:table-cell table:formula="of:=IF(OR(ROW([.J65])&gt;=[.$S$1]-1;ROW([.J65])&lt;3);&quot;&quot;;[.J6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6])&gt;=[.$S$1]-1;ROW([.E66])&lt;3);&quot;&quot;;[.E66])">
            <text:p/>
          </table:table-cell>
          <table:table-cell table:formula="of:=IF(OR(ROW([.F66])&gt;=[.$S$1]-1;ROW([.F66])&lt;3);&quot;&quot;;[.F66])">
            <text:p/>
          </table:table-cell>
          <table:table-cell table:formula="of:=IF(OR(ROW([.G66])&gt;=[.$S$1]-1;ROW([.G66])&lt;3);&quot;&quot;;[.G66])">
            <text:p/>
          </table:table-cell>
          <table:table-cell table:formula="of:=IF(OR(ROW([.H66])&gt;=[.$S$1]-1;ROW([.H66])&lt;3);&quot;&quot;;[.H66])">
            <text:p/>
          </table:table-cell>
          <table:table-cell table:formula="of:=IF(OR(ROW([.I66])&gt;=[.$S$1]-1;ROW([.I66])&lt;3);&quot;&quot;;[.I66])">
            <text:p/>
          </table:table-cell>
          <table:table-cell table:formula="of:=IF(OR(ROW([.J66])&gt;=[.$S$1]-1;ROW([.J66])&lt;3);&quot;&quot;;[.J6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7])&gt;=[.$S$1]-1;ROW([.E67])&lt;3);&quot;&quot;;[.E67])">
            <text:p/>
          </table:table-cell>
          <table:table-cell table:formula="of:=IF(OR(ROW([.F67])&gt;=[.$S$1]-1;ROW([.F67])&lt;3);&quot;&quot;;[.F67])">
            <text:p/>
          </table:table-cell>
          <table:table-cell table:formula="of:=IF(OR(ROW([.G67])&gt;=[.$S$1]-1;ROW([.G67])&lt;3);&quot;&quot;;[.G67])">
            <text:p/>
          </table:table-cell>
          <table:table-cell table:formula="of:=IF(OR(ROW([.H67])&gt;=[.$S$1]-1;ROW([.H67])&lt;3);&quot;&quot;;[.H67])">
            <text:p/>
          </table:table-cell>
          <table:table-cell table:formula="of:=IF(OR(ROW([.I67])&gt;=[.$S$1]-1;ROW([.I67])&lt;3);&quot;&quot;;[.I67])">
            <text:p/>
          </table:table-cell>
          <table:table-cell table:formula="of:=IF(OR(ROW([.J67])&gt;=[.$S$1]-1;ROW([.J67])&lt;3);&quot;&quot;;[.J6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8])&gt;=[.$S$1]-1;ROW([.E68])&lt;3);&quot;&quot;;[.E68])">
            <text:p/>
          </table:table-cell>
          <table:table-cell table:formula="of:=IF(OR(ROW([.F68])&gt;=[.$S$1]-1;ROW([.F68])&lt;3);&quot;&quot;;[.F68])">
            <text:p/>
          </table:table-cell>
          <table:table-cell table:formula="of:=IF(OR(ROW([.G68])&gt;=[.$S$1]-1;ROW([.G68])&lt;3);&quot;&quot;;[.G68])">
            <text:p/>
          </table:table-cell>
          <table:table-cell table:formula="of:=IF(OR(ROW([.H68])&gt;=[.$S$1]-1;ROW([.H68])&lt;3);&quot;&quot;;[.H68])">
            <text:p/>
          </table:table-cell>
          <table:table-cell table:formula="of:=IF(OR(ROW([.I68])&gt;=[.$S$1]-1;ROW([.I68])&lt;3);&quot;&quot;;[.I68])">
            <text:p/>
          </table:table-cell>
          <table:table-cell table:formula="of:=IF(OR(ROW([.J68])&gt;=[.$S$1]-1;ROW([.J68])&lt;3);&quot;&quot;;[.J6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69])&gt;=[.$S$1]-1;ROW([.E69])&lt;3);&quot;&quot;;[.E69])">
            <text:p/>
          </table:table-cell>
          <table:table-cell table:formula="of:=IF(OR(ROW([.F69])&gt;=[.$S$1]-1;ROW([.F69])&lt;3);&quot;&quot;;[.F69])">
            <text:p/>
          </table:table-cell>
          <table:table-cell table:formula="of:=IF(OR(ROW([.G69])&gt;=[.$S$1]-1;ROW([.G69])&lt;3);&quot;&quot;;[.G69])">
            <text:p/>
          </table:table-cell>
          <table:table-cell table:formula="of:=IF(OR(ROW([.H69])&gt;=[.$S$1]-1;ROW([.H69])&lt;3);&quot;&quot;;[.H69])">
            <text:p/>
          </table:table-cell>
          <table:table-cell table:formula="of:=IF(OR(ROW([.I69])&gt;=[.$S$1]-1;ROW([.I69])&lt;3);&quot;&quot;;[.I69])">
            <text:p/>
          </table:table-cell>
          <table:table-cell table:formula="of:=IF(OR(ROW([.J69])&gt;=[.$S$1]-1;ROW([.J69])&lt;3);&quot;&quot;;[.J6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0])&gt;=[.$S$1]-1;ROW([.E70])&lt;3);&quot;&quot;;[.E70])">
            <text:p/>
          </table:table-cell>
          <table:table-cell table:formula="of:=IF(OR(ROW([.F70])&gt;=[.$S$1]-1;ROW([.F70])&lt;3);&quot;&quot;;[.F70])">
            <text:p/>
          </table:table-cell>
          <table:table-cell table:formula="of:=IF(OR(ROW([.G70])&gt;=[.$S$1]-1;ROW([.G70])&lt;3);&quot;&quot;;[.G70])">
            <text:p/>
          </table:table-cell>
          <table:table-cell table:formula="of:=IF(OR(ROW([.H70])&gt;=[.$S$1]-1;ROW([.H70])&lt;3);&quot;&quot;;[.H70])">
            <text:p/>
          </table:table-cell>
          <table:table-cell table:formula="of:=IF(OR(ROW([.I70])&gt;=[.$S$1]-1;ROW([.I70])&lt;3);&quot;&quot;;[.I70])">
            <text:p/>
          </table:table-cell>
          <table:table-cell table:formula="of:=IF(OR(ROW([.J70])&gt;=[.$S$1]-1;ROW([.J70])&lt;3);&quot;&quot;;[.J7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1])&gt;=[.$S$1]-1;ROW([.E71])&lt;3);&quot;&quot;;[.E71])">
            <text:p/>
          </table:table-cell>
          <table:table-cell table:formula="of:=IF(OR(ROW([.F71])&gt;=[.$S$1]-1;ROW([.F71])&lt;3);&quot;&quot;;[.F71])">
            <text:p/>
          </table:table-cell>
          <table:table-cell table:formula="of:=IF(OR(ROW([.G71])&gt;=[.$S$1]-1;ROW([.G71])&lt;3);&quot;&quot;;[.G71])">
            <text:p/>
          </table:table-cell>
          <table:table-cell table:formula="of:=IF(OR(ROW([.H71])&gt;=[.$S$1]-1;ROW([.H71])&lt;3);&quot;&quot;;[.H71])">
            <text:p/>
          </table:table-cell>
          <table:table-cell table:formula="of:=IF(OR(ROW([.I71])&gt;=[.$S$1]-1;ROW([.I71])&lt;3);&quot;&quot;;[.I71])">
            <text:p/>
          </table:table-cell>
          <table:table-cell table:formula="of:=IF(OR(ROW([.J71])&gt;=[.$S$1]-1;ROW([.J71])&lt;3);&quot;&quot;;[.J7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2])&gt;=[.$S$1]-1;ROW([.E72])&lt;3);&quot;&quot;;[.E72])">
            <text:p/>
          </table:table-cell>
          <table:table-cell table:formula="of:=IF(OR(ROW([.F72])&gt;=[.$S$1]-1;ROW([.F72])&lt;3);&quot;&quot;;[.F72])">
            <text:p/>
          </table:table-cell>
          <table:table-cell table:formula="of:=IF(OR(ROW([.G72])&gt;=[.$S$1]-1;ROW([.G72])&lt;3);&quot;&quot;;[.G72])">
            <text:p/>
          </table:table-cell>
          <table:table-cell table:formula="of:=IF(OR(ROW([.H72])&gt;=[.$S$1]-1;ROW([.H72])&lt;3);&quot;&quot;;[.H72])">
            <text:p/>
          </table:table-cell>
          <table:table-cell table:formula="of:=IF(OR(ROW([.I72])&gt;=[.$S$1]-1;ROW([.I72])&lt;3);&quot;&quot;;[.I72])">
            <text:p/>
          </table:table-cell>
          <table:table-cell table:formula="of:=IF(OR(ROW([.J72])&gt;=[.$S$1]-1;ROW([.J72])&lt;3);&quot;&quot;;[.J7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3])&gt;=[.$S$1]-1;ROW([.E73])&lt;3);&quot;&quot;;[.E73])">
            <text:p/>
          </table:table-cell>
          <table:table-cell table:formula="of:=IF(OR(ROW([.F73])&gt;=[.$S$1]-1;ROW([.F73])&lt;3);&quot;&quot;;[.F73])">
            <text:p/>
          </table:table-cell>
          <table:table-cell table:formula="of:=IF(OR(ROW([.G73])&gt;=[.$S$1]-1;ROW([.G73])&lt;3);&quot;&quot;;[.G73])">
            <text:p/>
          </table:table-cell>
          <table:table-cell table:formula="of:=IF(OR(ROW([.H73])&gt;=[.$S$1]-1;ROW([.H73])&lt;3);&quot;&quot;;[.H73])">
            <text:p/>
          </table:table-cell>
          <table:table-cell table:formula="of:=IF(OR(ROW([.I73])&gt;=[.$S$1]-1;ROW([.I73])&lt;3);&quot;&quot;;[.I73])">
            <text:p/>
          </table:table-cell>
          <table:table-cell table:formula="of:=IF(OR(ROW([.J73])&gt;=[.$S$1]-1;ROW([.J73])&lt;3);&quot;&quot;;[.J7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4])&gt;=[.$S$1]-1;ROW([.E74])&lt;3);&quot;&quot;;[.E74])">
            <text:p/>
          </table:table-cell>
          <table:table-cell table:formula="of:=IF(OR(ROW([.F74])&gt;=[.$S$1]-1;ROW([.F74])&lt;3);&quot;&quot;;[.F74])">
            <text:p/>
          </table:table-cell>
          <table:table-cell table:formula="of:=IF(OR(ROW([.G74])&gt;=[.$S$1]-1;ROW([.G74])&lt;3);&quot;&quot;;[.G74])">
            <text:p/>
          </table:table-cell>
          <table:table-cell table:formula="of:=IF(OR(ROW([.H74])&gt;=[.$S$1]-1;ROW([.H74])&lt;3);&quot;&quot;;[.H74])">
            <text:p/>
          </table:table-cell>
          <table:table-cell table:formula="of:=IF(OR(ROW([.I74])&gt;=[.$S$1]-1;ROW([.I74])&lt;3);&quot;&quot;;[.I74])">
            <text:p/>
          </table:table-cell>
          <table:table-cell table:formula="of:=IF(OR(ROW([.J74])&gt;=[.$S$1]-1;ROW([.J74])&lt;3);&quot;&quot;;[.J7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5])&gt;=[.$S$1]-1;ROW([.E75])&lt;3);&quot;&quot;;[.E75])">
            <text:p/>
          </table:table-cell>
          <table:table-cell table:formula="of:=IF(OR(ROW([.F75])&gt;=[.$S$1]-1;ROW([.F75])&lt;3);&quot;&quot;;[.F75])">
            <text:p/>
          </table:table-cell>
          <table:table-cell table:formula="of:=IF(OR(ROW([.G75])&gt;=[.$S$1]-1;ROW([.G75])&lt;3);&quot;&quot;;[.G75])">
            <text:p/>
          </table:table-cell>
          <table:table-cell table:formula="of:=IF(OR(ROW([.H75])&gt;=[.$S$1]-1;ROW([.H75])&lt;3);&quot;&quot;;[.H75])">
            <text:p/>
          </table:table-cell>
          <table:table-cell table:formula="of:=IF(OR(ROW([.I75])&gt;=[.$S$1]-1;ROW([.I75])&lt;3);&quot;&quot;;[.I75])">
            <text:p/>
          </table:table-cell>
          <table:table-cell table:formula="of:=IF(OR(ROW([.J75])&gt;=[.$S$1]-1;ROW([.J75])&lt;3);&quot;&quot;;[.J7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6])&gt;=[.$S$1]-1;ROW([.E76])&lt;3);&quot;&quot;;[.E76])">
            <text:p/>
          </table:table-cell>
          <table:table-cell table:formula="of:=IF(OR(ROW([.F76])&gt;=[.$S$1]-1;ROW([.F76])&lt;3);&quot;&quot;;[.F76])">
            <text:p/>
          </table:table-cell>
          <table:table-cell table:formula="of:=IF(OR(ROW([.G76])&gt;=[.$S$1]-1;ROW([.G76])&lt;3);&quot;&quot;;[.G76])">
            <text:p/>
          </table:table-cell>
          <table:table-cell table:formula="of:=IF(OR(ROW([.H76])&gt;=[.$S$1]-1;ROW([.H76])&lt;3);&quot;&quot;;[.H76])">
            <text:p/>
          </table:table-cell>
          <table:table-cell table:formula="of:=IF(OR(ROW([.I76])&gt;=[.$S$1]-1;ROW([.I76])&lt;3);&quot;&quot;;[.I76])">
            <text:p/>
          </table:table-cell>
          <table:table-cell table:formula="of:=IF(OR(ROW([.J76])&gt;=[.$S$1]-1;ROW([.J76])&lt;3);&quot;&quot;;[.J7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7])&gt;=[.$S$1]-1;ROW([.E77])&lt;3);&quot;&quot;;[.E77])">
            <text:p/>
          </table:table-cell>
          <table:table-cell table:formula="of:=IF(OR(ROW([.F77])&gt;=[.$S$1]-1;ROW([.F77])&lt;3);&quot;&quot;;[.F77])">
            <text:p/>
          </table:table-cell>
          <table:table-cell table:formula="of:=IF(OR(ROW([.G77])&gt;=[.$S$1]-1;ROW([.G77])&lt;3);&quot;&quot;;[.G77])">
            <text:p/>
          </table:table-cell>
          <table:table-cell table:formula="of:=IF(OR(ROW([.H77])&gt;=[.$S$1]-1;ROW([.H77])&lt;3);&quot;&quot;;[.H77])">
            <text:p/>
          </table:table-cell>
          <table:table-cell table:formula="of:=IF(OR(ROW([.I77])&gt;=[.$S$1]-1;ROW([.I77])&lt;3);&quot;&quot;;[.I77])">
            <text:p/>
          </table:table-cell>
          <table:table-cell table:formula="of:=IF(OR(ROW([.J77])&gt;=[.$S$1]-1;ROW([.J77])&lt;3);&quot;&quot;;[.J7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8])&gt;=[.$S$1]-1;ROW([.E78])&lt;3);&quot;&quot;;[.E78])">
            <text:p/>
          </table:table-cell>
          <table:table-cell table:formula="of:=IF(OR(ROW([.F78])&gt;=[.$S$1]-1;ROW([.F78])&lt;3);&quot;&quot;;[.F78])">
            <text:p/>
          </table:table-cell>
          <table:table-cell table:formula="of:=IF(OR(ROW([.G78])&gt;=[.$S$1]-1;ROW([.G78])&lt;3);&quot;&quot;;[.G78])">
            <text:p/>
          </table:table-cell>
          <table:table-cell table:formula="of:=IF(OR(ROW([.H78])&gt;=[.$S$1]-1;ROW([.H78])&lt;3);&quot;&quot;;[.H78])">
            <text:p/>
          </table:table-cell>
          <table:table-cell table:formula="of:=IF(OR(ROW([.I78])&gt;=[.$S$1]-1;ROW([.I78])&lt;3);&quot;&quot;;[.I78])">
            <text:p/>
          </table:table-cell>
          <table:table-cell table:formula="of:=IF(OR(ROW([.J78])&gt;=[.$S$1]-1;ROW([.J78])&lt;3);&quot;&quot;;[.J7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79])&gt;=[.$S$1]-1;ROW([.E79])&lt;3);&quot;&quot;;[.E79])">
            <text:p/>
          </table:table-cell>
          <table:table-cell table:formula="of:=IF(OR(ROW([.F79])&gt;=[.$S$1]-1;ROW([.F79])&lt;3);&quot;&quot;;[.F79])">
            <text:p/>
          </table:table-cell>
          <table:table-cell table:formula="of:=IF(OR(ROW([.G79])&gt;=[.$S$1]-1;ROW([.G79])&lt;3);&quot;&quot;;[.G79])">
            <text:p/>
          </table:table-cell>
          <table:table-cell table:formula="of:=IF(OR(ROW([.H79])&gt;=[.$S$1]-1;ROW([.H79])&lt;3);&quot;&quot;;[.H79])">
            <text:p/>
          </table:table-cell>
          <table:table-cell table:formula="of:=IF(OR(ROW([.I79])&gt;=[.$S$1]-1;ROW([.I79])&lt;3);&quot;&quot;;[.I79])">
            <text:p/>
          </table:table-cell>
          <table:table-cell table:formula="of:=IF(OR(ROW([.J79])&gt;=[.$S$1]-1;ROW([.J79])&lt;3);&quot;&quot;;[.J7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80])&gt;=[.$S$1]-1;ROW([.E80])&lt;3);&quot;&quot;;[.E80])">
            <text:p/>
          </table:table-cell>
          <table:table-cell table:formula="of:=IF(OR(ROW([.F80])&gt;=[.$S$1]-1;ROW([.F80])&lt;3);&quot;&quot;;[.F80])">
            <text:p/>
          </table:table-cell>
          <table:table-cell table:formula="of:=IF(OR(ROW([.G80])&gt;=[.$S$1]-1;ROW([.G80])&lt;3);&quot;&quot;;[.G80])">
            <text:p/>
          </table:table-cell>
          <table:table-cell table:formula="of:=IF(OR(ROW([.H80])&gt;=[.$S$1]-1;ROW([.H80])&lt;3);&quot;&quot;;[.H80])">
            <text:p/>
          </table:table-cell>
          <table:table-cell table:formula="of:=IF(OR(ROW([.I80])&gt;=[.$S$1]-1;ROW([.I80])&lt;3);&quot;&quot;;[.I80])">
            <text:p/>
          </table:table-cell>
          <table:table-cell table:formula="of:=IF(OR(ROW([.J80])&gt;=[.$S$1]-1;ROW([.J80])&lt;3);&quot;&quot;;[.J8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81])&gt;=[.$S$1]-1;ROW([.E81])&lt;3);&quot;&quot;;[.E81])">
            <text:p/>
          </table:table-cell>
          <table:table-cell table:formula="of:=IF(OR(ROW([.F81])&gt;=[.$S$1]-1;ROW([.F81])&lt;3);&quot;&quot;;[.F81])">
            <text:p/>
          </table:table-cell>
          <table:table-cell table:formula="of:=IF(OR(ROW([.G81])&gt;=[.$S$1]-1;ROW([.G81])&lt;3);&quot;&quot;;[.G81])">
            <text:p/>
          </table:table-cell>
          <table:table-cell table:formula="of:=IF(OR(ROW([.H81])&gt;=[.$S$1]-1;ROW([.H81])&lt;3);&quot;&quot;;[.H81])">
            <text:p/>
          </table:table-cell>
          <table:table-cell table:formula="of:=IF(OR(ROW([.I81])&gt;=[.$S$1]-1;ROW([.I81])&lt;3);&quot;&quot;;[.I81])">
            <text:p/>
          </table:table-cell>
          <table:table-cell table:formula="of:=IF(OR(ROW([.J81])&gt;=[.$S$1]-1;ROW([.J81])&lt;3);&quot;&quot;;[.J8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82])&gt;=[.$S$1]-1;ROW([.E82])&lt;3);&quot;&quot;;[.E82])">
            <text:p/>
          </table:table-cell>
          <table:table-cell table:formula="of:=IF(OR(ROW([.F82])&gt;=[.$S$1]-1;ROW([.F82])&lt;3);&quot;&quot;;[.F82])">
            <text:p/>
          </table:table-cell>
          <table:table-cell table:formula="of:=IF(OR(ROW([.G82])&gt;=[.$S$1]-1;ROW([.G82])&lt;3);&quot;&quot;;[.G82])">
            <text:p/>
          </table:table-cell>
          <table:table-cell table:formula="of:=IF(OR(ROW([.H82])&gt;=[.$S$1]-1;ROW([.H82])&lt;3);&quot;&quot;;[.H82])">
            <text:p/>
          </table:table-cell>
          <table:table-cell table:formula="of:=IF(OR(ROW([.I82])&gt;=[.$S$1]-1;ROW([.I82])&lt;3);&quot;&quot;;[.I82])">
            <text:p/>
          </table:table-cell>
          <table:table-cell table:formula="of:=IF(OR(ROW([.J82])&gt;=[.$S$1]-1;ROW([.J82])&lt;3);&quot;&quot;;[.J8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83])&gt;=[.$S$1]-1;ROW([.E83])&lt;3);&quot;&quot;;[.E83])">
            <text:p/>
          </table:table-cell>
          <table:table-cell table:formula="of:=IF(OR(ROW([.F83])&gt;=[.$S$1]-1;ROW([.F83])&lt;3);&quot;&quot;;[.F83])">
            <text:p/>
          </table:table-cell>
          <table:table-cell table:formula="of:=IF(OR(ROW([.G83])&gt;=[.$S$1]-1;ROW([.G83])&lt;3);&quot;&quot;;[.G83])">
            <text:p/>
          </table:table-cell>
          <table:table-cell table:formula="of:=IF(OR(ROW([.H83])&gt;=[.$S$1]-1;ROW([.H83])&lt;3);&quot;&quot;;[.H83])">
            <text:p/>
          </table:table-cell>
          <table:table-cell table:formula="of:=IF(OR(ROW([.I83])&gt;=[.$S$1]-1;ROW([.I83])&lt;3);&quot;&quot;;[.I83])">
            <text:p/>
          </table:table-cell>
          <table:table-cell table:formula="of:=IF(OR(ROW([.J83])&gt;=[.$S$1]-1;ROW([.J83])&lt;3);&quot;&quot;;[.J8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E84])&gt;=[.$S$1]-1;ROW([.E84])&lt;3);&quot;&quot;;[.E84])">
            <text:p/>
          </table:table-cell>
          <table:table-cell table:formula="of:=IF(OR(ROW([.F84])&gt;=[.$S$1]-1;ROW([.F84])&lt;3);&quot;&quot;;[.F84])">
            <text:p/>
          </table:table-cell>
          <table:table-cell table:formula="of:=IF(OR(ROW([.G84])&gt;=[.$S$1]-1;ROW([.G84])&lt;3);&quot;&quot;;[.G84])">
            <text:p/>
          </table:table-cell>
          <table:table-cell table:formula="of:=IF(OR(ROW([.H84])&gt;=[.$S$1]-1;ROW([.H84])&lt;3);&quot;&quot;;[.H84])">
            <text:p/>
          </table:table-cell>
          <table:table-cell table:formula="of:=IF(OR(ROW([.I84])&gt;=[.$S$1]-1;ROW([.I84])&lt;3);&quot;&quot;;[.I84])">
            <text:p/>
          </table:table-cell>
          <table:table-cell table:formula="of:=IF(OR(ROW([.J84])&gt;=[.$S$1]-1;ROW([.J84])&lt;3);&quot;&quot;;[.J84])">
            <text:p/>
          </table:table-cell>
          <table:table-cell/>
        </table:table-row>
        <calcext:conditional-formats>
          <calcext:conditional-format calcext:target-range-address="Exploration.M5:Exploration.M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N5:Exploration.N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O5:Exploration.O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P5:Exploration.P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Q5:Exploration.Q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R5:Exploration.R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</calcext:conditional-formats>
      </table:table>
      <table:table table:name="loss_function_selection" table:style-name="ta1">
        <table:shapes>
          <draw:frame draw:z-index="0" draw:style-name="gr1" draw:text-style-name="P1" svg:width="15.999cm" svg:height="8.999cm" svg:x="0.761cm" svg:y="3.419cm">
            <draw:object draw:notify-on-update-of-ranges="loss_function_selection.C11:loss_function_selection.C11 loss_function_selection.A3:loss_function_selection.A5 loss_function_selection.B3:loss_function_selection.B5 loss_function_selection.C3:loss_function_selection.C5 loss_function_selection.C3:loss_function_selection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476cm" svg:y="3.427cm">
            <draw:object draw:notify-on-update-of-ranges="loss_function_selection.A3:loss_function_selection.A5 loss_function_selection.D3:loss_function_selection.D5 loss_function_selection.E3:loss_function_selection.E5 loss_function_selection.E3:loss_function_selection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213cm" svg:y="12.963cm">
            <draw:object draw:notify-on-update-of-ranges="loss_function_selection.A3:loss_function_selection.A5 loss_function_selection.F3:loss_function_selection.F5 loss_function_selection.G3:loss_function_selection.G5 loss_function_selection.G3:loss_function_selection.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>
          <table:table-cell/>
          <table:table-cell table:style-name="ce102" office:value-type="string" calcext:value-type="string" table:number-columns-spanned="2" table:number-rows-spanned="1">
            <text:p>MSE</text:p>
          </table:table-cell>
          <table:covered-table-cell/>
          <table:table-cell table:style-name="ce102" office:value-type="string" calcext:value-type="string" table:number-columns-spanned="2" table:number-rows-spanned="1">
            <text:p>MAE</text:p>
          </table:table-cell>
          <table:covered-table-cell/>
          <table:table-cell table:style-name="ce102" office:value-type="string" calcext:value-type="string" table:number-columns-spanned="2" table:number-rows-spanned="1">
            <text:p>MAPE</text:p>
          </table:table-cell>
          <table:covered-table-cell/>
          <table:table-cell table:number-columns-repeated="2"/>
          <table:table-cell office:value-type="string" calcext:value-type="string">
            <text:p>Validation_average</text:p>
          </table:table-cell>
          <table:table-cell office:value-type="float" office:value="4.10224629732693E+015" calcext:value-type="float">
            <text:p>4.10224629732693E+015</text:p>
          </table:table-cell>
          <table:table-cell office:value-type="string" calcext:value-type="string">
            <text:p>Validation_average</text:p>
          </table:table-cell>
          <table:table-cell office:value-type="float" office:value="29698131.3333333" calcext:value-type="float">
            <text:p>29698131.3333333</text:p>
          </table:table-cell>
          <table:table-cell office:value-type="string" calcext:value-type="string">
            <text:p>Validation_average</text:p>
          </table:table-cell>
          <table:table-cell office:value-type="float" office:value="10304.7498550415" calcext:value-type="float">
            <text:p>10304.7498550415</text:p>
          </table:table-cell>
        </table:table-row>
        <table:table-row table:style-name="ro1">
          <table:table-cell/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  <table:table-cell table:number-columns-repeated="2"/>
          <table:table-cell office:value-type="string" calcext:value-type="string">
            <text:p>Validation_stddev</text:p>
          </table:table-cell>
          <table:table-cell office:value-type="float" office:value="99062739001359.5" calcext:value-type="float">
            <text:p>99062739001359.5</text:p>
          </table:table-cell>
          <table:table-cell office:value-type="string" calcext:value-type="string">
            <text:p>Validation_stddev</text:p>
          </table:table-cell>
          <table:table-cell office:value-type="float" office:value="282755.596942703" calcext:value-type="float">
            <text:p>282755.596942703</text:p>
          </table:table-cell>
          <table:table-cell office:value-type="string" calcext:value-type="string">
            <text:p>Validation_stddev</text:p>
          </table:table-cell>
          <table:table-cell office:value-type="float" office:value="30857.5202598293" calcext:value-type="float">
            <text:p>30857.5202598293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54543400875895E+015" calcext:value-type="float">
            <text:p>3.54543400875895E+015</text:p>
          </table:table-cell>
          <table:table-cell office:value-type="float" office:value="208450237370558" calcext:value-type="float">
            <text:p>208450237370558</text:p>
          </table:table-cell>
          <table:table-cell office:value-type="float" office:value="26910493" calcext:value-type="float">
            <text:p>26910493</text:p>
          </table:table-cell>
          <table:table-cell office:value-type="float" office:value="1561104.32691488" calcext:value-type="float">
            <text:p>1561104.32691488</text:p>
          </table:table-cell>
          <table:table-cell office:value-type="float" office:value="337.220486958821" calcext:value-type="float">
            <text:p>337.220486958821</text:p>
          </table:table-cell>
          <table:table-cell office:value-type="float" office:value="20.0316903189218" calcext:value-type="float">
            <text:p>20.0316903189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4.10224629732693E+015" calcext:value-type="float">
            <text:p>4.10224629732693E+015</text:p>
          </table:table-cell>
          <table:table-cell office:value-type="float" office:value="99062739001359.5" calcext:value-type="float">
            <text:p>99062739001359.5</text:p>
          </table:table-cell>
          <table:table-cell office:value-type="float" office:value="29698131.3333333" calcext:value-type="float">
            <text:p>29698131.3333333</text:p>
          </table:table-cell>
          <table:table-cell office:value-type="float" office:value="282755.596942703" calcext:value-type="float">
            <text:p>282755.596942703</text:p>
          </table:table-cell>
          <table:table-cell office:value-type="float" office:value="10304.7498550415" calcext:value-type="float">
            <text:p>10304.7498550415</text:p>
          </table:table-cell>
          <table:table-cell office:value-type="float" office:value="30857.5202598293" calcext:value-type="float">
            <text:p>30857.5202598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2545321123034635" calcext:value-type="float">
            <text:p>2545321123034635</text:p>
          </table:table-cell>
          <table:table-cell office:value-type="float" office:value="529773336751199" calcext:value-type="float">
            <text:p>529773336751199</text:p>
          </table:table-cell>
          <table:table-cell office:value-type="float" office:value="25862083.7916667" calcext:value-type="float">
            <text:p>25862083.7916667</text:p>
          </table:table-cell>
          <table:table-cell office:value-type="float" office:value="3741574.19387506" calcext:value-type="float">
            <text:p>3741574.19387506</text:p>
          </table:table-cell>
          <table:table-cell office:value-type="float" office:value="827.814841747284" calcext:value-type="float">
            <text:p>827.814841747284</text:p>
          </table:table-cell>
          <table:table-cell office:value-type="float" office:value="161.323342791396" calcext:value-type="float">
            <text:p>161.323342791396</text:p>
          </table:table-cell>
          <table:table-cell table:number-columns-repeated="8"/>
        </table:table-row>
      </table:table>
      <table:table table:name="regularisation_comparison" table:style-name="ta1">
        <table:shapes>
          <draw:frame draw:z-index="0" draw:style-name="gr1" draw:text-style-name="P1" svg:width="15.999cm" svg:height="8.999cm" svg:x="0.47cm" svg:y="2.393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6.851cm" svg:y="2.445cm">
            <draw:object draw:notify-on-update-of-ranges="regularisation_comparison.B3:regularisation_comparison.E3 regularisation_comparison.H1:regularisation_comparison.K1 regularisation_comparison.H2:regularisation_comparison.K2 regularisation_comparison.H2:regularisation_comparison.K2 regularisation_comparison.B1:regularisation_comparison.E1 regularisation_comparison.B2:regularisation_comparison.E2 regularisation_comparison.B2:regularisation_comparison.E2 regularisation_comparison.P1:regularisation_comparison.S1 regularisation_comparison.P2:regularisation_comparison.S2 regularisation_comparison.P2:regularisation_comparison.S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Validation_average</text:p>
          </table:table-cell>
          <table:table-cell office:value-type="float" office:value="2.97321417373559E+015" calcext:value-type="float">
            <text:p>2.97321417373559E+015</text:p>
          </table:table-cell>
          <table:table-cell office:value-type="float" office:value="3.07143687693926E+015" calcext:value-type="float">
            <text:p>3.07143687693926E+015</text:p>
          </table:table-cell>
          <table:table-cell office:value-type="float" office:value="3212139781860011" calcext:value-type="float">
            <text:p>3212139781860011</text:p>
          </table:table-cell>
          <table:table-cell office:value-type="float" office:value="3.19310374860663E+015" calcext:value-type="float">
            <text:p>3.19310374860663E+015</text:p>
          </table:table-cell>
          <table:table-cell table:number-columns-repeated="2"/>
          <table:table-cell office:value-type="float" office:value="3224469111832576" calcext:value-type="float">
            <text:p>3224469111832576</text:p>
          </table:table-cell>
          <table:table-cell office:value-type="float" office:value="3131455846045013" calcext:value-type="float">
            <text:p>3131455846045013</text:p>
          </table:table-cell>
          <table:table-cell office:value-type="float" office:value="3102292727300096" calcext:value-type="float">
            <text:p>3102292727300096</text:p>
          </table:table-cell>
          <table:table-cell office:value-type="float" office:value="3.30927798345182E+015" calcext:value-type="float">
            <text:p>3.30927798345182E+015</text:p>
          </table:table-cell>
          <table:table-cell table:number-columns-repeated="4"/>
          <table:table-cell office:value-type="float" office:value="2460821443575808" calcext:value-type="float">
            <text:p>2460821443575808</text:p>
          </table:table-cell>
          <table:table-cell office:value-type="float" office:value="2.71639047499503E+015" calcext:value-type="float">
            <text:p>2.71639047499503E+015</text:p>
          </table:table-cell>
          <table:table-cell office:value-type="float" office:value="2.17722297183983E+015" calcext:value-type="float">
            <text:p>2.17722297183983E+015</text:p>
          </table:table-cell>
          <table:table-cell office:value-type="float" office:value="2731618913484800" calcext:value-type="float">
            <text:p>2731618913484800</text:p>
          </table:table-cell>
        </table:table-row>
        <table:table-row table:style-name="ro1">
          <table:table-cell office:value-type="string" calcext:value-type="string">
            <text:p>Validation_stddev</text:p>
          </table:table-cell>
          <table:table-cell office:value-type="float" office:value="113724846640359" calcext:value-type="float">
            <text:p>113724846640359</text:p>
          </table:table-cell>
          <table:table-cell office:value-type="float" office:value="163900003712575" calcext:value-type="float">
            <text:p>163900003712575</text:p>
          </table:table-cell>
          <table:table-cell office:value-type="float" office:value="100968015619587" calcext:value-type="float">
            <text:p>100968015619587</text:p>
          </table:table-cell>
          <table:table-cell office:value-type="float" office:value="154927386884888" calcext:value-type="float">
            <text:p>154927386884888</text:p>
          </table:table-cell>
          <table:table-cell table:number-columns-repeated="2"/>
          <table:table-cell office:value-type="float" office:value="193378109763227" calcext:value-type="float">
            <text:p>193378109763227</text:p>
          </table:table-cell>
          <table:table-cell office:value-type="float" office:value="113771238998296" calcext:value-type="float">
            <text:p>113771238998296</text:p>
          </table:table-cell>
          <table:table-cell office:value-type="float" office:value="93627300776625" calcext:value-type="float">
            <text:p>93627300776625</text:p>
          </table:table-cell>
          <table:table-cell office:value-type="float" office:value="62448132968226.3" calcext:value-type="float">
            <text:p>62448132968226.3</text:p>
          </table:table-cell>
          <table:table-cell table:number-columns-repeated="4"/>
          <table:table-cell office:value-type="float" office:value="611110681197020" calcext:value-type="float">
            <text:p>611110681197020</text:p>
          </table:table-cell>
          <table:table-cell office:value-type="float" office:value="455855848560115" calcext:value-type="float">
            <text:p>455855848560115</text:p>
          </table:table-cell>
          <table:table-cell office:value-type="float" office:value="627009885147434" calcext:value-type="float">
            <text:p>627009885147434</text:p>
          </table:table-cell>
          <table:table-cell office:value-type="float" office:value="395527885296150" calcext:value-type="float">
            <text:p>395527885296150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02" office:value-type="string" calcext:value-type="string" table:number-columns-spanned="4" table:number-rows-spanned="1">
            <text:p>learned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102" office:value-type="string" calcext:value-type="string" table:number-columns-spanned="4" table:number-rows-spanned="1">
            <text:p>bert</text:p>
          </table:table-cell>
          <table:covered-table-cell table:number-columns-repeated="3"/>
          <table:table-cell table:number-columns-repeated="14"/>
        </table:table-row>
      </table:table>
      <table:table table:name="Sheet6" table:style-name="ta1">
        <table:shapes>
          <draw:frame draw:z-index="0" draw:style-name="gr1" draw:text-style-name="P1" svg:width="31.939cm" svg:height="14.503cm" svg:x="0cm" svg:y="3.612cm">
            <draw:object draw:notify-on-update-of-ranges="Sheet6.B3:Sheet6.D3 Sheet6.B1:Sheet6.D1 Sheet6.B2:Sheet6.D2 Sheet6.B2:Sheet6.D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31.939cm" svg:height="14.503cm" svg:x="33.867cm" svg:y="3.613cm">
            <draw:object draw:notify-on-update-of-ranges="Sheet6.F3:Sheet6.H3 Sheet6.F1:Sheet6.H1 Sheet6.F2:Sheet6.H2 Sheet6.F2:Sheet6.H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alidation_average</text:p>
          </table:table-cell>
          <table:table-cell office:value-type="float" office:value="3051968662601728" calcext:value-type="float">
            <text:p>3051968662601728</text:p>
          </table:table-cell>
          <table:table-cell office:value-type="float" office:value="3.1588753646551E+015" calcext:value-type="float">
            <text:p>3.1588753646551E+015</text:p>
          </table:table-cell>
          <table:table-cell office:value-type="float" office:value="2776966594472619" calcext:value-type="float">
            <text:p>2776966594472619</text:p>
          </table:table-cell>
          <table:table-cell/>
          <table:table-cell office:value-type="float" office:value="3097057657280558" calcext:value-type="float">
            <text:p>3097057657280558</text:p>
          </table:table-cell>
          <table:table-cell office:value-type="float" office:value="3162706787166527" calcext:value-type="float">
            <text:p>3162706787166527</text:p>
          </table:table-cell>
          <table:table-cell office:value-type="float" office:value="2545321123034635" calcext:value-type="float">
            <text:p>2545321123034635</text:p>
          </table:table-cell>
        </table:table-row>
        <table:table-row table:style-name="ro1">
          <table:table-cell office:value-type="string" calcext:value-type="string">
            <text:p>Validation_stddev</text:p>
          </table:table-cell>
          <table:table-cell office:value-type="float" office:value="163528273915631" calcext:value-type="float">
            <text:p>163528273915631</text:p>
          </table:table-cell>
          <table:table-cell office:value-type="float" office:value="142657842957561" calcext:value-type="float">
            <text:p>142657842957561</text:p>
          </table:table-cell>
          <table:table-cell office:value-type="float" office:value="306244327800494" calcext:value-type="float">
            <text:p>306244327800494</text:p>
          </table:table-cell>
          <table:table-cell/>
          <table:table-cell office:value-type="float" office:value="157486049856738" calcext:value-type="float">
            <text:p>157486049856738</text:p>
          </table:table-cell>
          <table:table-cell office:value-type="float" office:value="139679608877046" calcext:value-type="float">
            <text:p>139679608877046</text:p>
          </table:table-cell>
          <table:table-cell office:value-type="float" office:value="529773336751199" calcext:value-type="float">
            <text:p>529773336751199</text:p>
          </table:table-cell>
        </table:table-row>
        <table:table-row table:style-name="ro1">
          <table:table-cell/>
          <table:table-cell office:value-type="string" calcext:value-type="string">
            <text:p>deep bert</text:p>
          </table:table-cell>
          <table:table-cell office:value-type="string" calcext:value-type="string">
            <text:p>deep_learned</text:p>
          </table:table-cell>
          <table:table-cell office:value-type="string" calcext:value-type="string">
            <text:p>deep_tfidf</text:p>
          </table:table-cell>
          <table:table-cell/>
          <table:table-cell office:value-type="string" calcext:value-type="string">
            <text:p>all_bert</text:p>
          </table:table-cell>
          <table:table-cell office:value-type="string" calcext:value-type="string">
            <text:p>all_learned</text:p>
          </table:table-cell>
          <table:table-cell office:value-type="string" calcext:value-type="string">
            <text:p>all_tfidf</text:p>
          </table:table-cell>
        </table:table-row>
      </table:table>
      <table:named-expressions/>
      <table:data-pilot-tables>
        <table:data-pilot-table table:name="DataPilot1" table:application-data="" table:target-range-address="Exploration.A1:Exploration.L20" table:buttons="Exploration.A2 Exploration.B2 Exploration.C2 Exploration.D2 Exploration.E1" table:show-filter-button="false" table:drill-down-on-double-click="false">
          <table:source-cell-range table:cell-range-address="Raw_summaries.A1:Raw_summaries.K2000"/>
          <table:data-pilot-field table:source-field-name="encoding" table:orientation="row" table:used-hierarchy="0" table:function="auto">
            <table:data-pilot-level table:show-empty="false" calcext:repeat-item-labels="false">
              <table:data-pilot-members>
                <table:data-pilot-member table:name="bert" table:display="true" table:show-details="true"/>
                <table:data-pilot-member table:name="learned" table:display="false" table:show-details="true"/>
                <table:data-pilot-member table:name="tfidf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function" table:orientation="row" table:used-hierarchy="0" table:function="auto">
            <table:data-pilot-level table:show-empty="false" calcext:repeat-item-labels="false">
              <table:data-pilot-members>
                <table:data-pilot-member table:name="mae" table:display="false" table:show-details="true"/>
                <table:data-pilot-member table:name="mape" table:display="false" table:show-details="true"/>
                <table:data-pilot-member table:name="ms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core" table:display="true" table:show-details="true"/>
                <table:data-pilot-member table:name="deep_narrow" table:display="true" table:show-details="true"/>
                <table:data-pilot-member table:name="deep_wide" table:display="true" table:show-details="true"/>
                <table:data-pilot-member table:name="shallow_wid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ularisation" table:orientation="row" table:used-hierarchy="0" table:function="auto">
            <table:data-pilot-level table:show-empty="false" calcext:repeat-item-labels="false">
              <table:data-pilot-members>
                <table:data-pilot-member table:name="do" table:display="true" table:show-details="true"/>
                <table:data-pilot-member table:name="l1" table:display="true" table:show-details="true"/>
                <table:data-pilot-member table:name="l2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mse" table:orientation="data" table:used-hierarchy="0" table:function="average">
            <table:data-pilot-level table:show-empty="false" calcext:repeat-item-labels="false">
              <table:data-pilot-members>
                <table:data-pilot-member table:name="121763195256832" table:display="true" table:show-details="true"/>
                <table:data-pilot-member table:name="264623957737472" table:display="true" table:show-details="true"/>
                <table:data-pilot-member table:name="267073297055744" table:display="true" table:show-details="true"/>
                <table:data-pilot-member table:name="1140247110877184" table:display="true" table:show-details="true"/>
                <table:data-pilot-member table:name="1319343354806272" table:display="true" table:show-details="true"/>
                <table:data-pilot-member table:name="1663709940285440" table:display="true" table:show-details="true"/>
                <table:data-pilot-member table:name="1953521851170816" table:display="true" table:show-details="true"/>
                <table:data-pilot-member table:name="1974943940083712" table:display="true" table:show-details="true"/>
                <table:data-pilot-member table:name="2026550388064256" table:display="true" table:show-details="true"/>
                <table:data-pilot-member table:name="2040078595522560" table:display="true" table:show-details="true"/>
                <table:data-pilot-member table:name="2065023362924544" table:display="true" table:show-details="true"/>
                <table:data-pilot-member table:name="2141998706327552" table:display="true" table:show-details="true"/>
                <table:data-pilot-member table:name="2177171669909504" table:display="true" table:show-details="true"/>
                <table:data-pilot-member table:name="2212811174313984" table:display="true" table:show-details="true"/>
                <table:data-pilot-member table:name="2260895212240896" table:display="true" table:show-details="true"/>
                <table:data-pilot-member table:name="2288020078198784" table:display="true" table:show-details="true"/>
                <table:data-pilot-member table:name="2302246352060416" table:display="true" table:show-details="true"/>
                <table:data-pilot-member table:name="2302760674394112" table:display="true" table:show-details="true"/>
                <table:data-pilot-member table:name="2311621997232128" table:display="true" table:show-details="true"/>
                <table:data-pilot-member table:name="2352524581404672" table:display="true" table:show-details="true"/>
                <table:data-pilot-member table:name="2406848133070848" table:display="true" table:show-details="true"/>
                <table:data-pilot-member table:name="2436062232182784" table:display="true" table:show-details="true"/>
                <table:data-pilot-member table:name="2637463449239552" table:display="true" table:show-details="true"/>
                <table:data-pilot-member table:name="2668775103004672" table:display="true" table:show-details="true"/>
                <table:data-pilot-member table:name="2701762330886144" table:display="true" table:show-details="true"/>
                <table:data-pilot-member table:name="2712092800974848" table:display="true" table:show-details="true"/>
                <table:data-pilot-member table:name="2721903043149824" table:display="true" table:show-details="true"/>
                <table:data-pilot-member table:name="2731908169465856" table:display="true" table:show-details="true"/>
                <table:data-pilot-member table:name="2787257144573952" table:display="true" table:show-details="true"/>
                <table:data-pilot-member table:name="2787755629215744" table:display="true" table:show-details="true"/>
                <table:data-pilot-member table:name="2800296396849152" table:display="true" table:show-details="true"/>
                <table:data-pilot-member table:name="2809061082923008" table:display="true" table:show-details="true"/>
                <table:data-pilot-member table:name="2847770012549120" table:display="true" table:show-details="true"/>
                <table:data-pilot-member table:name="2866956436766720" table:display="true" table:show-details="true"/>
                <table:data-pilot-member table:name="2874356396982272" table:display="true" table:show-details="true"/>
                <table:data-pilot-member table:name="2884882288082944" table:display="true" table:show-details="true"/>
                <table:data-pilot-member table:name="2886355730300928" table:display="true" table:show-details="true"/>
                <table:data-pilot-member table:name="2904324531290112" table:display="true" table:show-details="true"/>
                <table:data-pilot-member table:name="2918832125509632" table:display="true" table:show-details="true"/>
                <table:data-pilot-member table:name="2920069076090880" table:display="true" table:show-details="true"/>
                <table:data-pilot-member table:name="2923215944941568" table:display="true" table:show-details="true"/>
                <table:data-pilot-member table:name="2930059438456832" table:display="true" table:show-details="true"/>
                <table:data-pilot-member table:name="2931808563888128" table:display="true" table:show-details="true"/>
                <table:data-pilot-member table:name="2958132686880768" table:display="true" table:show-details="true"/>
                <table:data-pilot-member table:name="2964194227912704" table:display="true" table:show-details="true"/>
                <table:data-pilot-member table:name="2964291133112320" table:display="true" table:show-details="true"/>
                <table:data-pilot-member table:name="2973269762244608" table:display="true" table:show-details="true"/>
                <table:data-pilot-member table:name="2997734701268992" table:display="true" table:show-details="true"/>
                <table:data-pilot-member table:name="3018553213059072" table:display="true" table:show-details="true"/>
                <table:data-pilot-member table:name="3046484995997696" table:display="true" table:show-details="true"/>
                <table:data-pilot-member table:name="3047865022676992" table:display="true" table:show-details="true"/>
                <table:data-pilot-member table:name="3052608008749056" table:display="true" table:show-details="true"/>
                <table:data-pilot-member table:name="3063851696259072" table:display="true" table:show-details="true"/>
                <table:data-pilot-member table:name="3069293151387648" table:display="true" table:show-details="true"/>
                <table:data-pilot-member table:name="3075696947625984" table:display="true" table:show-details="true"/>
                <table:data-pilot-member table:name="3094549438136320" table:display="true" table:show-details="true"/>
                <table:data-pilot-member table:name="3108491707285504" table:display="true" table:show-details="true"/>
                <table:data-pilot-member table:name="3114311119536128" table:display="true" table:show-details="true"/>
                <table:data-pilot-member table:name="3123958421389312" table:display="true" table:show-details="true"/>
                <table:data-pilot-member table:name="3124015866576896" table:display="true" table:show-details="true"/>
                <table:data-pilot-member table:name="3124866538536960" table:display="true" table:show-details="true"/>
                <table:data-pilot-member table:name="3127539081936896" table:display="true" table:show-details="true"/>
                <table:data-pilot-member table:name="3135639927128064" table:display="true" table:show-details="true"/>
                <table:data-pilot-member table:name="3135982182334464" table:display="true" table:show-details="true"/>
                <table:data-pilot-member table:name="3139690618159104" table:display="true" table:show-details="true"/>
                <table:data-pilot-member table:name="3153119638716416" table:display="true" table:show-details="true"/>
                <table:data-pilot-member table:name="3162271408717824" table:display="true" table:show-details="true"/>
                <table:data-pilot-member table:name="3175063968808960" table:display="true" table:show-details="true"/>
                <table:data-pilot-member table:name="3187003172585472" table:display="true" table:show-details="true"/>
                <table:data-pilot-member table:name="3203157081456640" table:display="true" table:show-details="true"/>
                <table:data-pilot-member table:name="3211234035892224" table:display="true" table:show-details="true"/>
                <table:data-pilot-member table:name="3227693961183232" table:display="true" table:show-details="true"/>
                <table:data-pilot-member table:name="3232224077938688" table:display="true" table:show-details="true"/>
                <table:data-pilot-member table:name="3241058020360192" table:display="true" table:show-details="true"/>
                <table:data-pilot-member table:name="3265188220370944" table:display="true" table:show-details="true"/>
                <table:data-pilot-member table:name="3272889365168128" table:display="true" table:show-details="true"/>
                <table:data-pilot-member table:name="3278163853443072" table:display="true" table:show-details="true"/>
                <table:data-pilot-member table:name="3278432288899072" table:display="true" table:show-details="true"/>
                <table:data-pilot-member table:name="3286538771234816" table:display="true" table:show-details="true"/>
                <table:data-pilot-member table:name="3299920010280960" table:display="true" table:show-details="true"/>
                <table:data-pilot-member table:name="3300429769211904" table:display="true" table:show-details="true"/>
                <table:data-pilot-member table:name="3300986504347648" table:display="true" table:show-details="true"/>
                <table:data-pilot-member table:name="3308114002575360" table:display="true" table:show-details="true"/>
                <table:data-pilot-member table:name="3311481525370880" table:display="true" table:show-details="true"/>
                <table:data-pilot-member table:name="3313398154526720" table:display="true" table:show-details="true"/>
                <table:data-pilot-member table:name="3336024042242048" table:display="true" table:show-details="true"/>
                <table:data-pilot-member table:name="3338177699905536" table:display="true" table:show-details="true"/>
                <table:data-pilot-member table:name="3341120289374208" table:display="true" table:show-details="true"/>
                <table:data-pilot-member table:name="3341945459965952" table:display="true" table:show-details="true"/>
                <table:data-pilot-member table:name="3343898327908352" table:display="true" table:show-details="true"/>
                <table:data-pilot-member table:name="3350171932950528" table:display="true" table:show-details="true"/>
                <table:data-pilot-member table:name="3352682072899584" table:display="true" table:show-details="true"/>
                <table:data-pilot-member table:name="3354762179248128" table:display="true" table:show-details="true"/>
                <table:data-pilot-member table:name="3365762664235008" table:display="true" table:show-details="true"/>
                <table:data-pilot-member table:name="3372688567435264" table:display="true" table:show-details="true"/>
                <table:data-pilot-member table:name="3376493371588608" table:display="true" table:show-details="true"/>
                <table:data-pilot-member table:name="3380384880394240" table:display="true" table:show-details="true"/>
                <table:data-pilot-member table:name="3387527411007488" table:display="true" table:show-details="true"/>
                <table:data-pilot-member table:name="3397322352361472" table:display="true" table:show-details="true"/>
                <table:data-pilot-member table:name="3417237578842112" table:display="true" table:show-details="true"/>
                <table:data-pilot-member table:name="3419619943514112" table:display="true" table:show-details="true"/>
                <table:data-pilot-member table:name="3426953063301120" table:display="true" table:show-details="true"/>
                <table:data-pilot-member table:name="3435571183616000" table:display="true" table:show-details="true"/>
                <table:data-pilot-member table:name="3437546331701248" table:display="true" table:show-details="true"/>
                <table:data-pilot-member table:name="3439915006164992" table:display="true" table:show-details="true"/>
                <table:data-pilot-member table:name="3444382309023744" table:display="true" table:show-details="true"/>
                <table:data-pilot-member table:name="3457658589806592" table:display="true" table:show-details="true"/>
                <table:data-pilot-member table:name="3472964242636800" table:display="true" table:show-details="true"/>
                <table:data-pilot-member table:name="3485056723058688" table:display="true" table:show-details="true"/>
                <table:data-pilot-member table:name="3516113094705152" table:display="true" table:show-details="true"/>
                <table:data-pilot-member table:name="3520716762775552" table:display="true" table:show-details="true"/>
                <table:data-pilot-member table:name="3531475655852032" table:display="true" table:show-details="true"/>
                <table:data-pilot-member table:name="3536681156214784" table:display="true" table:show-details="true"/>
                <table:data-pilot-member table:name="3555013687246848" table:display="true" table:show-details="true"/>
                <table:data-pilot-member table:name="3575653957894144" table:display="true" table:show-details="true"/>
                <table:data-pilot-member table:name="3578696942223360" table:display="true" table:show-details="true"/>
                <table:data-pilot-member table:name="3590480990306304" table:display="true" table:show-details="true"/>
                <table:data-pilot-member table:name="3593219300392960" table:display="true" table:show-details="true"/>
                <table:data-pilot-member table:name="3638778434420736" table:display="true" table:show-details="true"/>
                <table:data-pilot-member table:name="3647288106811392" table:display="true" table:show-details="true"/>
                <table:data-pilot-member table:name="3648096097533952" table:display="true" table:show-details="true"/>
                <table:data-pilot-member table:name="3676572536012800" table:display="true" table:show-details="true"/>
                <table:data-pilot-member table:name="3697929797763072" table:display="true" table:show-details="true"/>
                <table:data-pilot-member table:name="3700106540875776" table:display="true" table:show-details="true"/>
                <table:data-pilot-member table:name="3729899118395392" table:display="true" table:show-details="true"/>
                <table:data-pilot-member table:name="3759660020531200" table:display="true" table:show-details="true"/>
                <table:data-pilot-member table:name="3782240005783552" table:display="true" table:show-details="true"/>
                <table:data-pilot-member table:name="3794104852938752" table:display="true" table:show-details="true"/>
                <table:data-pilot-member table:name="3798519542448128" table:display="true" table:show-details="true"/>
                <table:data-pilot-member table:name="3856298932174848" table:display="true" table:show-details="true"/>
                <table:data-pilot-member table:name="3930831915581440" table:display="true" table:show-details="true"/>
                <table:data-pilot-member table:name="3931571723698176" table:display="true" table:show-details="true"/>
                <table:data-pilot-member table:name="3943495895089152" table:display="true" table:show-details="true"/>
                <table:data-pilot-member table:name="3955979754405888" table:display="true" table:show-details="true"/>
                <table:data-pilot-member table:name="4030458513850368" table:display="true" table:show-details="true"/>
                <table:data-pilot-member table:name="4031002632519680" table:display="true" table:show-details="true"/>
                <table:data-pilot-member table:name="4091658039721984" table:display="true" table:show-details="true"/>
                <table:data-pilot-member table:name="4123362951430144" table:display="true" table:show-details="true"/>
                <table:data-pilot-member table:name="4128528991780864" table:display="true" table:show-details="true"/>
                <table:data-pilot-member table:name="4156117982642176" table:display="true" table:show-details="true"/>
                <table:data-pilot-member table:name="4167153901109248" table:display="true" table:show-details="true"/>
                <table:data-pilot-member table:name="4167596819611648" table:display="true" table:show-details="true"/>
                <table:data-pilot-member table:name="4169397216215040" table:display="true" table:show-details="true"/>
                <table:data-pilot-member table:name="4274866849054720" table:display="true" table:show-details="true"/>
                <table:data-pilot-member table:name="" table:display="true" table:show-details="true"/>
                <table:data-pilot-member table:name="2524068796432384" table:display="true" table:show-details="true"/>
                <table:data-pilot-member table:name="2733402818084864" table:display="true" table:show-details="true"/>
                <table:data-pilot-member table:name="2765440321323008" table:display="true" table:show-details="true"/>
                <table:data-pilot-member table:name="2841268505804800" table:display="true" table:show-details="true"/>
                <table:data-pilot-member table:name="2872720819748864" table:display="true" table:show-details="true"/>
                <table:data-pilot-member table:name="2997774966587392" table:display="true" table:show-details="true"/>
                <table:data-pilot-member table:name="2998597721260032" table:display="true" table:show-details="true"/>
                <table:data-pilot-member table:name="3017886150950912" table:display="true" table:show-details="true"/>
                <table:data-pilot-member table:name="3032102224265216" table:display="true" table:show-details="true"/>
                <table:data-pilot-member table:name="3056963642458112" table:display="true" table:show-details="true"/>
                <table:data-pilot-member table:name="3071590153584640" table:display="true" table:show-details="true"/>
                <table:data-pilot-member table:name="3073978155401216" table:display="true" table:show-details="true"/>
                <table:data-pilot-member table:name="3078933742354432" table:display="true" table:show-details="true"/>
                <table:data-pilot-member table:name="3092808365768704" table:display="true" table:show-details="true"/>
                <table:data-pilot-member table:name="3106630644269056" table:display="true" table:show-details="true"/>
                <table:data-pilot-member table:name="3108437751758848" table:display="true" table:show-details="true"/>
                <table:data-pilot-member table:name="3116282777960448" table:display="true" table:show-details="true"/>
                <table:data-pilot-member table:name="3169101748895744" table:display="true" table:show-details="true"/>
                <table:data-pilot-member table:name="3183019858853888" table:display="true" table:show-details="true"/>
                <table:data-pilot-member table:name="3199796001112064" table:display="true" table:show-details="true"/>
                <table:data-pilot-member table:name="3201079391027200" table:display="true" table:show-details="true"/>
                <table:data-pilot-member table:name="3204572273180672" table:display="true" table:show-details="true"/>
                <table:data-pilot-member table:name="3215269962973184" table:display="true" table:show-details="true"/>
                <table:data-pilot-member table:name="3252200776138752" table:display="true" table:show-details="true"/>
                <table:data-pilot-member table:name="3257255684210688" table:display="true" table:show-details="true"/>
                <table:data-pilot-member table:name="3319408155951104" table:display="true" table:show-details="true"/>
                <table:data-pilot-member table:name="3328235655921664" table:display="true" table:show-details="true"/>
                <table:data-pilot-member table:name="3342594268463104" table:display="true" table:show-details="true"/>
                <table:data-pilot-member table:name="3356427284381696" table:display="true" table:show-details="true"/>
                <table:data-pilot-member table:name="3364794149109760" table:display="true" table:show-details="true"/>
                <table:data-pilot-member table:name="3450070187900928" table:display="true" table:show-details="true"/>
                <table:data-pilot-member table:name="36439823241707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se" table:orientation="data" table:used-hierarchy="0" table:function="average">
            <table:data-pilot-level table:show-empty="false" calcext:repeat-item-labels="false">
              <table:data-pilot-members>
                <table:data-pilot-member table:name="2176016860577792" table:display="true" table:show-details="true"/>
                <table:data-pilot-member table:name="2307192812208128" table:display="true" table:show-details="true"/>
                <table:data-pilot-member table:name="2319596677758976" table:display="true" table:show-details="true"/>
                <table:data-pilot-member table:name="2360615762919424" table:display="true" table:show-details="true"/>
                <table:data-pilot-member table:name="2382141333700608" table:display="true" table:show-details="true"/>
                <table:data-pilot-member table:name="2393029612666880" table:display="true" table:show-details="true"/>
                <table:data-pilot-member table:name="2408903274921984" table:display="true" table:show-details="true"/>
                <table:data-pilot-member table:name="2427628795461632" table:display="true" table:show-details="true"/>
                <table:data-pilot-member table:name="2450770079252480" table:display="true" table:show-details="true"/>
                <table:data-pilot-member table:name="2457288497430528" table:display="true" table:show-details="true"/>
                <table:data-pilot-member table:name="2459144460173312" table:display="true" table:show-details="true"/>
                <table:data-pilot-member table:name="2477109771501568" table:display="true" table:show-details="true"/>
                <table:data-pilot-member table:name="2481202338463744" table:display="true" table:show-details="true"/>
                <table:data-pilot-member table:name="2493813436186624" table:display="true" table:show-details="true"/>
                <table:data-pilot-member table:name="2507737988595712" table:display="true" table:show-details="true"/>
                <table:data-pilot-member table:name="2514880787644416" table:display="true" table:show-details="true"/>
                <table:data-pilot-member table:name="2532254198792192" table:display="true" table:show-details="true"/>
                <table:data-pilot-member table:name="2550664039235584" table:display="true" table:show-details="true"/>
                <table:data-pilot-member table:name="2554661848481792" table:display="true" table:show-details="true"/>
                <table:data-pilot-member table:name="2573285900419072" table:display="true" table:show-details="true"/>
                <table:data-pilot-member table:name="2615159147200512" table:display="true" table:show-details="true"/>
                <table:data-pilot-member table:name="2642859270340608" table:display="true" table:show-details="true"/>
                <table:data-pilot-member table:name="2646541399490560" table:display="true" table:show-details="true"/>
                <table:data-pilot-member table:name="2658097814306816" table:display="true" table:show-details="true"/>
                <table:data-pilot-member table:name="2660210669780992" table:display="true" table:show-details="true"/>
                <table:data-pilot-member table:name="2662001402707968" table:display="true" table:show-details="true"/>
                <table:data-pilot-member table:name="2663947022893056" table:display="true" table:show-details="true"/>
                <table:data-pilot-member table:name="2672393612951552" table:display="true" table:show-details="true"/>
                <table:data-pilot-member table:name="2678494077124608" table:display="true" table:show-details="true"/>
                <table:data-pilot-member table:name="2678993367072768" table:display="true" table:show-details="true"/>
                <table:data-pilot-member table:name="2681032402796544" table:display="true" table:show-details="true"/>
                <table:data-pilot-member table:name="2690716211871744" table:display="true" table:show-details="true"/>
                <table:data-pilot-member table:name="2704615799783424" table:display="true" table:show-details="true"/>
                <table:data-pilot-member table:name="2747291131707392" table:display="true" table:show-details="true"/>
                <table:data-pilot-member table:name="2783092368474112" table:display="true" table:show-details="true"/>
                <table:data-pilot-member table:name="2790841294782464" table:display="true" table:show-details="true"/>
                <table:data-pilot-member table:name="2815820019269632" table:display="true" table:show-details="true"/>
                <table:data-pilot-member table:name="2821019345616896" table:display="true" table:show-details="true"/>
                <table:data-pilot-member table:name="2821810961776640" table:display="true" table:show-details="true"/>
                <table:data-pilot-member table:name="2829760677806080" table:display="true" table:show-details="true"/>
                <table:data-pilot-member table:name="2830318486683648" table:display="true" table:show-details="true"/>
                <table:data-pilot-member table:name="2841808866377728" table:display="true" table:show-details="true"/>
                <table:data-pilot-member table:name="2851601391812608" table:display="true" table:show-details="true"/>
                <table:data-pilot-member table:name="2860669946822656" table:display="true" table:show-details="true"/>
                <table:data-pilot-member table:name="2862664690696192" table:display="true" table:show-details="true"/>
                <table:data-pilot-member table:name="2865175099080704" table:display="true" table:show-details="true"/>
                <table:data-pilot-member table:name="2866441040691200" table:display="true" table:show-details="true"/>
                <table:data-pilot-member table:name="2872462584840192" table:display="true" table:show-details="true"/>
                <table:data-pilot-member table:name="2933662916018176" table:display="true" table:show-details="true"/>
                <table:data-pilot-member table:name="2956299809587200" table:display="true" table:show-details="true"/>
                <table:data-pilot-member table:name="2960424588804096" table:display="true" table:show-details="true"/>
                <table:data-pilot-member table:name="2965939326812160" table:display="true" table:show-details="true"/>
                <table:data-pilot-member table:name="2966581961293824" table:display="true" table:show-details="true"/>
                <table:data-pilot-member table:name="2967525511921664" table:display="true" table:show-details="true"/>
                <table:data-pilot-member table:name="2985593902465024" table:display="true" table:show-details="true"/>
                <table:data-pilot-member table:name="2999506106843136" table:display="true" table:show-details="true"/>
                <table:data-pilot-member table:name="3011425177960448" table:display="true" table:show-details="true"/>
                <table:data-pilot-member table:name="3027811820371968" table:display="true" table:show-details="true"/>
                <table:data-pilot-member table:name="3045815517970432" table:display="true" table:show-details="true"/>
                <table:data-pilot-member table:name="3058601635610624" table:display="true" table:show-details="true"/>
                <table:data-pilot-member table:name="3074464292012032" table:display="true" table:show-details="true"/>
                <table:data-pilot-member table:name="3081886532370432" table:display="true" table:show-details="true"/>
                <table:data-pilot-member table:name="3082033635000320" table:display="true" table:show-details="true"/>
                <table:data-pilot-member table:name="3093041636179968" table:display="true" table:show-details="true"/>
                <table:data-pilot-member table:name="3094352406511616" table:display="true" table:show-details="true"/>
                <table:data-pilot-member table:name="3097100917145600" table:display="true" table:show-details="true"/>
                <table:data-pilot-member table:name="3101217643298816" table:display="true" table:show-details="true"/>
                <table:data-pilot-member table:name="3102159583313920" table:display="true" table:show-details="true"/>
                <table:data-pilot-member table:name="3105355038982144" table:display="true" table:show-details="true"/>
                <table:data-pilot-member table:name="3112914718294016" table:display="true" table:show-details="true"/>
                <table:data-pilot-member table:name="3114372591255552" table:display="true" table:show-details="true"/>
                <table:data-pilot-member table:name="3115154275303424" table:display="true" table:show-details="true"/>
                <table:data-pilot-member table:name="3121766645891072" table:display="true" table:show-details="true"/>
                <table:data-pilot-member table:name="3147061587345408" table:display="true" table:show-details="true"/>
                <table:data-pilot-member table:name="3154139961884672" table:display="true" table:show-details="true"/>
                <table:data-pilot-member table:name="3170325277704192" table:display="true" table:show-details="true"/>
                <table:data-pilot-member table:name="3210605360054272" table:display="true" table:show-details="true"/>
                <table:data-pilot-member table:name="3220498280349696" table:display="true" table:show-details="true"/>
                <table:data-pilot-member table:name="3230160883023872" table:display="true" table:show-details="true"/>
                <table:data-pilot-member table:name="3236576490422272" table:display="true" table:show-details="true"/>
                <table:data-pilot-member table:name="3247936410484736" table:display="true" table:show-details="true"/>
                <table:data-pilot-member table:name="3254345306996736" table:display="true" table:show-details="true"/>
                <table:data-pilot-member table:name="3254372955848704" table:display="true" table:show-details="true"/>
                <table:data-pilot-member table:name="3258191987081216" table:display="true" table:show-details="true"/>
                <table:data-pilot-member table:name="3260198273679360" table:display="true" table:show-details="true"/>
                <table:data-pilot-member table:name="3264001735655424" table:display="true" table:show-details="true"/>
                <table:data-pilot-member table:name="3269044027260928" table:display="true" table:show-details="true"/>
                <table:data-pilot-member table:name="3285491604520960" table:display="true" table:show-details="true"/>
                <table:data-pilot-member table:name="3307272994291712" table:display="true" table:show-details="true"/>
                <table:data-pilot-member table:name="3311788883968000" table:display="true" table:show-details="true"/>
                <table:data-pilot-member table:name="3314869180825600" table:display="true" table:show-details="true"/>
                <table:data-pilot-member table:name="3381341852794880" table:display="true" table:show-details="true"/>
                <table:data-pilot-member table:name="3382649133465600" table:display="true" table:show-details="true"/>
                <table:data-pilot-member table:name="3385581790822400" table:display="true" table:show-details="true"/>
                <table:data-pilot-member table:name="3397432679333888" table:display="true" table:show-details="true"/>
                <table:data-pilot-member table:name="3422000966008832" table:display="true" table:show-details="true"/>
                <table:data-pilot-member table:name="3423348511997952" table:display="true" table:show-details="true"/>
                <table:data-pilot-member table:name="3424199720828928" table:display="true" table:show-details="true"/>
                <table:data-pilot-member table:name="3427278138638336" table:display="true" table:show-details="true"/>
                <table:data-pilot-member table:name="3435502195703808" table:display="true" table:show-details="true"/>
                <table:data-pilot-member table:name="3443375676063744" table:display="true" table:show-details="true"/>
                <table:data-pilot-member table:name="3489715420397568" table:display="true" table:show-details="true"/>
                <table:data-pilot-member table:name="3489943590535168" table:display="true" table:show-details="true"/>
                <table:data-pilot-member table:name="3505703167721472" table:display="true" table:show-details="true"/>
                <table:data-pilot-member table:name="3508378395475968" table:display="true" table:show-details="true"/>
                <table:data-pilot-member table:name="3513899039064064" table:display="true" table:show-details="true"/>
                <table:data-pilot-member table:name="3519014345113600" table:display="true" table:show-details="true"/>
                <table:data-pilot-member table:name="3535784313356288" table:display="true" table:show-details="true"/>
                <table:data-pilot-member table:name="3556075617910784" table:display="true" table:show-details="true"/>
                <table:data-pilot-member table:name="3563075072425984" table:display="true" table:show-details="true"/>
                <table:data-pilot-member table:name="3589336649957376" table:display="true" table:show-details="true"/>
                <table:data-pilot-member table:name="3599475457130496" table:display="true" table:show-details="true"/>
                <table:data-pilot-member table:name="3617900329959424" table:display="true" table:show-details="true"/>
                <table:data-pilot-member table:name="3619847292321792" table:display="true" table:show-details="true"/>
                <table:data-pilot-member table:name="3645879357538304" table:display="true" table:show-details="true"/>
                <table:data-pilot-member table:name="3653957922586624" table:display="true" table:show-details="true"/>
                <table:data-pilot-member table:name="3668369416912896" table:display="true" table:show-details="true"/>
                <table:data-pilot-member table:name="3671837334568960" table:display="true" table:show-details="true"/>
                <table:data-pilot-member table:name="3672611233988608" table:display="true" table:show-details="true"/>
                <table:data-pilot-member table:name="3698083074408448" table:display="true" table:show-details="true"/>
                <table:data-pilot-member table:name="3736236611076096" table:display="true" table:show-details="true"/>
                <table:data-pilot-member table:name="3745085585883136" table:display="true" table:show-details="true"/>
                <table:data-pilot-member table:name="3748300100468736" table:display="true" table:show-details="true"/>
                <table:data-pilot-member table:name="3813116794109952" table:display="true" table:show-details="true"/>
                <table:data-pilot-member table:name="3842653015769088" table:display="true" table:show-details="true"/>
                <table:data-pilot-member table:name="3853287891664896" table:display="true" table:show-details="true"/>
                <table:data-pilot-member table:name="3863803045347328" table:display="true" table:show-details="true"/>
                <table:data-pilot-member table:name="3953901258670080" table:display="true" table:show-details="true"/>
                <table:data-pilot-member table:name="4003497393520640" table:display="true" table:show-details="true"/>
                <table:data-pilot-member table:name="4026347693277184" table:display="true" table:show-details="true"/>
                <table:data-pilot-member table:name="4084256200458240" table:display="true" table:show-details="true"/>
                <table:data-pilot-member table:name="4126103409000448" table:display="true" table:show-details="true"/>
                <table:data-pilot-member table:name="4148141691502592" table:display="true" table:show-details="true"/>
                <table:data-pilot-member table:name="4156422120013824" table:display="true" table:show-details="true"/>
                <table:data-pilot-member table:name="4162952617787392" table:display="true" table:show-details="true"/>
                <table:data-pilot-member table:name="4219316815790080" table:display="true" table:show-details="true"/>
                <table:data-pilot-member table:name="4277518454489088" table:display="true" table:show-details="true"/>
                <table:data-pilot-member table:name="4295216672538624" table:display="true" table:show-details="true"/>
                <table:data-pilot-member table:name="4393388887506944" table:display="true" table:show-details="true"/>
                <table:data-pilot-member table:name="4396753457512448" table:display="true" table:show-details="true"/>
                <table:data-pilot-member table:name="4453298849447936" table:display="true" table:show-details="true"/>
                <table:data-pilot-member table:name="4704319018369024" table:display="true" table:show-details="true"/>
                <table:data-pilot-member table:name="5105884501901312" table:display="true" table:show-details="true"/>
                <table:data-pilot-member table:name="5525724534407168" table:display="true" table:show-details="true"/>
                <table:data-pilot-member table:name="" table:display="true" table:show-details="true"/>
                <table:data-pilot-member table:name="2220936984002560" table:display="true" table:show-details="true"/>
                <table:data-pilot-member table:name="2403078762397696" table:display="true" table:show-details="true"/>
                <table:data-pilot-member table:name="2428536375738368" table:display="true" table:show-details="true"/>
                <table:data-pilot-member table:name="2572420732944384" table:display="true" table:show-details="true"/>
                <table:data-pilot-member table:name="2588977563435008" table:display="true" table:show-details="true"/>
                <table:data-pilot-member table:name="2656019318571008" table:display="true" table:show-details="true"/>
                <table:data-pilot-member table:name="2708022514155520" table:display="true" table:show-details="true"/>
                <table:data-pilot-member table:name="2724873549905920" table:display="true" table:show-details="true"/>
                <table:data-pilot-member table:name="2788957414752256" table:display="true" table:show-details="true"/>
                <table:data-pilot-member table:name="2864694868049920" table:display="true" table:show-details="true"/>
                <table:data-pilot-member table:name="2875286525837312" table:display="true" table:show-details="true"/>
                <table:data-pilot-member table:name="2906742597877760" table:display="true" table:show-details="true"/>
                <table:data-pilot-member table:name="2957842239717376" table:display="true" table:show-details="true"/>
                <table:data-pilot-member table:name="3000682927882240" table:display="true" table:show-details="true"/>
                <table:data-pilot-member table:name="3040951199072256" table:display="true" table:show-details="true"/>
                <table:data-pilot-member table:name="3054159297249280" table:display="true" table:show-details="true"/>
                <table:data-pilot-member table:name="3168418043789312" table:display="true" table:show-details="true"/>
                <table:data-pilot-member table:name="3410144708788224" table:display="true" table:show-details="true"/>
                <table:data-pilot-member table:name="3414980305092608" table:display="true" table:show-details="true"/>
                <table:data-pilot-member table:name="3510836190511104" table:display="true" table:show-details="true"/>
                <table:data-pilot-member table:name="3521450396876800" table:display="true" table:show-details="true"/>
                <table:data-pilot-member table:name="3530931000311808" table:display="true" table:show-details="true"/>
                <table:data-pilot-member table:name="3559733587869696" table:display="true" table:show-details="true"/>
                <table:data-pilot-member table:name="3591483328299008" table:display="true" table:show-details="true"/>
                <table:data-pilot-member table:name="3714962832752640" table:display="true" table:show-details="true"/>
                <table:data-pilot-member table:name="3809236828028928" table:display="true" table:show-details="true"/>
                <table:data-pilot-member table:name="3827452589637632" table:display="true" table:show-details="true"/>
                <table:data-pilot-member table:name="3955858690015232" table:display="true" table:show-details="true"/>
                <table:data-pilot-member table:name="4047009975631872" table:display="true" table:show-details="true"/>
                <table:data-pilot-member table:name="4111288724619264" table:display="true" table:show-details="true"/>
                <table:data-pilot-member table:name="4171016418885632" table:display="true" table:show-details="true"/>
                <table:data-pilot-member table:name="4815806168825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mae" table:orientation="data" table:used-hierarchy="0" table:function="average">
            <table:data-pilot-level table:show-empty="false" calcext:repeat-item-labels="false">
              <table:data-pilot-members>
                <table:data-pilot-member table:name="5096054" table:display="true" table:show-details="true"/>
                <table:data-pilot-member table:name="7807638.5" table:display="true" table:show-details="true"/>
                <table:data-pilot-member table:name="8059511.5" table:display="true" table:show-details="true"/>
                <table:data-pilot-member table:name="19186126" table:display="true" table:show-details="true"/>
                <table:data-pilot-member table:name="19975040" table:display="true" table:show-details="true"/>
                <table:data-pilot-member table:name="22251868" table:display="true" table:show-details="true"/>
                <table:data-pilot-member table:name="23750286" table:display="true" table:show-details="true"/>
                <table:data-pilot-member table:name="23852964" table:display="true" table:show-details="true"/>
                <table:data-pilot-member table:name="24254110" table:display="true" table:show-details="true"/>
                <table:data-pilot-member table:name="24313538" table:display="true" table:show-details="true"/>
                <table:data-pilot-member table:name="24332242" table:display="true" table:show-details="true"/>
                <table:data-pilot-member table:name="24577068" table:display="true" table:show-details="true"/>
                <table:data-pilot-member table:name="24731814" table:display="true" table:show-details="true"/>
                <table:data-pilot-member table:name="25032878" table:display="true" table:show-details="true"/>
                <table:data-pilot-member table:name="25167918" table:display="true" table:show-details="true"/>
                <table:data-pilot-member table:name="25170834" table:display="true" table:show-details="true"/>
                <table:data-pilot-member table:name="25602554" table:display="true" table:show-details="true"/>
                <table:data-pilot-member table:name="25619178" table:display="true" table:show-details="true"/>
                <table:data-pilot-member table:name="25620778" table:display="true" table:show-details="true"/>
                <table:data-pilot-member table:name="25710650" table:display="true" table:show-details="true"/>
                <table:data-pilot-member table:name="25739510" table:display="true" table:show-details="true"/>
                <table:data-pilot-member table:name="25776036" table:display="true" table:show-details="true"/>
                <table:data-pilot-member table:name="25801012" table:display="true" table:show-details="true"/>
                <table:data-pilot-member table:name="25813080" table:display="true" table:show-details="true"/>
                <table:data-pilot-member table:name="25996990" table:display="true" table:show-details="true"/>
                <table:data-pilot-member table:name="26072394" table:display="true" table:show-details="true"/>
                <table:data-pilot-member table:name="26105668" table:display="true" table:show-details="true"/>
                <table:data-pilot-member table:name="26137458" table:display="true" table:show-details="true"/>
                <table:data-pilot-member table:name="26212990" table:display="true" table:show-details="true"/>
                <table:data-pilot-member table:name="26737056" table:display="true" table:show-details="true"/>
                <table:data-pilot-member table:name="26792832" table:display="true" table:show-details="true"/>
                <table:data-pilot-member table:name="26799832" table:display="true" table:show-details="true"/>
                <table:data-pilot-member table:name="27052128" table:display="true" table:show-details="true"/>
                <table:data-pilot-member table:name="27054586" table:display="true" table:show-details="true"/>
                <table:data-pilot-member table:name="27148060" table:display="true" table:show-details="true"/>
                <table:data-pilot-member table:name="27193976" table:display="true" table:show-details="true"/>
                <table:data-pilot-member table:name="27220290" table:display="true" table:show-details="true"/>
                <table:data-pilot-member table:name="27250878" table:display="true" table:show-details="true"/>
                <table:data-pilot-member table:name="27327060" table:display="true" table:show-details="true"/>
                <table:data-pilot-member table:name="27386674" table:display="true" table:show-details="true"/>
                <table:data-pilot-member table:name="27549350" table:display="true" table:show-details="true"/>
                <table:data-pilot-member table:name="27587150" table:display="true" table:show-details="true"/>
                <table:data-pilot-member table:name="27680482" table:display="true" table:show-details="true"/>
                <table:data-pilot-member table:name="27720684" table:display="true" table:show-details="true"/>
                <table:data-pilot-member table:name="27740432" table:display="true" table:show-details="true"/>
                <table:data-pilot-member table:name="28017396" table:display="true" table:show-details="true"/>
                <table:data-pilot-member table:name="28398742" table:display="true" table:show-details="true"/>
                <table:data-pilot-member table:name="28426082" table:display="true" table:show-details="true"/>
                <table:data-pilot-member table:name="28497294" table:display="true" table:show-details="true"/>
                <table:data-pilot-member table:name="28538990" table:display="true" table:show-details="true"/>
                <table:data-pilot-member table:name="29027844" table:display="true" table:show-details="true"/>
                <table:data-pilot-member table:name="29076272" table:display="true" table:show-details="true"/>
                <table:data-pilot-member table:name="29125524" table:display="true" table:show-details="true"/>
                <table:data-pilot-member table:name="29133652" table:display="true" table:show-details="true"/>
                <table:data-pilot-member table:name="29185080" table:display="true" table:show-details="true"/>
                <table:data-pilot-member table:name="29284216" table:display="true" table:show-details="true"/>
                <table:data-pilot-member table:name="29300320" table:display="true" table:show-details="true"/>
                <table:data-pilot-member table:name="29301296" table:display="true" table:show-details="true"/>
                <table:data-pilot-member table:name="29306862" table:display="true" table:show-details="true"/>
                <table:data-pilot-member table:name="29408474" table:display="true" table:show-details="true"/>
                <table:data-pilot-member table:name="29422678" table:display="true" table:show-details="true"/>
                <table:data-pilot-member table:name="29501724" table:display="true" table:show-details="true"/>
                <table:data-pilot-member table:name="29524860" table:display="true" table:show-details="true"/>
                <table:data-pilot-member table:name="29529564" table:display="true" table:show-details="true"/>
                <table:data-pilot-member table:name="29538688" table:display="true" table:show-details="true"/>
                <table:data-pilot-member table:name="29574226" table:display="true" table:show-details="true"/>
                <table:data-pilot-member table:name="29592886" table:display="true" table:show-details="true"/>
                <table:data-pilot-member table:name="29683348" table:display="true" table:show-details="true"/>
                <table:data-pilot-member table:name="29741484" table:display="true" table:show-details="true"/>
                <table:data-pilot-member table:name="29778128" table:display="true" table:show-details="true"/>
                <table:data-pilot-member table:name="29805354" table:display="true" table:show-details="true"/>
                <table:data-pilot-member table:name="29831500" table:display="true" table:show-details="true"/>
                <table:data-pilot-member table:name="29852406" table:display="true" table:show-details="true"/>
                <table:data-pilot-member table:name="29855996" table:display="true" table:show-details="true"/>
                <table:data-pilot-member table:name="29929456" table:display="true" table:show-details="true"/>
                <table:data-pilot-member table:name="29973402" table:display="true" table:show-details="true"/>
                <table:data-pilot-member table:name="29974710" table:display="true" table:show-details="true"/>
                <table:data-pilot-member table:name="29981118" table:display="true" table:show-details="true"/>
                <table:data-pilot-member table:name="29994682" table:display="true" table:show-details="true"/>
                <table:data-pilot-member table:name="30012564" table:display="true" table:show-details="true"/>
                <table:data-pilot-member table:name="30146174" table:display="true" table:show-details="true"/>
                <table:data-pilot-member table:name="30189252" table:display="true" table:show-details="true"/>
                <table:data-pilot-member table:name="30190754" table:display="true" table:show-details="true"/>
                <table:data-pilot-member table:name="30229738" table:display="true" table:show-details="true"/>
                <table:data-pilot-member table:name="30235536" table:display="true" table:show-details="true"/>
                <table:data-pilot-member table:name="30253196" table:display="true" table:show-details="true"/>
                <table:data-pilot-member table:name="30261010" table:display="true" table:show-details="true"/>
                <table:data-pilot-member table:name="30272372" table:display="true" table:show-details="true"/>
                <table:data-pilot-member table:name="30298764" table:display="true" table:show-details="true"/>
                <table:data-pilot-member table:name="30378052" table:display="true" table:show-details="true"/>
                <table:data-pilot-member table:name="30541322" table:display="true" table:show-details="true"/>
                <table:data-pilot-member table:name="30544592" table:display="true" table:show-details="true"/>
                <table:data-pilot-member table:name="30657594" table:display="true" table:show-details="true"/>
                <table:data-pilot-member table:name="30725196" table:display="true" table:show-details="true"/>
                <table:data-pilot-member table:name="30758108" table:display="true" table:show-details="true"/>
                <table:data-pilot-member table:name="30895722" table:display="true" table:show-details="true"/>
                <table:data-pilot-member table:name="31023796" table:display="true" table:show-details="true"/>
                <table:data-pilot-member table:name="31033532" table:display="true" table:show-details="true"/>
                <table:data-pilot-member table:name="31077158" table:display="true" table:show-details="true"/>
                <table:data-pilot-member table:name="31198114" table:display="true" table:show-details="true"/>
                <table:data-pilot-member table:name="31253192" table:display="true" table:show-details="true"/>
                <table:data-pilot-member table:name="31356312" table:display="true" table:show-details="true"/>
                <table:data-pilot-member table:name="31363302" table:display="true" table:show-details="true"/>
                <table:data-pilot-member table:name="31478952" table:display="true" table:show-details="true"/>
                <table:data-pilot-member table:name="31569780" table:display="true" table:show-details="true"/>
                <table:data-pilot-member table:name="31576440" table:display="true" table:show-details="true"/>
                <table:data-pilot-member table:name="31587502" table:display="true" table:show-details="true"/>
                <table:data-pilot-member table:name="31678326" table:display="true" table:show-details="true"/>
                <table:data-pilot-member table:name="31694516" table:display="true" table:show-details="true"/>
                <table:data-pilot-member table:name="31728472" table:display="true" table:show-details="true"/>
                <table:data-pilot-member table:name="31800304" table:display="true" table:show-details="true"/>
                <table:data-pilot-member table:name="31803814" table:display="true" table:show-details="true"/>
                <table:data-pilot-member table:name="31899908" table:display="true" table:show-details="true"/>
                <table:data-pilot-member table:name="31901698" table:display="true" table:show-details="true"/>
                <table:data-pilot-member table:name="31966438" table:display="true" table:show-details="true"/>
                <table:data-pilot-member table:name="32063620" table:display="true" table:show-details="true"/>
                <table:data-pilot-member table:name="32076448" table:display="true" table:show-details="true"/>
                <table:data-pilot-member table:name="32178324" table:display="true" table:show-details="true"/>
                <table:data-pilot-member table:name="32336704" table:display="true" table:show-details="true"/>
                <table:data-pilot-member table:name="32398240" table:display="true" table:show-details="true"/>
                <table:data-pilot-member table:name="32453390" table:display="true" table:show-details="true"/>
                <table:data-pilot-member table:name="32527644" table:display="true" table:show-details="true"/>
                <table:data-pilot-member table:name="32531776" table:display="true" table:show-details="true"/>
                <table:data-pilot-member table:name="32547482" table:display="true" table:show-details="true"/>
                <table:data-pilot-member table:name="32611108" table:display="true" table:show-details="true"/>
                <table:data-pilot-member table:name="32643042" table:display="true" table:show-details="true"/>
                <table:data-pilot-member table:name="32704146" table:display="true" table:show-details="true"/>
                <table:data-pilot-member table:name="32870466" table:display="true" table:show-details="true"/>
                <table:data-pilot-member table:name="32902206" table:display="true" table:show-details="true"/>
                <table:data-pilot-member table:name="32930308" table:display="true" table:show-details="true"/>
                <table:data-pilot-member table:name="33026664" table:display="true" table:show-details="true"/>
                <table:data-pilot-member table:name="33031322" table:display="true" table:show-details="true"/>
                <table:data-pilot-member table:name="33067912" table:display="true" table:show-details="true"/>
                <table:data-pilot-member table:name="33072136" table:display="true" table:show-details="true"/>
                <table:data-pilot-member table:name="33149236" table:display="true" table:show-details="true"/>
                <table:data-pilot-member table:name="33204770" table:display="true" table:show-details="true"/>
                <table:data-pilot-member table:name="33287106" table:display="true" table:show-details="true"/>
                <table:data-pilot-member table:name="33412996" table:display="true" table:show-details="true"/>
                <table:data-pilot-member table:name="33414802" table:display="true" table:show-details="true"/>
                <table:data-pilot-member table:name="33477706" table:display="true" table:show-details="true"/>
                <table:data-pilot-member table:name="33531942" table:display="true" table:show-details="true"/>
                <table:data-pilot-member table:name="33541798" table:display="true" table:show-details="true"/>
                <table:data-pilot-member table:name="33586128" table:display="true" table:show-details="true"/>
                <table:data-pilot-member table:name="33706256" table:display="true" table:show-details="true"/>
                <table:data-pilot-member table:name="" table:display="true" table:show-details="true"/>
                <table:data-pilot-member table:name="28518628" table:display="true" table:show-details="true"/>
                <table:data-pilot-member table:name="28715672" table:display="true" table:show-details="true"/>
                <table:data-pilot-member table:name="29562506" table:display="true" table:show-details="true"/>
                <table:data-pilot-member table:name="29670128" table:display="true" table:show-details="true"/>
                <table:data-pilot-member table:name="29743654" table:display="true" table:show-details="true"/>
                <table:data-pilot-member table:name="29792846" table:display="true" table:show-details="true"/>
                <table:data-pilot-member table:name="29940230" table:display="true" table:show-details="true"/>
                <table:data-pilot-member table:name="30117682" table:display="true" table:show-details="true"/>
                <table:data-pilot-member table:name="30135276" table:display="true" table:show-details="true"/>
                <table:data-pilot-member table:name="30361532" table:display="true" table:show-details="true"/>
                <table:data-pilot-member table:name="30644944" table:display="true" table:show-details="true"/>
                <table:data-pilot-member table:name="30709832" table:display="true" table:show-details="true"/>
                <table:data-pilot-member table:name="30712448" table:display="true" table:show-details="true"/>
                <table:data-pilot-member table:name="31000454" table:display="true" table:show-details="true"/>
                <table:data-pilot-member table:name="31037280" table:display="true" table:show-details="true"/>
                <table:data-pilot-member table:name="31153576" table:display="true" table:show-details="true"/>
                <table:data-pilot-member table:name="31164202" table:display="true" table:show-details="true"/>
                <table:data-pilot-member table:name="31209682" table:display="true" table:show-details="true"/>
                <table:data-pilot-member table:name="31356998" table:display="true" table:show-details="true"/>
                <table:data-pilot-member table:name="31363116" table:display="true" table:show-details="true"/>
                <table:data-pilot-member table:name="31405638" table:display="true" table:show-details="true"/>
                <table:data-pilot-member table:name="31433030" table:display="true" table:show-details="true"/>
                <table:data-pilot-member table:name="31462138" table:display="true" table:show-details="true"/>
                <table:data-pilot-member table:name="31562164" table:display="true" table:show-details="true"/>
                <table:data-pilot-member table:name="31770602" table:display="true" table:show-details="true"/>
                <table:data-pilot-member table:name="31828840" table:display="true" table:show-details="true"/>
                <table:data-pilot-member table:name="31933822" table:display="true" table:show-details="true"/>
                <table:data-pilot-member table:name="31978984" table:display="true" table:show-details="true"/>
                <table:data-pilot-member table:name="32337092" table:display="true" table:show-details="true"/>
                <table:data-pilot-member table:name="32338116" table:display="true" table:show-details="true"/>
                <table:data-pilot-member table:name="32459284" table:display="true" table:show-details="true"/>
                <table:data-pilot-member table:name="325146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ae" table:orientation="data" table:used-hierarchy="0" table:function="average">
            <table:data-pilot-level table:show-empty="false" calcext:repeat-item-labels="false">
              <table:data-pilot-members>
                <table:data-pilot-member table:name="24960200" table:display="true" table:show-details="true"/>
                <table:data-pilot-member table:name="25306482" table:display="true" table:show-details="true"/>
                <table:data-pilot-member table:name="25986760" table:display="true" table:show-details="true"/>
                <table:data-pilot-member table:name="26132958" table:display="true" table:show-details="true"/>
                <table:data-pilot-member table:name="26161108" table:display="true" table:show-details="true"/>
                <table:data-pilot-member table:name="26229122" table:display="true" table:show-details="true"/>
                <table:data-pilot-member table:name="26229350" table:display="true" table:show-details="true"/>
                <table:data-pilot-member table:name="26257670" table:display="true" table:show-details="true"/>
                <table:data-pilot-member table:name="26721040" table:display="true" table:show-details="true"/>
                <table:data-pilot-member table:name="26749262" table:display="true" table:show-details="true"/>
                <table:data-pilot-member table:name="26787418" table:display="true" table:show-details="true"/>
                <table:data-pilot-member table:name="26838614" table:display="true" table:show-details="true"/>
                <table:data-pilot-member table:name="26932354" table:display="true" table:show-details="true"/>
                <table:data-pilot-member table:name="27237356" table:display="true" table:show-details="true"/>
                <table:data-pilot-member table:name="27317426" table:display="true" table:show-details="true"/>
                <table:data-pilot-member table:name="27373908" table:display="true" table:show-details="true"/>
                <table:data-pilot-member table:name="27436240" table:display="true" table:show-details="true"/>
                <table:data-pilot-member table:name="27710732" table:display="true" table:show-details="true"/>
                <table:data-pilot-member table:name="27792278" table:display="true" table:show-details="true"/>
                <table:data-pilot-member table:name="27894464" table:display="true" table:show-details="true"/>
                <table:data-pilot-member table:name="27927226" table:display="true" table:show-details="true"/>
                <table:data-pilot-member table:name="27931604" table:display="true" table:show-details="true"/>
                <table:data-pilot-member table:name="27968738" table:display="true" table:show-details="true"/>
                <table:data-pilot-member table:name="27972400" table:display="true" table:show-details="true"/>
                <table:data-pilot-member table:name="28018716" table:display="true" table:show-details="true"/>
                <table:data-pilot-member table:name="28062782" table:display="true" table:show-details="true"/>
                <table:data-pilot-member table:name="28084360" table:display="true" table:show-details="true"/>
                <table:data-pilot-member table:name="28176102" table:display="true" table:show-details="true"/>
                <table:data-pilot-member table:name="28297658" table:display="true" table:show-details="true"/>
                <table:data-pilot-member table:name="28412670" table:display="true" table:show-details="true"/>
                <table:data-pilot-member table:name="28494924" table:display="true" table:show-details="true"/>
                <table:data-pilot-member table:name="28508138" table:display="true" table:show-details="true"/>
                <table:data-pilot-member table:name="28705900" table:display="true" table:show-details="true"/>
                <table:data-pilot-member table:name="28725762" table:display="true" table:show-details="true"/>
                <table:data-pilot-member table:name="28738540" table:display="true" table:show-details="true"/>
                <table:data-pilot-member table:name="28781882" table:display="true" table:show-details="true"/>
                <table:data-pilot-member table:name="28860026" table:display="true" table:show-details="true"/>
                <table:data-pilot-member table:name="28872090" table:display="true" table:show-details="true"/>
                <table:data-pilot-member table:name="28932386" table:display="true" table:show-details="true"/>
                <table:data-pilot-member table:name="29144932" table:display="true" table:show-details="true"/>
                <table:data-pilot-member table:name="29184710" table:display="true" table:show-details="true"/>
                <table:data-pilot-member table:name="29222222" table:display="true" table:show-details="true"/>
                <table:data-pilot-member table:name="29298226" table:display="true" table:show-details="true"/>
                <table:data-pilot-member table:name="29366832" table:display="true" table:show-details="true"/>
                <table:data-pilot-member table:name="29428054" table:display="true" table:show-details="true"/>
                <table:data-pilot-member table:name="29436522" table:display="true" table:show-details="true"/>
                <table:data-pilot-member table:name="29458474" table:display="true" table:show-details="true"/>
                <table:data-pilot-member table:name="29558530" table:display="true" table:show-details="true"/>
                <table:data-pilot-member table:name="29597872" table:display="true" table:show-details="true"/>
                <table:data-pilot-member table:name="29683208" table:display="true" table:show-details="true"/>
                <table:data-pilot-member table:name="29702384" table:display="true" table:show-details="true"/>
                <table:data-pilot-member table:name="29704724" table:display="true" table:show-details="true"/>
                <table:data-pilot-member table:name="29719344" table:display="true" table:show-details="true"/>
                <table:data-pilot-member table:name="29767688" table:display="true" table:show-details="true"/>
                <table:data-pilot-member table:name="29776692" table:display="true" table:show-details="true"/>
                <table:data-pilot-member table:name="29848666" table:display="true" table:show-details="true"/>
                <table:data-pilot-member table:name="29895962" table:display="true" table:show-details="true"/>
                <table:data-pilot-member table:name="29906248" table:display="true" table:show-details="true"/>
                <table:data-pilot-member table:name="29992780" table:display="true" table:show-details="true"/>
                <table:data-pilot-member table:name="30059380" table:display="true" table:show-details="true"/>
                <table:data-pilot-member table:name="30094402" table:display="true" table:show-details="true"/>
                <table:data-pilot-member table:name="30139228" table:display="true" table:show-details="true"/>
                <table:data-pilot-member table:name="30198044" table:display="true" table:show-details="true"/>
                <table:data-pilot-member table:name="30225684" table:display="true" table:show-details="true"/>
                <table:data-pilot-member table:name="30235562" table:display="true" table:show-details="true"/>
                <table:data-pilot-member table:name="30236884" table:display="true" table:show-details="true"/>
                <table:data-pilot-member table:name="30239252" table:display="true" table:show-details="true"/>
                <table:data-pilot-member table:name="30302580" table:display="true" table:show-details="true"/>
                <table:data-pilot-member table:name="30314394" table:display="true" table:show-details="true"/>
                <table:data-pilot-member table:name="30324300" table:display="true" table:show-details="true"/>
                <table:data-pilot-member table:name="30466986" table:display="true" table:show-details="true"/>
                <table:data-pilot-member table:name="30518266" table:display="true" table:show-details="true"/>
                <table:data-pilot-member table:name="30524866" table:display="true" table:show-details="true"/>
                <table:data-pilot-member table:name="30536742" table:display="true" table:show-details="true"/>
                <table:data-pilot-member table:name="30567444" table:display="true" table:show-details="true"/>
                <table:data-pilot-member table:name="30581424" table:display="true" table:show-details="true"/>
                <table:data-pilot-member table:name="30639190" table:display="true" table:show-details="true"/>
                <table:data-pilot-member table:name="30729516" table:display="true" table:show-details="true"/>
                <table:data-pilot-member table:name="30740302" table:display="true" table:show-details="true"/>
                <table:data-pilot-member table:name="30756204" table:display="true" table:show-details="true"/>
                <table:data-pilot-member table:name="30868346" table:display="true" table:show-details="true"/>
                <table:data-pilot-member table:name="30893574" table:display="true" table:show-details="true"/>
                <table:data-pilot-member table:name="30915172" table:display="true" table:show-details="true"/>
                <table:data-pilot-member table:name="30944036" table:display="true" table:show-details="true"/>
                <table:data-pilot-member table:name="30949966" table:display="true" table:show-details="true"/>
                <table:data-pilot-member table:name="30988266" table:display="true" table:show-details="true"/>
                <table:data-pilot-member table:name="31083088" table:display="true" table:show-details="true"/>
                <table:data-pilot-member table:name="31093256" table:display="true" table:show-details="true"/>
                <table:data-pilot-member table:name="31118042" table:display="true" table:show-details="true"/>
                <table:data-pilot-member table:name="31126146" table:display="true" table:show-details="true"/>
                <table:data-pilot-member table:name="31235814" table:display="true" table:show-details="true"/>
                <table:data-pilot-member table:name="31241698" table:display="true" table:show-details="true"/>
                <table:data-pilot-member table:name="31302698" table:display="true" table:show-details="true"/>
                <table:data-pilot-member table:name="31363584" table:display="true" table:show-details="true"/>
                <table:data-pilot-member table:name="31374970" table:display="true" table:show-details="true"/>
                <table:data-pilot-member table:name="31390548" table:display="true" table:show-details="true"/>
                <table:data-pilot-member table:name="31426040" table:display="true" table:show-details="true"/>
                <table:data-pilot-member table:name="31477412" table:display="true" table:show-details="true"/>
                <table:data-pilot-member table:name="31493248" table:display="true" table:show-details="true"/>
                <table:data-pilot-member table:name="31537458" table:display="true" table:show-details="true"/>
                <table:data-pilot-member table:name="31570930" table:display="true" table:show-details="true"/>
                <table:data-pilot-member table:name="31583294" table:display="true" table:show-details="true"/>
                <table:data-pilot-member table:name="31643456" table:display="true" table:show-details="true"/>
                <table:data-pilot-member table:name="31655332" table:display="true" table:show-details="true"/>
                <table:data-pilot-member table:name="31674178" table:display="true" table:show-details="true"/>
                <table:data-pilot-member table:name="31680244" table:display="true" table:show-details="true"/>
                <table:data-pilot-member table:name="31690778" table:display="true" table:show-details="true"/>
                <table:data-pilot-member table:name="31844798" table:display="true" table:show-details="true"/>
                <table:data-pilot-member table:name="31862934" table:display="true" table:show-details="true"/>
                <table:data-pilot-member table:name="31874860" table:display="true" table:show-details="true"/>
                <table:data-pilot-member table:name="31929168" table:display="true" table:show-details="true"/>
                <table:data-pilot-member table:name="32056136" table:display="true" table:show-details="true"/>
                <table:data-pilot-member table:name="32124294" table:display="true" table:show-details="true"/>
                <table:data-pilot-member table:name="32146020" table:display="true" table:show-details="true"/>
                <table:data-pilot-member table:name="32208638" table:display="true" table:show-details="true"/>
                <table:data-pilot-member table:name="32288852" table:display="true" table:show-details="true"/>
                <table:data-pilot-member table:name="32384092" table:display="true" table:show-details="true"/>
                <table:data-pilot-member table:name="32384250" table:display="true" table:show-details="true"/>
                <table:data-pilot-member table:name="32530596" table:display="true" table:show-details="true"/>
                <table:data-pilot-member table:name="32600446" table:display="true" table:show-details="true"/>
                <table:data-pilot-member table:name="32644948" table:display="true" table:show-details="true"/>
                <table:data-pilot-member table:name="32795220" table:display="true" table:show-details="true"/>
                <table:data-pilot-member table:name="32845818" table:display="true" table:show-details="true"/>
                <table:data-pilot-member table:name="32858910" table:display="true" table:show-details="true"/>
                <table:data-pilot-member table:name="32938558" table:display="true" table:show-details="true"/>
                <table:data-pilot-member table:name="32953730" table:display="true" table:show-details="true"/>
                <table:data-pilot-member table:name="33032770" table:display="true" table:show-details="true"/>
                <table:data-pilot-member table:name="33060614" table:display="true" table:show-details="true"/>
                <table:data-pilot-member table:name="33341768" table:display="true" table:show-details="true"/>
                <table:data-pilot-member table:name="33345628" table:display="true" table:show-details="true"/>
                <table:data-pilot-member table:name="33392582" table:display="true" table:show-details="true"/>
                <table:data-pilot-member table:name="33658184" table:display="true" table:show-details="true"/>
                <table:data-pilot-member table:name="33665424" table:display="true" table:show-details="true"/>
                <table:data-pilot-member table:name="33667268" table:display="true" table:show-details="true"/>
                <table:data-pilot-member table:name="33676572" table:display="true" table:show-details="true"/>
                <table:data-pilot-member table:name="33821808" table:display="true" table:show-details="true"/>
                <table:data-pilot-member table:name="33895752" table:display="true" table:show-details="true"/>
                <table:data-pilot-member table:name="33935008" table:display="true" table:show-details="true"/>
                <table:data-pilot-member table:name="34012368" table:display="true" table:show-details="true"/>
                <table:data-pilot-member table:name="34518872" table:display="true" table:show-details="true"/>
                <table:data-pilot-member table:name="34636952" table:display="true" table:show-details="true"/>
                <table:data-pilot-member table:name="34666592" table:display="true" table:show-details="true"/>
                <table:data-pilot-member table:name="35166580" table:display="true" table:show-details="true"/>
                <table:data-pilot-member table:name="35530244" table:display="true" table:show-details="true"/>
                <table:data-pilot-member table:name="" table:display="true" table:show-details="true"/>
                <table:data-pilot-member table:name="27819476" table:display="true" table:show-details="true"/>
                <table:data-pilot-member table:name="29151988" table:display="true" table:show-details="true"/>
                <table:data-pilot-member table:name="29514134" table:display="true" table:show-details="true"/>
                <table:data-pilot-member table:name="29777940" table:display="true" table:show-details="true"/>
                <table:data-pilot-member table:name="30273528" table:display="true" table:show-details="true"/>
                <table:data-pilot-member table:name="31030160" table:display="true" table:show-details="true"/>
                <table:data-pilot-member table:name="31524332" table:display="true" table:show-details="true"/>
                <table:data-pilot-member table:name="31595248" table:display="true" table:show-details="true"/>
                <table:data-pilot-member table:name="31680136" table:display="true" table:show-details="true"/>
                <table:data-pilot-member table:name="31892926" table:display="true" table:show-details="true"/>
                <table:data-pilot-member table:name="31954402" table:display="true" table:show-details="true"/>
                <table:data-pilot-member table:name="32050936" table:display="true" table:show-details="true"/>
                <table:data-pilot-member table:name="32094658" table:display="true" table:show-details="true"/>
                <table:data-pilot-member table:name="32192632" table:display="true" table:show-details="true"/>
                <table:data-pilot-member table:name="32245588" table:display="true" table:show-details="true"/>
                <table:data-pilot-member table:name="32305166" table:display="true" table:show-details="true"/>
                <table:data-pilot-member table:name="32333900" table:display="true" table:show-details="true"/>
                <table:data-pilot-member table:name="32473374" table:display="true" table:show-details="true"/>
                <table:data-pilot-member table:name="32584602" table:display="true" table:show-details="true"/>
                <table:data-pilot-member table:name="32751388" table:display="true" table:show-details="true"/>
                <table:data-pilot-member table:name="33219734" table:display="true" table:show-details="true"/>
                <table:data-pilot-member table:name="33440186" table:display="true" table:show-details="true"/>
                <table:data-pilot-member table:name="33456670" table:display="true" table:show-details="true"/>
                <table:data-pilot-member table:name="33509338" table:display="true" table:show-details="true"/>
                <table:data-pilot-member table:name="33712856" table:display="true" table:show-details="true"/>
                <table:data-pilot-member table:name="33771436" table:display="true" table:show-details="true"/>
                <table:data-pilot-member table:name="33955816" table:display="true" table:show-details="true"/>
                <table:data-pilot-member table:name="34741936" table:display="true" table:show-details="true"/>
                <table:data-pilot-member table:name="34928200" table:display="true" table:show-details="true"/>
                <table:data-pilot-member table:name="35104964" table:display="true" table:show-details="true"/>
                <table:data-pilot-member table:name="35636280" table:display="true" table:show-details="true"/>
                <table:data-pilot-member table:name="368967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mape" table:orientation="data" table:used-hierarchy="0" table:function="average">
            <table:data-pilot-level table:show-empty="false" calcext:repeat-item-labels="false">
              <table:data-pilot-members>
                <table:data-pilot-member table:name="80.5617599487305" table:display="true" table:show-details="true"/>
                <table:data-pilot-member table:name="81.7450866699219" table:display="true" table:show-details="true"/>
                <table:data-pilot-member table:name="84.2825393676758" table:display="true" table:show-details="true"/>
                <table:data-pilot-member table:name="86.5013198852539" table:display="true" table:show-details="true"/>
                <table:data-pilot-member table:name="86.7754898071289" table:display="true" table:show-details="true"/>
                <table:data-pilot-member table:name="99.9951171875" table:display="true" table:show-details="true"/>
                <table:data-pilot-member table:name="99.9951324462891" table:display="true" table:show-details="true"/>
                <table:data-pilot-member table:name="99.9961242675781" table:display="true" table:show-details="true"/>
                <table:data-pilot-member table:name="100.00415802002" table:display="true" table:show-details="true"/>
                <table:data-pilot-member table:name="142.277221679688" table:display="true" table:show-details="true"/>
                <table:data-pilot-member table:name="195.383392333984" table:display="true" table:show-details="true"/>
                <table:data-pilot-member table:name="296.304443359375" table:display="true" table:show-details="true"/>
                <table:data-pilot-member table:name="299.071411132812" table:display="true" table:show-details="true"/>
                <table:data-pilot-member table:name="320.022399902344" table:display="true" table:show-details="true"/>
                <table:data-pilot-member table:name="325.603546142578" table:display="true" table:show-details="true"/>
                <table:data-pilot-member table:name="325.801727294922" table:display="true" table:show-details="true"/>
                <table:data-pilot-member table:name="325.849731445312" table:display="true" table:show-details="true"/>
                <table:data-pilot-member table:name="335.845092773437" table:display="true" table:show-details="true"/>
                <table:data-pilot-member table:name="336.717041015625" table:display="true" table:show-details="true"/>
                <table:data-pilot-member table:name="340.943908691406" table:display="true" table:show-details="true"/>
                <table:data-pilot-member table:name="342.499237060547" table:display="true" table:show-details="true"/>
                <table:data-pilot-member table:name="345.835296630859" table:display="true" table:show-details="true"/>
                <table:data-pilot-member table:name="346.681396484375" table:display="true" table:show-details="true"/>
                <table:data-pilot-member table:name="350.950286865234" table:display="true" table:show-details="true"/>
                <table:data-pilot-member table:name="372.714721679687" table:display="true" table:show-details="true"/>
                <table:data-pilot-member table:name="379.441467285156" table:display="true" table:show-details="true"/>
                <table:data-pilot-member table:name="402.412689208984" table:display="true" table:show-details="true"/>
                <table:data-pilot-member table:name="403.49755859375" table:display="true" table:show-details="true"/>
                <table:data-pilot-member table:name="407.182556152344" table:display="true" table:show-details="true"/>
                <table:data-pilot-member table:name="428.958831787109" table:display="true" table:show-details="true"/>
                <table:data-pilot-member table:name="432.410736083984" table:display="true" table:show-details="true"/>
                <table:data-pilot-member table:name="442.788665771484" table:display="true" table:show-details="true"/>
                <table:data-pilot-member table:name="452.501739501953" table:display="true" table:show-details="true"/>
                <table:data-pilot-member table:name="456.152038574219" table:display="true" table:show-details="true"/>
                <table:data-pilot-member table:name="461.34716796875" table:display="true" table:show-details="true"/>
                <table:data-pilot-member table:name="590.35546875" table:display="true" table:show-details="true"/>
                <table:data-pilot-member table:name="590.41259765625" table:display="true" table:show-details="true"/>
                <table:data-pilot-member table:name="592.159301757813" table:display="true" table:show-details="true"/>
                <table:data-pilot-member table:name="684.938842773438" table:display="true" table:show-details="true"/>
                <table:data-pilot-member table:name="688.970947265625" table:display="true" table:show-details="true"/>
                <table:data-pilot-member table:name="698.039428710938" table:display="true" table:show-details="true"/>
                <table:data-pilot-member table:name="698.711853027344" table:display="true" table:show-details="true"/>
                <table:data-pilot-member table:name="713.178833007813" table:display="true" table:show-details="true"/>
                <table:data-pilot-member table:name="729.562438964844" table:display="true" table:show-details="true"/>
                <table:data-pilot-member table:name="729.861022949219" table:display="true" table:show-details="true"/>
                <table:data-pilot-member table:name="738.011291503906" table:display="true" table:show-details="true"/>
                <table:data-pilot-member table:name="738.818420410156" table:display="true" table:show-details="true"/>
                <table:data-pilot-member table:name="739.913757324219" table:display="true" table:show-details="true"/>
                <table:data-pilot-member table:name="757.726013183594" table:display="true" table:show-details="true"/>
                <table:data-pilot-member table:name="790.010681152344" table:display="true" table:show-details="true"/>
                <table:data-pilot-member table:name="801.327392578125" table:display="true" table:show-details="true"/>
                <table:data-pilot-member table:name="811.128540039062" table:display="true" table:show-details="true"/>
                <table:data-pilot-member table:name="823.476806640625" table:display="true" table:show-details="true"/>
                <table:data-pilot-member table:name="844.378112792969" table:display="true" table:show-details="true"/>
                <table:data-pilot-member table:name="868.213256835938" table:display="true" table:show-details="true"/>
                <table:data-pilot-member table:name="868.668212890625" table:display="true" table:show-details="true"/>
                <table:data-pilot-member table:name="881.735656738281" table:display="true" table:show-details="true"/>
                <table:data-pilot-member table:name="886.80078125" table:display="true" table:show-details="true"/>
                <table:data-pilot-member table:name="896.567993164063" table:display="true" table:show-details="true"/>
                <table:data-pilot-member table:name="905.103515625" table:display="true" table:show-details="true"/>
                <table:data-pilot-member table:name="906.705932617188" table:display="true" table:show-details="true"/>
                <table:data-pilot-member table:name="909.867553710938" table:display="true" table:show-details="true"/>
                <table:data-pilot-member table:name="910.072326660156" table:display="true" table:show-details="true"/>
                <table:data-pilot-member table:name="911.069885253906" table:display="true" table:show-details="true"/>
                <table:data-pilot-member table:name="911.598937988281" table:display="true" table:show-details="true"/>
                <table:data-pilot-member table:name="916.531311035156" table:display="true" table:show-details="true"/>
                <table:data-pilot-member table:name="925.541259765625" table:display="true" table:show-details="true"/>
                <table:data-pilot-member table:name="925.866943359375" table:display="true" table:show-details="true"/>
                <table:data-pilot-member table:name="946.415161132813" table:display="true" table:show-details="true"/>
                <table:data-pilot-member table:name="948.329040527344" table:display="true" table:show-details="true"/>
                <table:data-pilot-member table:name="966.373352050781" table:display="true" table:show-details="true"/>
                <table:data-pilot-member table:name="975.148742675781" table:display="true" table:show-details="true"/>
                <table:data-pilot-member table:name="1021.00726318359" table:display="true" table:show-details="true"/>
                <table:data-pilot-member table:name="1060.25927734375" table:display="true" table:show-details="true"/>
                <table:data-pilot-member table:name="1068.7763671875" table:display="true" table:show-details="true"/>
                <table:data-pilot-member table:name="1087.61877441406" table:display="true" table:show-details="true"/>
                <table:data-pilot-member table:name="1088.583984375" table:display="true" table:show-details="true"/>
                <table:data-pilot-member table:name="1109.44396972656" table:display="true" table:show-details="true"/>
                <table:data-pilot-member table:name="1119.09924316406" table:display="true" table:show-details="true"/>
                <table:data-pilot-member table:name="1120.93017578125" table:display="true" table:show-details="true"/>
                <table:data-pilot-member table:name="1129.0908203125" table:display="true" table:show-details="true"/>
                <table:data-pilot-member table:name="1173.03002929688" table:display="true" table:show-details="true"/>
                <table:data-pilot-member table:name="1211.85363769531" table:display="true" table:show-details="true"/>
                <table:data-pilot-member table:name="1221.35766601563" table:display="true" table:show-details="true"/>
                <table:data-pilot-member table:name="1228.07299804688" table:display="true" table:show-details="true"/>
                <table:data-pilot-member table:name="1231.42578125" table:display="true" table:show-details="true"/>
                <table:data-pilot-member table:name="1236.18811035156" table:display="true" table:show-details="true"/>
                <table:data-pilot-member table:name="1238.65966796875" table:display="true" table:show-details="true"/>
                <table:data-pilot-member table:name="1263.18127441406" table:display="true" table:show-details="true"/>
                <table:data-pilot-member table:name="1279.96960449219" table:display="true" table:show-details="true"/>
                <table:data-pilot-member table:name="1284.35717773438" table:display="true" table:show-details="true"/>
                <table:data-pilot-member table:name="1318.3349609375" table:display="true" table:show-details="true"/>
                <table:data-pilot-member table:name="1323.61022949219" table:display="true" table:show-details="true"/>
                <table:data-pilot-member table:name="1338.36010742188" table:display="true" table:show-details="true"/>
                <table:data-pilot-member table:name="1346.97668457031" table:display="true" table:show-details="true"/>
                <table:data-pilot-member table:name="1352.74658203125" table:display="true" table:show-details="true"/>
                <table:data-pilot-member table:name="1354.97814941406" table:display="true" table:show-details="true"/>
                <table:data-pilot-member table:name="1365.62707519531" table:display="true" table:show-details="true"/>
                <table:data-pilot-member table:name="1370.52746582031" table:display="true" table:show-details="true"/>
                <table:data-pilot-member table:name="1373.90161132813" table:display="true" table:show-details="true"/>
                <table:data-pilot-member table:name="1375.44787597656" table:display="true" table:show-details="true"/>
                <table:data-pilot-member table:name="1382.70751953125" table:display="true" table:show-details="true"/>
                <table:data-pilot-member table:name="1384.29223632813" table:display="true" table:show-details="true"/>
                <table:data-pilot-member table:name="1386.56188964844" table:display="true" table:show-details="true"/>
                <table:data-pilot-member table:name="1391.61181640625" table:display="true" table:show-details="true"/>
                <table:data-pilot-member table:name="1397.23461914063" table:display="true" table:show-details="true"/>
                <table:data-pilot-member table:name="1418.19506835938" table:display="true" table:show-details="true"/>
                <table:data-pilot-member table:name="1421.89172363281" table:display="true" table:show-details="true"/>
                <table:data-pilot-member table:name="1440.22631835938" table:display="true" table:show-details="true"/>
                <table:data-pilot-member table:name="1441.73400878906" table:display="true" table:show-details="true"/>
                <table:data-pilot-member table:name="1448.67199707031" table:display="true" table:show-details="true"/>
                <table:data-pilot-member table:name="1470.75305175781" table:display="true" table:show-details="true"/>
                <table:data-pilot-member table:name="1473.03173828125" table:display="true" table:show-details="true"/>
                <table:data-pilot-member table:name="1477.59838867188" table:display="true" table:show-details="true"/>
                <table:data-pilot-member table:name="1479.46313476563" table:display="true" table:show-details="true"/>
                <table:data-pilot-member table:name="1479.4677734375" table:display="true" table:show-details="true"/>
                <table:data-pilot-member table:name="1486.9267578125" table:display="true" table:show-details="true"/>
                <table:data-pilot-member table:name="1499.79272460938" table:display="true" table:show-details="true"/>
                <table:data-pilot-member table:name="1525.82995605469" table:display="true" table:show-details="true"/>
                <table:data-pilot-member table:name="1537.22387695313" table:display="true" table:show-details="true"/>
                <table:data-pilot-member table:name="1546.67272949219" table:display="true" table:show-details="true"/>
                <table:data-pilot-member table:name="1548.03637695312" table:display="true" table:show-details="true"/>
                <table:data-pilot-member table:name="1553.67272949219" table:display="true" table:show-details="true"/>
                <table:data-pilot-member table:name="1558.17651367188" table:display="true" table:show-details="true"/>
                <table:data-pilot-member table:name="1560.62487792969" table:display="true" table:show-details="true"/>
                <table:data-pilot-member table:name="1562.63427734375" table:display="true" table:show-details="true"/>
                <table:data-pilot-member table:name="1564.57971191406" table:display="true" table:show-details="true"/>
                <table:data-pilot-member table:name="1566.083984375" table:display="true" table:show-details="true"/>
                <table:data-pilot-member table:name="1567.82580566406" table:display="true" table:show-details="true"/>
                <table:data-pilot-member table:name="1579.88122558594" table:display="true" table:show-details="true"/>
                <table:data-pilot-member table:name="1580.82861328125" table:display="true" table:show-details="true"/>
                <table:data-pilot-member table:name="1580.86657714844" table:display="true" table:show-details="true"/>
                <table:data-pilot-member table:name="1581.50537109375" table:display="true" table:show-details="true"/>
                <table:data-pilot-member table:name="1582.447265625" table:display="true" table:show-details="true"/>
                <table:data-pilot-member table:name="1582.76977539062" table:display="true" table:show-details="true"/>
                <table:data-pilot-member table:name="1590.32641601563" table:display="true" table:show-details="true"/>
                <table:data-pilot-member table:name="1590.78112792969" table:display="true" table:show-details="true"/>
                <table:data-pilot-member table:name="1597.27270507813" table:display="true" table:show-details="true"/>
                <table:data-pilot-member table:name="1602.28747558594" table:display="true" table:show-details="true"/>
                <table:data-pilot-member table:name="1605.064453125" table:display="true" table:show-details="true"/>
                <table:data-pilot-member table:name="3737.99731445312" table:display="true" table:show-details="true"/>
                <table:data-pilot-member table:name="3753.013671875" table:display="true" table:show-details="true"/>
                <table:data-pilot-member table:name="7425.5927734375" table:display="true" table:show-details="true"/>
                <table:data-pilot-member table:name="108004.8203125" table:display="true" table:show-details="true"/>
                <table:data-pilot-member table:name="" table:display="true" table:show-details="true"/>
                <table:data-pilot-member table:name="1088.00207519531" table:display="true" table:show-details="true"/>
                <table:data-pilot-member table:name="1107.69567871094" table:display="true" table:show-details="true"/>
                <table:data-pilot-member table:name="1110.2294921875" table:display="true" table:show-details="true"/>
                <table:data-pilot-member table:name="1170.62390136719" table:display="true" table:show-details="true"/>
                <table:data-pilot-member table:name="1218.53576660156" table:display="true" table:show-details="true"/>
                <table:data-pilot-member table:name="1243.5595703125" table:display="true" table:show-details="true"/>
                <table:data-pilot-member table:name="1246.88403320313" table:display="true" table:show-details="true"/>
                <table:data-pilot-member table:name="1248.177734375" table:display="true" table:show-details="true"/>
                <table:data-pilot-member table:name="1275.41064453125" table:display="true" table:show-details="true"/>
                <table:data-pilot-member table:name="1278.06176757813" table:display="true" table:show-details="true"/>
                <table:data-pilot-member table:name="1309.47229003906" table:display="true" table:show-details="true"/>
                <table:data-pilot-member table:name="1319.265625" table:display="true" table:show-details="true"/>
                <table:data-pilot-member table:name="1342.72058105469" table:display="true" table:show-details="true"/>
                <table:data-pilot-member table:name="1360.27502441406" table:display="true" table:show-details="true"/>
                <table:data-pilot-member table:name="1379.68774414063" table:display="true" table:show-details="true"/>
                <table:data-pilot-member table:name="1381.91723632813" table:display="true" table:show-details="true"/>
                <table:data-pilot-member table:name="1392.76098632813" table:display="true" table:show-details="true"/>
                <table:data-pilot-member table:name="1396.88977050781" table:display="true" table:show-details="true"/>
                <table:data-pilot-member table:name="1398.63916015625" table:display="true" table:show-details="true"/>
                <table:data-pilot-member table:name="1401.42895507813" table:display="true" table:show-details="true"/>
                <table:data-pilot-member table:name="1405.66357421875" table:display="true" table:show-details="true"/>
                <table:data-pilot-member table:name="1412.86535644531" table:display="true" table:show-details="true"/>
                <table:data-pilot-member table:name="1418.3828125" table:display="true" table:show-details="true"/>
                <table:data-pilot-member table:name="1420.86193847656" table:display="true" table:show-details="true"/>
                <table:data-pilot-member table:name="1429.40808105469" table:display="true" table:show-details="true"/>
                <table:data-pilot-member table:name="1432.45532226563" table:display="true" table:show-details="true"/>
                <table:data-pilot-member table:name="1445.02014160156" table:display="true" table:show-details="true"/>
                <table:data-pilot-member table:name="1447.59484863281" table:display="true" table:show-details="true"/>
                <table:data-pilot-member table:name="1449.72265625" table:display="true" table:show-details="true"/>
                <table:data-pilot-member table:name="1453.81848144531" table:display="true" table:show-details="true"/>
                <table:data-pilot-member table:name="1459.7626953125" table:display="true" table:show-details="true"/>
                <table:data-pilot-member table:name="1469.560546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ape" table:orientation="data" table:used-hierarchy="0" table:function="average">
            <table:data-pilot-level table:show-empty="false" calcext:repeat-item-labels="false">
              <table:data-pilot-members>
                <table:data-pilot-member table:name="82.8935089111328" table:display="true" table:show-details="true"/>
                <table:data-pilot-member table:name="83.6269607543945" table:display="true" table:show-details="true"/>
                <table:data-pilot-member table:name="84.6669387817383" table:display="true" table:show-details="true"/>
                <table:data-pilot-member table:name="85.5135498046875" table:display="true" table:show-details="true"/>
                <table:data-pilot-member table:name="99.9942169189453" table:display="true" table:show-details="true"/>
                <table:data-pilot-member table:name="99.9950332641602" table:display="true" table:show-details="true"/>
                <table:data-pilot-member table:name="99.9950408935547" table:display="true" table:show-details="true"/>
                <table:data-pilot-member table:name="100.001930236816" table:display="true" table:show-details="true"/>
                <table:data-pilot-member table:name="320.900207519531" table:display="true" table:show-details="true"/>
                <table:data-pilot-member table:name="321.458862304687" table:display="true" table:show-details="true"/>
                <table:data-pilot-member table:name="330.592376708984" table:display="true" table:show-details="true"/>
                <table:data-pilot-member table:name="344.335693359375" table:display="true" table:show-details="true"/>
                <table:data-pilot-member table:name="348.216156005859" table:display="true" table:show-details="true"/>
                <table:data-pilot-member table:name="352.014923095703" table:display="true" table:show-details="true"/>
                <table:data-pilot-member table:name="355.178283691406" table:display="true" table:show-details="true"/>
                <table:data-pilot-member table:name="358.854583740234" table:display="true" table:show-details="true"/>
                <table:data-pilot-member table:name="364.287567138672" table:display="true" table:show-details="true"/>
                <table:data-pilot-member table:name="387.898468017578" table:display="true" table:show-details="true"/>
                <table:data-pilot-member table:name="388.701080322266" table:display="true" table:show-details="true"/>
                <table:data-pilot-member table:name="390.880401611328" table:display="true" table:show-details="true"/>
                <table:data-pilot-member table:name="393.712158203125" table:display="true" table:show-details="true"/>
                <table:data-pilot-member table:name="400.646911621094" table:display="true" table:show-details="true"/>
                <table:data-pilot-member table:name="406.589385986328" table:display="true" table:show-details="true"/>
                <table:data-pilot-member table:name="410.325744628906" table:display="true" table:show-details="true"/>
                <table:data-pilot-member table:name="415.587677001953" table:display="true" table:show-details="true"/>
                <table:data-pilot-member table:name="420.969909667969" table:display="true" table:show-details="true"/>
                <table:data-pilot-member table:name="439.830505371094" table:display="true" table:show-details="true"/>
                <table:data-pilot-member table:name="440.067413330078" table:display="true" table:show-details="true"/>
                <table:data-pilot-member table:name="453.143676757813" table:display="true" table:show-details="true"/>
                <table:data-pilot-member table:name="460.033874511719" table:display="true" table:show-details="true"/>
                <table:data-pilot-member table:name="473.848419189453" table:display="true" table:show-details="true"/>
                <table:data-pilot-member table:name="504.866516113281" table:display="true" table:show-details="true"/>
                <table:data-pilot-member table:name="743.28564453125" table:display="true" table:show-details="true"/>
                <table:data-pilot-member table:name="816.508239746094" table:display="true" table:show-details="true"/>
                <table:data-pilot-member table:name="844.094848632813" table:display="true" table:show-details="true"/>
                <table:data-pilot-member table:name="879.705993652344" table:display="true" table:show-details="true"/>
                <table:data-pilot-member table:name="887.77880859375" table:display="true" table:show-details="true"/>
                <table:data-pilot-member table:name="892.234985351563" table:display="true" table:show-details="true"/>
                <table:data-pilot-member table:name="923.052124023437" table:display="true" table:show-details="true"/>
                <table:data-pilot-member table:name="933.416870117187" table:display="true" table:show-details="true"/>
                <table:data-pilot-member table:name="944.940734863281" table:display="true" table:show-details="true"/>
                <table:data-pilot-member table:name="945.280090332031" table:display="true" table:show-details="true"/>
                <table:data-pilot-member table:name="963.84375" table:display="true" table:show-details="true"/>
                <table:data-pilot-member table:name="967.117370605469" table:display="true" table:show-details="true"/>
                <table:data-pilot-member table:name="977.705322265625" table:display="true" table:show-details="true"/>
                <table:data-pilot-member table:name="980.16748046875" table:display="true" table:show-details="true"/>
                <table:data-pilot-member table:name="982.018005371094" table:display="true" table:show-details="true"/>
                <table:data-pilot-member table:name="993.017578125" table:display="true" table:show-details="true"/>
                <table:data-pilot-member table:name="996.288696289063" table:display="true" table:show-details="true"/>
                <table:data-pilot-member table:name="1005.40991210938" table:display="true" table:show-details="true"/>
                <table:data-pilot-member table:name="1010.65625" table:display="true" table:show-details="true"/>
                <table:data-pilot-member table:name="1021.24615478516" table:display="true" table:show-details="true"/>
                <table:data-pilot-member table:name="1032.84118652344" table:display="true" table:show-details="true"/>
                <table:data-pilot-member table:name="1034.07531738281" table:display="true" table:show-details="true"/>
                <table:data-pilot-member table:name="1035.36743164063" table:display="true" table:show-details="true"/>
                <table:data-pilot-member table:name="1038.39440917969" table:display="true" table:show-details="true"/>
                <table:data-pilot-member table:name="1043.36157226563" table:display="true" table:show-details="true"/>
                <table:data-pilot-member table:name="1043.69494628906" table:display="true" table:show-details="true"/>
                <table:data-pilot-member table:name="1044.00695800781" table:display="true" table:show-details="true"/>
                <table:data-pilot-member table:name="1054.67590332031" table:display="true" table:show-details="true"/>
                <table:data-pilot-member table:name="1060.94091796875" table:display="true" table:show-details="true"/>
                <table:data-pilot-member table:name="1068.599609375" table:display="true" table:show-details="true"/>
                <table:data-pilot-member table:name="1078.36730957031" table:display="true" table:show-details="true"/>
                <table:data-pilot-member table:name="1080.36450195313" table:display="true" table:show-details="true"/>
                <table:data-pilot-member table:name="1085.63537597656" table:display="true" table:show-details="true"/>
                <table:data-pilot-member table:name="1114.08508300781" table:display="true" table:show-details="true"/>
                <table:data-pilot-member table:name="1124.66564941406" table:display="true" table:show-details="true"/>
                <table:data-pilot-member table:name="1136.49279785156" table:display="true" table:show-details="true"/>
                <table:data-pilot-member table:name="1155.76306152344" table:display="true" table:show-details="true"/>
                <table:data-pilot-member table:name="1158.21276855469" table:display="true" table:show-details="true"/>
                <table:data-pilot-member table:name="1161.37231445313" table:display="true" table:show-details="true"/>
                <table:data-pilot-member table:name="1163.54028320313" table:display="true" table:show-details="true"/>
                <table:data-pilot-member table:name="1194.86560058594" table:display="true" table:show-details="true"/>
                <table:data-pilot-member table:name="1196.31640625" table:display="true" table:show-details="true"/>
                <table:data-pilot-member table:name="1210.19543457031" table:display="true" table:show-details="true"/>
                <table:data-pilot-member table:name="1211.99694824219" table:display="true" table:show-details="true"/>
                <table:data-pilot-member table:name="1233.943359375" table:display="true" table:show-details="true"/>
                <table:data-pilot-member table:name="1237.67297363281" table:display="true" table:show-details="true"/>
                <table:data-pilot-member table:name="1238.08850097656" table:display="true" table:show-details="true"/>
                <table:data-pilot-member table:name="1260.90869140625" table:display="true" table:show-details="true"/>
                <table:data-pilot-member table:name="1261.93322753906" table:display="true" table:show-details="true"/>
                <table:data-pilot-member table:name="1273.76977539063" table:display="true" table:show-details="true"/>
                <table:data-pilot-member table:name="1281.21301269531" table:display="true" table:show-details="true"/>
                <table:data-pilot-member table:name="1282.18151855469" table:display="true" table:show-details="true"/>
                <table:data-pilot-member table:name="1295.78747558594" table:display="true" table:show-details="true"/>
                <table:data-pilot-member table:name="1298.13073730469" table:display="true" table:show-details="true"/>
                <table:data-pilot-member table:name="1299.51342773438" table:display="true" table:show-details="true"/>
                <table:data-pilot-member table:name="1305.62927246094" table:display="true" table:show-details="true"/>
                <table:data-pilot-member table:name="1306.71423339844" table:display="true" table:show-details="true"/>
                <table:data-pilot-member table:name="1306.79309082031" table:display="true" table:show-details="true"/>
                <table:data-pilot-member table:name="1314.95581054688" table:display="true" table:show-details="true"/>
                <table:data-pilot-member table:name="1323.77795410156" table:display="true" table:show-details="true"/>
                <table:data-pilot-member table:name="1338.93298339844" table:display="true" table:show-details="true"/>
                <table:data-pilot-member table:name="1340.43640136719" table:display="true" table:show-details="true"/>
                <table:data-pilot-member table:name="1349.40307617188" table:display="true" table:show-details="true"/>
                <table:data-pilot-member table:name="1360.4208984375" table:display="true" table:show-details="true"/>
                <table:data-pilot-member table:name="1360.90100097656" table:display="true" table:show-details="true"/>
                <table:data-pilot-member table:name="1366.18151855469" table:display="true" table:show-details="true"/>
                <table:data-pilot-member table:name="1374.22924804688" table:display="true" table:show-details="true"/>
                <table:data-pilot-member table:name="1374.32202148438" table:display="true" table:show-details="true"/>
                <table:data-pilot-member table:name="1379.84118652344" table:display="true" table:show-details="true"/>
                <table:data-pilot-member table:name="1383.51745605469" table:display="true" table:show-details="true"/>
                <table:data-pilot-member table:name="1400.05737304688" table:display="true" table:show-details="true"/>
                <table:data-pilot-member table:name="1410.85046386719" table:display="true" table:show-details="true"/>
                <table:data-pilot-member table:name="1413.13269042969" table:display="true" table:show-details="true"/>
                <table:data-pilot-member table:name="1423.93835449219" table:display="true" table:show-details="true"/>
                <table:data-pilot-member table:name="1424.59631347656" table:display="true" table:show-details="true"/>
                <table:data-pilot-member table:name="1427.29211425781" table:display="true" table:show-details="true"/>
                <table:data-pilot-member table:name="1432.43408203125" table:display="true" table:show-details="true"/>
                <table:data-pilot-member table:name="1445.15844726563" table:display="true" table:show-details="true"/>
                <table:data-pilot-member table:name="1449.14294433594" table:display="true" table:show-details="true"/>
                <table:data-pilot-member table:name="1457.06555175781" table:display="true" table:show-details="true"/>
                <table:data-pilot-member table:name="1474.21020507813" table:display="true" table:show-details="true"/>
                <table:data-pilot-member table:name="1474.66247558594" table:display="true" table:show-details="true"/>
                <table:data-pilot-member table:name="1487.00549316406" table:display="true" table:show-details="true"/>
                <table:data-pilot-member table:name="1489.32470703125" table:display="true" table:show-details="true"/>
                <table:data-pilot-member table:name="1493.08117675781" table:display="true" table:show-details="true"/>
                <table:data-pilot-member table:name="1500.30505371094" table:display="true" table:show-details="true"/>
                <table:data-pilot-member table:name="1501.10766601563" table:display="true" table:show-details="true"/>
                <table:data-pilot-member table:name="1504.85729980469" table:display="true" table:show-details="true"/>
                <table:data-pilot-member table:name="1518.41760253906" table:display="true" table:show-details="true"/>
                <table:data-pilot-member table:name="1524.35461425781" table:display="true" table:show-details="true"/>
                <table:data-pilot-member table:name="1526.6328125" table:display="true" table:show-details="true"/>
                <table:data-pilot-member table:name="1529.28259277344" table:display="true" table:show-details="true"/>
                <table:data-pilot-member table:name="1542.66052246094" table:display="true" table:show-details="true"/>
                <table:data-pilot-member table:name="1542.97009277344" table:display="true" table:show-details="true"/>
                <table:data-pilot-member table:name="1544.58337402344" table:display="true" table:show-details="true"/>
                <table:data-pilot-member table:name="1552.98132324219" table:display="true" table:show-details="true"/>
                <table:data-pilot-member table:name="1555.24841308594" table:display="true" table:show-details="true"/>
                <table:data-pilot-member table:name="1572.70397949219" table:display="true" table:show-details="true"/>
                <table:data-pilot-member table:name="1573.49475097656" table:display="true" table:show-details="true"/>
                <table:data-pilot-member table:name="1578.38403320312" table:display="true" table:show-details="true"/>
                <table:data-pilot-member table:name="1603.58666992188" table:display="true" table:show-details="true"/>
                <table:data-pilot-member table:name="1612.984375" table:display="true" table:show-details="true"/>
                <table:data-pilot-member table:name="1614.33813476562" table:display="true" table:show-details="true"/>
                <table:data-pilot-member table:name="1615.20532226563" table:display="true" table:show-details="true"/>
                <table:data-pilot-member table:name="1635.82543945313" table:display="true" table:show-details="true"/>
                <table:data-pilot-member table:name="1639.99401855469" table:display="true" table:show-details="true"/>
                <table:data-pilot-member table:name="1651.3818359375" table:display="true" table:show-details="true"/>
                <table:data-pilot-member table:name="1651.82592773438" table:display="true" table:show-details="true"/>
                <table:data-pilot-member table:name="2086.58276367187" table:display="true" table:show-details="true"/>
                <table:data-pilot-member table:name="2411.970703125" table:display="true" table:show-details="true"/>
                <table:data-pilot-member table:name="4154.892578125" table:display="true" table:show-details="true"/>
                <table:data-pilot-member table:name="86258.1015625" table:display="true" table:show-details="true"/>
                <table:data-pilot-member table:name="" table:display="true" table:show-details="true"/>
                <table:data-pilot-member table:name="1204.78857421875" table:display="true" table:show-details="true"/>
                <table:data-pilot-member table:name="1212.44616699219" table:display="true" table:show-details="true"/>
                <table:data-pilot-member table:name="1261.81860351563" table:display="true" table:show-details="true"/>
                <table:data-pilot-member table:name="1282.52001953125" table:display="true" table:show-details="true"/>
                <table:data-pilot-member table:name="1292.56652832031" table:display="true" table:show-details="true"/>
                <table:data-pilot-member table:name="1299.71691894531" table:display="true" table:show-details="true"/>
                <table:data-pilot-member table:name="1313.31994628906" table:display="true" table:show-details="true"/>
                <table:data-pilot-member table:name="1346.6103515625" table:display="true" table:show-details="true"/>
                <table:data-pilot-member table:name="1355.73864746094" table:display="true" table:show-details="true"/>
                <table:data-pilot-member table:name="1360.00744628906" table:display="true" table:show-details="true"/>
                <table:data-pilot-member table:name="1372.98608398438" table:display="true" table:show-details="true"/>
                <table:data-pilot-member table:name="1396.62451171875" table:display="true" table:show-details="true"/>
                <table:data-pilot-member table:name="1425.07641601563" table:display="true" table:show-details="true"/>
                <table:data-pilot-member table:name="1447.84411621094" table:display="true" table:show-details="true"/>
                <table:data-pilot-member table:name="1458.98620605469" table:display="true" table:show-details="true"/>
                <table:data-pilot-member table:name="1463.70776367188" table:display="true" table:show-details="true"/>
                <table:data-pilot-member table:name="1487.43103027344" table:display="true" table:show-details="true"/>
                <table:data-pilot-member table:name="1490.27221679688" table:display="true" table:show-details="true"/>
                <table:data-pilot-member table:name="1493.29479980469" table:display="true" table:show-details="true"/>
                <table:data-pilot-member table:name="1505.96276855469" table:display="true" table:show-details="true"/>
                <table:data-pilot-member table:name="1511.58239746094" table:display="true" table:show-details="true"/>
                <table:data-pilot-member table:name="1513.69311523438" table:display="true" table:show-details="true"/>
                <table:data-pilot-member table:name="1518.69665527344" table:display="true" table:show-details="true"/>
                <table:data-pilot-member table:name="1519.91638183594" table:display="true" table:show-details="true"/>
                <table:data-pilot-member table:name="1522.15100097656" table:display="true" table:show-details="true"/>
                <table:data-pilot-member table:name="1532.9169921875" table:display="true" table:show-details="true"/>
                <table:data-pilot-member table:name="1548.86169433594" table:display="true" table:show-details="true"/>
                <table:data-pilot-member table:name="1573.82153320313" table:display="true" table:show-details="true"/>
                <table:data-pilot-member table:name="1617.55383300781" table:display="true" table:show-details="true"/>
                <table:data-pilot-member table:name="1644.07995605469" table:display="true" table:show-details="true"/>
                <table:data-pilot-member table:name="1721.7490234375" table:display="true" table:show-details="true"/>
                <table:data-pilot-member table:name="1769.650756835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" table:display="true" table:show-details="true"/>
                <table:data-pilot-member table:name="17" table:display="true" table:show-details="true"/>
                <table:data-pilot-member table:name="53" table:display="true" table:show-details="true"/>
                <table:data-pilot-member table:name="69" table:display="true" table:show-details="true"/>
                <table:data-pilot-member table:name="88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5:58:15.708780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51:22.799503875</meta:creation-date>
    <dc:date>2021-02-10T22:50:11.579725604</dc:date>
    <meta:editing-duration>PT4H34M3S</meta:editing-duration>
    <meta:editing-cycles>8</meta:editing-cycles>
    <meta:generator>LibreOffice/6.4.6.2$Linux_X86_64 LibreOffice_project/40$Build-2</meta:generator>
    <meta:document-statistic meta:table-count="6" meta:cell-count="273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loss_function_selection.C3:loss_function_selection.C5" chart:error-lower-range="loss_function_selection.C3:loss_function_selection.C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minimum="0" chart:maximum="4500000000000000" chart:origin="0" chart:interval-major="500000000000000" chart:interval-minor-divisor="2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loss_function_selection.C3:loss_function_selection.C5" chart:error-lower-range="loss_function_selection.C3:loss_function_selection.C5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ss_function_selection.C3:loss_function_selection.C5" chart:error-lower-range="loss_function_selection.C3:loss_function_selection.C5" loext:std-weight="1"/>
      <style:graphic-properties draw:stroke="solid" svg:stroke-width="0.5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oss_function_selection.C11:loss_function_selection.C11 loss_function_selection.A3:loss_function_selection.B5" chart:data-source-has-labels="both" svg:x="1.718cm" svg:y="0.18cm" svg:width="13.962cm" svg:height="7.272cm">
          <chartooo:coordinate-region svg:x="3.451cm" svg:y="0.38cm" svg:width="12.229cm" svg:height="6.028cm"/>
          <chart:axis chart:dimension="x" chart:name="primary-x" chart:style-name="ch3" chartooo:axis-type="auto">
            <chartooo:date-scale/>
            <chart:title svg:x="6.144cm" svg:y="7.826cm" chart:style-name="ch4">
              <text:p>Objective function</text:p>
            </chart:title>
            <chart:categories table:cell-range-address="loss_function_selection.A3:loss_function_selection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loss_function_selection.B3:loss_function_selection.B5" loext:label-string="&quot;MSE&quot;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loss_function_selection.A3:loss_function_selection.A5</svg:desc>
                </draw:g>
              </table:table-cell>
              <table:table-cell office:value-type="float" office:value="3.54543400875895E+015">
                <text:p>3.54543400875895E+015</text:p>
                <draw:g>
                  <svg:desc>loss_function_selection.B3:loss_function_selection.B5</svg:desc>
                </draw:g>
              </table:table-cell>
              <table:table-cell office:value-type="float" office:value="208450237370558">
                <text:p>208450237370558</text:p>
                <draw:g>
                  <svg:desc>loss_function_selection.C3:loss_function_selection.C5</svg:desc>
                </draw:g>
              </table:table-cell>
              <table:table-cell office:value-type="float" office:value="208450237370558">
                <text:p>208450237370558</text:p>
                <draw:g>
                  <svg:desc>loss_function_selection.C3:loss_function_selection.C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4.10224629732693E+015">
                <text:p>4.10224629732693E+015</text:p>
              </table:table-cell>
              <table:table-cell office:value-type="float" office:value="99062739001359.5">
                <text:p>99062739001359.5</text:p>
              </table:table-cell>
              <table:table-cell office:value-type="float" office:value="99062739001359.5">
                <text:p>99062739001359.5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2545321123034635">
                <text:p>2545321123034635</text:p>
              </table:table-cell>
              <table:table-cell office:value-type="float" office:value="529773336751199">
                <text:p>529773336751199</text:p>
              </table:table-cell>
              <table:table-cell office:value-type="float" office:value="529773336751199">
                <text:p>529773336751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loss_function_selection.E3:loss_function_selection.E5" chart:error-lower-range="loss_function_selection.E3:loss_function_selection.E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loss_function_selection.E3:loss_function_selection.E5" chart:error-lower-range="loss_function_selection.E3:loss_function_selection.E5"/>
      <style:graphic-properties draw:stroke="none" draw:fill-color="#ffff0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ss_function_selection.E3:loss_function_selection.E5" chart:error-lower-range="loss_function_selection.E3:loss_function_selection.E5" loext:std-weight="1"/>
      <style:graphic-properties draw:stroke="solid" svg:stroke-width="0.4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oss_function_selection.A3:loss_function_selection.A5 loss_function_selection.D3:loss_function_selection.D5" chart:data-source-has-labels="both" svg:x="1.718cm" svg:y="0.18cm" svg:width="13.962cm" svg:height="7.272cm">
          <chartooo:coordinate-region svg:x="3.451cm" svg:y="0.379cm" svg:width="12.229cm" svg:height="6.03cm"/>
          <chart:axis chart:dimension="x" chart:name="primary-x" chart:style-name="ch3" chartooo:axis-type="auto">
            <chartooo:date-scale/>
            <chart:title svg:x="6.144cm" svg:y="7.828cm" chart:style-name="ch4">
              <text:p>Objective function</text:p>
            </chart:title>
            <chart:categories table:cell-range-address="loss_function_selection.A3:loss_function_selection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loss_function_selection.D3:loss_function_selection.D5" loext:label-string="&quot;MSE&quot;" chart:class="chart:bar">
            <chart:error-indicator chart:style-name="ch9" chart:dimension="y"/>
            <chart:data-point chart:style-name="ch10"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loss_function_selection.A3:loss_function_selection.A5</svg:desc>
                </draw:g>
              </table:table-cell>
              <table:table-cell office:value-type="float" office:value="26910493">
                <text:p>26910493</text:p>
                <draw:g>
                  <svg:desc>loss_function_selection.D3:loss_function_selection.D5</svg:desc>
                </draw:g>
              </table:table-cell>
              <table:table-cell office:value-type="float" office:value="1561104.32691488">
                <text:p>1561104.32691488</text:p>
                <draw:g>
                  <svg:desc>loss_function_selection.E3:loss_function_selection.E5</svg:desc>
                </draw:g>
              </table:table-cell>
              <table:table-cell office:value-type="float" office:value="1561104.32691488">
                <text:p>1561104.32691488</text:p>
                <draw:g>
                  <svg:desc>loss_function_selection.E3:loss_function_selection.E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29698131.3333333">
                <text:p>29698131.3333333</text:p>
              </table:table-cell>
              <table:table-cell office:value-type="float" office:value="282755.596942703">
                <text:p>282755.596942703</text:p>
              </table:table-cell>
              <table:table-cell office:value-type="float" office:value="282755.596942703">
                <text:p>282755.596942703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25862083.7916667">
                <text:p>25862083.7916667</text:p>
              </table:table-cell>
              <table:table-cell office:value-type="float" office:value="3741574.19387506">
                <text:p>3741574.19387506</text:p>
              </table:table-cell>
              <table:table-cell office:value-type="float" office:value="3741574.19387506">
                <text:p>3741574.19387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loss_function_selection.G3:loss_function_selection.G5" chart:error-lower-range="loss_function_selection.G3:loss_function_selection.G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loss_function_selection.G3:loss_function_selection.G5" chart:error-lower-range="loss_function_selection.G3:loss_function_selection.G5"/>
      <style:graphic-properties draw:stroke="none" draw:fill-color="#ff3838" draw:fill-gradient-name="Gradient_20_1" draw:fill-hatch-name="Hatching_20_1" draw:fill-image-name="Bitmap_20_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ss_function_selection.G3:loss_function_selection.G5" chart:error-lower-range="loss_function_selection.G3:loss_function_selection.G5" loext:std-weight="1"/>
      <style:graphic-properties draw:stroke="solid" svg:stroke-width="0.4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oss_function_selection.A3:loss_function_selection.A5 loss_function_selection.F3:loss_function_selection.F5" chart:data-source-has-labels="both" svg:x="1.718cm" svg:y="0.18cm" svg:width="13.962cm" svg:height="7.272cm">
          <chartooo:coordinate-region svg:x="3.451cm" svg:y="0.38cm" svg:width="12.229cm" svg:height="6.028cm"/>
          <chart:axis chart:dimension="x" chart:name="primary-x" chart:style-name="ch3" chartooo:axis-type="auto">
            <chartooo:date-scale/>
            <chart:title svg:x="6.144cm" svg:y="7.83cm" chart:style-name="ch4">
              <text:p>Objective function</text:p>
            </chart:title>
            <chart:categories table:cell-range-address="loss_function_selection.A3:loss_function_selection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loss_function_selection.F3:loss_function_selection.F5" loext:label-string="&quot;MSE&quot;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loss_function_selection.A3:loss_function_selection.A5</svg:desc>
                </draw:g>
              </table:table-cell>
              <table:table-cell office:value-type="float" office:value="337.220486958821">
                <text:p>337.220486958821</text:p>
                <draw:g>
                  <svg:desc>loss_function_selection.F3:loss_function_selection.F5</svg:desc>
                </draw:g>
              </table:table-cell>
              <table:table-cell office:value-type="float" office:value="20.0316903189218">
                <text:p>20.0316903189218</text:p>
                <draw:g>
                  <svg:desc>loss_function_selection.G3:loss_function_selection.G5</svg:desc>
                </draw:g>
              </table:table-cell>
              <table:table-cell office:value-type="float" office:value="20.0316903189218">
                <text:p>20.0316903189218</text:p>
                <draw:g>
                  <svg:desc>loss_function_selection.G3:loss_function_selection.G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10304.7498550415">
                <text:p>10304.7498550415</text:p>
              </table:table-cell>
              <table:table-cell office:value-type="float" office:value="30857.5202598293">
                <text:p>30857.5202598293</text:p>
              </table:table-cell>
              <table:table-cell office:value-type="float" office:value="30857.5202598293">
                <text:p>30857.5202598293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827.814841747284">
                <text:p>827.814841747284</text:p>
              </table:table-cell>
              <table:table-cell office:value-type="float" office:value="161.323342791396">
                <text:p>161.323342791396</text:p>
              </table:table-cell>
              <table:table-cell office:value-type="float" office:value="161.323342791396">
                <text:p>161.3233427913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regularisation_comparison.H2:regularisation_comparison.K2" chart:error-lower-range="regularisation_comparison.H2:regularisation_comparison.K2"/>
      <style:graphic-properties draw:stroke="none" draw:fill-color="#77bc65" draw:fill-gradient-name="Gradient_5f_5f_5f_5f_5f_5f_5f_5f_5f_5f_5f_5f_5f_5f_5f_20_5f_5f_5f_5f_5f_5f_5f_5f_5f_5f_5f_5f_5f_5f_5f_1" draw:fill-hatch-name="Hatching_5f_5f_5f_5f_5f_5f_5f_5f_5f_5f_5f_5f_5f_5f_5f_20_5f_5f_5f_5f_5f_5f_5f_5f_5f_5f_5f_5f_5f_5f_5f_1" draw:fill-image-name="Bitmap_5f_5f_5f_5f_5f_5f_5f_5f_5f_5f_5f_5f_5f_5f_5f_20_5f_5f_5f_5f_5f_5f_5f_5f_5f_5f_5f_5f_5f_5f_5f_1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regularisation_comparison.H2:regularisation_comparison.K2" chart:error-lower-range="regularisation_comparison.H2:regularisation_comparison.K2" loext:std-weight="1"/>
      <style:graphic-properties draw:stroke="solid" svg:stroke-width="0.4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regularisation_comparison.B2:regularisation_comparison.E2" chart:error-lower-range="regularisation_comparison.B2:regularisation_comparison.E2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regularisation_comparison.B2:regularisation_comparison.E2" chart:error-lower-range="regularisation_comparison.B2:regularisation_comparison.E2" loext:std-weight="1"/>
      <style:graphic-properties draw:stroke="solid" svg:stroke-width="0.3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regularisation_comparison.P2:regularisation_comparison.S2" chart:error-lower-range="regularisation_comparison.P2:regularisation_comparison.S2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gularisation_comparison.P2:regularisation_comparison.S2" chart:error-lower-range="regularisation_comparison.P2:regularisation_comparison.S2" loext:std-weight="1"/>
      <style:graphic-properties draw:stroke="solid" svg:stroke-width="0.3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703cm" style:legend-expansion="high" chart:style-name="ch2"/>
        <chart:plot-area chart:style-name="ch3" table:cell-range-address="regularisation_comparison.B3:regularisation_comparison.E3 regularisation_comparison.H1:regularisation_comparison.K1 regularisation_comparison.B1:regularisation_comparison.E1 regularisation_comparison.P1:regularisation_comparison.S1" chart:data-source-has-labels="both" svg:x="1.718cm" svg:y="0.18cm" svg:width="12.096cm" svg:height="7.272cm">
          <chartooo:coordinate-region svg:x="3.451cm" svg:y="0.379cm" svg:width="10.363cm" svg:height="6.029cm"/>
          <chart:axis chart:dimension="x" chart:name="primary-x" chart:style-name="ch4" chartooo:axis-type="auto">
            <chartooo:date-scale/>
            <chart:title svg:x="6.144cm" svg:y="7.831cm" chart:style-name="ch5">
              <text:p>Regularisation strategy</text:p>
            </chart:title>
            <chart:categories table:cell-range-address="regularisation_comparison.B3:regularisation_comparison.E3"/>
          </chart:axis>
          <chart:axis chart:dimension="y" chart:name="primary-y" chart:style-name="ch6">
            <chart:title svg:x="0.451cm" svg:y="4.58cm" chart:style-name="ch7">
              <text:p>Loss</text:p>
            </chart:title>
            <chart:grid chart:style-name="ch8" chart:class="major"/>
          </chart:axis>
          <chart:series chart:style-name="ch9" chart:values-cell-range-address="regularisation_comparison.H1:regularisation_comparison.K1" loext:label-string="&quot;Lookup&quot;" chart:class="chart:bar">
            <chart:error-indicator chart:style-name="ch10" chart:dimension="y"/>
            <chart:data-point chart:repeated="4"/>
          </chart:series>
          <chart:series chart:style-name="ch11" chart:values-cell-range-address="regularisation_comparison.B1:regularisation_comparison.E1" loext:label-string="&quot;BERT&quot;" chart:class="chart:bar">
            <chart:error-indicator chart:style-name="ch12" chart:dimension="y"/>
            <chart:data-point chart:repeated="4"/>
          </chart:series>
          <chart:series chart:style-name="ch13" chart:values-cell-range-address="regularisation_comparison.P1:regularisation_comparison.S1" loext:label-string="&quot;tf-idf&quot;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kup</text:p>
              </table:table-cell>
              <table:table-cell office:value-type="string">
                <text:p>Row 2</text:p>
              </table:table-cell>
              <table:table-cell office:value-type="string">
                <text:p>Row 2</text:p>
              </table:table-cell>
              <table:table-cell office:value-type="string">
                <text:p>BERT</text:p>
              </table:table-cell>
              <table:table-cell office:value-type="string">
                <text:p>Row 2</text:p>
              </table:table-cell>
              <table:table-cell office:value-type="string">
                <text:p>Row 2</text:p>
              </table:table-cell>
              <table:table-cell office:value-type="string">
                <text:p>tf-idf</text:p>
              </table:table-cell>
              <table:table-cell office:value-type="string">
                <text:p>Row 2</text:p>
              </table:table-cell>
              <table:table-cell office:value-type="string">
                <text:p>Row 2</text:p>
              </table:table-cell>
            </table:table-row>
          </table:table-header-rows>
          <table:table-rows>
            <table:table-row>
              <table:table-cell office:value-type="string">
                <text:p>l2</text:p>
                <draw:g>
                  <svg:desc>regularisation_comparison.B3:regularisation_comparison.E3</svg:desc>
                </draw:g>
              </table:table-cell>
              <table:table-cell office:value-type="float" office:value="3224469111832576">
                <text:p>3224469111832576</text:p>
                <draw:g>
                  <svg:desc>regularisation_comparison.H1:regularisation_comparison.K1</svg:desc>
                </draw:g>
              </table:table-cell>
              <table:table-cell office:value-type="float" office:value="193378109763227">
                <text:p>193378109763227</text:p>
                <draw:g>
                  <svg:desc>regularisation_comparison.H2:regularisation_comparison.K2</svg:desc>
                </draw:g>
              </table:table-cell>
              <table:table-cell office:value-type="float" office:value="193378109763227">
                <text:p>193378109763227</text:p>
                <draw:g>
                  <svg:desc>regularisation_comparison.H2:regularisation_comparison.K2</svg:desc>
                </draw:g>
              </table:table-cell>
              <table:table-cell office:value-type="float" office:value="2.97321417373559E+015">
                <text:p>2.97321417373559E+015</text:p>
                <draw:g>
                  <svg:desc>regularisation_comparison.B1:regularisation_comparison.E1</svg:desc>
                </draw:g>
              </table:table-cell>
              <table:table-cell office:value-type="float" office:value="113724846640359">
                <text:p>113724846640359</text:p>
                <draw:g>
                  <svg:desc>regularisation_comparison.B2:regularisation_comparison.E2</svg:desc>
                </draw:g>
              </table:table-cell>
              <table:table-cell office:value-type="float" office:value="113724846640359">
                <text:p>113724846640359</text:p>
                <draw:g>
                  <svg:desc>regularisation_comparison.B2:regularisation_comparison.E2</svg:desc>
                </draw:g>
              </table:table-cell>
              <table:table-cell office:value-type="float" office:value="2460821443575808">
                <text:p>2460821443575808</text:p>
                <draw:g>
                  <svg:desc>regularisation_comparison.P1:regularisation_comparison.S1</svg:desc>
                </draw:g>
              </table:table-cell>
              <table:table-cell office:value-type="float" office:value="611110681197020">
                <text:p>611110681197020</text:p>
                <draw:g>
                  <svg:desc>regularisation_comparison.P2:regularisation_comparison.S2</svg:desc>
                </draw:g>
              </table:table-cell>
              <table:table-cell office:value-type="float" office:value="611110681197020">
                <text:p>611110681197020</text:p>
                <draw:g>
                  <svg:desc>regularisation_comparison.P2:regularisation_comparison.S2</svg:desc>
                </draw:g>
              </table:table-cell>
            </table:table-row>
            <table:table-row>
              <table:table-cell office:value-type="string">
                <text:p>l1</text:p>
              </table:table-cell>
              <table:table-cell office:value-type="float" office:value="3131455846045013">
                <text:p>3131455846045013</text:p>
              </table:table-cell>
              <table:table-cell office:value-type="float" office:value="113771238998296">
                <text:p>113771238998296</text:p>
              </table:table-cell>
              <table:table-cell office:value-type="float" office:value="113771238998296">
                <text:p>113771238998296</text:p>
              </table:table-cell>
              <table:table-cell office:value-type="float" office:value="3.07143687693926E+015">
                <text:p>3.07143687693926E+015</text:p>
              </table:table-cell>
              <table:table-cell office:value-type="float" office:value="163900003712575">
                <text:p>163900003712575</text:p>
              </table:table-cell>
              <table:table-cell office:value-type="float" office:value="163900003712575">
                <text:p>163900003712575</text:p>
              </table:table-cell>
              <table:table-cell office:value-type="float" office:value="2.71639047499503E+015">
                <text:p>2.71639047499503E+015</text:p>
              </table:table-cell>
              <table:table-cell office:value-type="float" office:value="455855848560115">
                <text:p>455855848560115</text:p>
              </table:table-cell>
              <table:table-cell office:value-type="float" office:value="455855848560115">
                <text:p>455855848560115</text:p>
              </table:table-cell>
            </table:table-row>
            <table:table-row>
              <table:table-cell office:value-type="string">
                <text:p>dropout</text:p>
              </table:table-cell>
              <table:table-cell office:value-type="float" office:value="3102292727300096">
                <text:p>3102292727300096</text:p>
              </table:table-cell>
              <table:table-cell office:value-type="float" office:value="93627300776625">
                <text:p>93627300776625</text:p>
              </table:table-cell>
              <table:table-cell office:value-type="float" office:value="93627300776625">
                <text:p>93627300776625</text:p>
              </table:table-cell>
              <table:table-cell office:value-type="float" office:value="3212139781860011">
                <text:p>3212139781860011</text:p>
              </table:table-cell>
              <table:table-cell office:value-type="float" office:value="100968015619587">
                <text:p>100968015619587</text:p>
              </table:table-cell>
              <table:table-cell office:value-type="float" office:value="100968015619587">
                <text:p>100968015619587</text:p>
              </table:table-cell>
              <table:table-cell office:value-type="float" office:value="2.17722297183983E+015">
                <text:p>2.17722297183983E+015</text:p>
              </table:table-cell>
              <table:table-cell office:value-type="float" office:value="627009885147434">
                <text:p>627009885147434</text:p>
              </table:table-cell>
              <table:table-cell office:value-type="float" office:value="627009885147434">
                <text:p>62700988514743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.30927798345182E+015">
                <text:p>3.30927798345182E+015</text:p>
              </table:table-cell>
              <table:table-cell office:value-type="float" office:value="62448132968226.3">
                <text:p>62448132968226.3</text:p>
              </table:table-cell>
              <table:table-cell office:value-type="float" office:value="62448132968226.3">
                <text:p>62448132968226.3</text:p>
              </table:table-cell>
              <table:table-cell office:value-type="float" office:value="3.19310374860663E+015">
                <text:p>3.19310374860663E+015</text:p>
              </table:table-cell>
              <table:table-cell office:value-type="float" office:value="154927386884888">
                <text:p>154927386884888</text:p>
              </table:table-cell>
              <table:table-cell office:value-type="float" office:value="154927386884888">
                <text:p>154927386884888</text:p>
              </table:table-cell>
              <table:table-cell office:value-type="float" office:value="2731618913484800">
                <text:p>2731618913484800</text:p>
              </table:table-cell>
              <table:table-cell office:value-type="float" office:value="395527885296150">
                <text:p>395527885296150</text:p>
              </table:table-cell>
              <table:table-cell office:value-type="float" office:value="395527885296150">
                <text:p>3955278852961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local-table.$B$2:.$B$5" chart:error-lower-range="local-table.$B$2:.$B$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local-table.$B$2:.$B$5" chart:error-lower-range="local-table.$B$2:.$B$5"/>
      <style:graphic-properties draw:stroke="none" draw:fill-color="#ff3838" draw:fill-gradient-name="Gradient_5f_5f_5f_5f_5f_5f_5f_20_5f_5f_5f_5f_5f_5f_5f_1" draw:fill-hatch-name="Hatching_5f_5f_5f_5f_5f_5f_5f_20_5f_5f_5f_5f_5f_5f_5f_1" draw:fill-image-name="Bitmap_5f_5f_5f_5f_5f_5f_5f_20_5f_5f_5f_5f_5f_5f_5f_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4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1.718cm" svg:y="0.18cm" svg:width="13.962cm" svg:height="7.272cm">
          <chartooo:coordinate-region svg:x="3.451cm" svg:y="0.379cm" svg:width="12.229cm" svg:height="6.029cm"/>
          <chart:axis chart:dimension="x" chart:name="primary-x" chart:style-name="ch3" chartooo:axis-type="auto">
            <chartooo:date-scale/>
            <chart:title svg:x="6.144cm" svg:y="7.831cm" chart:style-name="ch4">
              <text:p>Objective functio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6.001cm" svg:height="9.001cm" svg:x="0cm" svg:y="0cm">
          <draw:image xlink:href="Pictures/2000000600003E8100002329EF83F5E32C636BD1.svm" xlink:type="simple" xlink:show="embed" xlink:actuate="onLoad" loext:mime-type="image/x-svm">
            <text:p/>
          </draw:image>
          <draw:image xlink:href="Pictures/100002000000025D0000015405C9401D891823BF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l2</text:p>
              </table:table-cell>
              <table:table-cell office:value-type="float" office:value="3016990113398784">
                <text:p>3016990113398784</text:p>
              </table:table-cell>
              <table:table-cell office:value-type="float" office:value="111511065857871">
                <text:p>111511065857871</text:p>
              </table:table-cell>
              <table:table-cell office:value-type="float" office:value="111511065857871">
                <text:p>111511065857871</text:p>
              </table:table-cell>
            </table:table-row>
            <table:table-row>
              <table:table-cell office:value-type="string">
                <text:p>l1</text:p>
              </table:table-cell>
              <table:table-cell office:value-type="float" office:value="3038013262484820">
                <text:p>3038013262484820</text:p>
              </table:table-cell>
              <table:table-cell office:value-type="float" office:value="230181101144310">
                <text:p>230181101144310</text:p>
              </table:table-cell>
              <table:table-cell office:value-type="float" office:value="230181101144310">
                <text:p>230181101144310</text:p>
              </table:table-cell>
            </table:table-row>
            <table:table-row>
              <table:table-cell office:value-type="string">
                <text:p>dropout</text:p>
              </table:table-cell>
              <table:table-cell office:value-type="float" office:value="3223337701124779">
                <text:p>3223337701124779</text:p>
              </table:table-cell>
              <table:table-cell office:value-type="float" office:value="47151077804065.5">
                <text:p>47151077804065.5</text:p>
              </table:table-cell>
              <table:table-cell office:value-type="float" office:value="47151077804065.5">
                <text:p>47151077804065.5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086352403573420">
                <text:p>3086352403573420</text:p>
              </table:table-cell>
              <table:table-cell office:value-type="float" office:value="150256358986440">
                <text:p>150256358986440</text:p>
              </table:table-cell>
              <table:table-cell office:value-type="float" office:value="150256358986440">
                <text:p>1502563589864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Sheet6.B2:Sheet6.D2" chart:error-lower-range="Sheet6.B2:Sheet6.D2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minimum="0" chart:maximum="4500000000000000" chart:origin="0" chart:interval-major="500000000000000" chart:interval-minor-divisor="2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6.B2:Sheet6.D2" chart:error-lower-range="Sheet6.B2:Sheet6.D2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6.B2:Sheet6.D2" chart:error-lower-range="Sheet6.B2:Sheet6.D2" loext:std-weight="1"/>
      <style:graphic-properties draw:stroke="solid" svg:stroke-width="0.5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4cm" svg:height="14.504cm" xlink:href=".." xlink:type="simple" chart:class="chart:bar" chart:style-name="ch1">
        <chart:plot-area chart:style-name="ch2" table:cell-range-address="Sheet6.B3:Sheet6.D3 Sheet6.B1:Sheet6.D1" chart:data-source-has-labels="both" svg:x="2.036cm" svg:y="0.29cm" svg:width="29.266cm" svg:height="12.556cm">
          <chartooo:coordinate-region svg:x="3.769cm" svg:y="0.49cm" svg:width="27.533cm" svg:height="11.312cm"/>
          <chart:axis chart:dimension="x" chart:name="primary-x" chart:style-name="ch3" chartooo:axis-type="auto">
            <chartooo:date-scale/>
            <chart:title svg:x="12.264cm" svg:y="12.614cm" chart:style-name="ch4">
              <text:p>Objective function</text:p>
            </chart:title>
            <chart:categories table:cell-range-address="Sheet6.B3:Sheet6.D3"/>
          </chart:axis>
          <chart:axis chart:dimension="y" chart:name="primary-y" chart:style-name="ch5">
            <chart:title svg:x="0.451cm" svg:y="7.332cm" chart:style-name="ch6">
              <text:p>Loss</text:p>
            </chart:title>
            <chart:grid chart:style-name="ch7" chart:class="major"/>
          </chart:axis>
          <chart:series chart:style-name="ch8" chart:values-cell-range-address="Sheet6.B1:Sheet6.D1" loext:label-string="&quot;MSE&quot;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Row 2</text:p>
              </table:table-cell>
              <table:table-cell office:value-type="string">
                <text:p>Row 2</text:p>
              </table:table-cell>
            </table:table-row>
          </table:table-header-rows>
          <table:table-rows>
            <table:table-row>
              <table:table-cell office:value-type="string">
                <text:p>deep bert</text:p>
                <draw:g>
                  <svg:desc>Sheet6.B3:Sheet6.D3</svg:desc>
                </draw:g>
              </table:table-cell>
              <table:table-cell office:value-type="float" office:value="3051968662601728">
                <text:p>3051968662601728</text:p>
                <draw:g>
                  <svg:desc>Sheet6.B1:Sheet6.D1</svg:desc>
                </draw:g>
              </table:table-cell>
              <table:table-cell office:value-type="float" office:value="163528273915631">
                <text:p>163528273915631</text:p>
                <draw:g>
                  <svg:desc>Sheet6.B2:Sheet6.D2</svg:desc>
                </draw:g>
              </table:table-cell>
              <table:table-cell office:value-type="float" office:value="163528273915631">
                <text:p>163528273915631</text:p>
                <draw:g>
                  <svg:desc>Sheet6.B2:Sheet6.D2</svg:desc>
                </draw:g>
              </table:table-cell>
            </table:table-row>
            <table:table-row>
              <table:table-cell office:value-type="string">
                <text:p>deep_learned</text:p>
              </table:table-cell>
              <table:table-cell office:value-type="float" office:value="3.1588753646551E+015">
                <text:p>3.1588753646551E+015</text:p>
              </table:table-cell>
              <table:table-cell office:value-type="float" office:value="142657842957561">
                <text:p>142657842957561</text:p>
              </table:table-cell>
              <table:table-cell office:value-type="float" office:value="142657842957561">
                <text:p>142657842957561</text:p>
              </table:table-cell>
            </table:table-row>
            <table:table-row>
              <table:table-cell office:value-type="string">
                <text:p>deep_tfidf</text:p>
              </table:table-cell>
              <table:table-cell office:value-type="float" office:value="2776966594472619">
                <text:p>2776966594472619</text:p>
              </table:table-cell>
              <table:table-cell office:value-type="float" office:value="306244327800494">
                <text:p>306244327800494</text:p>
              </table:table-cell>
              <table:table-cell office:value-type="float" office:value="306244327800494">
                <text:p>3062443278004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Sheet6.F2:Sheet6.H2" chart:error-lower-range="Sheet6.F2:Sheet6.H2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 style:data-style-name="N61">
      <style:chart-properties chart:display-label="true" chart:logarithmic="false" chart:minimum="0" chart:maximum="4500000000000000" chart:origin="0" chart:interval-major="500000000000000" chart:interval-minor-divisor="2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6.F2:Sheet6.H2" chart:error-lower-range="Sheet6.F2:Sheet6.H2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6.F2:Sheet6.H2" chart:error-lower-range="Sheet6.F2:Sheet6.H2" loext:std-weight="1"/>
      <style:graphic-properties draw:stroke="solid" svg:stroke-width="0.5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94cm" svg:height="14.504cm" xlink:href=".." xlink:type="simple" chart:class="chart:bar" chart:style-name="ch1">
        <chart:plot-area chart:style-name="ch2" table:cell-range-address="Sheet6.F3:Sheet6.H3 Sheet6.F1:Sheet6.H1" chart:data-source-has-labels="both" svg:x="2.036cm" svg:y="0.29cm" svg:width="29.266cm" svg:height="13.924cm">
          <chartooo:coordinate-region svg:x="3.769cm" svg:y="0.489cm" svg:width="27.533cm" svg:height="12.681cm"/>
          <chart:axis chart:dimension="x" chart:name="primary-x" chart:style-name="ch3" chartooo:axis-type="auto">
            <chartooo:date-scale/>
            <chart:categories table:cell-range-address="Sheet6.F3:Sheet6.H3"/>
          </chart:axis>
          <chart:axis chart:dimension="y" chart:name="primary-y" chart:style-name="ch4">
            <chart:title svg:x="0.451cm" svg:y="8.69cm" chart:style-name="ch5">
              <text:p>MSE Loss</text:p>
            </chart:title>
            <chart:grid chart:style-name="ch6" chart:class="major"/>
          </chart:axis>
          <chart:series chart:style-name="ch7" chart:values-cell-range-address="Sheet6.F1:Sheet6.H1" loext:label-string="&quot;MSE&quot;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Row 2</text:p>
              </table:table-cell>
              <table:table-cell office:value-type="string">
                <text:p>Row 2</text:p>
              </table:table-cell>
            </table:table-row>
          </table:table-header-rows>
          <table:table-rows>
            <table:table-row>
              <table:table-cell office:value-type="string">
                <text:p>all_bert</text:p>
                <draw:g>
                  <svg:desc>Sheet6.F3:Sheet6.H3</svg:desc>
                </draw:g>
              </table:table-cell>
              <table:table-cell office:value-type="float" office:value="3097057657280558">
                <text:p>3097057657280558</text:p>
                <draw:g>
                  <svg:desc>Sheet6.F1:Sheet6.H1</svg:desc>
                </draw:g>
              </table:table-cell>
              <table:table-cell office:value-type="float" office:value="157486049856738">
                <text:p>157486049856738</text:p>
                <draw:g>
                  <svg:desc>Sheet6.F2:Sheet6.H2</svg:desc>
                </draw:g>
              </table:table-cell>
              <table:table-cell office:value-type="float" office:value="157486049856738">
                <text:p>157486049856738</text:p>
                <draw:g>
                  <svg:desc>Sheet6.F2:Sheet6.H2</svg:desc>
                </draw:g>
              </table:table-cell>
            </table:table-row>
            <table:table-row>
              <table:table-cell office:value-type="string">
                <text:p>all_learned</text:p>
              </table:table-cell>
              <table:table-cell office:value-type="float" office:value="3162706787166527">
                <text:p>3162706787166527</text:p>
              </table:table-cell>
              <table:table-cell office:value-type="float" office:value="139679608877046">
                <text:p>139679608877046</text:p>
              </table:table-cell>
              <table:table-cell office:value-type="float" office:value="139679608877046">
                <text:p>139679608877046</text:p>
              </table:table-cell>
            </table:table-row>
            <table:table-row>
              <table:table-cell office:value-type="string">
                <text:p>all_tfidf</text:p>
              </table:table-cell>
              <table:table-cell office:value-type="float" office:value="2545321123034635">
                <text:p>2545321123034635</text:p>
              </table:table-cell>
              <table:table-cell office:value-type="float" office:value="529773336751199">
                <text:p>529773336751199</text:p>
              </table:table-cell>
              <table:table-cell office:value-type="float" office:value="529773336751199">
                <text:p>5297733367511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